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_x</text:p>
          </table:table-cell>
          <table:table-cell office:value-type="string" calcext:value-type="string">
            <text:p>s_y</text:p>
          </table:table-cell>
          <table:table-cell office:value-type="string" calcext:value-type="string">
            <text:p>p_x</text:p>
          </table:table-cell>
          <table:table-cell office:value-type="string" calcext:value-type="string">
            <text:p>p_y</text:p>
          </table:table-cell>
          <table:table-cell office:value-type="string" calcext:value-type="string">
            <text:p>v_x</text:p>
          </table:table-cell>
          <table:table-cell office:value-type="string" calcext:value-type="string">
            <text:p>v_y</text:p>
          </table:table-cell>
        </table:table-row>
        <table:table-row table:style-name="ro1">
          <table:table-cell office:value-type="float" office:value="1527483323.97226" calcext:value-type="float">
            <text:p>1527483323.9722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319.570038" calcext:value-type="float">
            <text:p>-319.570038</text:p>
          </table:table-cell>
          <table:table-cell office:value-type="float" office:value="-0.034231" calcext:value-type="float">
            <text:p>-0.034231</text:p>
          </table:table-cell>
          <table:table-cell office:value-type="float" office:value="-1.017273" calcext:value-type="float">
            <text:p>-1.017273</text:p>
          </table:table-cell>
          <table:table-cell office:value-type="float" office:value="-0.009045" calcext:value-type="float">
            <text:p>-0.009045</text:p>
          </table:table-cell>
          <table:table-cell office:value-type="float" office:value="-10.559047" calcext:value-type="float">
            <text:p>-10.559047</text:p>
          </table:table-cell>
          <table:table-cell office:value-type="string" calcext:value-type="string">
            <text:p>-0.093888</text:p>
          </table:table-cell>
        </table:table-row>
        <table:table-row table:style-name="ro1" table:visibility="filter">
          <table:table-cell office:value-type="float" office:value="1527483323.97229" calcext:value-type="float">
            <text:p>1527483323.97229</text:p>
          </table:table-cell>
          <table:table-cell office:value-type="string" calcext:value-type="string">
            <text:p>PID_y</text:p>
          </table:table-cell>
          <table:table-cell office:value-type="float" office:value="-319.570038" calcext:value-type="float">
            <text:p>-319.570038</text:p>
          </table:table-cell>
          <table:table-cell office:value-type="float" office:value="-0.034231" calcext:value-type="float">
            <text:p>-0.034231</text:p>
          </table:table-cell>
          <table:table-cell office:value-type="float" office:value="-1.017273" calcext:value-type="float">
            <text:p>-1.017273</text:p>
          </table:table-cell>
          <table:table-cell office:value-type="float" office:value="-0.009045" calcext:value-type="float">
            <text:p>-0.009045</text:p>
          </table:table-cell>
          <table:table-cell office:value-type="float" office:value="-10.559047" calcext:value-type="float">
            <text:p>-10.559047</text:p>
          </table:table-cell>
          <table:table-cell office:value-type="string" calcext:value-type="string">
            <text:p>-0.09388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3.99248" calcext:value-type="float">
            <text:p>1527483323.9924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319.671997" calcext:value-type="float">
            <text:p>-319.671997</text:p>
          </table:table-cell>
          <table:table-cell office:value-type="float" office:value="-0.048005" calcext:value-type="float">
            <text:p>-0.048005</text:p>
          </table:table-cell>
          <table:table-cell office:value-type="float" office:value="-1.017444" calcext:value-type="float">
            <text:p>-1.017444</text:p>
          </table:table-cell>
          <table:table-cell office:value-type="float" office:value="-0.011052" calcext:value-type="float">
            <text:p>-0.011052</text:p>
          </table:table-cell>
          <table:table-cell office:value-type="float" office:value="-10.560734" calcext:value-type="float">
            <text:p>-10.560734</text:p>
          </table:table-cell>
          <table:table-cell office:value-type="string" calcext:value-type="string">
            <text:p>-0.113726</text:p>
          </table:table-cell>
        </table:table-row>
        <table:table-row table:style-name="ro1" table:visibility="filter">
          <table:table-cell office:value-type="float" office:value="1527483323.9925" calcext:value-type="float">
            <text:p>1527483323.9925</text:p>
          </table:table-cell>
          <table:table-cell office:value-type="string" calcext:value-type="string">
            <text:p>PID_y</text:p>
          </table:table-cell>
          <table:table-cell office:value-type="float" office:value="-319.671997" calcext:value-type="float">
            <text:p>-319.671997</text:p>
          </table:table-cell>
          <table:table-cell office:value-type="float" office:value="-0.048005" calcext:value-type="float">
            <text:p>-0.048005</text:p>
          </table:table-cell>
          <table:table-cell office:value-type="float" office:value="-1.017444" calcext:value-type="float">
            <text:p>-1.017444</text:p>
          </table:table-cell>
          <table:table-cell office:value-type="float" office:value="-0.011052" calcext:value-type="float">
            <text:p>-0.011052</text:p>
          </table:table-cell>
          <table:table-cell office:value-type="float" office:value="-10.560734" calcext:value-type="float">
            <text:p>-10.560734</text:p>
          </table:table-cell>
          <table:table-cell office:value-type="string" calcext:value-type="string">
            <text:p>-0.11372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0127" calcext:value-type="float">
            <text:p>1527483324.012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319.70163" calcext:value-type="float">
            <text:p>-319.70163</text:p>
          </table:table-cell>
          <table:table-cell office:value-type="float" office:value="-0.021287" calcext:value-type="float">
            <text:p>-0.021287</text:p>
          </table:table-cell>
          <table:table-cell office:value-type="float" office:value="-1.017493" calcext:value-type="float">
            <text:p>-1.017493</text:p>
          </table:table-cell>
          <table:table-cell office:value-type="float" office:value="-0.006766" calcext:value-type="float">
            <text:p>-0.006766</text:p>
          </table:table-cell>
          <table:table-cell office:value-type="float" office:value="-10.561224" calcext:value-type="float">
            <text:p>-10.561224</text:p>
          </table:table-cell>
          <table:table-cell office:value-type="string" calcext:value-type="string">
            <text:p>-0.071291</text:p>
          </table:table-cell>
        </table:table-row>
        <table:table-row table:style-name="ro1" table:visibility="filter">
          <table:table-cell office:value-type="float" office:value="1527483324.01272" calcext:value-type="float">
            <text:p>1527483324.01272</text:p>
          </table:table-cell>
          <table:table-cell office:value-type="string" calcext:value-type="string">
            <text:p>PID_y</text:p>
          </table:table-cell>
          <table:table-cell office:value-type="float" office:value="-319.70163" calcext:value-type="float">
            <text:p>-319.70163</text:p>
          </table:table-cell>
          <table:table-cell office:value-type="float" office:value="-0.021287" calcext:value-type="float">
            <text:p>-0.021287</text:p>
          </table:table-cell>
          <table:table-cell office:value-type="float" office:value="-1.017493" calcext:value-type="float">
            <text:p>-1.017493</text:p>
          </table:table-cell>
          <table:table-cell office:value-type="float" office:value="-0.006766" calcext:value-type="float">
            <text:p>-0.006766</text:p>
          </table:table-cell>
          <table:table-cell office:value-type="float" office:value="-10.561224" calcext:value-type="float">
            <text:p>-10.561224</text:p>
          </table:table-cell>
          <table:table-cell office:value-type="string" calcext:value-type="string">
            <text:p>-0.07129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03292" calcext:value-type="float">
            <text:p>1527483324.0329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319.65332" calcext:value-type="float">
            <text:p>-319.65332</text:p>
          </table:table-cell>
          <table:table-cell office:value-type="float" office:value="-0.031048" calcext:value-type="float">
            <text:p>-0.031048</text:p>
          </table:table-cell>
          <table:table-cell office:value-type="float" office:value="-1.017412" calcext:value-type="float">
            <text:p>-1.017412</text:p>
          </table:table-cell>
          <table:table-cell office:value-type="float" office:value="-0.008532" calcext:value-type="float">
            <text:p>-0.008532</text:p>
          </table:table-cell>
          <table:table-cell office:value-type="float" office:value="-10.560425" calcext:value-type="float">
            <text:p>-10.560425</text:p>
          </table:table-cell>
          <table:table-cell office:value-type="string" calcext:value-type="string">
            <text:p>-0.088772</text:p>
          </table:table-cell>
        </table:table-row>
        <table:table-row table:style-name="ro1" table:visibility="filter">
          <table:table-cell office:value-type="float" office:value="1527483324.03293" calcext:value-type="float">
            <text:p>1527483324.03293</text:p>
          </table:table-cell>
          <table:table-cell office:value-type="string" calcext:value-type="string">
            <text:p>PID_y</text:p>
          </table:table-cell>
          <table:table-cell office:value-type="float" office:value="-319.65332" calcext:value-type="float">
            <text:p>-319.65332</text:p>
          </table:table-cell>
          <table:table-cell office:value-type="float" office:value="-0.031048" calcext:value-type="float">
            <text:p>-0.031048</text:p>
          </table:table-cell>
          <table:table-cell office:value-type="float" office:value="-1.017412" calcext:value-type="float">
            <text:p>-1.017412</text:p>
          </table:table-cell>
          <table:table-cell office:value-type="float" office:value="-0.008532" calcext:value-type="float">
            <text:p>-0.008532</text:p>
          </table:table-cell>
          <table:table-cell office:value-type="float" office:value="-10.560425" calcext:value-type="float">
            <text:p>-10.560425</text:p>
          </table:table-cell>
          <table:table-cell office:value-type="string" calcext:value-type="string">
            <text:p>-0.08877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05211" calcext:value-type="float">
            <text:p>1527483324.0521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319.988831" calcext:value-type="float">
            <text:p>-319.988831</text:p>
          </table:table-cell>
          <table:table-cell office:value-type="float" office:value="-0.005179" calcext:value-type="float">
            <text:p>-0.005179</text:p>
          </table:table-cell>
          <table:table-cell office:value-type="float" office:value="-1.017945" calcext:value-type="float">
            <text:p>-1.017945</text:p>
          </table:table-cell>
          <table:table-cell office:value-type="float" office:value="-0.002788" calcext:value-type="float">
            <text:p>-0.002788</text:p>
          </table:table-cell>
          <table:table-cell office:value-type="float" office:value="-10.565974" calcext:value-type="float">
            <text:p>-10.565974</text:p>
          </table:table-cell>
          <table:table-cell office:value-type="string" calcext:value-type="string">
            <text:p>-0.028924</text:p>
          </table:table-cell>
        </table:table-row>
        <table:table-row table:style-name="ro1" table:visibility="filter">
          <table:table-cell office:value-type="float" office:value="1527483324.05213" calcext:value-type="float">
            <text:p>1527483324.05213</text:p>
          </table:table-cell>
          <table:table-cell office:value-type="string" calcext:value-type="string">
            <text:p>PID_y</text:p>
          </table:table-cell>
          <table:table-cell office:value-type="float" office:value="-319.988831" calcext:value-type="float">
            <text:p>-319.988831</text:p>
          </table:table-cell>
          <table:table-cell office:value-type="float" office:value="-0.005179" calcext:value-type="float">
            <text:p>-0.005179</text:p>
          </table:table-cell>
          <table:table-cell office:value-type="float" office:value="-1.017945" calcext:value-type="float">
            <text:p>-1.017945</text:p>
          </table:table-cell>
          <table:table-cell office:value-type="float" office:value="-0.002788" calcext:value-type="float">
            <text:p>-0.002788</text:p>
          </table:table-cell>
          <table:table-cell office:value-type="float" office:value="-10.565974" calcext:value-type="float">
            <text:p>-10.565974</text:p>
          </table:table-cell>
          <table:table-cell office:value-type="string" calcext:value-type="string">
            <text:p>-0.02892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0724" calcext:value-type="float">
            <text:p>1527483324.072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1.018359" calcext:value-type="float">
            <text:p>-1.018359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-1.018137" calcext:value-type="float">
            <text:p>-1.018137</text:p>
          </table:table-cell>
          <table:table-cell office:value-type="float" office:value="-0.004751" calcext:value-type="float">
            <text:p>-0.004751</text:p>
          </table:table-cell>
          <table:table-cell office:value-type="float" office:value="-0.008818" calcext:value-type="float">
            <text:p>-0.008818</text:p>
          </table:table-cell>
          <table:table-cell office:value-type="string" calcext:value-type="string">
            <text:p>0.045598</text:p>
          </table:table-cell>
        </table:table-row>
        <table:table-row table:style-name="ro1" table:visibility="filter">
          <table:table-cell office:value-type="float" office:value="1527483324.07244" calcext:value-type="float">
            <text:p>1527483324.07244</text:p>
          </table:table-cell>
          <table:table-cell office:value-type="string" calcext:value-type="string">
            <text:p>PID_y</text:p>
          </table:table-cell>
          <table:table-cell office:value-type="float" office:value="-1.018359" calcext:value-type="float">
            <text:p>-1.018359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-1.018137" calcext:value-type="float">
            <text:p>-1.018137</text:p>
          </table:table-cell>
          <table:table-cell office:value-type="float" office:value="-0.004751" calcext:value-type="float">
            <text:p>-0.004751</text:p>
          </table:table-cell>
          <table:table-cell office:value-type="float" office:value="-0.008818" calcext:value-type="float">
            <text:p>-0.008818</text:p>
          </table:table-cell>
          <table:table-cell office:value-type="string" calcext:value-type="string">
            <text:p>0.04559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09295" calcext:value-type="float">
            <text:p>1527483324.0929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1.018103" calcext:value-type="float">
            <text:p>-1.018103</text:p>
          </table:table-cell>
          <table:table-cell office:value-type="float" office:value="0.007412" calcext:value-type="float">
            <text:p>0.007412</text:p>
          </table:table-cell>
          <table:table-cell office:value-type="float" office:value="-1.018005" calcext:value-type="float">
            <text:p>-1.018005</text:p>
          </table:table-cell>
          <table:table-cell office:value-type="float" office:value="-0.004766" calcext:value-type="float">
            <text:p>-0.004766</text:p>
          </table:table-cell>
          <table:table-cell office:value-type="float" office:value="-0.005849" calcext:value-type="float">
            <text:p>-0.005849</text:p>
          </table:table-cell>
          <table:table-cell office:value-type="string" calcext:value-type="string">
            <text:p>0.065285</text:p>
          </table:table-cell>
        </table:table-row>
        <table:table-row table:style-name="ro1" table:visibility="filter">
          <table:table-cell office:value-type="float" office:value="1527483324.09302" calcext:value-type="float">
            <text:p>1527483324.09302</text:p>
          </table:table-cell>
          <table:table-cell office:value-type="string" calcext:value-type="string">
            <text:p>PID_y</text:p>
          </table:table-cell>
          <table:table-cell office:value-type="float" office:value="-1.018103" calcext:value-type="float">
            <text:p>-1.018103</text:p>
          </table:table-cell>
          <table:table-cell office:value-type="float" office:value="0.007412" calcext:value-type="float">
            <text:p>0.007412</text:p>
          </table:table-cell>
          <table:table-cell office:value-type="float" office:value="-1.018005" calcext:value-type="float">
            <text:p>-1.018005</text:p>
          </table:table-cell>
          <table:table-cell office:value-type="float" office:value="-0.004766" calcext:value-type="float">
            <text:p>-0.004766</text:p>
          </table:table-cell>
          <table:table-cell office:value-type="float" office:value="-0.005849" calcext:value-type="float">
            <text:p>-0.005849</text:p>
          </table:table-cell>
          <table:table-cell office:value-type="string" calcext:value-type="string">
            <text:p>0.06528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11247" calcext:value-type="float">
            <text:p>1527483324.1124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1.017105" calcext:value-type="float">
            <text:p>-1.017105</text:p>
          </table:table-cell>
          <table:table-cell office:value-type="float" office:value="0.002131" calcext:value-type="float">
            <text:p>0.002131</text:p>
          </table:table-cell>
          <table:table-cell office:value-type="float" office:value="-1.01714" calcext:value-type="float">
            <text:p>-1.01714</text:p>
          </table:table-cell>
          <table:table-cell office:value-type="float" office:value="-0.002898" calcext:value-type="float">
            <text:p>-0.002898</text:p>
          </table:table-cell>
          <table:table-cell office:value-type="float" office:value="0.003489" calcext:value-type="float">
            <text:p>0.003489</text:p>
          </table:table-cell>
          <table:table-cell office:value-type="string" calcext:value-type="string">
            <text:p>0.041954</text:p>
          </table:table-cell>
        </table:table-row>
        <table:table-row table:style-name="ro1" table:visibility="filter">
          <table:table-cell office:value-type="float" office:value="1527483324.11253" calcext:value-type="float">
            <text:p>1527483324.11253</text:p>
          </table:table-cell>
          <table:table-cell office:value-type="string" calcext:value-type="string">
            <text:p>PID_y</text:p>
          </table:table-cell>
          <table:table-cell office:value-type="float" office:value="-1.017105" calcext:value-type="float">
            <text:p>-1.017105</text:p>
          </table:table-cell>
          <table:table-cell office:value-type="float" office:value="0.002131" calcext:value-type="float">
            <text:p>0.002131</text:p>
          </table:table-cell>
          <table:table-cell office:value-type="float" office:value="-1.01714" calcext:value-type="float">
            <text:p>-1.01714</text:p>
          </table:table-cell>
          <table:table-cell office:value-type="float" office:value="-0.002898" calcext:value-type="float">
            <text:p>-0.002898</text:p>
          </table:table-cell>
          <table:table-cell office:value-type="float" office:value="0.003489" calcext:value-type="float">
            <text:p>0.003489</text:p>
          </table:table-cell>
          <table:table-cell office:value-type="string" calcext:value-type="string">
            <text:p>0.04195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13294" calcext:value-type="float">
            <text:p>1527483324.1329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1.014812" calcext:value-type="float">
            <text:p>-1.014812</text:p>
          </table:table-cell>
          <table:table-cell office:value-type="float" office:value="0.035832" calcext:value-type="float">
            <text:p>0.035832</text:p>
          </table:table-cell>
          <table:table-cell office:value-type="float" office:value="-1.015656" calcext:value-type="float">
            <text:p>-1.015656</text:p>
          </table:table-cell>
          <table:table-cell office:value-type="float" office:value="0.002133" calcext:value-type="float">
            <text:p>0.002133</text:p>
          </table:table-cell>
          <table:table-cell office:value-type="float" office:value="0.017192" calcext:value-type="float">
            <text:p>0.017192</text:p>
          </table:table-cell>
          <table:table-cell office:value-type="string" calcext:value-type="string">
            <text:p>0.108603</text:p>
          </table:table-cell>
        </table:table-row>
        <table:table-row table:style-name="ro1" table:visibility="filter">
          <table:table-cell office:value-type="float" office:value="1527483324.13301" calcext:value-type="float">
            <text:p>1527483324.13301</text:p>
          </table:table-cell>
          <table:table-cell office:value-type="string" calcext:value-type="string">
            <text:p>PID_y</text:p>
          </table:table-cell>
          <table:table-cell office:value-type="float" office:value="-1.014812" calcext:value-type="float">
            <text:p>-1.014812</text:p>
          </table:table-cell>
          <table:table-cell office:value-type="float" office:value="0.035832" calcext:value-type="float">
            <text:p>0.035832</text:p>
          </table:table-cell>
          <table:table-cell office:value-type="float" office:value="-1.015656" calcext:value-type="float">
            <text:p>-1.015656</text:p>
          </table:table-cell>
          <table:table-cell office:value-type="float" office:value="0.002133" calcext:value-type="float">
            <text:p>0.002133</text:p>
          </table:table-cell>
          <table:table-cell office:value-type="float" office:value="0.017192" calcext:value-type="float">
            <text:p>0.017192</text:p>
          </table:table-cell>
          <table:table-cell office:value-type="string" calcext:value-type="string">
            <text:p>0.10860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15233" calcext:value-type="float">
            <text:p>1527483324.1523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1.00123" calcext:value-type="float">
            <text:p>-1.00123</text:p>
          </table:table-cell>
          <table:table-cell office:value-type="float" office:value="0.024083" calcext:value-type="float">
            <text:p>0.024083</text:p>
          </table:table-cell>
          <table:table-cell office:value-type="float" office:value="-1.011923" calcext:value-type="float">
            <text:p>-1.011923</text:p>
          </table:table-cell>
          <table:table-cell office:value-type="float" office:value="0.005277" calcext:value-type="float">
            <text:p>0.005277</text:p>
          </table:table-cell>
          <table:table-cell office:value-type="float" office:value="0.061178" calcext:value-type="float">
            <text:p>0.061178</text:p>
          </table:table-cell>
          <table:table-cell office:value-type="string" calcext:value-type="string">
            <text:p>0.081131</text:p>
          </table:table-cell>
        </table:table-row>
        <table:table-row table:style-name="ro1" table:visibility="filter">
          <table:table-cell office:value-type="float" office:value="1527483324.15237" calcext:value-type="float">
            <text:p>1527483324.15237</text:p>
          </table:table-cell>
          <table:table-cell office:value-type="string" calcext:value-type="string">
            <text:p>PID_y</text:p>
          </table:table-cell>
          <table:table-cell office:value-type="float" office:value="-1.00123" calcext:value-type="float">
            <text:p>-1.00123</text:p>
          </table:table-cell>
          <table:table-cell office:value-type="float" office:value="0.024083" calcext:value-type="float">
            <text:p>0.024083</text:p>
          </table:table-cell>
          <table:table-cell office:value-type="float" office:value="-1.011923" calcext:value-type="float">
            <text:p>-1.011923</text:p>
          </table:table-cell>
          <table:table-cell office:value-type="float" office:value="0.005277" calcext:value-type="float">
            <text:p>0.005277</text:p>
          </table:table-cell>
          <table:table-cell office:value-type="float" office:value="0.061178" calcext:value-type="float">
            <text:p>0.061178</text:p>
          </table:table-cell>
          <table:table-cell office:value-type="string" calcext:value-type="string">
            <text:p>0.08113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17262" calcext:value-type="float">
            <text:p>1527483324.1726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985697" calcext:value-type="float">
            <text:p>-0.985697</text:p>
          </table:table-cell>
          <table:table-cell office:value-type="float" office:value="0.090283" calcext:value-type="float">
            <text:p>0.090283</text:p>
          </table:table-cell>
          <table:table-cell office:value-type="float" office:value="-1.009132" calcext:value-type="float">
            <text:p>-1.009132</text:p>
          </table:table-cell>
          <table:table-cell office:value-type="float" office:value="0.011889" calcext:value-type="float">
            <text:p>0.011889</text:p>
          </table:table-cell>
          <table:table-cell office:value-type="float" office:value="0.090567" calcext:value-type="float">
            <text:p>0.090567</text:p>
          </table:table-cell>
          <table:table-cell office:value-type="string" calcext:value-type="string">
            <text:p>0.165644</text:p>
          </table:table-cell>
        </table:table-row>
        <table:table-row table:style-name="ro1" table:visibility="filter">
          <table:table-cell office:value-type="float" office:value="1527483324.17265" calcext:value-type="float">
            <text:p>1527483324.17265</text:p>
          </table:table-cell>
          <table:table-cell office:value-type="string" calcext:value-type="string">
            <text:p>PID_y</text:p>
          </table:table-cell>
          <table:table-cell office:value-type="float" office:value="-0.985697" calcext:value-type="float">
            <text:p>-0.985697</text:p>
          </table:table-cell>
          <table:table-cell office:value-type="float" office:value="0.090283" calcext:value-type="float">
            <text:p>0.090283</text:p>
          </table:table-cell>
          <table:table-cell office:value-type="float" office:value="-1.009132" calcext:value-type="float">
            <text:p>-1.009132</text:p>
          </table:table-cell>
          <table:table-cell office:value-type="float" office:value="0.011889" calcext:value-type="float">
            <text:p>0.011889</text:p>
          </table:table-cell>
          <table:table-cell office:value-type="float" office:value="0.090567" calcext:value-type="float">
            <text:p>0.090567</text:p>
          </table:table-cell>
          <table:table-cell office:value-type="string" calcext:value-type="string">
            <text:p>0.16564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19297" calcext:value-type="float">
            <text:p>1527483324.1929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942011" calcext:value-type="float">
            <text:p>-0.942011</text:p>
          </table:table-cell>
          <table:table-cell office:value-type="float" office:value="0.169847" calcext:value-type="float">
            <text:p>0.169847</text:p>
          </table:table-cell>
          <table:table-cell office:value-type="float" office:value="-1.003311" calcext:value-type="float">
            <text:p>-1.003311</text:p>
          </table:table-cell>
          <table:table-cell office:value-type="float" office:value="0.018445" calcext:value-type="float">
            <text:p>0.018445</text:p>
          </table:table-cell>
          <table:table-cell office:value-type="float" office:value="0.146475" calcext:value-type="float">
            <text:p>0.146475</text:p>
          </table:table-cell>
          <table:table-cell office:value-type="string" calcext:value-type="string">
            <text:p>0.230197</text:p>
          </table:table-cell>
        </table:table-row>
        <table:table-row table:style-name="ro1" table:visibility="filter">
          <table:table-cell office:value-type="float" office:value="1527483324.193" calcext:value-type="float">
            <text:p>1527483324.193</text:p>
          </table:table-cell>
          <table:table-cell office:value-type="string" calcext:value-type="string">
            <text:p>PID_y</text:p>
          </table:table-cell>
          <table:table-cell office:value-type="float" office:value="-0.942011" calcext:value-type="float">
            <text:p>-0.942011</text:p>
          </table:table-cell>
          <table:table-cell office:value-type="float" office:value="0.169847" calcext:value-type="float">
            <text:p>0.169847</text:p>
          </table:table-cell>
          <table:table-cell office:value-type="float" office:value="-1.003311" calcext:value-type="float">
            <text:p>-1.003311</text:p>
          </table:table-cell>
          <table:table-cell office:value-type="float" office:value="0.018445" calcext:value-type="float">
            <text:p>0.018445</text:p>
          </table:table-cell>
          <table:table-cell office:value-type="float" office:value="0.146475" calcext:value-type="float">
            <text:p>0.146475</text:p>
          </table:table-cell>
          <table:table-cell office:value-type="string" calcext:value-type="string">
            <text:p>0.23019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21233" calcext:value-type="float">
            <text:p>1527483324.2123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898653" calcext:value-type="float">
            <text:p>-0.898653</text:p>
          </table:table-cell>
          <table:table-cell office:value-type="float" office:value="0.265751" calcext:value-type="float">
            <text:p>0.265751</text:p>
          </table:table-cell>
          <table:table-cell office:value-type="float" office:value="-0.998541" calcext:value-type="float">
            <text:p>-0.998541</text:p>
          </table:table-cell>
          <table:table-cell office:value-type="float" office:value="0.026038" calcext:value-type="float">
            <text:p>0.026038</text:p>
          </table:table-cell>
          <table:table-cell office:value-type="float" office:value="0.186977" calcext:value-type="float">
            <text:p>0.186977</text:p>
          </table:table-cell>
          <table:table-cell office:value-type="string" calcext:value-type="string">
            <text:p>0.289654</text:p>
          </table:table-cell>
        </table:table-row>
        <table:table-row table:style-name="ro1" table:visibility="filter">
          <table:table-cell office:value-type="float" office:value="1527483324.21236" calcext:value-type="float">
            <text:p>1527483324.21236</text:p>
          </table:table-cell>
          <table:table-cell office:value-type="string" calcext:value-type="string">
            <text:p>PID_y</text:p>
          </table:table-cell>
          <table:table-cell office:value-type="float" office:value="-0.898653" calcext:value-type="float">
            <text:p>-0.898653</text:p>
          </table:table-cell>
          <table:table-cell office:value-type="float" office:value="0.265751" calcext:value-type="float">
            <text:p>0.265751</text:p>
          </table:table-cell>
          <table:table-cell office:value-type="float" office:value="-0.998541" calcext:value-type="float">
            <text:p>-0.998541</text:p>
          </table:table-cell>
          <table:table-cell office:value-type="float" office:value="0.026038" calcext:value-type="float">
            <text:p>0.026038</text:p>
          </table:table-cell>
          <table:table-cell office:value-type="float" office:value="0.186977" calcext:value-type="float">
            <text:p>0.186977</text:p>
          </table:table-cell>
          <table:table-cell office:value-type="string" calcext:value-type="string">
            <text:p>0.28965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23278" calcext:value-type="float">
            <text:p>1527483324.2327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859859" calcext:value-type="float">
            <text:p>-0.859859</text:p>
          </table:table-cell>
          <table:table-cell office:value-type="float" office:value="0.271326" calcext:value-type="float">
            <text:p>0.271326</text:p>
          </table:table-cell>
          <table:table-cell office:value-type="float" office:value="-0.994026" calcext:value-type="float">
            <text:p>-0.994026</text:p>
          </table:table-cell>
          <table:table-cell office:value-type="float" office:value="0.03109" calcext:value-type="float">
            <text:p>0.03109</text:p>
          </table:table-cell>
          <table:table-cell office:value-type="float" office:value="0.2167" calcext:value-type="float">
            <text:p>0.2167</text:p>
          </table:table-cell>
          <table:table-cell office:value-type="string" calcext:value-type="string">
            <text:p>0.289970</text:p>
          </table:table-cell>
        </table:table-row>
        <table:table-row table:style-name="ro1" table:visibility="filter">
          <table:table-cell office:value-type="float" office:value="1527483324.23284" calcext:value-type="float">
            <text:p>1527483324.23284</text:p>
          </table:table-cell>
          <table:table-cell office:value-type="string" calcext:value-type="string">
            <text:p>PID_y</text:p>
          </table:table-cell>
          <table:table-cell office:value-type="float" office:value="-0.859859" calcext:value-type="float">
            <text:p>-0.859859</text:p>
          </table:table-cell>
          <table:table-cell office:value-type="float" office:value="0.271326" calcext:value-type="float">
            <text:p>0.271326</text:p>
          </table:table-cell>
          <table:table-cell office:value-type="float" office:value="-0.994026" calcext:value-type="float">
            <text:p>-0.994026</text:p>
          </table:table-cell>
          <table:table-cell office:value-type="float" office:value="0.03109" calcext:value-type="float">
            <text:p>0.03109</text:p>
          </table:table-cell>
          <table:table-cell office:value-type="float" office:value="0.2167" calcext:value-type="float">
            <text:p>0.2167</text:p>
          </table:table-cell>
          <table:table-cell office:value-type="string" calcext:value-type="string">
            <text:p>0.28997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25318" calcext:value-type="float">
            <text:p>1527483324.2531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796259" calcext:value-type="float">
            <text:p>-0.796259</text:p>
          </table:table-cell>
          <table:table-cell office:value-type="float" office:value="0.314839" calcext:value-type="float">
            <text:p>0.314839</text:p>
          </table:table-cell>
          <table:table-cell office:value-type="float" office:value="-0.985919" calcext:value-type="float">
            <text:p>-0.985919</text:p>
          </table:table-cell>
          <table:table-cell office:value-type="float" office:value="0.03665" calcext:value-type="float">
            <text:p>0.03665</text:p>
          </table:table-cell>
          <table:table-cell office:value-type="float" office:value="0.257645" calcext:value-type="float">
            <text:p>0.257645</text:p>
          </table:table-cell>
          <table:table-cell office:value-type="string" calcext:value-type="string">
            <text:p>0.312036</text:p>
          </table:table-cell>
        </table:table-row>
        <table:table-row table:style-name="ro1" table:visibility="filter">
          <table:table-cell office:value-type="float" office:value="1527483324.25324" calcext:value-type="float">
            <text:p>1527483324.25324</text:p>
          </table:table-cell>
          <table:table-cell office:value-type="string" calcext:value-type="string">
            <text:p>PID_y</text:p>
          </table:table-cell>
          <table:table-cell office:value-type="float" office:value="-0.796259" calcext:value-type="float">
            <text:p>-0.796259</text:p>
          </table:table-cell>
          <table:table-cell office:value-type="float" office:value="0.314839" calcext:value-type="float">
            <text:p>0.314839</text:p>
          </table:table-cell>
          <table:table-cell office:value-type="float" office:value="-0.985919" calcext:value-type="float">
            <text:p>-0.985919</text:p>
          </table:table-cell>
          <table:table-cell office:value-type="float" office:value="0.03665" calcext:value-type="float">
            <text:p>0.03665</text:p>
          </table:table-cell>
          <table:table-cell office:value-type="float" office:value="0.257645" calcext:value-type="float">
            <text:p>0.257645</text:p>
          </table:table-cell>
          <table:table-cell office:value-type="string" calcext:value-type="string">
            <text:p>0.31203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27267" calcext:value-type="float">
            <text:p>1527483324.2726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753738" calcext:value-type="float">
            <text:p>-0.753738</text:p>
          </table:table-cell>
          <table:table-cell office:value-type="float" office:value="0.187841" calcext:value-type="float">
            <text:p>0.187841</text:p>
          </table:table-cell>
          <table:table-cell office:value-type="float" office:value="-0.980873" calcext:value-type="float">
            <text:p>-0.980873</text:p>
          </table:table-cell>
          <table:table-cell office:value-type="float" office:value="0.035121" calcext:value-type="float">
            <text:p>0.035121</text:p>
          </table:table-cell>
          <table:table-cell office:value-type="float" office:value="0.281953" calcext:value-type="float">
            <text:p>0.281953</text:p>
          </table:table-cell>
          <table:table-cell office:value-type="string" calcext:value-type="string">
            <text:p>0.231197</text:p>
          </table:table-cell>
        </table:table-row>
        <table:table-row table:style-name="ro1" table:visibility="filter">
          <table:table-cell office:value-type="float" office:value="1527483324.27273" calcext:value-type="float">
            <text:p>1527483324.27273</text:p>
          </table:table-cell>
          <table:table-cell office:value-type="string" calcext:value-type="string">
            <text:p>PID_y</text:p>
          </table:table-cell>
          <table:table-cell office:value-type="float" office:value="-0.753738" calcext:value-type="float">
            <text:p>-0.753738</text:p>
          </table:table-cell>
          <table:table-cell office:value-type="float" office:value="0.187841" calcext:value-type="float">
            <text:p>0.187841</text:p>
          </table:table-cell>
          <table:table-cell office:value-type="float" office:value="-0.980873" calcext:value-type="float">
            <text:p>-0.980873</text:p>
          </table:table-cell>
          <table:table-cell office:value-type="float" office:value="0.035121" calcext:value-type="float">
            <text:p>0.035121</text:p>
          </table:table-cell>
          <table:table-cell office:value-type="float" office:value="0.281953" calcext:value-type="float">
            <text:p>0.281953</text:p>
          </table:table-cell>
          <table:table-cell office:value-type="string" calcext:value-type="string">
            <text:p>0.23119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29329" calcext:value-type="float">
            <text:p>1527483324.2932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749322" calcext:value-type="float">
            <text:p>-0.749322</text:p>
          </table:table-cell>
          <table:table-cell office:value-type="float" office:value="0.168757" calcext:value-type="float">
            <text:p>0.168757</text:p>
          </table:table-cell>
          <table:table-cell office:value-type="float" office:value="-0.975071" calcext:value-type="float">
            <text:p>-0.975071</text:p>
          </table:table-cell>
          <table:table-cell office:value-type="float" office:value="0.039822" calcext:value-type="float">
            <text:p>0.039822</text:p>
          </table:table-cell>
          <table:table-cell office:value-type="float" office:value="0.281091" calcext:value-type="float">
            <text:p>0.281091</text:p>
          </table:table-cell>
          <table:table-cell office:value-type="string" calcext:value-type="string">
            <text:p>0.212432</text:p>
          </table:table-cell>
        </table:table-row>
        <table:table-row table:style-name="ro1" table:visibility="filter">
          <table:table-cell office:value-type="float" office:value="1527483324.29335" calcext:value-type="float">
            <text:p>1527483324.29335</text:p>
          </table:table-cell>
          <table:table-cell office:value-type="string" calcext:value-type="string">
            <text:p>PID_y</text:p>
          </table:table-cell>
          <table:table-cell office:value-type="float" office:value="-0.749322" calcext:value-type="float">
            <text:p>-0.749322</text:p>
          </table:table-cell>
          <table:table-cell office:value-type="float" office:value="0.168757" calcext:value-type="float">
            <text:p>0.168757</text:p>
          </table:table-cell>
          <table:table-cell office:value-type="float" office:value="-0.975071" calcext:value-type="float">
            <text:p>-0.975071</text:p>
          </table:table-cell>
          <table:table-cell office:value-type="float" office:value="0.039822" calcext:value-type="float">
            <text:p>0.039822</text:p>
          </table:table-cell>
          <table:table-cell office:value-type="float" office:value="0.281091" calcext:value-type="float">
            <text:p>0.281091</text:p>
          </table:table-cell>
          <table:table-cell office:value-type="string" calcext:value-type="string">
            <text:p>0.21243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3128" calcext:value-type="float">
            <text:p>1527483324.312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658959" calcext:value-type="float">
            <text:p>-0.658959</text:p>
          </table:table-cell>
          <table:table-cell office:value-type="float" office:value="0.241098" calcext:value-type="float">
            <text:p>0.241098</text:p>
          </table:table-cell>
          <table:table-cell office:value-type="float" office:value="-0.965701" calcext:value-type="float">
            <text:p>-0.965701</text:p>
          </table:table-cell>
          <table:table-cell office:value-type="float" office:value="0.051884" calcext:value-type="float">
            <text:p>0.051884</text:p>
          </table:table-cell>
          <table:table-cell office:value-type="float" office:value="0.327658" calcext:value-type="float">
            <text:p>0.327658</text:p>
          </table:table-cell>
          <table:table-cell office:value-type="string" calcext:value-type="string">
            <text:p>0.257342</text:p>
          </table:table-cell>
        </table:table-row>
        <table:table-row table:style-name="ro1" table:visibility="filter">
          <table:table-cell office:value-type="float" office:value="1527483324.31287" calcext:value-type="float">
            <text:p>1527483324.31287</text:p>
          </table:table-cell>
          <table:table-cell office:value-type="string" calcext:value-type="string">
            <text:p>PID_y</text:p>
          </table:table-cell>
          <table:table-cell office:value-type="float" office:value="-0.658959" calcext:value-type="float">
            <text:p>-0.658959</text:p>
          </table:table-cell>
          <table:table-cell office:value-type="float" office:value="0.241098" calcext:value-type="float">
            <text:p>0.241098</text:p>
          </table:table-cell>
          <table:table-cell office:value-type="float" office:value="-0.965701" calcext:value-type="float">
            <text:p>-0.965701</text:p>
          </table:table-cell>
          <table:table-cell office:value-type="float" office:value="0.051884" calcext:value-type="float">
            <text:p>0.051884</text:p>
          </table:table-cell>
          <table:table-cell office:value-type="float" office:value="0.327658" calcext:value-type="float">
            <text:p>0.327658</text:p>
          </table:table-cell>
          <table:table-cell office:value-type="string" calcext:value-type="string">
            <text:p>0.25734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33213" calcext:value-type="float">
            <text:p>1527483324.3321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604714" calcext:value-type="float">
            <text:p>-0.604714</text:p>
          </table:table-cell>
          <table:table-cell office:value-type="float" office:value="0.13152" calcext:value-type="float">
            <text:p>0.13152</text:p>
          </table:table-cell>
          <table:table-cell office:value-type="float" office:value="-0.959054" calcext:value-type="float">
            <text:p>-0.959054</text:p>
          </table:table-cell>
          <table:table-cell office:value-type="float" office:value="0.048288" calcext:value-type="float">
            <text:p>0.048288</text:p>
          </table:table-cell>
          <table:table-cell office:value-type="float" office:value="0.352164" calcext:value-type="float">
            <text:p>0.352164</text:p>
          </table:table-cell>
          <table:table-cell office:value-type="string" calcext:value-type="string">
            <text:p>0.170679</text:p>
          </table:table-cell>
        </table:table-row>
        <table:table-row table:style-name="ro1" table:visibility="filter">
          <table:table-cell office:value-type="float" office:value="1527483324.33217" calcext:value-type="float">
            <text:p>1527483324.33217</text:p>
          </table:table-cell>
          <table:table-cell office:value-type="string" calcext:value-type="string">
            <text:p>PID_y</text:p>
          </table:table-cell>
          <table:table-cell office:value-type="float" office:value="-0.604714" calcext:value-type="float">
            <text:p>-0.604714</text:p>
          </table:table-cell>
          <table:table-cell office:value-type="float" office:value="0.13152" calcext:value-type="float">
            <text:p>0.13152</text:p>
          </table:table-cell>
          <table:table-cell office:value-type="float" office:value="-0.959054" calcext:value-type="float">
            <text:p>-0.959054</text:p>
          </table:table-cell>
          <table:table-cell office:value-type="float" office:value="0.048288" calcext:value-type="float">
            <text:p>0.048288</text:p>
          </table:table-cell>
          <table:table-cell office:value-type="float" office:value="0.352164" calcext:value-type="float">
            <text:p>0.352164</text:p>
          </table:table-cell>
          <table:table-cell office:value-type="string" calcext:value-type="string">
            <text:p>0.17067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35245" calcext:value-type="float">
            <text:p>1527483324.3524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590823" calcext:value-type="float">
            <text:p>-0.590823</text:p>
          </table:table-cell>
          <table:table-cell office:value-type="float" office:value="0.156024" calcext:value-type="float">
            <text:p>0.156024</text:p>
          </table:table-cell>
          <table:table-cell office:value-type="float" office:value="-0.9507" calcext:value-type="float">
            <text:p>-0.9507</text:p>
          </table:table-cell>
          <table:table-cell office:value-type="float" office:value="0.055542" calcext:value-type="float">
            <text:p>0.055542</text:p>
          </table:table-cell>
          <table:table-cell office:value-type="float" office:value="0.354904" calcext:value-type="float">
            <text:p>0.354904</text:p>
          </table:table-cell>
          <table:table-cell office:value-type="string" calcext:value-type="string">
            <text:p>0.187533</text:p>
          </table:table-cell>
        </table:table-row>
        <table:table-row table:style-name="ro1" table:visibility="filter">
          <table:table-cell office:value-type="float" office:value="1527483324.35247" calcext:value-type="float">
            <text:p>1527483324.35247</text:p>
          </table:table-cell>
          <table:table-cell office:value-type="string" calcext:value-type="string">
            <text:p>PID_y</text:p>
          </table:table-cell>
          <table:table-cell office:value-type="float" office:value="-0.590823" calcext:value-type="float">
            <text:p>-0.590823</text:p>
          </table:table-cell>
          <table:table-cell office:value-type="float" office:value="0.156024" calcext:value-type="float">
            <text:p>0.156024</text:p>
          </table:table-cell>
          <table:table-cell office:value-type="float" office:value="-0.9507" calcext:value-type="float">
            <text:p>-0.9507</text:p>
          </table:table-cell>
          <table:table-cell office:value-type="float" office:value="0.055542" calcext:value-type="float">
            <text:p>0.055542</text:p>
          </table:table-cell>
          <table:table-cell office:value-type="float" office:value="0.354904" calcext:value-type="float">
            <text:p>0.354904</text:p>
          </table:table-cell>
          <table:table-cell office:value-type="string" calcext:value-type="string">
            <text:p>0.18753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37266" calcext:value-type="float">
            <text:p>1527483324.3726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564579" calcext:value-type="float">
            <text:p>-0.564579</text:p>
          </table:table-cell>
          <table:table-cell office:value-type="float" office:value="0.107205" calcext:value-type="float">
            <text:p>0.107205</text:p>
          </table:table-cell>
          <table:table-cell office:value-type="float" office:value="-0.944473" calcext:value-type="float">
            <text:p>-0.944473</text:p>
          </table:table-cell>
          <table:table-cell office:value-type="float" office:value="0.049375" calcext:value-type="float">
            <text:p>0.049375</text:p>
          </table:table-cell>
          <table:table-cell office:value-type="float" office:value="0.364641" calcext:value-type="float">
            <text:p>0.364641</text:p>
          </table:table-cell>
          <table:table-cell office:value-type="string" calcext:value-type="string">
            <text:p>0.142270</text:p>
          </table:table-cell>
        </table:table-row>
        <table:table-row table:style-name="ro1" table:visibility="filter">
          <table:table-cell office:value-type="float" office:value="1527483324.37267" calcext:value-type="float">
            <text:p>1527483324.37267</text:p>
          </table:table-cell>
          <table:table-cell office:value-type="string" calcext:value-type="string">
            <text:p>PID_y</text:p>
          </table:table-cell>
          <table:table-cell office:value-type="float" office:value="-0.564579" calcext:value-type="float">
            <text:p>-0.564579</text:p>
          </table:table-cell>
          <table:table-cell office:value-type="float" office:value="0.107205" calcext:value-type="float">
            <text:p>0.107205</text:p>
          </table:table-cell>
          <table:table-cell office:value-type="float" office:value="-0.944473" calcext:value-type="float">
            <text:p>-0.944473</text:p>
          </table:table-cell>
          <table:table-cell office:value-type="float" office:value="0.049375" calcext:value-type="float">
            <text:p>0.049375</text:p>
          </table:table-cell>
          <table:table-cell office:value-type="float" office:value="0.364641" calcext:value-type="float">
            <text:p>0.364641</text:p>
          </table:table-cell>
          <table:table-cell office:value-type="string" calcext:value-type="string">
            <text:p>0.14227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39293" calcext:value-type="float">
            <text:p>1527483324.3929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449096" calcext:value-type="float">
            <text:p>-0.449096</text:p>
          </table:table-cell>
          <table:table-cell office:value-type="float" office:value="0.051589" calcext:value-type="float">
            <text:p>0.051589</text:p>
          </table:table-cell>
          <table:table-cell office:value-type="float" office:value="-0.933968" calcext:value-type="float">
            <text:p>-0.933968</text:p>
          </table:table-cell>
          <table:table-cell office:value-type="float" office:value="0.044595" calcext:value-type="float">
            <text:p>0.044595</text:p>
          </table:table-cell>
          <table:table-cell office:value-type="float" office:value="0.411953" calcext:value-type="float">
            <text:p>0.411953</text:p>
          </table:table-cell>
          <table:table-cell office:value-type="string" calcext:value-type="string">
            <text:p>0.049477</text:p>
          </table:table-cell>
        </table:table-row>
        <table:table-row table:style-name="ro1" table:visibility="filter">
          <table:table-cell office:value-type="float" office:value="1527483324.39295" calcext:value-type="float">
            <text:p>1527483324.39295</text:p>
          </table:table-cell>
          <table:table-cell office:value-type="string" calcext:value-type="string">
            <text:p>PID_y</text:p>
          </table:table-cell>
          <table:table-cell office:value-type="float" office:value="-0.449096" calcext:value-type="float">
            <text:p>-0.449096</text:p>
          </table:table-cell>
          <table:table-cell office:value-type="float" office:value="0.051589" calcext:value-type="float">
            <text:p>0.051589</text:p>
          </table:table-cell>
          <table:table-cell office:value-type="float" office:value="-0.933968" calcext:value-type="float">
            <text:p>-0.933968</text:p>
          </table:table-cell>
          <table:table-cell office:value-type="float" office:value="0.044595" calcext:value-type="float">
            <text:p>0.044595</text:p>
          </table:table-cell>
          <table:table-cell office:value-type="float" office:value="0.411953" calcext:value-type="float">
            <text:p>0.411953</text:p>
          </table:table-cell>
          <table:table-cell office:value-type="string" calcext:value-type="string">
            <text:p>0.04947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41218" calcext:value-type="float">
            <text:p>1527483324.4121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467584" calcext:value-type="float">
            <text:p>-0.467584</text:p>
          </table:table-cell>
          <table:table-cell office:value-type="float" office:value="-0.012538" calcext:value-type="float">
            <text:p>-0.012538</text:p>
          </table:table-cell>
          <table:table-cell office:value-type="float" office:value="-0.925851" calcext:value-type="float">
            <text:p>-0.925851</text:p>
          </table:table-cell>
          <table:table-cell office:value-type="float" office:value="0.038821" calcext:value-type="float">
            <text:p>0.038821</text:p>
          </table:table-cell>
          <table:table-cell office:value-type="float" office:value="0.400492" calcext:value-type="float">
            <text:p>0.400492</text:p>
          </table:table-cell>
          <table:table-cell office:value-type="string" calcext:value-type="string">
            <text:p>-0.134073</text:p>
          </table:table-cell>
        </table:table-row>
        <table:table-row table:style-name="ro1" table:visibility="filter">
          <table:table-cell office:value-type="float" office:value="1527483324.41221" calcext:value-type="float">
            <text:p>1527483324.41221</text:p>
          </table:table-cell>
          <table:table-cell office:value-type="string" calcext:value-type="string">
            <text:p>PID_y</text:p>
          </table:table-cell>
          <table:table-cell office:value-type="float" office:value="-0.467584" calcext:value-type="float">
            <text:p>-0.467584</text:p>
          </table:table-cell>
          <table:table-cell office:value-type="float" office:value="-0.012538" calcext:value-type="float">
            <text:p>-0.012538</text:p>
          </table:table-cell>
          <table:table-cell office:value-type="float" office:value="-0.925851" calcext:value-type="float">
            <text:p>-0.925851</text:p>
          </table:table-cell>
          <table:table-cell office:value-type="float" office:value="0.038821" calcext:value-type="float">
            <text:p>0.038821</text:p>
          </table:table-cell>
          <table:table-cell office:value-type="float" office:value="0.400492" calcext:value-type="float">
            <text:p>0.400492</text:p>
          </table:table-cell>
          <table:table-cell office:value-type="string" calcext:value-type="string">
            <text:p>-0.13407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43257" calcext:value-type="float">
            <text:p>1527483324.4325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406761" calcext:value-type="float">
            <text:p>-0.406761</text:p>
          </table:table-cell>
          <table:table-cell office:value-type="float" office:value="-0.035308" calcext:value-type="float">
            <text:p>-0.035308</text:p>
          </table:table-cell>
          <table:table-cell office:value-type="float" office:value="-0.916608" calcext:value-type="float">
            <text:p>-0.916608</text:p>
          </table:table-cell>
          <table:table-cell office:value-type="float" office:value="0.032943" calcext:value-type="float">
            <text:p>0.032943</text:p>
          </table:table-cell>
          <table:table-cell office:value-type="float" office:value="0.42243" calcext:value-type="float">
            <text:p>0.42243</text:p>
          </table:table-cell>
          <table:table-cell office:value-type="string" calcext:value-type="string">
            <text:p>-0.154556</text:p>
          </table:table-cell>
        </table:table-row>
        <table:table-row table:style-name="ro1" table:visibility="filter">
          <table:table-cell office:value-type="float" office:value="1527483324.43261" calcext:value-type="float">
            <text:p>1527483324.43261</text:p>
          </table:table-cell>
          <table:table-cell office:value-type="string" calcext:value-type="string">
            <text:p>PID_y</text:p>
          </table:table-cell>
          <table:table-cell office:value-type="float" office:value="-0.406761" calcext:value-type="float">
            <text:p>-0.406761</text:p>
          </table:table-cell>
          <table:table-cell office:value-type="float" office:value="-0.035308" calcext:value-type="float">
            <text:p>-0.035308</text:p>
          </table:table-cell>
          <table:table-cell office:value-type="float" office:value="-0.916608" calcext:value-type="float">
            <text:p>-0.916608</text:p>
          </table:table-cell>
          <table:table-cell office:value-type="float" office:value="0.032943" calcext:value-type="float">
            <text:p>0.032943</text:p>
          </table:table-cell>
          <table:table-cell office:value-type="float" office:value="0.42243" calcext:value-type="float">
            <text:p>0.42243</text:p>
          </table:table-cell>
          <table:table-cell office:value-type="string" calcext:value-type="string">
            <text:p>-0.15455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45301" calcext:value-type="float">
            <text:p>1527483324.4530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25036" calcext:value-type="float">
            <text:p>-0.225036</text:p>
          </table:table-cell>
          <table:table-cell office:value-type="float" office:value="-0.295889" calcext:value-type="float">
            <text:p>-0.295889</text:p>
          </table:table-cell>
          <table:table-cell office:value-type="float" office:value="-0.901663" calcext:value-type="float">
            <text:p>-0.901663</text:p>
          </table:table-cell>
          <table:table-cell office:value-type="float" office:value="0.021945" calcext:value-type="float">
            <text:p>0.021945</text:p>
          </table:table-cell>
          <table:table-cell office:value-type="float" office:value="0.486641" calcext:value-type="float">
            <text:p>0.486641</text:p>
          </table:table-cell>
          <table:table-cell office:value-type="string" calcext:value-type="string">
            <text:p>-0.333529</text:p>
          </table:table-cell>
        </table:table-row>
        <table:table-row table:style-name="ro1" table:visibility="filter">
          <table:table-cell office:value-type="float" office:value="1527483324.45307" calcext:value-type="float">
            <text:p>1527483324.45307</text:p>
          </table:table-cell>
          <table:table-cell office:value-type="string" calcext:value-type="string">
            <text:p>PID_y</text:p>
          </table:table-cell>
          <table:table-cell office:value-type="float" office:value="-0.225036" calcext:value-type="float">
            <text:p>-0.225036</text:p>
          </table:table-cell>
          <table:table-cell office:value-type="float" office:value="-0.295889" calcext:value-type="float">
            <text:p>-0.295889</text:p>
          </table:table-cell>
          <table:table-cell office:value-type="float" office:value="-0.901663" calcext:value-type="float">
            <text:p>-0.901663</text:p>
          </table:table-cell>
          <table:table-cell office:value-type="float" office:value="0.021945" calcext:value-type="float">
            <text:p>0.021945</text:p>
          </table:table-cell>
          <table:table-cell office:value-type="float" office:value="0.486641" calcext:value-type="float">
            <text:p>0.486641</text:p>
          </table:table-cell>
          <table:table-cell office:value-type="string" calcext:value-type="string">
            <text:p>-0.33352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47241" calcext:value-type="float">
            <text:p>1527483324.4724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078585" calcext:value-type="float">
            <text:p>-0.078585</text:p>
          </table:table-cell>
          <table:table-cell office:value-type="float" office:value="-0.289903" calcext:value-type="float">
            <text:p>-0.289903</text:p>
          </table:table-cell>
          <table:table-cell office:value-type="float" office:value="-0.891169" calcext:value-type="float">
            <text:p>-0.891169</text:p>
          </table:table-cell>
          <table:table-cell office:value-type="float" office:value="0.016615" calcext:value-type="float">
            <text:p>0.016615</text:p>
          </table:table-cell>
          <table:table-cell office:value-type="float" office:value="0.533296" calcext:value-type="float">
            <text:p>0.533296</text:p>
          </table:table-cell>
          <table:table-cell office:value-type="string" calcext:value-type="string">
            <text:p>-0.327538</text:p>
          </table:table-cell>
        </table:table-row>
        <table:table-row table:style-name="ro1" table:visibility="filter">
          <table:table-cell office:value-type="float" office:value="1527483324.47245" calcext:value-type="float">
            <text:p>1527483324.47245</text:p>
          </table:table-cell>
          <table:table-cell office:value-type="string" calcext:value-type="string">
            <text:p>PID_y</text:p>
          </table:table-cell>
          <table:table-cell office:value-type="float" office:value="-0.078585" calcext:value-type="float">
            <text:p>-0.078585</text:p>
          </table:table-cell>
          <table:table-cell office:value-type="float" office:value="-0.289903" calcext:value-type="float">
            <text:p>-0.289903</text:p>
          </table:table-cell>
          <table:table-cell office:value-type="float" office:value="-0.891169" calcext:value-type="float">
            <text:p>-0.891169</text:p>
          </table:table-cell>
          <table:table-cell office:value-type="float" office:value="0.016615" calcext:value-type="float">
            <text:p>0.016615</text:p>
          </table:table-cell>
          <table:table-cell office:value-type="float" office:value="0.533296" calcext:value-type="float">
            <text:p>0.533296</text:p>
          </table:table-cell>
          <table:table-cell office:value-type="string" calcext:value-type="string">
            <text:p>-0.32753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49281" calcext:value-type="float">
            <text:p>1527483324.4928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13683" calcext:value-type="float">
            <text:p>0.13683</text:p>
          </table:table-cell>
          <table:table-cell office:value-type="float" office:value="-0.380071" calcext:value-type="float">
            <text:p>-0.380071</text:p>
          </table:table-cell>
          <table:table-cell office:value-type="float" office:value="-0.874342" calcext:value-type="float">
            <text:p>-0.874342</text:p>
          </table:table-cell>
          <table:table-cell office:value-type="float" office:value="0.007654" calcext:value-type="float">
            <text:p>0.007654</text:p>
          </table:table-cell>
          <table:table-cell office:value-type="float" office:value="0.594904" calcext:value-type="float">
            <text:p>0.594904</text:p>
          </table:table-cell>
          <table:table-cell office:value-type="string" calcext:value-type="string">
            <text:p>-0.368380</text:p>
          </table:table-cell>
        </table:table-row>
        <table:table-row table:style-name="ro1" table:visibility="filter">
          <table:table-cell office:value-type="float" office:value="1527483324.49285" calcext:value-type="float">
            <text:p>1527483324.49285</text:p>
          </table:table-cell>
          <table:table-cell office:value-type="string" calcext:value-type="string">
            <text:p>PID_y</text:p>
          </table:table-cell>
          <table:table-cell office:value-type="float" office:value="0.13683" calcext:value-type="float">
            <text:p>0.13683</text:p>
          </table:table-cell>
          <table:table-cell office:value-type="float" office:value="-0.380071" calcext:value-type="float">
            <text:p>-0.380071</text:p>
          </table:table-cell>
          <table:table-cell office:value-type="float" office:value="-0.874342" calcext:value-type="float">
            <text:p>-0.874342</text:p>
          </table:table-cell>
          <table:table-cell office:value-type="float" office:value="0.007654" calcext:value-type="float">
            <text:p>0.007654</text:p>
          </table:table-cell>
          <table:table-cell office:value-type="float" office:value="0.594904" calcext:value-type="float">
            <text:p>0.594904</text:p>
          </table:table-cell>
          <table:table-cell office:value-type="string" calcext:value-type="string">
            <text:p>-0.36838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51213" calcext:value-type="float">
            <text:p>1527483324.5121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284932" calcext:value-type="float">
            <text:p>0.284932</text:p>
          </table:table-cell>
          <table:table-cell office:value-type="float" office:value="-0.499602" calcext:value-type="float">
            <text:p>-0.499602</text:p>
          </table:table-cell>
          <table:table-cell office:value-type="float" office:value="-0.862434" calcext:value-type="float">
            <text:p>-0.862434</text:p>
          </table:table-cell>
          <table:table-cell office:value-type="float" office:value="-0.002846" calcext:value-type="float">
            <text:p>-0.002846</text:p>
          </table:table-cell>
          <table:table-cell office:value-type="float" office:value="0.633702" calcext:value-type="float">
            <text:p>0.633702</text:p>
          </table:table-cell>
          <table:table-cell office:value-type="string" calcext:value-type="string">
            <text:p>-0.416971</text:p>
          </table:table-cell>
        </table:table-row>
        <table:table-row table:style-name="ro1" table:visibility="filter">
          <table:table-cell office:value-type="float" office:value="1527483324.51218" calcext:value-type="float">
            <text:p>1527483324.51218</text:p>
          </table:table-cell>
          <table:table-cell office:value-type="string" calcext:value-type="string">
            <text:p>PID_y</text:p>
          </table:table-cell>
          <table:table-cell office:value-type="float" office:value="0.284932" calcext:value-type="float">
            <text:p>0.284932</text:p>
          </table:table-cell>
          <table:table-cell office:value-type="float" office:value="-0.499602" calcext:value-type="float">
            <text:p>-0.499602</text:p>
          </table:table-cell>
          <table:table-cell office:value-type="float" office:value="-0.862434" calcext:value-type="float">
            <text:p>-0.862434</text:p>
          </table:table-cell>
          <table:table-cell office:value-type="float" office:value="-0.002846" calcext:value-type="float">
            <text:p>-0.002846</text:p>
          </table:table-cell>
          <table:table-cell office:value-type="float" office:value="0.633702" calcext:value-type="float">
            <text:p>0.633702</text:p>
          </table:table-cell>
          <table:table-cell office:value-type="string" calcext:value-type="string">
            <text:p>-0.41697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53241" calcext:value-type="float">
            <text:p>1527483324.5324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393443" calcext:value-type="float">
            <text:p>0.393443</text:p>
          </table:table-cell>
          <table:table-cell office:value-type="float" office:value="-0.655659" calcext:value-type="float">
            <text:p>-0.655659</text:p>
          </table:table-cell>
          <table:table-cell office:value-type="float" office:value="-0.850553" calcext:value-type="float">
            <text:p>-0.850553</text:p>
          </table:table-cell>
          <table:table-cell office:value-type="float" office:value="-0.014482" calcext:value-type="float">
            <text:p>-0.014482</text:p>
          </table:table-cell>
          <table:table-cell office:value-type="float" office:value="0.659847" calcext:value-type="float">
            <text:p>0.659847</text:p>
          </table:table-cell>
          <table:table-cell office:value-type="string" calcext:value-type="string">
            <text:p>-0.473721</text:p>
          </table:table-cell>
        </table:table-row>
        <table:table-row table:style-name="ro1" table:visibility="filter">
          <table:table-cell office:value-type="float" office:value="1527483324.53243" calcext:value-type="float">
            <text:p>1527483324.53243</text:p>
          </table:table-cell>
          <table:table-cell office:value-type="string" calcext:value-type="string">
            <text:p>PID_y</text:p>
          </table:table-cell>
          <table:table-cell office:value-type="float" office:value="0.393443" calcext:value-type="float">
            <text:p>0.393443</text:p>
          </table:table-cell>
          <table:table-cell office:value-type="float" office:value="-0.655659" calcext:value-type="float">
            <text:p>-0.655659</text:p>
          </table:table-cell>
          <table:table-cell office:value-type="float" office:value="-0.850553" calcext:value-type="float">
            <text:p>-0.850553</text:p>
          </table:table-cell>
          <table:table-cell office:value-type="float" office:value="-0.014482" calcext:value-type="float">
            <text:p>-0.014482</text:p>
          </table:table-cell>
          <table:table-cell office:value-type="float" office:value="0.659847" calcext:value-type="float">
            <text:p>0.659847</text:p>
          </table:table-cell>
          <table:table-cell office:value-type="string" calcext:value-type="string">
            <text:p>-0.47372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5526" calcext:value-type="float">
            <text:p>1527483324.552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595315" calcext:value-type="float">
            <text:p>0.595315</text:p>
          </table:table-cell>
          <table:table-cell office:value-type="float" office:value="-0.802233" calcext:value-type="float">
            <text:p>-0.802233</text:p>
          </table:table-cell>
          <table:table-cell office:value-type="float" office:value="-0.831064" calcext:value-type="float">
            <text:p>-0.831064</text:p>
          </table:table-cell>
          <table:table-cell office:value-type="float" office:value="-0.030012" calcext:value-type="float">
            <text:p>-0.030012</text:p>
          </table:table-cell>
          <table:table-cell office:value-type="float" office:value="0.706564" calcext:value-type="float">
            <text:p>0.706564</text:p>
          </table:table-cell>
          <table:table-cell office:value-type="string" calcext:value-type="string">
            <text:p>-0.519882</text:p>
          </table:table-cell>
        </table:table-row>
        <table:table-row table:style-name="ro1" table:visibility="filter">
          <table:table-cell office:value-type="float" office:value="1527483324.55262" calcext:value-type="float">
            <text:p>1527483324.55262</text:p>
          </table:table-cell>
          <table:table-cell office:value-type="string" calcext:value-type="string">
            <text:p>PID_y</text:p>
          </table:table-cell>
          <table:table-cell office:value-type="float" office:value="0.595315" calcext:value-type="float">
            <text:p>0.595315</text:p>
          </table:table-cell>
          <table:table-cell office:value-type="float" office:value="-0.802233" calcext:value-type="float">
            <text:p>-0.802233</text:p>
          </table:table-cell>
          <table:table-cell office:value-type="float" office:value="-0.831064" calcext:value-type="float">
            <text:p>-0.831064</text:p>
          </table:table-cell>
          <table:table-cell office:value-type="float" office:value="-0.030012" calcext:value-type="float">
            <text:p>-0.030012</text:p>
          </table:table-cell>
          <table:table-cell office:value-type="float" office:value="0.706564" calcext:value-type="float">
            <text:p>0.706564</text:p>
          </table:table-cell>
          <table:table-cell office:value-type="string" calcext:value-type="string">
            <text:p>-0.51988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57286" calcext:value-type="float">
            <text:p>1527483324.5728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737052" calcext:value-type="float">
            <text:p>0.737052</text:p>
          </table:table-cell>
          <table:table-cell office:value-type="float" office:value="-0.886068" calcext:value-type="float">
            <text:p>-0.886068</text:p>
          </table:table-cell>
          <table:table-cell office:value-type="float" office:value="-0.816962" calcext:value-type="float">
            <text:p>-0.816962</text:p>
          </table:table-cell>
          <table:table-cell office:value-type="float" office:value="-0.038107" calcext:value-type="float">
            <text:p>-0.038107</text:p>
          </table:table-cell>
          <table:table-cell office:value-type="float" office:value="0.737499" calcext:value-type="float">
            <text:p>0.737499</text:p>
          </table:table-cell>
          <table:table-cell office:value-type="string" calcext:value-type="string">
            <text:p>-0.544781</text:p>
          </table:table-cell>
        </table:table-row>
        <table:table-row table:style-name="ro1" table:visibility="filter">
          <table:table-cell office:value-type="float" office:value="1527483324.57288" calcext:value-type="float">
            <text:p>1527483324.57288</text:p>
          </table:table-cell>
          <table:table-cell office:value-type="string" calcext:value-type="string">
            <text:p>PID_y</text:p>
          </table:table-cell>
          <table:table-cell office:value-type="float" office:value="0.737052" calcext:value-type="float">
            <text:p>0.737052</text:p>
          </table:table-cell>
          <table:table-cell office:value-type="float" office:value="-0.886068" calcext:value-type="float">
            <text:p>-0.886068</text:p>
          </table:table-cell>
          <table:table-cell office:value-type="float" office:value="-0.816962" calcext:value-type="float">
            <text:p>-0.816962</text:p>
          </table:table-cell>
          <table:table-cell office:value-type="float" office:value="-0.038107" calcext:value-type="float">
            <text:p>-0.038107</text:p>
          </table:table-cell>
          <table:table-cell office:value-type="float" office:value="0.737499" calcext:value-type="float">
            <text:p>0.737499</text:p>
          </table:table-cell>
          <table:table-cell office:value-type="string" calcext:value-type="string">
            <text:p>-0.54478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59211" calcext:value-type="float">
            <text:p>1527483324.5921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1.10618" calcext:value-type="float">
            <text:p>1.10618</text:p>
          </table:table-cell>
          <table:table-cell office:value-type="float" office:value="-1.00755" calcext:value-type="float">
            <text:p>-1.00755</text:p>
          </table:table-cell>
          <table:table-cell office:value-type="float" office:value="-0.79356" calcext:value-type="float">
            <text:p>-0.79356</text:p>
          </table:table-cell>
          <table:table-cell office:value-type="float" office:value="-0.049864" calcext:value-type="float">
            <text:p>-0.049864</text:p>
          </table:table-cell>
          <table:table-cell office:value-type="float" office:value="0.81542" calcext:value-type="float">
            <text:p>0.81542</text:p>
          </table:table-cell>
          <table:table-cell office:value-type="string" calcext:value-type="string">
            <text:p>-0.578956</text:p>
          </table:table-cell>
        </table:table-row>
        <table:table-row table:style-name="ro1" table:visibility="filter">
          <table:table-cell office:value-type="float" office:value="1527483324.59212" calcext:value-type="float">
            <text:p>1527483324.59212</text:p>
          </table:table-cell>
          <table:table-cell office:value-type="string" calcext:value-type="string">
            <text:p>PID_y</text:p>
          </table:table-cell>
          <table:table-cell office:value-type="float" office:value="1.10618" calcext:value-type="float">
            <text:p>1.10618</text:p>
          </table:table-cell>
          <table:table-cell office:value-type="float" office:value="-1.00755" calcext:value-type="float">
            <text:p>-1.00755</text:p>
          </table:table-cell>
          <table:table-cell office:value-type="float" office:value="-0.79356" calcext:value-type="float">
            <text:p>-0.79356</text:p>
          </table:table-cell>
          <table:table-cell office:value-type="float" office:value="-0.049864" calcext:value-type="float">
            <text:p>-0.049864</text:p>
          </table:table-cell>
          <table:table-cell office:value-type="float" office:value="0.81542" calcext:value-type="float">
            <text:p>0.81542</text:p>
          </table:table-cell>
          <table:table-cell office:value-type="string" calcext:value-type="string">
            <text:p>-0.57895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61242" calcext:value-type="float">
            <text:p>1527483324.6124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1.428871" calcext:value-type="float">
            <text:p>1.428871</text:p>
          </table:table-cell>
          <table:table-cell office:value-type="float" office:value="-1.003121" calcext:value-type="float">
            <text:p>-1.003121</text:p>
          </table:table-cell>
          <table:table-cell office:value-type="float" office:value="-0.774679" calcext:value-type="float">
            <text:p>-0.774679</text:p>
          </table:table-cell>
          <table:table-cell office:value-type="float" office:value="-0.060432" calcext:value-type="float">
            <text:p>-0.060432</text:p>
          </table:table-cell>
          <table:table-cell office:value-type="float" office:value="0.878204" calcext:value-type="float">
            <text:p>0.878204</text:p>
          </table:table-cell>
          <table:table-cell office:value-type="string" calcext:value-type="string">
            <text:p>-0.574405</text:p>
          </table:table-cell>
        </table:table-row>
        <table:table-row table:style-name="ro1" table:visibility="filter">
          <table:table-cell office:value-type="float" office:value="1527483324.61244" calcext:value-type="float">
            <text:p>1527483324.61244</text:p>
          </table:table-cell>
          <table:table-cell office:value-type="string" calcext:value-type="string">
            <text:p>PID_y</text:p>
          </table:table-cell>
          <table:table-cell office:value-type="float" office:value="1.428871" calcext:value-type="float">
            <text:p>1.428871</text:p>
          </table:table-cell>
          <table:table-cell office:value-type="float" office:value="-1.003121" calcext:value-type="float">
            <text:p>-1.003121</text:p>
          </table:table-cell>
          <table:table-cell office:value-type="float" office:value="-0.774679" calcext:value-type="float">
            <text:p>-0.774679</text:p>
          </table:table-cell>
          <table:table-cell office:value-type="float" office:value="-0.060432" calcext:value-type="float">
            <text:p>-0.060432</text:p>
          </table:table-cell>
          <table:table-cell office:value-type="float" office:value="0.878204" calcext:value-type="float">
            <text:p>0.878204</text:p>
          </table:table-cell>
          <table:table-cell office:value-type="string" calcext:value-type="string">
            <text:p>-0.57440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63271" calcext:value-type="float">
            <text:p>1527483324.6327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1.852771" calcext:value-type="float">
            <text:p>1.852771</text:p>
          </table:table-cell>
          <table:table-cell office:value-type="float" office:value="-0.919724" calcext:value-type="float">
            <text:p>-0.919724</text:p>
          </table:table-cell>
          <table:table-cell office:value-type="float" office:value="-0.754985" calcext:value-type="float">
            <text:p>-0.754985</text:p>
          </table:table-cell>
          <table:table-cell office:value-type="float" office:value="-0.069126" calcext:value-type="float">
            <text:p>-0.069126</text:p>
          </table:table-cell>
          <table:table-cell office:value-type="float" office:value="0.955361" calcext:value-type="float">
            <text:p>0.955361</text:p>
          </table:table-cell>
          <table:table-cell office:value-type="string" calcext:value-type="string">
            <text:p>-0.545627</text:p>
          </table:table-cell>
        </table:table-row>
        <table:table-row table:style-name="ro1" table:visibility="filter">
          <table:table-cell office:value-type="float" office:value="1527483324.63273" calcext:value-type="float">
            <text:p>1527483324.63273</text:p>
          </table:table-cell>
          <table:table-cell office:value-type="string" calcext:value-type="string">
            <text:p>PID_y</text:p>
          </table:table-cell>
          <table:table-cell office:value-type="float" office:value="1.852771" calcext:value-type="float">
            <text:p>1.852771</text:p>
          </table:table-cell>
          <table:table-cell office:value-type="float" office:value="-0.919724" calcext:value-type="float">
            <text:p>-0.919724</text:p>
          </table:table-cell>
          <table:table-cell office:value-type="float" office:value="-0.754985" calcext:value-type="float">
            <text:p>-0.754985</text:p>
          </table:table-cell>
          <table:table-cell office:value-type="float" office:value="-0.069126" calcext:value-type="float">
            <text:p>-0.069126</text:p>
          </table:table-cell>
          <table:table-cell office:value-type="float" office:value="0.955361" calcext:value-type="float">
            <text:p>0.955361</text:p>
          </table:table-cell>
          <table:table-cell office:value-type="string" calcext:value-type="string">
            <text:p>-0.54562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65304" calcext:value-type="float">
            <text:p>1527483324.6530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2.501703" calcext:value-type="float">
            <text:p>2.501703</text:p>
          </table:table-cell>
          <table:table-cell office:value-type="float" office:value="-0.819013" calcext:value-type="float">
            <text:p>-0.819013</text:p>
          </table:table-cell>
          <table:table-cell office:value-type="float" office:value="-0.72447" calcext:value-type="float">
            <text:p>-0.72447</text:p>
          </table:table-cell>
          <table:table-cell office:value-type="float" office:value="-0.08096" calcext:value-type="float">
            <text:p>-0.08096</text:p>
          </table:table-cell>
          <table:table-cell office:value-type="float" office:value="1.06262" calcext:value-type="float">
            <text:p>1.06262</text:p>
          </table:table-cell>
          <table:table-cell office:value-type="string" calcext:value-type="string">
            <text:p>-0.508250</text:p>
          </table:table-cell>
        </table:table-row>
        <table:table-row table:style-name="ro1" table:visibility="filter">
          <table:table-cell office:value-type="float" office:value="1527483324.65306" calcext:value-type="float">
            <text:p>1527483324.65306</text:p>
          </table:table-cell>
          <table:table-cell office:value-type="string" calcext:value-type="string">
            <text:p>PID_y</text:p>
          </table:table-cell>
          <table:table-cell office:value-type="float" office:value="2.501703" calcext:value-type="float">
            <text:p>2.501703</text:p>
          </table:table-cell>
          <table:table-cell office:value-type="float" office:value="-0.819013" calcext:value-type="float">
            <text:p>-0.819013</text:p>
          </table:table-cell>
          <table:table-cell office:value-type="float" office:value="-0.72447" calcext:value-type="float">
            <text:p>-0.72447</text:p>
          </table:table-cell>
          <table:table-cell office:value-type="float" office:value="-0.08096" calcext:value-type="float">
            <text:p>-0.08096</text:p>
          </table:table-cell>
          <table:table-cell office:value-type="float" office:value="1.06262" calcext:value-type="float">
            <text:p>1.06262</text:p>
          </table:table-cell>
          <table:table-cell office:value-type="string" calcext:value-type="string">
            <text:p>-0.50825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67238" calcext:value-type="float">
            <text:p>1527483324.6723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2.915478" calcext:value-type="float">
            <text:p>2.915478</text:p>
          </table:table-cell>
          <table:table-cell office:value-type="float" office:value="-0.855877" calcext:value-type="float">
            <text:p>-0.855877</text:p>
          </table:table-cell>
          <table:table-cell office:value-type="float" office:value="-0.704942" calcext:value-type="float">
            <text:p>-0.704942</text:p>
          </table:table-cell>
          <table:table-cell office:value-type="float" office:value="-0.089603" calcext:value-type="float">
            <text:p>-0.089603</text:p>
          </table:table-cell>
          <table:table-cell office:value-type="float" office:value="1.125676" calcext:value-type="float">
            <text:p>1.125676</text:p>
          </table:table-cell>
          <table:table-cell office:value-type="string" calcext:value-type="string">
            <text:p>-0.517876</text:p>
          </table:table-cell>
        </table:table-row>
        <table:table-row table:style-name="ro1" table:visibility="filter">
          <table:table-cell office:value-type="float" office:value="1527483324.67242" calcext:value-type="float">
            <text:p>1527483324.67242</text:p>
          </table:table-cell>
          <table:table-cell office:value-type="string" calcext:value-type="string">
            <text:p>PID_y</text:p>
          </table:table-cell>
          <table:table-cell office:value-type="float" office:value="2.915478" calcext:value-type="float">
            <text:p>2.915478</text:p>
          </table:table-cell>
          <table:table-cell office:value-type="float" office:value="-0.855877" calcext:value-type="float">
            <text:p>-0.855877</text:p>
          </table:table-cell>
          <table:table-cell office:value-type="float" office:value="-0.704942" calcext:value-type="float">
            <text:p>-0.704942</text:p>
          </table:table-cell>
          <table:table-cell office:value-type="float" office:value="-0.089603" calcext:value-type="float">
            <text:p>-0.089603</text:p>
          </table:table-cell>
          <table:table-cell office:value-type="float" office:value="1.125676" calcext:value-type="float">
            <text:p>1.125676</text:p>
          </table:table-cell>
          <table:table-cell office:value-type="string" calcext:value-type="string">
            <text:p>-0.51787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69269" calcext:value-type="float">
            <text:p>1527483324.6926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3.100352" calcext:value-type="float">
            <text:p>3.100352</text:p>
          </table:table-cell>
          <table:table-cell office:value-type="float" office:value="-0.779438" calcext:value-type="float">
            <text:p>-0.779438</text:p>
          </table:table-cell>
          <table:table-cell office:value-type="float" office:value="-0.677761" calcext:value-type="float">
            <text:p>-0.677761</text:p>
          </table:table-cell>
          <table:table-cell office:value-type="float" office:value="-0.098985" calcext:value-type="float">
            <text:p>-0.098985</text:p>
          </table:table-cell>
          <table:table-cell office:value-type="float" office:value="1.14993" calcext:value-type="float">
            <text:p>1.14993</text:p>
          </table:table-cell>
          <table:table-cell office:value-type="string" calcext:value-type="string">
            <text:p>-0.488015</text:p>
          </table:table-cell>
        </table:table-row>
        <table:table-row table:style-name="ro1" table:visibility="filter">
          <table:table-cell office:value-type="float" office:value="1527483324.69271" calcext:value-type="float">
            <text:p>1527483324.69271</text:p>
          </table:table-cell>
          <table:table-cell office:value-type="string" calcext:value-type="string">
            <text:p>PID_y</text:p>
          </table:table-cell>
          <table:table-cell office:value-type="float" office:value="3.100352" calcext:value-type="float">
            <text:p>3.100352</text:p>
          </table:table-cell>
          <table:table-cell office:value-type="float" office:value="-0.779438" calcext:value-type="float">
            <text:p>-0.779438</text:p>
          </table:table-cell>
          <table:table-cell office:value-type="float" office:value="-0.677761" calcext:value-type="float">
            <text:p>-0.677761</text:p>
          </table:table-cell>
          <table:table-cell office:value-type="float" office:value="-0.098985" calcext:value-type="float">
            <text:p>-0.098985</text:p>
          </table:table-cell>
          <table:table-cell office:value-type="float" office:value="1.14993" calcext:value-type="float">
            <text:p>1.14993</text:p>
          </table:table-cell>
          <table:table-cell office:value-type="string" calcext:value-type="string">
            <text:p>-0.48801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71299" calcext:value-type="float">
            <text:p>1527483324.7129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2.877274" calcext:value-type="float">
            <text:p>2.877274</text:p>
          </table:table-cell>
          <table:table-cell office:value-type="float" office:value="-0.663983" calcext:value-type="float">
            <text:p>-0.663983</text:p>
          </table:table-cell>
          <table:table-cell office:value-type="float" office:value="-0.66261" calcext:value-type="float">
            <text:p>-0.66261</text:p>
          </table:table-cell>
          <table:table-cell office:value-type="float" office:value="-0.104922" calcext:value-type="float">
            <text:p>-0.104922</text:p>
          </table:table-cell>
          <table:table-cell office:value-type="float" office:value="1.113085" calcext:value-type="float">
            <text:p>1.113085</text:p>
          </table:table-cell>
          <table:table-cell office:value-type="string" calcext:value-type="string">
            <text:p>-0.442348</text:p>
          </table:table-cell>
        </table:table-row>
        <table:table-row table:style-name="ro1" table:visibility="filter">
          <table:table-cell office:value-type="float" office:value="1527483324.71301" calcext:value-type="float">
            <text:p>1527483324.71301</text:p>
          </table:table-cell>
          <table:table-cell office:value-type="string" calcext:value-type="string">
            <text:p>TOC_y</text:p>
          </table:table-cell>
          <table:table-cell office:value-type="float" office:value="2.877274" calcext:value-type="float">
            <text:p>2.877274</text:p>
          </table:table-cell>
          <table:table-cell office:value-type="float" office:value="-0.663983" calcext:value-type="float">
            <text:p>-0.663983</text:p>
          </table:table-cell>
          <table:table-cell office:value-type="float" office:value="-0.66261" calcext:value-type="float">
            <text:p>-0.66261</text:p>
          </table:table-cell>
          <table:table-cell office:value-type="float" office:value="-0.104922" calcext:value-type="float">
            <text:p>-0.104922</text:p>
          </table:table-cell>
          <table:table-cell office:value-type="float" office:value="1.113085" calcext:value-type="float">
            <text:p>1.113085</text:p>
          </table:table-cell>
          <table:table-cell office:value-type="string" calcext:value-type="string">
            <text:p>-0.44234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73228" calcext:value-type="float">
            <text:p>1527483324.7322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2.53455" calcext:value-type="float">
            <text:p>2.53455</text:p>
          </table:table-cell>
          <table:table-cell office:value-type="float" office:value="-0.609974" calcext:value-type="float">
            <text:p>-0.609974</text:p>
          </table:table-cell>
          <table:table-cell office:value-type="float" office:value="-0.649444" calcext:value-type="float">
            <text:p>-0.649444</text:p>
          </table:table-cell>
          <table:table-cell office:value-type="float" office:value="-0.110829" calcext:value-type="float">
            <text:p>-0.110829</text:p>
          </table:table-cell>
          <table:table-cell office:value-type="float" office:value="1.055651" calcext:value-type="float">
            <text:p>1.055651</text:p>
          </table:table-cell>
          <table:table-cell office:value-type="string" calcext:value-type="string">
            <text:p>-0.417972</text:p>
          </table:table-cell>
        </table:table-row>
        <table:table-row table:style-name="ro1" table:visibility="filter">
          <table:table-cell office:value-type="float" office:value="1527483324.7323" calcext:value-type="float">
            <text:p>1527483324.7323</text:p>
          </table:table-cell>
          <table:table-cell office:value-type="string" calcext:value-type="string">
            <text:p>TOC_y</text:p>
          </table:table-cell>
          <table:table-cell office:value-type="float" office:value="2.53455" calcext:value-type="float">
            <text:p>2.53455</text:p>
          </table:table-cell>
          <table:table-cell office:value-type="float" office:value="-0.609974" calcext:value-type="float">
            <text:p>-0.609974</text:p>
          </table:table-cell>
          <table:table-cell office:value-type="float" office:value="-0.649444" calcext:value-type="float">
            <text:p>-0.649444</text:p>
          </table:table-cell>
          <table:table-cell office:value-type="float" office:value="-0.110829" calcext:value-type="float">
            <text:p>-0.110829</text:p>
          </table:table-cell>
          <table:table-cell office:value-type="float" office:value="1.055651" calcext:value-type="float">
            <text:p>1.055651</text:p>
          </table:table-cell>
          <table:table-cell office:value-type="string" calcext:value-type="string">
            <text:p>-0.41797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7526" calcext:value-type="float">
            <text:p>1527483324.752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1.723206" calcext:value-type="float">
            <text:p>1.723206</text:p>
          </table:table-cell>
          <table:table-cell office:value-type="float" office:value="-0.535969" calcext:value-type="float">
            <text:p>-0.535969</text:p>
          </table:table-cell>
          <table:table-cell office:value-type="float" office:value="-0.633914" calcext:value-type="float">
            <text:p>-0.633914</text:p>
          </table:table-cell>
          <table:table-cell office:value-type="float" office:value="-0.119003" calcext:value-type="float">
            <text:p>-0.119003</text:p>
          </table:table-cell>
          <table:table-cell office:value-type="float" office:value="0.908291" calcext:value-type="float">
            <text:p>0.908291</text:p>
          </table:table-cell>
          <table:table-cell office:value-type="string" calcext:value-type="string">
            <text:p>-0.382018</text:p>
          </table:table-cell>
        </table:table-row>
        <table:table-row table:style-name="ro1" table:visibility="filter">
          <table:table-cell office:value-type="float" office:value="1527483324.75262" calcext:value-type="float">
            <text:p>1527483324.75262</text:p>
          </table:table-cell>
          <table:table-cell office:value-type="string" calcext:value-type="string">
            <text:p>TOC_y</text:p>
          </table:table-cell>
          <table:table-cell office:value-type="float" office:value="1.723206" calcext:value-type="float">
            <text:p>1.723206</text:p>
          </table:table-cell>
          <table:table-cell office:value-type="float" office:value="-0.535969" calcext:value-type="float">
            <text:p>-0.535969</text:p>
          </table:table-cell>
          <table:table-cell office:value-type="float" office:value="-0.633914" calcext:value-type="float">
            <text:p>-0.633914</text:p>
          </table:table-cell>
          <table:table-cell office:value-type="float" office:value="-0.119003" calcext:value-type="float">
            <text:p>-0.119003</text:p>
          </table:table-cell>
          <table:table-cell office:value-type="float" office:value="0.908291" calcext:value-type="float">
            <text:p>0.908291</text:p>
          </table:table-cell>
          <table:table-cell office:value-type="string" calcext:value-type="string">
            <text:p>-0.38201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77289" calcext:value-type="float">
            <text:p>1527483324.7728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1.256973" calcext:value-type="float">
            <text:p>1.256973</text:p>
          </table:table-cell>
          <table:table-cell office:value-type="float" office:value="-0.474247" calcext:value-type="float">
            <text:p>-0.474247</text:p>
          </table:table-cell>
          <table:table-cell office:value-type="float" office:value="-0.62324" calcext:value-type="float">
            <text:p>-0.62324</text:p>
          </table:table-cell>
          <table:table-cell office:value-type="float" office:value="-0.12481" calcext:value-type="float">
            <text:p>-0.12481</text:p>
          </table:table-cell>
          <table:table-cell office:value-type="float" office:value="0.811218" calcext:value-type="float">
            <text:p>0.811218</text:p>
          </table:table-cell>
          <table:table-cell office:value-type="string" calcext:value-type="string">
            <text:p>-0.349718</text:p>
          </table:table-cell>
        </table:table-row>
        <table:table-row table:style-name="ro1" table:visibility="filter">
          <table:table-cell office:value-type="float" office:value="1527483324.7729" calcext:value-type="float">
            <text:p>1527483324.7729</text:p>
          </table:table-cell>
          <table:table-cell office:value-type="string" calcext:value-type="string">
            <text:p>TOC_y</text:p>
          </table:table-cell>
          <table:table-cell office:value-type="float" office:value="1.256973" calcext:value-type="float">
            <text:p>1.256973</text:p>
          </table:table-cell>
          <table:table-cell office:value-type="float" office:value="-0.474247" calcext:value-type="float">
            <text:p>-0.474247</text:p>
          </table:table-cell>
          <table:table-cell office:value-type="float" office:value="-0.62324" calcext:value-type="float">
            <text:p>-0.62324</text:p>
          </table:table-cell>
          <table:table-cell office:value-type="float" office:value="-0.12481" calcext:value-type="float">
            <text:p>-0.12481</text:p>
          </table:table-cell>
          <table:table-cell office:value-type="float" office:value="0.811218" calcext:value-type="float">
            <text:p>0.811218</text:p>
          </table:table-cell>
          <table:table-cell office:value-type="string" calcext:value-type="string">
            <text:p>-0.34971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7921" calcext:value-type="float">
            <text:p>1527483324.792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458385" calcext:value-type="float">
            <text:p>0.458385</text:p>
          </table:table-cell>
          <table:table-cell office:value-type="float" office:value="-0.385294" calcext:value-type="float">
            <text:p>-0.385294</text:p>
          </table:table-cell>
          <table:table-cell office:value-type="float" office:value="-0.616556" calcext:value-type="float">
            <text:p>-0.616556</text:p>
          </table:table-cell>
          <table:table-cell office:value-type="float" office:value="-0.128862" calcext:value-type="float">
            <text:p>-0.128862</text:p>
          </table:table-cell>
          <table:table-cell office:value-type="float" office:value="0.613375" calcext:value-type="float">
            <text:p>0.613375</text:p>
          </table:table-cell>
          <table:table-cell office:value-type="string" calcext:value-type="string">
            <text:p>-0.299585</text:p>
          </table:table-cell>
        </table:table-row>
        <table:table-row table:style-name="ro1" table:visibility="filter">
          <table:table-cell office:value-type="float" office:value="1527483324.79212" calcext:value-type="float">
            <text:p>1527483324.79212</text:p>
          </table:table-cell>
          <table:table-cell office:value-type="string" calcext:value-type="string">
            <text:p>TOC_y</text:p>
          </table:table-cell>
          <table:table-cell office:value-type="float" office:value="0.458385" calcext:value-type="float">
            <text:p>0.458385</text:p>
          </table:table-cell>
          <table:table-cell office:value-type="float" office:value="-0.385294" calcext:value-type="float">
            <text:p>-0.385294</text:p>
          </table:table-cell>
          <table:table-cell office:value-type="float" office:value="-0.616556" calcext:value-type="float">
            <text:p>-0.616556</text:p>
          </table:table-cell>
          <table:table-cell office:value-type="float" office:value="-0.128862" calcext:value-type="float">
            <text:p>-0.128862</text:p>
          </table:table-cell>
          <table:table-cell office:value-type="float" office:value="0.613375" calcext:value-type="float">
            <text:p>0.613375</text:p>
          </table:table-cell>
          <table:table-cell office:value-type="string" calcext:value-type="string">
            <text:p>-0.29958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81241" calcext:value-type="float">
            <text:p>1527483324.8124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294787" calcext:value-type="float">
            <text:p>0.294787</text:p>
          </table:table-cell>
          <table:table-cell office:value-type="float" office:value="-0.270923" calcext:value-type="float">
            <text:p>-0.270923</text:p>
          </table:table-cell>
          <table:table-cell office:value-type="float" office:value="-0.60666" calcext:value-type="float">
            <text:p>-0.60666</text:p>
          </table:table-cell>
          <table:table-cell office:value-type="float" office:value="-0.127156" calcext:value-type="float">
            <text:p>-0.127156</text:p>
          </table:table-cell>
          <table:table-cell office:value-type="float" office:value="0.5617" calcext:value-type="float">
            <text:p>0.5617</text:p>
          </table:table-cell>
          <table:table-cell office:value-type="string" calcext:value-type="string">
            <text:p>-0.224318</text:p>
          </table:table-cell>
        </table:table-row>
        <table:table-row table:style-name="ro1" table:visibility="filter">
          <table:table-cell office:value-type="float" office:value="1527483324.81243" calcext:value-type="float">
            <text:p>1527483324.81243</text:p>
          </table:table-cell>
          <table:table-cell office:value-type="string" calcext:value-type="string">
            <text:p>TOC_y</text:p>
          </table:table-cell>
          <table:table-cell office:value-type="float" office:value="0.294787" calcext:value-type="float">
            <text:p>0.294787</text:p>
          </table:table-cell>
          <table:table-cell office:value-type="float" office:value="-0.270923" calcext:value-type="float">
            <text:p>-0.270923</text:p>
          </table:table-cell>
          <table:table-cell office:value-type="float" office:value="-0.60666" calcext:value-type="float">
            <text:p>-0.60666</text:p>
          </table:table-cell>
          <table:table-cell office:value-type="float" office:value="-0.127156" calcext:value-type="float">
            <text:p>-0.127156</text:p>
          </table:table-cell>
          <table:table-cell office:value-type="float" office:value="0.5617" calcext:value-type="float">
            <text:p>0.5617</text:p>
          </table:table-cell>
          <table:table-cell office:value-type="string" calcext:value-type="string">
            <text:p>-0.22431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8327" calcext:value-type="float">
            <text:p>1527483324.832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070785" calcext:value-type="float">
            <text:p>0.070785</text:p>
          </table:table-cell>
          <table:table-cell office:value-type="float" office:value="-0.242328" calcext:value-type="float">
            <text:p>-0.242328</text:p>
          </table:table-cell>
          <table:table-cell office:value-type="float" office:value="-0.600616" calcext:value-type="float">
            <text:p>-0.600616</text:p>
          </table:table-cell>
          <table:table-cell office:value-type="float" office:value="-0.130668" calcext:value-type="float">
            <text:p>-0.130668</text:p>
          </table:table-cell>
          <table:table-cell office:value-type="float" office:value="0.484758" calcext:value-type="float">
            <text:p>0.484758</text:p>
          </table:table-cell>
          <table:table-cell office:value-type="string" calcext:value-type="string">
            <text:p>-0.197689</text:p>
          </table:table-cell>
        </table:table-row>
        <table:table-row table:style-name="ro1" table:visibility="filter">
          <table:table-cell office:value-type="float" office:value="1527483324.83271" calcext:value-type="float">
            <text:p>1527483324.83271</text:p>
          </table:table-cell>
          <table:table-cell office:value-type="string" calcext:value-type="string">
            <text:p>TOC_y</text:p>
          </table:table-cell>
          <table:table-cell office:value-type="float" office:value="0.070785" calcext:value-type="float">
            <text:p>0.070785</text:p>
          </table:table-cell>
          <table:table-cell office:value-type="float" office:value="-0.242328" calcext:value-type="float">
            <text:p>-0.242328</text:p>
          </table:table-cell>
          <table:table-cell office:value-type="float" office:value="-0.600616" calcext:value-type="float">
            <text:p>-0.600616</text:p>
          </table:table-cell>
          <table:table-cell office:value-type="float" office:value="-0.130668" calcext:value-type="float">
            <text:p>-0.130668</text:p>
          </table:table-cell>
          <table:table-cell office:value-type="float" office:value="0.484758" calcext:value-type="float">
            <text:p>0.484758</text:p>
          </table:table-cell>
          <table:table-cell office:value-type="string" calcext:value-type="string">
            <text:p>-0.19768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85294" calcext:value-type="float">
            <text:p>1527483324.8529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058977" calcext:value-type="float">
            <text:p>-0.058977</text:p>
          </table:table-cell>
          <table:table-cell office:value-type="float" office:value="-0.159897" calcext:value-type="float">
            <text:p>-0.159897</text:p>
          </table:table-cell>
          <table:table-cell office:value-type="float" office:value="-0.590555" calcext:value-type="float">
            <text:p>-0.590555</text:p>
          </table:table-cell>
          <table:table-cell office:value-type="float" office:value="-0.129286" calcext:value-type="float">
            <text:p>-0.129286</text:p>
          </table:table-cell>
          <table:table-cell office:value-type="float" office:value="0.431338" calcext:value-type="float">
            <text:p>0.431338</text:p>
          </table:table-cell>
          <table:table-cell office:value-type="string" calcext:value-type="string">
            <text:p>-0.103509</text:p>
          </table:table-cell>
        </table:table-row>
        <table:table-row table:style-name="ro1" table:visibility="filter">
          <table:table-cell office:value-type="float" office:value="1527483324.85296" calcext:value-type="float">
            <text:p>1527483324.85296</text:p>
          </table:table-cell>
          <table:table-cell office:value-type="string" calcext:value-type="string">
            <text:p>TOC_y</text:p>
          </table:table-cell>
          <table:table-cell office:value-type="float" office:value="-0.058977" calcext:value-type="float">
            <text:p>-0.058977</text:p>
          </table:table-cell>
          <table:table-cell office:value-type="float" office:value="-0.159897" calcext:value-type="float">
            <text:p>-0.159897</text:p>
          </table:table-cell>
          <table:table-cell office:value-type="float" office:value="-0.590555" calcext:value-type="float">
            <text:p>-0.590555</text:p>
          </table:table-cell>
          <table:table-cell office:value-type="float" office:value="-0.129286" calcext:value-type="float">
            <text:p>-0.129286</text:p>
          </table:table-cell>
          <table:table-cell office:value-type="float" office:value="0.431338" calcext:value-type="float">
            <text:p>0.431338</text:p>
          </table:table-cell>
          <table:table-cell office:value-type="string" calcext:value-type="string">
            <text:p>-0.10350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87225" calcext:value-type="float">
            <text:p>1527483324.8722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10578" calcext:value-type="float">
            <text:p>-0.210578</text:p>
          </table:table-cell>
          <table:table-cell office:value-type="float" office:value="-0.118936" calcext:value-type="float">
            <text:p>-0.118936</text:p>
          </table:table-cell>
          <table:table-cell office:value-type="float" office:value="-0.587005" calcext:value-type="float">
            <text:p>-0.587005</text:p>
          </table:table-cell>
          <table:table-cell office:value-type="float" office:value="-0.121769" calcext:value-type="float">
            <text:p>-0.121769</text:p>
          </table:table-cell>
          <table:table-cell office:value-type="float" office:value="0.362973" calcext:value-type="float">
            <text:p>0.362973</text:p>
          </table:table-cell>
          <table:table-cell office:value-type="string" calcext:value-type="string">
            <text:p>0.031489</text:p>
          </table:table-cell>
        </table:table-row>
        <table:table-row table:style-name="ro1" table:visibility="filter">
          <table:table-cell office:value-type="float" office:value="1527483324.87227" calcext:value-type="float">
            <text:p>1527483324.87227</text:p>
          </table:table-cell>
          <table:table-cell office:value-type="string" calcext:value-type="string">
            <text:p>TOC_y</text:p>
          </table:table-cell>
          <table:table-cell office:value-type="float" office:value="-0.210578" calcext:value-type="float">
            <text:p>-0.210578</text:p>
          </table:table-cell>
          <table:table-cell office:value-type="float" office:value="-0.118936" calcext:value-type="float">
            <text:p>-0.118936</text:p>
          </table:table-cell>
          <table:table-cell office:value-type="float" office:value="-0.587005" calcext:value-type="float">
            <text:p>-0.587005</text:p>
          </table:table-cell>
          <table:table-cell office:value-type="float" office:value="-0.121769" calcext:value-type="float">
            <text:p>-0.121769</text:p>
          </table:table-cell>
          <table:table-cell office:value-type="float" office:value="0.362973" calcext:value-type="float">
            <text:p>0.362973</text:p>
          </table:table-cell>
          <table:table-cell office:value-type="string" calcext:value-type="string">
            <text:p>0.03148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89257" calcext:value-type="float">
            <text:p>1527483324.8925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21688" calcext:value-type="float">
            <text:p>-0.221688</text:p>
          </table:table-cell>
          <table:table-cell office:value-type="float" office:value="-0.11297" calcext:value-type="float">
            <text:p>-0.11297</text:p>
          </table:table-cell>
          <table:table-cell office:value-type="float" office:value="-0.580798" calcext:value-type="float">
            <text:p>-0.580798</text:p>
          </table:table-cell>
          <table:table-cell office:value-type="float" office:value="-0.123179" calcext:value-type="float">
            <text:p>-0.123179</text:p>
          </table:table-cell>
          <table:table-cell office:value-type="float" office:value="0.354526" calcext:value-type="float">
            <text:p>0.354526</text:p>
          </table:table-cell>
          <table:table-cell office:value-type="string" calcext:value-type="string">
            <text:p>0.059776</text:p>
          </table:table-cell>
        </table:table-row>
        <table:table-row table:style-name="ro1" table:visibility="filter">
          <table:table-cell office:value-type="float" office:value="1527483324.89259" calcext:value-type="float">
            <text:p>1527483324.89259</text:p>
          </table:table-cell>
          <table:table-cell office:value-type="string" calcext:value-type="string">
            <text:p>TOC_y</text:p>
          </table:table-cell>
          <table:table-cell office:value-type="float" office:value="-0.221688" calcext:value-type="float">
            <text:p>-0.221688</text:p>
          </table:table-cell>
          <table:table-cell office:value-type="float" office:value="-0.11297" calcext:value-type="float">
            <text:p>-0.11297</text:p>
          </table:table-cell>
          <table:table-cell office:value-type="float" office:value="-0.580798" calcext:value-type="float">
            <text:p>-0.580798</text:p>
          </table:table-cell>
          <table:table-cell office:value-type="float" office:value="-0.123179" calcext:value-type="float">
            <text:p>-0.123179</text:p>
          </table:table-cell>
          <table:table-cell office:value-type="float" office:value="0.354526" calcext:value-type="float">
            <text:p>0.354526</text:p>
          </table:table-cell>
          <table:table-cell office:value-type="string" calcext:value-type="string">
            <text:p>0.05977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91285" calcext:value-type="float">
            <text:p>1527483324.9128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379026" calcext:value-type="float">
            <text:p>-0.379026</text:p>
          </table:table-cell>
          <table:table-cell office:value-type="float" office:value="-0.09504" calcext:value-type="float">
            <text:p>-0.09504</text:p>
          </table:table-cell>
          <table:table-cell office:value-type="float" office:value="-0.579966" calcext:value-type="float">
            <text:p>-0.579966</text:p>
          </table:table-cell>
          <table:table-cell office:value-type="float" office:value="-0.118363" calcext:value-type="float">
            <text:p>-0.118363</text:p>
          </table:table-cell>
          <table:table-cell office:value-type="float" office:value="0.265196" calcext:value-type="float">
            <text:p>0.265196</text:p>
          </table:table-cell>
          <table:table-cell office:value-type="string" calcext:value-type="string">
            <text:p>0.090350</text:p>
          </table:table-cell>
        </table:table-row>
        <table:table-row table:style-name="ro1" table:visibility="filter">
          <table:table-cell office:value-type="float" office:value="1527483324.91288" calcext:value-type="float">
            <text:p>1527483324.91288</text:p>
          </table:table-cell>
          <table:table-cell office:value-type="string" calcext:value-type="string">
            <text:p>TOC_y</text:p>
          </table:table-cell>
          <table:table-cell office:value-type="float" office:value="-0.379026" calcext:value-type="float">
            <text:p>-0.379026</text:p>
          </table:table-cell>
          <table:table-cell office:value-type="float" office:value="-0.09504" calcext:value-type="float">
            <text:p>-0.09504</text:p>
          </table:table-cell>
          <table:table-cell office:value-type="float" office:value="-0.579966" calcext:value-type="float">
            <text:p>-0.579966</text:p>
          </table:table-cell>
          <table:table-cell office:value-type="float" office:value="-0.118363" calcext:value-type="float">
            <text:p>-0.118363</text:p>
          </table:table-cell>
          <table:table-cell office:value-type="float" office:value="0.265196" calcext:value-type="float">
            <text:p>0.265196</text:p>
          </table:table-cell>
          <table:table-cell office:value-type="string" calcext:value-type="string">
            <text:p>0.09035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93313" calcext:value-type="float">
            <text:p>1527483324.9331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443726" calcext:value-type="float">
            <text:p>-0.443726</text:p>
          </table:table-cell>
          <table:table-cell office:value-type="float" office:value="-0.04987" calcext:value-type="float">
            <text:p>-0.04987</text:p>
          </table:table-cell>
          <table:table-cell office:value-type="float" office:value="-0.57877" calcext:value-type="float">
            <text:p>-0.57877</text:p>
          </table:table-cell>
          <table:table-cell office:value-type="float" office:value="-0.115653" calcext:value-type="float">
            <text:p>-0.115653</text:p>
          </table:table-cell>
          <table:table-cell office:value-type="float" office:value="0.217406" calcext:value-type="float">
            <text:p>0.217406</text:p>
          </table:table-cell>
          <table:table-cell office:value-type="string" calcext:value-type="string">
            <text:p>0.151736</text:p>
          </table:table-cell>
        </table:table-row>
        <table:table-row table:style-name="ro1" table:visibility="filter">
          <table:table-cell office:value-type="float" office:value="1527483324.93314" calcext:value-type="float">
            <text:p>1527483324.93314</text:p>
          </table:table-cell>
          <table:table-cell office:value-type="string" calcext:value-type="string">
            <text:p>TOC_y</text:p>
          </table:table-cell>
          <table:table-cell office:value-type="float" office:value="-0.443726" calcext:value-type="float">
            <text:p>-0.443726</text:p>
          </table:table-cell>
          <table:table-cell office:value-type="float" office:value="-0.04987" calcext:value-type="float">
            <text:p>-0.04987</text:p>
          </table:table-cell>
          <table:table-cell office:value-type="float" office:value="-0.57877" calcext:value-type="float">
            <text:p>-0.57877</text:p>
          </table:table-cell>
          <table:table-cell office:value-type="float" office:value="-0.115653" calcext:value-type="float">
            <text:p>-0.115653</text:p>
          </table:table-cell>
          <table:table-cell office:value-type="float" office:value="0.217406" calcext:value-type="float">
            <text:p>0.217406</text:p>
          </table:table-cell>
          <table:table-cell office:value-type="string" calcext:value-type="string">
            <text:p>0.15173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9524" calcext:value-type="float">
            <text:p>1527483324.952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521716" calcext:value-type="float">
            <text:p>-0.521716</text:p>
          </table:table-cell>
          <table:table-cell office:value-type="float" office:value="0.032505" calcext:value-type="float">
            <text:p>0.032505</text:p>
          </table:table-cell>
          <table:table-cell office:value-type="float" office:value="-0.576755" calcext:value-type="float">
            <text:p>-0.576755</text:p>
          </table:table-cell>
          <table:table-cell office:value-type="float" office:value="-0.107616" calcext:value-type="float">
            <text:p>-0.107616</text:p>
          </table:table-cell>
          <table:table-cell office:value-type="float" office:value="0.138793" calcext:value-type="float">
            <text:p>0.138793</text:p>
          </table:table-cell>
          <table:table-cell office:value-type="string" calcext:value-type="string">
            <text:p>0.221454</text:p>
          </table:table-cell>
        </table:table-row>
        <table:table-row table:style-name="ro1" table:visibility="filter">
          <table:table-cell office:value-type="float" office:value="1527483324.95243" calcext:value-type="float">
            <text:p>1527483324.95243</text:p>
          </table:table-cell>
          <table:table-cell office:value-type="string" calcext:value-type="string">
            <text:p>TOC_y</text:p>
          </table:table-cell>
          <table:table-cell office:value-type="float" office:value="-0.521716" calcext:value-type="float">
            <text:p>-0.521716</text:p>
          </table:table-cell>
          <table:table-cell office:value-type="float" office:value="0.032505" calcext:value-type="float">
            <text:p>0.032505</text:p>
          </table:table-cell>
          <table:table-cell office:value-type="float" office:value="-0.576755" calcext:value-type="float">
            <text:p>-0.576755</text:p>
          </table:table-cell>
          <table:table-cell office:value-type="float" office:value="-0.107616" calcext:value-type="float">
            <text:p>-0.107616</text:p>
          </table:table-cell>
          <table:table-cell office:value-type="float" office:value="0.138793" calcext:value-type="float">
            <text:p>0.138793</text:p>
          </table:table-cell>
          <table:table-cell office:value-type="string" calcext:value-type="string">
            <text:p>0.22145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97272" calcext:value-type="float">
            <text:p>1527483324.9727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52824" calcext:value-type="float">
            <text:p>-0.52824</text:p>
          </table:table-cell>
          <table:table-cell office:value-type="float" office:value="0.031759" calcext:value-type="float">
            <text:p>0.031759</text:p>
          </table:table-cell>
          <table:table-cell office:value-type="float" office:value="-0.574231" calcext:value-type="float">
            <text:p>-0.574231</text:p>
          </table:table-cell>
          <table:table-cell office:value-type="float" office:value="-0.10036" calcext:value-type="float">
            <text:p>-0.10036</text:p>
          </table:table-cell>
          <table:table-cell office:value-type="float" office:value="0.126873" calcext:value-type="float">
            <text:p>0.126873</text:p>
          </table:table-cell>
          <table:table-cell office:value-type="string" calcext:value-type="string">
            <text:p>0.215039</text:p>
          </table:table-cell>
        </table:table-row>
        <table:table-row table:style-name="ro1" table:visibility="filter">
          <table:table-cell office:value-type="float" office:value="1527483324.97274" calcext:value-type="float">
            <text:p>1527483324.97274</text:p>
          </table:table-cell>
          <table:table-cell office:value-type="string" calcext:value-type="string">
            <text:p>TOC_y</text:p>
          </table:table-cell>
          <table:table-cell office:value-type="float" office:value="-0.52824" calcext:value-type="float">
            <text:p>-0.52824</text:p>
          </table:table-cell>
          <table:table-cell office:value-type="float" office:value="0.031759" calcext:value-type="float">
            <text:p>0.031759</text:p>
          </table:table-cell>
          <table:table-cell office:value-type="float" office:value="-0.574231" calcext:value-type="float">
            <text:p>-0.574231</text:p>
          </table:table-cell>
          <table:table-cell office:value-type="float" office:value="-0.10036" calcext:value-type="float">
            <text:p>-0.10036</text:p>
          </table:table-cell>
          <table:table-cell office:value-type="float" office:value="0.126873" calcext:value-type="float">
            <text:p>0.126873</text:p>
          </table:table-cell>
          <table:table-cell office:value-type="string" calcext:value-type="string">
            <text:p>0.21503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4.99301" calcext:value-type="float">
            <text:p>1527483324.9930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524667" calcext:value-type="float">
            <text:p>-0.524667</text:p>
          </table:table-cell>
          <table:table-cell office:value-type="float" office:value="0.206307" calcext:value-type="float">
            <text:p>0.206307</text:p>
          </table:table-cell>
          <table:table-cell office:value-type="float" office:value="-0.568353" calcext:value-type="float">
            <text:p>-0.568353</text:p>
          </table:table-cell>
          <table:table-cell office:value-type="float" office:value="-0.090863" calcext:value-type="float">
            <text:p>-0.090863</text:p>
          </table:table-cell>
          <table:table-cell office:value-type="float" office:value="0.123653" calcext:value-type="float">
            <text:p>0.123653</text:p>
          </table:table-cell>
          <table:table-cell office:value-type="string" calcext:value-type="string">
            <text:p>0.322505</text:p>
          </table:table-cell>
        </table:table-row>
        <table:table-row table:style-name="ro1" table:visibility="filter">
          <table:table-cell office:value-type="float" office:value="1527483324.99303" calcext:value-type="float">
            <text:p>1527483324.99303</text:p>
          </table:table-cell>
          <table:table-cell office:value-type="string" calcext:value-type="string">
            <text:p>PID_y</text:p>
          </table:table-cell>
          <table:table-cell office:value-type="float" office:value="-0.524667" calcext:value-type="float">
            <text:p>-0.524667</text:p>
          </table:table-cell>
          <table:table-cell office:value-type="float" office:value="0.206307" calcext:value-type="float">
            <text:p>0.206307</text:p>
          </table:table-cell>
          <table:table-cell office:value-type="float" office:value="-0.568353" calcext:value-type="float">
            <text:p>-0.568353</text:p>
          </table:table-cell>
          <table:table-cell office:value-type="float" office:value="-0.090863" calcext:value-type="float">
            <text:p>-0.090863</text:p>
          </table:table-cell>
          <table:table-cell office:value-type="float" office:value="0.123653" calcext:value-type="float">
            <text:p>0.123653</text:p>
          </table:table-cell>
          <table:table-cell office:value-type="string" calcext:value-type="string">
            <text:p>0.32250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01228" calcext:value-type="float">
            <text:p>1527483325.0122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488572" calcext:value-type="float">
            <text:p>-0.488572</text:p>
          </table:table-cell>
          <table:table-cell office:value-type="float" office:value="0.231945" calcext:value-type="float">
            <text:p>0.231945</text:p>
          </table:table-cell>
          <table:table-cell office:value-type="float" office:value="-0.563844" calcext:value-type="float">
            <text:p>-0.563844</text:p>
          </table:table-cell>
          <table:table-cell office:value-type="float" office:value="-0.085272" calcext:value-type="float">
            <text:p>-0.085272</text:p>
          </table:table-cell>
          <table:table-cell office:value-type="float" office:value="0.162313" calcext:value-type="float">
            <text:p>0.162313</text:p>
          </table:table-cell>
          <table:table-cell office:value-type="string" calcext:value-type="string">
            <text:p>0.333206</text:p>
          </table:table-cell>
        </table:table-row>
        <table:table-row table:style-name="ro1" table:visibility="filter">
          <table:table-cell office:value-type="float" office:value="1527483325.0123" calcext:value-type="float">
            <text:p>1527483325.0123</text:p>
          </table:table-cell>
          <table:table-cell office:value-type="string" calcext:value-type="string">
            <text:p>PID_y</text:p>
          </table:table-cell>
          <table:table-cell office:value-type="float" office:value="-0.488572" calcext:value-type="float">
            <text:p>-0.488572</text:p>
          </table:table-cell>
          <table:table-cell office:value-type="float" office:value="0.231945" calcext:value-type="float">
            <text:p>0.231945</text:p>
          </table:table-cell>
          <table:table-cell office:value-type="float" office:value="-0.563844" calcext:value-type="float">
            <text:p>-0.563844</text:p>
          </table:table-cell>
          <table:table-cell office:value-type="float" office:value="-0.085272" calcext:value-type="float">
            <text:p>-0.085272</text:p>
          </table:table-cell>
          <table:table-cell office:value-type="float" office:value="0.162313" calcext:value-type="float">
            <text:p>0.162313</text:p>
          </table:table-cell>
          <table:table-cell office:value-type="string" calcext:value-type="string">
            <text:p>0.33320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03258" calcext:value-type="float">
            <text:p>1527483325.0325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443045" calcext:value-type="float">
            <text:p>-0.443045</text:p>
          </table:table-cell>
          <table:table-cell office:value-type="float" office:value="0.216345" calcext:value-type="float">
            <text:p>0.216345</text:p>
          </table:table-cell>
          <table:table-cell office:value-type="float" office:value="-0.558698" calcext:value-type="float">
            <text:p>-0.558698</text:p>
          </table:table-cell>
          <table:table-cell office:value-type="float" office:value="-0.083495" calcext:value-type="float">
            <text:p>-0.083495</text:p>
          </table:table-cell>
          <table:table-cell office:value-type="float" office:value="0.201193" calcext:value-type="float">
            <text:p>0.201193</text:p>
          </table:table-cell>
          <table:table-cell office:value-type="string" calcext:value-type="string">
            <text:p>0.323950</text:p>
          </table:table-cell>
        </table:table-row>
        <table:table-row table:style-name="ro1" table:visibility="filter">
          <table:table-cell office:value-type="float" office:value="1527483325.03261" calcext:value-type="float">
            <text:p>1527483325.03261</text:p>
          </table:table-cell>
          <table:table-cell office:value-type="string" calcext:value-type="string">
            <text:p>PID_y</text:p>
          </table:table-cell>
          <table:table-cell office:value-type="float" office:value="-0.443045" calcext:value-type="float">
            <text:p>-0.443045</text:p>
          </table:table-cell>
          <table:table-cell office:value-type="float" office:value="0.216345" calcext:value-type="float">
            <text:p>0.216345</text:p>
          </table:table-cell>
          <table:table-cell office:value-type="float" office:value="-0.558698" calcext:value-type="float">
            <text:p>-0.558698</text:p>
          </table:table-cell>
          <table:table-cell office:value-type="float" office:value="-0.083495" calcext:value-type="float">
            <text:p>-0.083495</text:p>
          </table:table-cell>
          <table:table-cell office:value-type="float" office:value="0.201193" calcext:value-type="float">
            <text:p>0.201193</text:p>
          </table:table-cell>
          <table:table-cell office:value-type="string" calcext:value-type="string">
            <text:p>0.32395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05295" calcext:value-type="float">
            <text:p>1527483325.0529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361736" calcext:value-type="float">
            <text:p>-0.361736</text:p>
          </table:table-cell>
          <table:table-cell office:value-type="float" office:value="0.197012" calcext:value-type="float">
            <text:p>0.197012</text:p>
          </table:table-cell>
          <table:table-cell office:value-type="float" office:value="-0.550867" calcext:value-type="float">
            <text:p>-0.550867</text:p>
          </table:table-cell>
          <table:table-cell office:value-type="float" office:value="-0.076494" calcext:value-type="float">
            <text:p>-0.076494</text:p>
          </table:table-cell>
          <table:table-cell office:value-type="float" office:value="0.257285" calcext:value-type="float">
            <text:p>0.257285</text:p>
          </table:table-cell>
          <table:table-cell office:value-type="string" calcext:value-type="string">
            <text:p>0.309398</text:p>
          </table:table-cell>
        </table:table-row>
        <table:table-row table:style-name="ro1" table:visibility="filter">
          <table:table-cell office:value-type="float" office:value="1527483325.05299" calcext:value-type="float">
            <text:p>1527483325.05299</text:p>
          </table:table-cell>
          <table:table-cell office:value-type="string" calcext:value-type="string">
            <text:p>PID_y</text:p>
          </table:table-cell>
          <table:table-cell office:value-type="float" office:value="-0.361736" calcext:value-type="float">
            <text:p>-0.361736</text:p>
          </table:table-cell>
          <table:table-cell office:value-type="float" office:value="0.197012" calcext:value-type="float">
            <text:p>0.197012</text:p>
          </table:table-cell>
          <table:table-cell office:value-type="float" office:value="-0.550867" calcext:value-type="float">
            <text:p>-0.550867</text:p>
          </table:table-cell>
          <table:table-cell office:value-type="float" office:value="-0.076494" calcext:value-type="float">
            <text:p>-0.076494</text:p>
          </table:table-cell>
          <table:table-cell office:value-type="float" office:value="0.257285" calcext:value-type="float">
            <text:p>0.257285</text:p>
          </table:table-cell>
          <table:table-cell office:value-type="string" calcext:value-type="string">
            <text:p>0.30939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07241" calcext:value-type="float">
            <text:p>1527483325.0724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98435" calcext:value-type="float">
            <text:p>-0.298435</text:p>
          </table:table-cell>
          <table:table-cell office:value-type="float" office:value="0.164211" calcext:value-type="float">
            <text:p>0.164211</text:p>
          </table:table-cell>
          <table:table-cell office:value-type="float" office:value="-0.544914" calcext:value-type="float">
            <text:p>-0.544914</text:p>
          </table:table-cell>
          <table:table-cell office:value-type="float" office:value="-0.0717" calcext:value-type="float">
            <text:p>-0.0717</text:p>
          </table:table-cell>
          <table:table-cell office:value-type="float" office:value="0.293714" calcext:value-type="float">
            <text:p>0.293714</text:p>
          </table:table-cell>
          <table:table-cell office:value-type="string" calcext:value-type="string">
            <text:p>0.287348</text:p>
          </table:table-cell>
        </table:table-row>
        <table:table-row table:style-name="ro1" table:visibility="filter">
          <table:table-cell office:value-type="float" office:value="1527483325.07245" calcext:value-type="float">
            <text:p>1527483325.07245</text:p>
          </table:table-cell>
          <table:table-cell office:value-type="string" calcext:value-type="string">
            <text:p>PID_y</text:p>
          </table:table-cell>
          <table:table-cell office:value-type="float" office:value="-0.298435" calcext:value-type="float">
            <text:p>-0.298435</text:p>
          </table:table-cell>
          <table:table-cell office:value-type="float" office:value="0.164211" calcext:value-type="float">
            <text:p>0.164211</text:p>
          </table:table-cell>
          <table:table-cell office:value-type="float" office:value="-0.544914" calcext:value-type="float">
            <text:p>-0.544914</text:p>
          </table:table-cell>
          <table:table-cell office:value-type="float" office:value="-0.0717" calcext:value-type="float">
            <text:p>-0.0717</text:p>
          </table:table-cell>
          <table:table-cell office:value-type="float" office:value="0.293714" calcext:value-type="float">
            <text:p>0.293714</text:p>
          </table:table-cell>
          <table:table-cell office:value-type="string" calcext:value-type="string">
            <text:p>0.28734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09283" calcext:value-type="float">
            <text:p>1527483325.0928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33962" calcext:value-type="float">
            <text:p>-0.233962</text:p>
          </table:table-cell>
          <table:table-cell office:value-type="float" office:value="0.165763" calcext:value-type="float">
            <text:p>0.165763</text:p>
          </table:table-cell>
          <table:table-cell office:value-type="float" office:value="-0.535797" calcext:value-type="float">
            <text:p>-0.535797</text:p>
          </table:table-cell>
          <table:table-cell office:value-type="float" office:value="-0.062611" calcext:value-type="float">
            <text:p>-0.062611</text:p>
          </table:table-cell>
          <table:table-cell office:value-type="float" office:value="0.325026" calcext:value-type="float">
            <text:p>0.325026</text:p>
          </table:table-cell>
          <table:table-cell office:value-type="string" calcext:value-type="string">
            <text:p>0.282720</text:p>
          </table:table-cell>
        </table:table-row>
        <table:table-row table:style-name="ro1" table:visibility="filter">
          <table:table-cell office:value-type="float" office:value="1527483325.09287" calcext:value-type="float">
            <text:p>1527483325.09287</text:p>
          </table:table-cell>
          <table:table-cell office:value-type="string" calcext:value-type="string">
            <text:p>PID_y</text:p>
          </table:table-cell>
          <table:table-cell office:value-type="float" office:value="-0.233962" calcext:value-type="float">
            <text:p>-0.233962</text:p>
          </table:table-cell>
          <table:table-cell office:value-type="float" office:value="0.165763" calcext:value-type="float">
            <text:p>0.165763</text:p>
          </table:table-cell>
          <table:table-cell office:value-type="float" office:value="-0.535797" calcext:value-type="float">
            <text:p>-0.535797</text:p>
          </table:table-cell>
          <table:table-cell office:value-type="float" office:value="-0.062611" calcext:value-type="float">
            <text:p>-0.062611</text:p>
          </table:table-cell>
          <table:table-cell office:value-type="float" office:value="0.325026" calcext:value-type="float">
            <text:p>0.325026</text:p>
          </table:table-cell>
          <table:table-cell office:value-type="string" calcext:value-type="string">
            <text:p>0.28272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11217" calcext:value-type="float">
            <text:p>1527483325.1121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74234" calcext:value-type="float">
            <text:p>-0.174234</text:p>
          </table:table-cell>
          <table:table-cell office:value-type="float" office:value="0.158827" calcext:value-type="float">
            <text:p>0.158827</text:p>
          </table:table-cell>
          <table:table-cell office:value-type="float" office:value="-0.528635" calcext:value-type="float">
            <text:p>-0.528635</text:p>
          </table:table-cell>
          <table:table-cell office:value-type="float" office:value="-0.057709" calcext:value-type="float">
            <text:p>-0.057709</text:p>
          </table:table-cell>
          <table:table-cell office:value-type="float" office:value="0.352194" calcext:value-type="float">
            <text:p>0.352194</text:p>
          </table:table-cell>
          <table:table-cell office:value-type="string" calcext:value-type="string">
            <text:p>0.275295</text:p>
          </table:table-cell>
        </table:table-row>
        <table:table-row table:style-name="ro1" table:visibility="filter">
          <table:table-cell office:value-type="float" office:value="1527483325.11222" calcext:value-type="float">
            <text:p>1527483325.11222</text:p>
          </table:table-cell>
          <table:table-cell office:value-type="string" calcext:value-type="string">
            <text:p>PID_y</text:p>
          </table:table-cell>
          <table:table-cell office:value-type="float" office:value="-0.174234" calcext:value-type="float">
            <text:p>-0.174234</text:p>
          </table:table-cell>
          <table:table-cell office:value-type="float" office:value="0.158827" calcext:value-type="float">
            <text:p>0.158827</text:p>
          </table:table-cell>
          <table:table-cell office:value-type="float" office:value="-0.528635" calcext:value-type="float">
            <text:p>-0.528635</text:p>
          </table:table-cell>
          <table:table-cell office:value-type="float" office:value="-0.057709" calcext:value-type="float">
            <text:p>-0.057709</text:p>
          </table:table-cell>
          <table:table-cell office:value-type="float" office:value="0.352194" calcext:value-type="float">
            <text:p>0.352194</text:p>
          </table:table-cell>
          <table:table-cell office:value-type="string" calcext:value-type="string">
            <text:p>0.27529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13262" calcext:value-type="float">
            <text:p>1527483325.1326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24309" calcext:value-type="float">
            <text:p>-0.124309</text:p>
          </table:table-cell>
          <table:table-cell office:value-type="float" office:value="0.285306" calcext:value-type="float">
            <text:p>0.285306</text:p>
          </table:table-cell>
          <table:table-cell office:value-type="float" office:value="-0.521354" calcext:value-type="float">
            <text:p>-0.521354</text:p>
          </table:table-cell>
          <table:table-cell office:value-type="float" office:value="-0.049094" calcext:value-type="float">
            <text:p>-0.049094</text:p>
          </table:table-cell>
          <table:table-cell office:value-type="float" office:value="0.372781" calcext:value-type="float">
            <text:p>0.372781</text:p>
          </table:table-cell>
          <table:table-cell office:value-type="string" calcext:value-type="string">
            <text:p>0.342111</text:p>
          </table:table-cell>
        </table:table-row>
        <table:table-row table:style-name="ro1" table:visibility="filter">
          <table:table-cell office:value-type="float" office:value="1527483325.13266" calcext:value-type="float">
            <text:p>1527483325.13266</text:p>
          </table:table-cell>
          <table:table-cell office:value-type="string" calcext:value-type="string">
            <text:p>PID_y</text:p>
          </table:table-cell>
          <table:table-cell office:value-type="float" office:value="-0.124309" calcext:value-type="float">
            <text:p>-0.124309</text:p>
          </table:table-cell>
          <table:table-cell office:value-type="float" office:value="0.285306" calcext:value-type="float">
            <text:p>0.285306</text:p>
          </table:table-cell>
          <table:table-cell office:value-type="float" office:value="-0.521354" calcext:value-type="float">
            <text:p>-0.521354</text:p>
          </table:table-cell>
          <table:table-cell office:value-type="float" office:value="-0.049094" calcext:value-type="float">
            <text:p>-0.049094</text:p>
          </table:table-cell>
          <table:table-cell office:value-type="float" office:value="0.372781" calcext:value-type="float">
            <text:p>0.372781</text:p>
          </table:table-cell>
          <table:table-cell office:value-type="string" calcext:value-type="string">
            <text:p>0.34211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15298" calcext:value-type="float">
            <text:p>1527483325.1529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04563" calcext:value-type="float">
            <text:p>-0.04563</text:p>
          </table:table-cell>
          <table:table-cell office:value-type="float" office:value="0.446379" calcext:value-type="float">
            <text:p>0.446379</text:p>
          </table:table-cell>
          <table:table-cell office:value-type="float" office:value="-0.510394" calcext:value-type="float">
            <text:p>-0.510394</text:p>
          </table:table-cell>
          <table:table-cell office:value-type="float" office:value="-0.035109" calcext:value-type="float">
            <text:p>-0.035109</text:p>
          </table:table-cell>
          <table:table-cell office:value-type="float" office:value="0.403321" calcext:value-type="float">
            <text:p>0.403321</text:p>
          </table:table-cell>
          <table:table-cell office:value-type="string" calcext:value-type="string">
            <text:p>0.410513</text:p>
          </table:table-cell>
        </table:table-row>
        <table:table-row table:style-name="ro1" table:visibility="filter">
          <table:table-cell office:value-type="float" office:value="1527483325.15301" calcext:value-type="float">
            <text:p>1527483325.15301</text:p>
          </table:table-cell>
          <table:table-cell office:value-type="string" calcext:value-type="string">
            <text:p>PID_y</text:p>
          </table:table-cell>
          <table:table-cell office:value-type="float" office:value="-0.04563" calcext:value-type="float">
            <text:p>-0.04563</text:p>
          </table:table-cell>
          <table:table-cell office:value-type="float" office:value="0.446379" calcext:value-type="float">
            <text:p>0.446379</text:p>
          </table:table-cell>
          <table:table-cell office:value-type="float" office:value="-0.510394" calcext:value-type="float">
            <text:p>-0.510394</text:p>
          </table:table-cell>
          <table:table-cell office:value-type="float" office:value="-0.035109" calcext:value-type="float">
            <text:p>-0.035109</text:p>
          </table:table-cell>
          <table:table-cell office:value-type="float" office:value="0.403321" calcext:value-type="float">
            <text:p>0.403321</text:p>
          </table:table-cell>
          <table:table-cell office:value-type="string" calcext:value-type="string">
            <text:p>0.41051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17231" calcext:value-type="float">
            <text:p>1527483325.1723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028175" calcext:value-type="float">
            <text:p>0.028175</text:p>
          </table:table-cell>
          <table:table-cell office:value-type="float" office:value="0.569554" calcext:value-type="float">
            <text:p>0.569554</text:p>
          </table:table-cell>
          <table:table-cell office:value-type="float" office:value="-0.501825" calcext:value-type="float">
            <text:p>-0.501825</text:p>
          </table:table-cell>
          <table:table-cell office:value-type="float" office:value="-0.025892" calcext:value-type="float">
            <text:p>-0.025892</text:p>
          </table:table-cell>
          <table:table-cell office:value-type="float" office:value="0.430697" calcext:value-type="float">
            <text:p>0.430697</text:p>
          </table:table-cell>
          <table:table-cell office:value-type="string" calcext:value-type="string">
            <text:p>0.456515</text:p>
          </table:table-cell>
        </table:table-row>
        <table:table-row table:style-name="ro1" table:visibility="filter">
          <table:table-cell office:value-type="float" office:value="1527483325.17234" calcext:value-type="float">
            <text:p>1527483325.17234</text:p>
          </table:table-cell>
          <table:table-cell office:value-type="string" calcext:value-type="string">
            <text:p>PID_y</text:p>
          </table:table-cell>
          <table:table-cell office:value-type="float" office:value="0.028175" calcext:value-type="float">
            <text:p>0.028175</text:p>
          </table:table-cell>
          <table:table-cell office:value-type="float" office:value="0.569554" calcext:value-type="float">
            <text:p>0.569554</text:p>
          </table:table-cell>
          <table:table-cell office:value-type="float" office:value="-0.501825" calcext:value-type="float">
            <text:p>-0.501825</text:p>
          </table:table-cell>
          <table:table-cell office:value-type="float" office:value="-0.025892" calcext:value-type="float">
            <text:p>-0.025892</text:p>
          </table:table-cell>
          <table:table-cell office:value-type="float" office:value="0.430697" calcext:value-type="float">
            <text:p>0.430697</text:p>
          </table:table-cell>
          <table:table-cell office:value-type="string" calcext:value-type="string">
            <text:p>0.45651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19265" calcext:value-type="float">
            <text:p>1527483325.1926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154035" calcext:value-type="float">
            <text:p>0.154035</text:p>
          </table:table-cell>
          <table:table-cell office:value-type="float" office:value="0.660454" calcext:value-type="float">
            <text:p>0.660454</text:p>
          </table:table-cell>
          <table:table-cell office:value-type="float" office:value="-0.488329" calcext:value-type="float">
            <text:p>-0.488329</text:p>
          </table:table-cell>
          <table:table-cell office:value-type="float" office:value="-0.013864" calcext:value-type="float">
            <text:p>-0.013864</text:p>
          </table:table-cell>
          <table:table-cell office:value-type="float" office:value="0.47416" calcext:value-type="float">
            <text:p>0.47416</text:p>
          </table:table-cell>
          <table:table-cell office:value-type="string" calcext:value-type="string">
            <text:p>0.485810</text:p>
          </table:table-cell>
        </table:table-row>
        <table:table-row table:style-name="ro1" table:visibility="filter">
          <table:table-cell office:value-type="float" office:value="1527483325.19269" calcext:value-type="float">
            <text:p>1527483325.19269</text:p>
          </table:table-cell>
          <table:table-cell office:value-type="string" calcext:value-type="string">
            <text:p>PID_y</text:p>
          </table:table-cell>
          <table:table-cell office:value-type="float" office:value="0.154035" calcext:value-type="float">
            <text:p>0.154035</text:p>
          </table:table-cell>
          <table:table-cell office:value-type="float" office:value="0.660454" calcext:value-type="float">
            <text:p>0.660454</text:p>
          </table:table-cell>
          <table:table-cell office:value-type="float" office:value="-0.488329" calcext:value-type="float">
            <text:p>-0.488329</text:p>
          </table:table-cell>
          <table:table-cell office:value-type="float" office:value="-0.013864" calcext:value-type="float">
            <text:p>-0.013864</text:p>
          </table:table-cell>
          <table:table-cell office:value-type="float" office:value="0.47416" calcext:value-type="float">
            <text:p>0.47416</text:p>
          </table:table-cell>
          <table:table-cell office:value-type="string" calcext:value-type="string">
            <text:p>0.48581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21302" calcext:value-type="float">
            <text:p>1527483325.2130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137702" calcext:value-type="float">
            <text:p>0.137702</text:p>
          </table:table-cell>
          <table:table-cell office:value-type="float" office:value="0.744482" calcext:value-type="float">
            <text:p>0.744482</text:p>
          </table:table-cell>
          <table:table-cell office:value-type="float" office:value="-0.481665" calcext:value-type="float">
            <text:p>-0.481665</text:p>
          </table:table-cell>
          <table:table-cell office:value-type="float" office:value="-0.005987" calcext:value-type="float">
            <text:p>-0.005987</text:p>
          </table:table-cell>
          <table:table-cell office:value-type="float" office:value="0.465595" calcext:value-type="float">
            <text:p>0.465595</text:p>
          </table:table-cell>
          <table:table-cell office:value-type="string" calcext:value-type="string">
            <text:p>0.512508</text:p>
          </table:table-cell>
        </table:table-row>
        <table:table-row table:style-name="ro1" table:visibility="filter">
          <table:table-cell office:value-type="float" office:value="1527483325.21305" calcext:value-type="float">
            <text:p>1527483325.21305</text:p>
          </table:table-cell>
          <table:table-cell office:value-type="string" calcext:value-type="string">
            <text:p>PID_y</text:p>
          </table:table-cell>
          <table:table-cell office:value-type="float" office:value="0.137702" calcext:value-type="float">
            <text:p>0.137702</text:p>
          </table:table-cell>
          <table:table-cell office:value-type="float" office:value="0.744482" calcext:value-type="float">
            <text:p>0.744482</text:p>
          </table:table-cell>
          <table:table-cell office:value-type="float" office:value="-0.481665" calcext:value-type="float">
            <text:p>-0.481665</text:p>
          </table:table-cell>
          <table:table-cell office:value-type="float" office:value="-0.005987" calcext:value-type="float">
            <text:p>-0.005987</text:p>
          </table:table-cell>
          <table:table-cell office:value-type="float" office:value="0.465595" calcext:value-type="float">
            <text:p>0.465595</text:p>
          </table:table-cell>
          <table:table-cell office:value-type="string" calcext:value-type="string">
            <text:p>0.51250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23231" calcext:value-type="float">
            <text:p>1527483325.2323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14333" calcext:value-type="float">
            <text:p>0.14333</text:p>
          </table:table-cell>
          <table:table-cell office:value-type="float" office:value="0.607558" calcext:value-type="float">
            <text:p>0.607558</text:p>
          </table:table-cell>
          <table:table-cell office:value-type="float" office:value="-0.47483" calcext:value-type="float">
            <text:p>-0.47483</text:p>
          </table:table-cell>
          <table:table-cell office:value-type="float" office:value="-0.002709" calcext:value-type="float">
            <text:p>-0.002709</text:p>
          </table:table-cell>
          <table:table-cell office:value-type="float" office:value="0.465141" calcext:value-type="float">
            <text:p>0.465141</text:p>
          </table:table-cell>
          <table:table-cell office:value-type="string" calcext:value-type="string">
            <text:p>0.462162</text:p>
          </table:table-cell>
        </table:table-row>
        <table:table-row table:style-name="ro1" table:visibility="filter">
          <table:table-cell office:value-type="float" office:value="1527483325.23233" calcext:value-type="float">
            <text:p>1527483325.23233</text:p>
          </table:table-cell>
          <table:table-cell office:value-type="string" calcext:value-type="string">
            <text:p>PID_y</text:p>
          </table:table-cell>
          <table:table-cell office:value-type="float" office:value="0.14333" calcext:value-type="float">
            <text:p>0.14333</text:p>
          </table:table-cell>
          <table:table-cell office:value-type="float" office:value="0.607558" calcext:value-type="float">
            <text:p>0.607558</text:p>
          </table:table-cell>
          <table:table-cell office:value-type="float" office:value="-0.47483" calcext:value-type="float">
            <text:p>-0.47483</text:p>
          </table:table-cell>
          <table:table-cell office:value-type="float" office:value="-0.002709" calcext:value-type="float">
            <text:p>-0.002709</text:p>
          </table:table-cell>
          <table:table-cell office:value-type="float" office:value="0.465141" calcext:value-type="float">
            <text:p>0.465141</text:p>
          </table:table-cell>
          <table:table-cell office:value-type="string" calcext:value-type="string">
            <text:p>0.46216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25265" calcext:value-type="float">
            <text:p>1527483325.2526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043799" calcext:value-type="float">
            <text:p>-0.043799</text:p>
          </table:table-cell>
          <table:table-cell office:value-type="float" office:value="0.443095" calcext:value-type="float">
            <text:p>0.443095</text:p>
          </table:table-cell>
          <table:table-cell office:value-type="float" office:value="-0.471833" calcext:value-type="float">
            <text:p>-0.471833</text:p>
          </table:table-cell>
          <table:table-cell office:value-type="float" office:value="0.004112" calcext:value-type="float">
            <text:p>0.004112</text:p>
          </table:table-cell>
          <table:table-cell office:value-type="float" office:value="0.387055" calcext:value-type="float">
            <text:p>0.387055</text:p>
          </table:table-cell>
          <table:table-cell office:value-type="string" calcext:value-type="string">
            <text:p>0.391975</text:p>
          </table:table-cell>
        </table:table-row>
        <table:table-row table:style-name="ro1" table:visibility="filter">
          <table:table-cell office:value-type="float" office:value="1527483325.25268" calcext:value-type="float">
            <text:p>1527483325.25268</text:p>
          </table:table-cell>
          <table:table-cell office:value-type="string" calcext:value-type="string">
            <text:p>PID_y</text:p>
          </table:table-cell>
          <table:table-cell office:value-type="float" office:value="-0.043799" calcext:value-type="float">
            <text:p>-0.043799</text:p>
          </table:table-cell>
          <table:table-cell office:value-type="float" office:value="0.443095" calcext:value-type="float">
            <text:p>0.443095</text:p>
          </table:table-cell>
          <table:table-cell office:value-type="float" office:value="-0.471833" calcext:value-type="float">
            <text:p>-0.471833</text:p>
          </table:table-cell>
          <table:table-cell office:value-type="float" office:value="0.004112" calcext:value-type="float">
            <text:p>0.004112</text:p>
          </table:table-cell>
          <table:table-cell office:value-type="float" office:value="0.387055" calcext:value-type="float">
            <text:p>0.387055</text:p>
          </table:table-cell>
          <table:table-cell office:value-type="string" calcext:value-type="string">
            <text:p>0.39197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273" calcext:value-type="float">
            <text:p>1527483325.27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17972" calcext:value-type="float">
            <text:p>-0.217972</text:p>
          </table:table-cell>
          <table:table-cell office:value-type="float" office:value="0.342503" calcext:value-type="float">
            <text:p>0.342503</text:p>
          </table:table-cell>
          <table:table-cell office:value-type="float" office:value="-0.471866" calcext:value-type="float">
            <text:p>-0.471866</text:p>
          </table:table-cell>
          <table:table-cell office:value-type="float" office:value="0.008702" calcext:value-type="float">
            <text:p>0.008702</text:p>
          </table:table-cell>
          <table:table-cell office:value-type="float" office:value="0.298099" calcext:value-type="float">
            <text:p>0.298099</text:p>
          </table:table-cell>
          <table:table-cell office:value-type="string" calcext:value-type="string">
            <text:p>0.341804</text:p>
          </table:table-cell>
        </table:table-row>
        <table:table-row table:style-name="ro1" table:visibility="filter">
          <table:table-cell office:value-type="float" office:value="1527483325.27304" calcext:value-type="float">
            <text:p>1527483325.27304</text:p>
          </table:table-cell>
          <table:table-cell office:value-type="string" calcext:value-type="string">
            <text:p>PID_y</text:p>
          </table:table-cell>
          <table:table-cell office:value-type="float" office:value="-0.217972" calcext:value-type="float">
            <text:p>-0.217972</text:p>
          </table:table-cell>
          <table:table-cell office:value-type="float" office:value="0.342503" calcext:value-type="float">
            <text:p>0.342503</text:p>
          </table:table-cell>
          <table:table-cell office:value-type="float" office:value="-0.471866" calcext:value-type="float">
            <text:p>-0.471866</text:p>
          </table:table-cell>
          <table:table-cell office:value-type="float" office:value="0.008702" calcext:value-type="float">
            <text:p>0.008702</text:p>
          </table:table-cell>
          <table:table-cell office:value-type="float" office:value="0.298099" calcext:value-type="float">
            <text:p>0.298099</text:p>
          </table:table-cell>
          <table:table-cell office:value-type="string" calcext:value-type="string">
            <text:p>0.34180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29237" calcext:value-type="float">
            <text:p>1527483325.2923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398499" calcext:value-type="float">
            <text:p>-0.398499</text:p>
          </table:table-cell>
          <table:table-cell office:value-type="float" office:value="0.244811" calcext:value-type="float">
            <text:p>0.244811</text:p>
          </table:table-cell>
          <table:table-cell office:value-type="float" office:value="-0.472318" calcext:value-type="float">
            <text:p>-0.472318</text:p>
          </table:table-cell>
          <table:table-cell office:value-type="float" office:value="0.014539" calcext:value-type="float">
            <text:p>0.014539</text:p>
          </table:table-cell>
          <table:table-cell office:value-type="float" office:value="0.160738" calcext:value-type="float">
            <text:p>0.160738</text:p>
          </table:table-cell>
          <table:table-cell office:value-type="string" calcext:value-type="string">
            <text:p>0.283893</text:p>
          </table:table-cell>
        </table:table-row>
        <table:table-row table:style-name="ro1" table:visibility="filter">
          <table:table-cell office:value-type="float" office:value="1527483325.29242" calcext:value-type="float">
            <text:p>1527483325.29242</text:p>
          </table:table-cell>
          <table:table-cell office:value-type="string" calcext:value-type="string">
            <text:p>PID_y</text:p>
          </table:table-cell>
          <table:table-cell office:value-type="float" office:value="-0.398499" calcext:value-type="float">
            <text:p>-0.398499</text:p>
          </table:table-cell>
          <table:table-cell office:value-type="float" office:value="0.244811" calcext:value-type="float">
            <text:p>0.244811</text:p>
          </table:table-cell>
          <table:table-cell office:value-type="float" office:value="-0.472318" calcext:value-type="float">
            <text:p>-0.472318</text:p>
          </table:table-cell>
          <table:table-cell office:value-type="float" office:value="0.014539" calcext:value-type="float">
            <text:p>0.014539</text:p>
          </table:table-cell>
          <table:table-cell office:value-type="float" office:value="0.160738" calcext:value-type="float">
            <text:p>0.160738</text:p>
          </table:table-cell>
          <table:table-cell office:value-type="string" calcext:value-type="string">
            <text:p>0.28389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31276" calcext:value-type="float">
            <text:p>1527483325.3127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410025" calcext:value-type="float">
            <text:p>-0.410025</text:p>
          </table:table-cell>
          <table:table-cell office:value-type="float" office:value="0.267258" calcext:value-type="float">
            <text:p>0.267258</text:p>
          </table:table-cell>
          <table:table-cell office:value-type="float" office:value="-0.467558" calcext:value-type="float">
            <text:p>-0.467558</text:p>
          </table:table-cell>
          <table:table-cell office:value-type="float" office:value="0.023288" calcext:value-type="float">
            <text:p>0.023288</text:p>
          </table:table-cell>
          <table:table-cell office:value-type="float" office:value="0.141904" calcext:value-type="float">
            <text:p>0.141904</text:p>
          </table:table-cell>
          <table:table-cell office:value-type="string" calcext:value-type="string">
            <text:p>0.292215</text:p>
          </table:table-cell>
        </table:table-row>
        <table:table-row table:style-name="ro1" table:visibility="filter">
          <table:table-cell office:value-type="float" office:value="1527483325.3128" calcext:value-type="float">
            <text:p>1527483325.3128</text:p>
          </table:table-cell>
          <table:table-cell office:value-type="string" calcext:value-type="string">
            <text:p>PID_y</text:p>
          </table:table-cell>
          <table:table-cell office:value-type="float" office:value="-0.410025" calcext:value-type="float">
            <text:p>-0.410025</text:p>
          </table:table-cell>
          <table:table-cell office:value-type="float" office:value="0.267258" calcext:value-type="float">
            <text:p>0.267258</text:p>
          </table:table-cell>
          <table:table-cell office:value-type="float" office:value="-0.467558" calcext:value-type="float">
            <text:p>-0.467558</text:p>
          </table:table-cell>
          <table:table-cell office:value-type="float" office:value="0.023288" calcext:value-type="float">
            <text:p>0.023288</text:p>
          </table:table-cell>
          <table:table-cell office:value-type="float" office:value="0.141904" calcext:value-type="float">
            <text:p>0.141904</text:p>
          </table:table-cell>
          <table:table-cell office:value-type="string" calcext:value-type="string">
            <text:p>0.29221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33211" calcext:value-type="float">
            <text:p>1527483325.3321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40055" calcext:value-type="float">
            <text:p>-0.40055</text:p>
          </table:table-cell>
          <table:table-cell office:value-type="float" office:value="0.364923" calcext:value-type="float">
            <text:p>0.364923</text:p>
          </table:table-cell>
          <table:table-cell office:value-type="float" office:value="-0.46043" calcext:value-type="float">
            <text:p>-0.46043</text:p>
          </table:table-cell>
          <table:table-cell office:value-type="float" office:value="0.03136" calcext:value-type="float">
            <text:p>0.03136</text:p>
          </table:table-cell>
          <table:table-cell office:value-type="float" office:value="0.144769" calcext:value-type="float">
            <text:p>0.144769</text:p>
          </table:table-cell>
          <table:table-cell office:value-type="string" calcext:value-type="string">
            <text:p>0.341683</text:p>
          </table:table-cell>
        </table:table-row>
        <table:table-row table:style-name="ro1" table:visibility="filter">
          <table:table-cell office:value-type="float" office:value="1527483325.33215" calcext:value-type="float">
            <text:p>1527483325.33215</text:p>
          </table:table-cell>
          <table:table-cell office:value-type="string" calcext:value-type="string">
            <text:p>PID_y</text:p>
          </table:table-cell>
          <table:table-cell office:value-type="float" office:value="-0.40055" calcext:value-type="float">
            <text:p>-0.40055</text:p>
          </table:table-cell>
          <table:table-cell office:value-type="float" office:value="0.364923" calcext:value-type="float">
            <text:p>0.364923</text:p>
          </table:table-cell>
          <table:table-cell office:value-type="float" office:value="-0.46043" calcext:value-type="float">
            <text:p>-0.46043</text:p>
          </table:table-cell>
          <table:table-cell office:value-type="float" office:value="0.03136" calcext:value-type="float">
            <text:p>0.03136</text:p>
          </table:table-cell>
          <table:table-cell office:value-type="float" office:value="0.144769" calcext:value-type="float">
            <text:p>0.144769</text:p>
          </table:table-cell>
          <table:table-cell office:value-type="string" calcext:value-type="string">
            <text:p>0.34168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35249" calcext:value-type="float">
            <text:p>1527483325.3524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48401" calcext:value-type="float">
            <text:p>-0.248401</text:p>
          </table:table-cell>
          <table:table-cell office:value-type="float" office:value="0.401781" calcext:value-type="float">
            <text:p>0.401781</text:p>
          </table:table-cell>
          <table:table-cell office:value-type="float" office:value="-0.44542" calcext:value-type="float">
            <text:p>-0.44542</text:p>
          </table:table-cell>
          <table:table-cell office:value-type="float" office:value="0.039654" calcext:value-type="float">
            <text:p>0.039654</text:p>
          </table:table-cell>
          <table:table-cell office:value-type="float" office:value="0.262596" calcext:value-type="float">
            <text:p>0.262596</text:p>
          </table:table-cell>
          <table:table-cell office:value-type="string" calcext:value-type="string">
            <text:p>0.356012</text:p>
          </table:table-cell>
        </table:table-row>
        <table:table-row table:style-name="ro1" table:visibility="filter">
          <table:table-cell office:value-type="float" office:value="1527483325.35253" calcext:value-type="float">
            <text:p>1527483325.35253</text:p>
          </table:table-cell>
          <table:table-cell office:value-type="string" calcext:value-type="string">
            <text:p>PID_y</text:p>
          </table:table-cell>
          <table:table-cell office:value-type="float" office:value="-0.248401" calcext:value-type="float">
            <text:p>-0.248401</text:p>
          </table:table-cell>
          <table:table-cell office:value-type="float" office:value="0.401781" calcext:value-type="float">
            <text:p>0.401781</text:p>
          </table:table-cell>
          <table:table-cell office:value-type="float" office:value="-0.44542" calcext:value-type="float">
            <text:p>-0.44542</text:p>
          </table:table-cell>
          <table:table-cell office:value-type="float" office:value="0.039654" calcext:value-type="float">
            <text:p>0.039654</text:p>
          </table:table-cell>
          <table:table-cell office:value-type="float" office:value="0.262596" calcext:value-type="float">
            <text:p>0.262596</text:p>
          </table:table-cell>
          <table:table-cell office:value-type="string" calcext:value-type="string">
            <text:p>0.35601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37289" calcext:value-type="float">
            <text:p>1527483325.3728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000786" calcext:value-type="float">
            <text:p>-0.000786</text:p>
          </table:table-cell>
          <table:table-cell office:value-type="float" office:value="0.338859" calcext:value-type="float">
            <text:p>0.338859</text:p>
          </table:table-cell>
          <table:table-cell office:value-type="float" office:value="-0.432582" calcext:value-type="float">
            <text:p>-0.432582</text:p>
          </table:table-cell>
          <table:table-cell office:value-type="float" office:value="0.040888" calcext:value-type="float">
            <text:p>0.040888</text:p>
          </table:table-cell>
          <table:table-cell office:value-type="float" office:value="0.388753" calcext:value-type="float">
            <text:p>0.388753</text:p>
          </table:table-cell>
          <table:table-cell office:value-type="string" calcext:value-type="string">
            <text:p>0.322939</text:p>
          </table:table-cell>
        </table:table-row>
        <table:table-row table:style-name="ro1" table:visibility="filter">
          <table:table-cell office:value-type="float" office:value="1527483325.37292" calcext:value-type="float">
            <text:p>1527483325.37292</text:p>
          </table:table-cell>
          <table:table-cell office:value-type="string" calcext:value-type="string">
            <text:p>PID_y</text:p>
          </table:table-cell>
          <table:table-cell office:value-type="float" office:value="-0.000786" calcext:value-type="float">
            <text:p>-0.000786</text:p>
          </table:table-cell>
          <table:table-cell office:value-type="float" office:value="0.338859" calcext:value-type="float">
            <text:p>0.338859</text:p>
          </table:table-cell>
          <table:table-cell office:value-type="float" office:value="-0.432582" calcext:value-type="float">
            <text:p>-0.432582</text:p>
          </table:table-cell>
          <table:table-cell office:value-type="float" office:value="0.040888" calcext:value-type="float">
            <text:p>0.040888</text:p>
          </table:table-cell>
          <table:table-cell office:value-type="float" office:value="0.388753" calcext:value-type="float">
            <text:p>0.388753</text:p>
          </table:table-cell>
          <table:table-cell office:value-type="string" calcext:value-type="string">
            <text:p>0.32293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39221" calcext:value-type="float">
            <text:p>1527483325.3922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654585" calcext:value-type="float">
            <text:p>0.654585</text:p>
          </table:table-cell>
          <table:table-cell office:value-type="float" office:value="0.356098" calcext:value-type="float">
            <text:p>0.356098</text:p>
          </table:table-cell>
          <table:table-cell office:value-type="float" office:value="-0.41157" calcext:value-type="float">
            <text:p>-0.41157</text:p>
          </table:table-cell>
          <table:table-cell office:value-type="float" office:value="0.047281" calcext:value-type="float">
            <text:p>0.047281</text:p>
          </table:table-cell>
          <table:table-cell office:value-type="float" office:value="0.610863" calcext:value-type="float">
            <text:p>0.610863</text:p>
          </table:table-cell>
          <table:table-cell office:value-type="string" calcext:value-type="string">
            <text:p>0.328764</text:p>
          </table:table-cell>
        </table:table-row>
        <table:table-row table:style-name="ro1" table:visibility="filter">
          <table:table-cell office:value-type="float" office:value="1527483325.39224" calcext:value-type="float">
            <text:p>1527483325.39224</text:p>
          </table:table-cell>
          <table:table-cell office:value-type="string" calcext:value-type="string">
            <text:p>PID_y</text:p>
          </table:table-cell>
          <table:table-cell office:value-type="float" office:value="0.654585" calcext:value-type="float">
            <text:p>0.654585</text:p>
          </table:table-cell>
          <table:table-cell office:value-type="float" office:value="0.356098" calcext:value-type="float">
            <text:p>0.356098</text:p>
          </table:table-cell>
          <table:table-cell office:value-type="float" office:value="-0.41157" calcext:value-type="float">
            <text:p>-0.41157</text:p>
          </table:table-cell>
          <table:table-cell office:value-type="float" office:value="0.047281" calcext:value-type="float">
            <text:p>0.047281</text:p>
          </table:table-cell>
          <table:table-cell office:value-type="float" office:value="0.610863" calcext:value-type="float">
            <text:p>0.610863</text:p>
          </table:table-cell>
          <table:table-cell office:value-type="string" calcext:value-type="string">
            <text:p>0.32876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41255" calcext:value-type="float">
            <text:p>1527483325.4125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1.114578" calcext:value-type="float">
            <text:p>1.114578</text:p>
          </table:table-cell>
          <table:table-cell office:value-type="float" office:value="0.240271" calcext:value-type="float">
            <text:p>0.240271</text:p>
          </table:table-cell>
          <table:table-cell office:value-type="float" office:value="-0.395018" calcext:value-type="float">
            <text:p>-0.395018</text:p>
          </table:table-cell>
          <table:table-cell office:value-type="float" office:value="0.048883" calcext:value-type="float">
            <text:p>0.048883</text:p>
          </table:table-cell>
          <table:table-cell office:value-type="float" office:value="0.726883" calcext:value-type="float">
            <text:p>0.726883</text:p>
          </table:table-cell>
          <table:table-cell office:value-type="string" calcext:value-type="string">
            <text:p>0.258816</text:p>
          </table:table-cell>
        </table:table-row>
        <table:table-row table:style-name="ro1" table:visibility="filter">
          <table:table-cell office:value-type="float" office:value="1527483325.41257" calcext:value-type="float">
            <text:p>1527483325.41257</text:p>
          </table:table-cell>
          <table:table-cell office:value-type="string" calcext:value-type="string">
            <text:p>PID_y</text:p>
          </table:table-cell>
          <table:table-cell office:value-type="float" office:value="1.114578" calcext:value-type="float">
            <text:p>1.114578</text:p>
          </table:table-cell>
          <table:table-cell office:value-type="float" office:value="0.240271" calcext:value-type="float">
            <text:p>0.240271</text:p>
          </table:table-cell>
          <table:table-cell office:value-type="float" office:value="-0.395018" calcext:value-type="float">
            <text:p>-0.395018</text:p>
          </table:table-cell>
          <table:table-cell office:value-type="float" office:value="0.048883" calcext:value-type="float">
            <text:p>0.048883</text:p>
          </table:table-cell>
          <table:table-cell office:value-type="float" office:value="0.726883" calcext:value-type="float">
            <text:p>0.726883</text:p>
          </table:table-cell>
          <table:table-cell office:value-type="string" calcext:value-type="string">
            <text:p>0.25881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43284" calcext:value-type="float">
            <text:p>1527483325.4328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1.433773" calcext:value-type="float">
            <text:p>1.433773</text:p>
          </table:table-cell>
          <table:table-cell office:value-type="float" office:value="0.148283" calcext:value-type="float">
            <text:p>0.148283</text:p>
          </table:table-cell>
          <table:table-cell office:value-type="float" office:value="-0.380432" calcext:value-type="float">
            <text:p>-0.380432</text:p>
          </table:table-cell>
          <table:table-cell office:value-type="float" office:value="0.049916" calcext:value-type="float">
            <text:p>0.049916</text:p>
          </table:table-cell>
          <table:table-cell office:value-type="float" office:value="0.796851" calcext:value-type="float">
            <text:p>0.796851</text:p>
          </table:table-cell>
          <table:table-cell office:value-type="string" calcext:value-type="string">
            <text:p>0.185550</text:p>
          </table:table-cell>
        </table:table-row>
        <table:table-row table:style-name="ro1" table:visibility="filter">
          <table:table-cell office:value-type="float" office:value="1527483325.43286" calcext:value-type="float">
            <text:p>1527483325.43286</text:p>
          </table:table-cell>
          <table:table-cell office:value-type="string" calcext:value-type="string">
            <text:p>PID_y</text:p>
          </table:table-cell>
          <table:table-cell office:value-type="float" office:value="1.433773" calcext:value-type="float">
            <text:p>1.433773</text:p>
          </table:table-cell>
          <table:table-cell office:value-type="float" office:value="0.148283" calcext:value-type="float">
            <text:p>0.148283</text:p>
          </table:table-cell>
          <table:table-cell office:value-type="float" office:value="-0.380432" calcext:value-type="float">
            <text:p>-0.380432</text:p>
          </table:table-cell>
          <table:table-cell office:value-type="float" office:value="0.049916" calcext:value-type="float">
            <text:p>0.049916</text:p>
          </table:table-cell>
          <table:table-cell office:value-type="float" office:value="0.796851" calcext:value-type="float">
            <text:p>0.796851</text:p>
          </table:table-cell>
          <table:table-cell office:value-type="string" calcext:value-type="string">
            <text:p>0.18555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45317" calcext:value-type="float">
            <text:p>1527483325.4531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1.682833" calcext:value-type="float">
            <text:p>1.682833</text:p>
          </table:table-cell>
          <table:table-cell office:value-type="float" office:value="0.102495" calcext:value-type="float">
            <text:p>0.102495</text:p>
          </table:table-cell>
          <table:table-cell office:value-type="float" office:value="-0.360542" calcext:value-type="float">
            <text:p>-0.360542</text:p>
          </table:table-cell>
          <table:table-cell office:value-type="float" office:value="0.052735" calcext:value-type="float">
            <text:p>0.052735</text:p>
          </table:table-cell>
          <table:table-cell office:value-type="float" office:value="0.845684" calcext:value-type="float">
            <text:p>0.845684</text:p>
          </table:table-cell>
          <table:table-cell office:value-type="string" calcext:value-type="string">
            <text:p>0.131970</text:p>
          </table:table-cell>
        </table:table-row>
        <table:table-row table:style-name="ro1" table:visibility="filter">
          <table:table-cell office:value-type="float" office:value="1527483325.45318" calcext:value-type="float">
            <text:p>1527483325.45318</text:p>
          </table:table-cell>
          <table:table-cell office:value-type="string" calcext:value-type="string">
            <text:p>PID_y</text:p>
          </table:table-cell>
          <table:table-cell office:value-type="float" office:value="1.682833" calcext:value-type="float">
            <text:p>1.682833</text:p>
          </table:table-cell>
          <table:table-cell office:value-type="float" office:value="0.102495" calcext:value-type="float">
            <text:p>0.102495</text:p>
          </table:table-cell>
          <table:table-cell office:value-type="float" office:value="-0.360542" calcext:value-type="float">
            <text:p>-0.360542</text:p>
          </table:table-cell>
          <table:table-cell office:value-type="float" office:value="0.052735" calcext:value-type="float">
            <text:p>0.052735</text:p>
          </table:table-cell>
          <table:table-cell office:value-type="float" office:value="0.845684" calcext:value-type="float">
            <text:p>0.845684</text:p>
          </table:table-cell>
          <table:table-cell office:value-type="string" calcext:value-type="string">
            <text:p>0.13197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47251" calcext:value-type="float">
            <text:p>1527483325.4725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1.569543" calcext:value-type="float">
            <text:p>1.569543</text:p>
          </table:table-cell>
          <table:table-cell office:value-type="float" office:value="0.093274" calcext:value-type="float">
            <text:p>0.093274</text:p>
          </table:table-cell>
          <table:table-cell office:value-type="float" office:value="-0.350866" calcext:value-type="float">
            <text:p>-0.350866</text:p>
          </table:table-cell>
          <table:table-cell office:value-type="float" office:value="0.052672" calcext:value-type="float">
            <text:p>0.052672</text:p>
          </table:table-cell>
          <table:table-cell office:value-type="float" office:value="0.819843" calcext:value-type="float">
            <text:p>0.819843</text:p>
          </table:table-cell>
          <table:table-cell office:value-type="string" calcext:value-type="string">
            <text:p>0.119210</text:p>
          </table:table-cell>
        </table:table-row>
        <table:table-row table:style-name="ro1" table:visibility="filter">
          <table:table-cell office:value-type="float" office:value="1527483325.47253" calcext:value-type="float">
            <text:p>1527483325.47253</text:p>
          </table:table-cell>
          <table:table-cell office:value-type="string" calcext:value-type="string">
            <text:p>PID_y</text:p>
          </table:table-cell>
          <table:table-cell office:value-type="float" office:value="1.569543" calcext:value-type="float">
            <text:p>1.569543</text:p>
          </table:table-cell>
          <table:table-cell office:value-type="float" office:value="0.093274" calcext:value-type="float">
            <text:p>0.093274</text:p>
          </table:table-cell>
          <table:table-cell office:value-type="float" office:value="-0.350866" calcext:value-type="float">
            <text:p>-0.350866</text:p>
          </table:table-cell>
          <table:table-cell office:value-type="float" office:value="0.052672" calcext:value-type="float">
            <text:p>0.052672</text:p>
          </table:table-cell>
          <table:table-cell office:value-type="float" office:value="0.819843" calcext:value-type="float">
            <text:p>0.819843</text:p>
          </table:table-cell>
          <table:table-cell office:value-type="string" calcext:value-type="string">
            <text:p>0.11921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49282" calcext:value-type="float">
            <text:p>1527483325.4928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1.056304" calcext:value-type="float">
            <text:p>1.056304</text:p>
          </table:table-cell>
          <table:table-cell office:value-type="float" office:value="0.073161" calcext:value-type="float">
            <text:p>0.073161</text:p>
          </table:table-cell>
          <table:table-cell office:value-type="float" office:value="-0.341019" calcext:value-type="float">
            <text:p>-0.341019</text:p>
          </table:table-cell>
          <table:table-cell office:value-type="float" office:value="0.055312" calcext:value-type="float">
            <text:p>0.055312</text:p>
          </table:table-cell>
          <table:table-cell office:value-type="float" office:value="0.69933" calcext:value-type="float">
            <text:p>0.69933</text:p>
          </table:table-cell>
          <table:table-cell office:value-type="string" calcext:value-type="string">
            <text:p>0.079039</text:p>
          </table:table-cell>
        </table:table-row>
        <table:table-row table:style-name="ro1" table:visibility="filter">
          <table:table-cell office:value-type="float" office:value="1527483325.49283" calcext:value-type="float">
            <text:p>1527483325.49283</text:p>
          </table:table-cell>
          <table:table-cell office:value-type="string" calcext:value-type="string">
            <text:p>PID_y</text:p>
          </table:table-cell>
          <table:table-cell office:value-type="float" office:value="1.056304" calcext:value-type="float">
            <text:p>1.056304</text:p>
          </table:table-cell>
          <table:table-cell office:value-type="float" office:value="0.073161" calcext:value-type="float">
            <text:p>0.073161</text:p>
          </table:table-cell>
          <table:table-cell office:value-type="float" office:value="-0.341019" calcext:value-type="float">
            <text:p>-0.341019</text:p>
          </table:table-cell>
          <table:table-cell office:value-type="float" office:value="0.055312" calcext:value-type="float">
            <text:p>0.055312</text:p>
          </table:table-cell>
          <table:table-cell office:value-type="float" office:value="0.69933" calcext:value-type="float">
            <text:p>0.69933</text:p>
          </table:table-cell>
          <table:table-cell office:value-type="string" calcext:value-type="string">
            <text:p>0.07903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51312" calcext:value-type="float">
            <text:p>1527483325.5131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519583" calcext:value-type="float">
            <text:p>0.519583</text:p>
          </table:table-cell>
          <table:table-cell office:value-type="float" office:value="0.078362" calcext:value-type="float">
            <text:p>0.078362</text:p>
          </table:table-cell>
          <table:table-cell office:value-type="float" office:value="-0.339826" calcext:value-type="float">
            <text:p>-0.339826</text:p>
          </table:table-cell>
          <table:table-cell office:value-type="float" office:value="0.057549" calcext:value-type="float">
            <text:p>0.057549</text:p>
          </table:table-cell>
          <table:table-cell office:value-type="float" office:value="0.548446" calcext:value-type="float">
            <text:p>0.548446</text:p>
          </table:table-cell>
          <table:table-cell office:value-type="string" calcext:value-type="string">
            <text:p>0.085350</text:p>
          </table:table-cell>
        </table:table-row>
        <table:table-row table:style-name="ro1" table:visibility="filter">
          <table:table-cell office:value-type="float" office:value="1527483325.51314" calcext:value-type="float">
            <text:p>1527483325.51314</text:p>
          </table:table-cell>
          <table:table-cell office:value-type="string" calcext:value-type="string">
            <text:p>PID_y</text:p>
          </table:table-cell>
          <table:table-cell office:value-type="float" office:value="0.519583" calcext:value-type="float">
            <text:p>0.519583</text:p>
          </table:table-cell>
          <table:table-cell office:value-type="float" office:value="0.078362" calcext:value-type="float">
            <text:p>0.078362</text:p>
          </table:table-cell>
          <table:table-cell office:value-type="float" office:value="-0.339826" calcext:value-type="float">
            <text:p>-0.339826</text:p>
          </table:table-cell>
          <table:table-cell office:value-type="float" office:value="0.057549" calcext:value-type="float">
            <text:p>0.057549</text:p>
          </table:table-cell>
          <table:table-cell office:value-type="float" office:value="0.548446" calcext:value-type="float">
            <text:p>0.548446</text:p>
          </table:table-cell>
          <table:table-cell office:value-type="string" calcext:value-type="string">
            <text:p>0.08535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53239" calcext:value-type="float">
            <text:p>1527483325.5323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236754" calcext:value-type="float">
            <text:p>0.236754</text:p>
          </table:table-cell>
          <table:table-cell office:value-type="float" office:value="0.099407" calcext:value-type="float">
            <text:p>0.099407</text:p>
          </table:table-cell>
          <table:table-cell office:value-type="float" office:value="-0.335701" calcext:value-type="float">
            <text:p>-0.335701</text:p>
          </table:table-cell>
          <table:table-cell office:value-type="float" office:value="0.061416" calcext:value-type="float">
            <text:p>0.061416</text:p>
          </table:table-cell>
          <table:table-cell office:value-type="float" office:value="0.447615" calcext:value-type="float">
            <text:p>0.447615</text:p>
          </table:table-cell>
          <table:table-cell office:value-type="string" calcext:value-type="string">
            <text:p>0.115312</text:p>
          </table:table-cell>
        </table:table-row>
        <table:table-row table:style-name="ro1" table:visibility="filter">
          <table:table-cell office:value-type="float" office:value="1527483325.5324" calcext:value-type="float">
            <text:p>1527483325.5324</text:p>
          </table:table-cell>
          <table:table-cell office:value-type="string" calcext:value-type="string">
            <text:p>PID_y</text:p>
          </table:table-cell>
          <table:table-cell office:value-type="float" office:value="0.236754" calcext:value-type="float">
            <text:p>0.236754</text:p>
          </table:table-cell>
          <table:table-cell office:value-type="float" office:value="0.099407" calcext:value-type="float">
            <text:p>0.099407</text:p>
          </table:table-cell>
          <table:table-cell office:value-type="float" office:value="-0.335701" calcext:value-type="float">
            <text:p>-0.335701</text:p>
          </table:table-cell>
          <table:table-cell office:value-type="float" office:value="0.061416" calcext:value-type="float">
            <text:p>0.061416</text:p>
          </table:table-cell>
          <table:table-cell office:value-type="float" office:value="0.447615" calcext:value-type="float">
            <text:p>0.447615</text:p>
          </table:table-cell>
          <table:table-cell office:value-type="string" calcext:value-type="string">
            <text:p>0.11531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55266" calcext:value-type="float">
            <text:p>1527483325.5526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061891" calcext:value-type="float">
            <text:p>-0.061891</text:p>
          </table:table-cell>
          <table:table-cell office:value-type="float" office:value="0.108473" calcext:value-type="float">
            <text:p>0.108473</text:p>
          </table:table-cell>
          <table:table-cell office:value-type="float" office:value="-0.330132" calcext:value-type="float">
            <text:p>-0.330132</text:p>
          </table:table-cell>
          <table:table-cell office:value-type="float" office:value="0.065044" calcext:value-type="float">
            <text:p>0.065044</text:p>
          </table:table-cell>
          <table:table-cell office:value-type="float" office:value="0.306406" calcext:value-type="float">
            <text:p>0.306406</text:p>
          </table:table-cell>
          <table:table-cell office:value-type="string" calcext:value-type="string">
            <text:p>0.123289</text:p>
          </table:table-cell>
        </table:table-row>
        <table:table-row table:style-name="ro1" table:visibility="filter">
          <table:table-cell office:value-type="float" office:value="1527483325.55268" calcext:value-type="float">
            <text:p>1527483325.55268</text:p>
          </table:table-cell>
          <table:table-cell office:value-type="string" calcext:value-type="string">
            <text:p>PID_y</text:p>
          </table:table-cell>
          <table:table-cell office:value-type="float" office:value="-0.061891" calcext:value-type="float">
            <text:p>-0.061891</text:p>
          </table:table-cell>
          <table:table-cell office:value-type="float" office:value="0.108473" calcext:value-type="float">
            <text:p>0.108473</text:p>
          </table:table-cell>
          <table:table-cell office:value-type="float" office:value="-0.330132" calcext:value-type="float">
            <text:p>-0.330132</text:p>
          </table:table-cell>
          <table:table-cell office:value-type="float" office:value="0.065044" calcext:value-type="float">
            <text:p>0.065044</text:p>
          </table:table-cell>
          <table:table-cell office:value-type="float" office:value="0.306406" calcext:value-type="float">
            <text:p>0.306406</text:p>
          </table:table-cell>
          <table:table-cell office:value-type="string" calcext:value-type="string">
            <text:p>0.12328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57292" calcext:value-type="float">
            <text:p>1527483325.5729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32637" calcext:value-type="float">
            <text:p>-0.132637</text:p>
          </table:table-cell>
          <table:table-cell office:value-type="float" office:value="0.128306" calcext:value-type="float">
            <text:p>0.128306</text:p>
          </table:table-cell>
          <table:table-cell office:value-type="float" office:value="-0.324769" calcext:value-type="float">
            <text:p>-0.324769</text:p>
          </table:table-cell>
          <table:table-cell office:value-type="float" office:value="0.067293" calcext:value-type="float">
            <text:p>0.067293</text:p>
          </table:table-cell>
          <table:table-cell office:value-type="float" office:value="0.259319" calcext:value-type="float">
            <text:p>0.259319</text:p>
          </table:table-cell>
          <table:table-cell office:value-type="string" calcext:value-type="string">
            <text:p>0.146132</text:p>
          </table:table-cell>
        </table:table-row>
        <table:table-row table:style-name="ro1" table:visibility="filter">
          <table:table-cell office:value-type="float" office:value="1527483325.57293" calcext:value-type="float">
            <text:p>1527483325.57293</text:p>
          </table:table-cell>
          <table:table-cell office:value-type="string" calcext:value-type="string">
            <text:p>PID_y</text:p>
          </table:table-cell>
          <table:table-cell office:value-type="float" office:value="-0.132637" calcext:value-type="float">
            <text:p>-0.132637</text:p>
          </table:table-cell>
          <table:table-cell office:value-type="float" office:value="0.128306" calcext:value-type="float">
            <text:p>0.128306</text:p>
          </table:table-cell>
          <table:table-cell office:value-type="float" office:value="-0.324769" calcext:value-type="float">
            <text:p>-0.324769</text:p>
          </table:table-cell>
          <table:table-cell office:value-type="float" office:value="0.067293" calcext:value-type="float">
            <text:p>0.067293</text:p>
          </table:table-cell>
          <table:table-cell office:value-type="float" office:value="0.259319" calcext:value-type="float">
            <text:p>0.259319</text:p>
          </table:table-cell>
          <table:table-cell office:value-type="string" calcext:value-type="string">
            <text:p>0.14613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59211" calcext:value-type="float">
            <text:p>1527483325.5921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087929" calcext:value-type="float">
            <text:p>-0.087929</text:p>
          </table:table-cell>
          <table:table-cell office:value-type="float" office:value="0.10656" calcext:value-type="float">
            <text:p>0.10656</text:p>
          </table:table-cell>
          <table:table-cell office:value-type="float" office:value="-0.313393" calcext:value-type="float">
            <text:p>-0.313393</text:p>
          </table:table-cell>
          <table:table-cell office:value-type="float" office:value="0.067048" calcext:value-type="float">
            <text:p>0.067048</text:p>
          </table:table-cell>
          <table:table-cell office:value-type="float" office:value="0.280914" calcext:value-type="float">
            <text:p>0.280914</text:p>
          </table:table-cell>
          <table:table-cell office:value-type="string" calcext:value-type="string">
            <text:p>0.117598</text:p>
          </table:table-cell>
        </table:table-row>
        <table:table-row table:style-name="ro1" table:visibility="filter">
          <table:table-cell office:value-type="float" office:value="1527483325.59213" calcext:value-type="float">
            <text:p>1527483325.59213</text:p>
          </table:table-cell>
          <table:table-cell office:value-type="string" calcext:value-type="string">
            <text:p>PID_y</text:p>
          </table:table-cell>
          <table:table-cell office:value-type="float" office:value="-0.087929" calcext:value-type="float">
            <text:p>-0.087929</text:p>
          </table:table-cell>
          <table:table-cell office:value-type="float" office:value="0.10656" calcext:value-type="float">
            <text:p>0.10656</text:p>
          </table:table-cell>
          <table:table-cell office:value-type="float" office:value="-0.313393" calcext:value-type="float">
            <text:p>-0.313393</text:p>
          </table:table-cell>
          <table:table-cell office:value-type="float" office:value="0.067048" calcext:value-type="float">
            <text:p>0.067048</text:p>
          </table:table-cell>
          <table:table-cell office:value-type="float" office:value="0.280914" calcext:value-type="float">
            <text:p>0.280914</text:p>
          </table:table-cell>
          <table:table-cell office:value-type="string" calcext:value-type="string">
            <text:p>0.11759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6124" calcext:value-type="float">
            <text:p>1527483325.612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080256" calcext:value-type="float">
            <text:p>0.080256</text:p>
          </table:table-cell>
          <table:table-cell office:value-type="float" office:value="0.08878" calcext:value-type="float">
            <text:p>0.08878</text:p>
          </table:table-cell>
          <table:table-cell office:value-type="float" office:value="-0.303534" calcext:value-type="float">
            <text:p>-0.303534</text:p>
          </table:table-cell>
          <table:table-cell office:value-type="float" office:value="0.066346" calcext:value-type="float">
            <text:p>0.066346</text:p>
          </table:table-cell>
          <table:table-cell office:value-type="float" office:value="0.366506" calcext:value-type="float">
            <text:p>0.366506</text:p>
          </table:table-cell>
          <table:table-cell office:value-type="string" calcext:value-type="string">
            <text:p>0.088613</text:p>
          </table:table-cell>
        </table:table-row>
        <table:table-row table:style-name="ro1" table:visibility="filter">
          <table:table-cell office:value-type="float" office:value="1527483325.61242" calcext:value-type="float">
            <text:p>1527483325.61242</text:p>
          </table:table-cell>
          <table:table-cell office:value-type="string" calcext:value-type="string">
            <text:p>PID_y</text:p>
          </table:table-cell>
          <table:table-cell office:value-type="float" office:value="0.080256" calcext:value-type="float">
            <text:p>0.080256</text:p>
          </table:table-cell>
          <table:table-cell office:value-type="float" office:value="0.08878" calcext:value-type="float">
            <text:p>0.08878</text:p>
          </table:table-cell>
          <table:table-cell office:value-type="float" office:value="-0.303534" calcext:value-type="float">
            <text:p>-0.303534</text:p>
          </table:table-cell>
          <table:table-cell office:value-type="float" office:value="0.066346" calcext:value-type="float">
            <text:p>0.066346</text:p>
          </table:table-cell>
          <table:table-cell office:value-type="float" office:value="0.366506" calcext:value-type="float">
            <text:p>0.366506</text:p>
          </table:table-cell>
          <table:table-cell office:value-type="string" calcext:value-type="string">
            <text:p>0.08861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63264" calcext:value-type="float">
            <text:p>1527483325.6326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229476" calcext:value-type="float">
            <text:p>0.229476</text:p>
          </table:table-cell>
          <table:table-cell office:value-type="float" office:value="0.069398" calcext:value-type="float">
            <text:p>0.069398</text:p>
          </table:table-cell>
          <table:table-cell office:value-type="float" office:value="-0.292997" calcext:value-type="float">
            <text:p>-0.292997</text:p>
          </table:table-cell>
          <table:table-cell office:value-type="float" office:value="0.06528" calcext:value-type="float">
            <text:p>0.06528</text:p>
          </table:table-cell>
          <table:table-cell office:value-type="float" office:value="0.427628" calcext:value-type="float">
            <text:p>0.427628</text:p>
          </table:table-cell>
          <table:table-cell office:value-type="string" calcext:value-type="string">
            <text:p>0.037966</text:p>
          </table:table-cell>
        </table:table-row>
        <table:table-row table:style-name="ro1" table:visibility="filter">
          <table:table-cell office:value-type="float" office:value="1527483325.63266" calcext:value-type="float">
            <text:p>1527483325.63266</text:p>
          </table:table-cell>
          <table:table-cell office:value-type="string" calcext:value-type="string">
            <text:p>PID_y</text:p>
          </table:table-cell>
          <table:table-cell office:value-type="float" office:value="0.229476" calcext:value-type="float">
            <text:p>0.229476</text:p>
          </table:table-cell>
          <table:table-cell office:value-type="float" office:value="0.069398" calcext:value-type="float">
            <text:p>0.069398</text:p>
          </table:table-cell>
          <table:table-cell office:value-type="float" office:value="-0.292997" calcext:value-type="float">
            <text:p>-0.292997</text:p>
          </table:table-cell>
          <table:table-cell office:value-type="float" office:value="0.06528" calcext:value-type="float">
            <text:p>0.06528</text:p>
          </table:table-cell>
          <table:table-cell office:value-type="float" office:value="0.427628" calcext:value-type="float">
            <text:p>0.427628</text:p>
          </table:table-cell>
          <table:table-cell office:value-type="string" calcext:value-type="string">
            <text:p>0.03796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65304" calcext:value-type="float">
            <text:p>1527483325.6530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637306" calcext:value-type="float">
            <text:p>0.637306</text:p>
          </table:table-cell>
          <table:table-cell office:value-type="float" office:value="0.06459" calcext:value-type="float">
            <text:p>0.06459</text:p>
          </table:table-cell>
          <table:table-cell office:value-type="float" office:value="-0.273453" calcext:value-type="float">
            <text:p>-0.273453</text:p>
          </table:table-cell>
          <table:table-cell office:value-type="float" office:value="0.064638" calcext:value-type="float">
            <text:p>0.064638</text:p>
          </table:table-cell>
          <table:table-cell office:value-type="float" office:value="0.564593" calcext:value-type="float">
            <text:p>0.564593</text:p>
          </table:table-cell>
          <table:table-cell office:value-type="string" calcext:value-type="string">
            <text:p>-0.004113</text:p>
          </table:table-cell>
        </table:table-row>
        <table:table-row table:style-name="ro1" table:visibility="filter">
          <table:table-cell office:value-type="float" office:value="1527483325.65306" calcext:value-type="float">
            <text:p>1527483325.65306</text:p>
          </table:table-cell>
          <table:table-cell office:value-type="string" calcext:value-type="string">
            <text:p>PID_y</text:p>
          </table:table-cell>
          <table:table-cell office:value-type="float" office:value="0.637306" calcext:value-type="float">
            <text:p>0.637306</text:p>
          </table:table-cell>
          <table:table-cell office:value-type="float" office:value="0.06459" calcext:value-type="float">
            <text:p>0.06459</text:p>
          </table:table-cell>
          <table:table-cell office:value-type="float" office:value="-0.273453" calcext:value-type="float">
            <text:p>-0.273453</text:p>
          </table:table-cell>
          <table:table-cell office:value-type="float" office:value="0.064638" calcext:value-type="float">
            <text:p>0.064638</text:p>
          </table:table-cell>
          <table:table-cell office:value-type="float" office:value="0.564593" calcext:value-type="float">
            <text:p>0.564593</text:p>
          </table:table-cell>
          <table:table-cell office:value-type="string" calcext:value-type="string">
            <text:p>-0.00411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67234" calcext:value-type="float">
            <text:p>1527483325.6723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960743" calcext:value-type="float">
            <text:p>0.960743</text:p>
          </table:table-cell>
          <table:table-cell office:value-type="float" office:value="0.06254" calcext:value-type="float">
            <text:p>0.06254</text:p>
          </table:table-cell>
          <table:table-cell office:value-type="float" office:value="-0.259766" calcext:value-type="float">
            <text:p>-0.259766</text:p>
          </table:table-cell>
          <table:table-cell office:value-type="float" office:value="0.064591" calcext:value-type="float">
            <text:p>0.064591</text:p>
          </table:table-cell>
          <table:table-cell office:value-type="float" office:value="0.653589" calcext:value-type="float">
            <text:p>0.653589</text:p>
          </table:table-cell>
          <table:table-cell office:value-type="string" calcext:value-type="string">
            <text:p>-0.026789</text:p>
          </table:table-cell>
        </table:table-row>
        <table:table-row table:style-name="ro1" table:visibility="filter">
          <table:table-cell office:value-type="float" office:value="1527483325.67239" calcext:value-type="float">
            <text:p>1527483325.67239</text:p>
          </table:table-cell>
          <table:table-cell office:value-type="string" calcext:value-type="string">
            <text:p>PID_y</text:p>
          </table:table-cell>
          <table:table-cell office:value-type="float" office:value="0.960743" calcext:value-type="float">
            <text:p>0.960743</text:p>
          </table:table-cell>
          <table:table-cell office:value-type="float" office:value="0.06254" calcext:value-type="float">
            <text:p>0.06254</text:p>
          </table:table-cell>
          <table:table-cell office:value-type="float" office:value="-0.259766" calcext:value-type="float">
            <text:p>-0.259766</text:p>
          </table:table-cell>
          <table:table-cell office:value-type="float" office:value="0.064591" calcext:value-type="float">
            <text:p>0.064591</text:p>
          </table:table-cell>
          <table:table-cell office:value-type="float" office:value="0.653589" calcext:value-type="float">
            <text:p>0.653589</text:p>
          </table:table-cell>
          <table:table-cell office:value-type="string" calcext:value-type="string">
            <text:p>-0.02678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69263" calcext:value-type="float">
            <text:p>1527483325.6926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968" calcext:value-type="float">
            <text:p>0.968</text:p>
          </table:table-cell>
          <table:table-cell office:value-type="float" office:value="0.061418" calcext:value-type="float">
            <text:p>0.061418</text:p>
          </table:table-cell>
          <table:table-cell office:value-type="float" office:value="-0.247856" calcext:value-type="float">
            <text:p>-0.247856</text:p>
          </table:table-cell>
          <table:table-cell office:value-type="float" office:value="0.064" calcext:value-type="float">
            <text:p>0.064</text:p>
          </table:table-cell>
          <table:table-cell office:value-type="float" office:value="0.652341" calcext:value-type="float">
            <text:p>0.652341</text:p>
          </table:table-cell>
          <table:table-cell office:value-type="string" calcext:value-type="string">
            <text:p>-0.030061</text:p>
          </table:table-cell>
        </table:table-row>
        <table:table-row table:style-name="ro1" table:visibility="filter">
          <table:table-cell office:value-type="float" office:value="1527483325.69265" calcext:value-type="float">
            <text:p>1527483325.69265</text:p>
          </table:table-cell>
          <table:table-cell office:value-type="string" calcext:value-type="string">
            <text:p>PID_y</text:p>
          </table:table-cell>
          <table:table-cell office:value-type="float" office:value="0.968" calcext:value-type="float">
            <text:p>0.968</text:p>
          </table:table-cell>
          <table:table-cell office:value-type="float" office:value="0.061418" calcext:value-type="float">
            <text:p>0.061418</text:p>
          </table:table-cell>
          <table:table-cell office:value-type="float" office:value="-0.247856" calcext:value-type="float">
            <text:p>-0.247856</text:p>
          </table:table-cell>
          <table:table-cell office:value-type="float" office:value="0.064" calcext:value-type="float">
            <text:p>0.064</text:p>
          </table:table-cell>
          <table:table-cell office:value-type="float" office:value="0.652341" calcext:value-type="float">
            <text:p>0.652341</text:p>
          </table:table-cell>
          <table:table-cell office:value-type="string" calcext:value-type="string">
            <text:p>-0.03006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71287" calcext:value-type="float">
            <text:p>1527483325.7128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1.146356" calcext:value-type="float">
            <text:p>1.146356</text:p>
          </table:table-cell>
          <table:table-cell office:value-type="float" office:value="0.048916" calcext:value-type="float">
            <text:p>0.048916</text:p>
          </table:table-cell>
          <table:table-cell office:value-type="float" office:value="-0.233683" calcext:value-type="float">
            <text:p>-0.233683</text:p>
          </table:table-cell>
          <table:table-cell office:value-type="float" office:value="0.060027" calcext:value-type="float">
            <text:p>0.060027</text:p>
          </table:table-cell>
          <table:table-cell office:value-type="float" office:value="0.694992" calcext:value-type="float">
            <text:p>0.694992</text:p>
          </table:table-cell>
          <table:table-cell office:value-type="string" calcext:value-type="string">
            <text:p>-0.062363</text:p>
          </table:table-cell>
        </table:table-row>
        <table:table-row table:style-name="ro1" table:visibility="filter">
          <table:table-cell office:value-type="float" office:value="1527483325.71289" calcext:value-type="float">
            <text:p>1527483325.71289</text:p>
          </table:table-cell>
          <table:table-cell office:value-type="string" calcext:value-type="string">
            <text:p>PID_y</text:p>
          </table:table-cell>
          <table:table-cell office:value-type="float" office:value="1.146356" calcext:value-type="float">
            <text:p>1.146356</text:p>
          </table:table-cell>
          <table:table-cell office:value-type="float" office:value="0.048916" calcext:value-type="float">
            <text:p>0.048916</text:p>
          </table:table-cell>
          <table:table-cell office:value-type="float" office:value="-0.233683" calcext:value-type="float">
            <text:p>-0.233683</text:p>
          </table:table-cell>
          <table:table-cell office:value-type="float" office:value="0.060027" calcext:value-type="float">
            <text:p>0.060027</text:p>
          </table:table-cell>
          <table:table-cell office:value-type="float" office:value="0.694992" calcext:value-type="float">
            <text:p>0.694992</text:p>
          </table:table-cell>
          <table:table-cell office:value-type="string" calcext:value-type="string">
            <text:p>-0.06236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73206" calcext:value-type="float">
            <text:p>1527483325.7320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1.020803" calcext:value-type="float">
            <text:p>1.020803</text:p>
          </table:table-cell>
          <table:table-cell office:value-type="float" office:value="0.049907" calcext:value-type="float">
            <text:p>0.049907</text:p>
          </table:table-cell>
          <table:table-cell office:value-type="float" office:value="-0.226995" calcext:value-type="float">
            <text:p>-0.226995</text:p>
          </table:table-cell>
          <table:table-cell office:value-type="float" office:value="0.059456" calcext:value-type="float">
            <text:p>0.059456</text:p>
          </table:table-cell>
          <table:table-cell office:value-type="float" office:value="0.660855" calcext:value-type="float">
            <text:p>0.660855</text:p>
          </table:table-cell>
          <table:table-cell office:value-type="string" calcext:value-type="string">
            <text:p>-0.057811</text:p>
          </table:table-cell>
        </table:table-row>
        <table:table-row table:style-name="ro1" table:visibility="filter">
          <table:table-cell office:value-type="float" office:value="1527483325.73208" calcext:value-type="float">
            <text:p>1527483325.73208</text:p>
          </table:table-cell>
          <table:table-cell office:value-type="string" calcext:value-type="string">
            <text:p>PID_y</text:p>
          </table:table-cell>
          <table:table-cell office:value-type="float" office:value="1.020803" calcext:value-type="float">
            <text:p>1.020803</text:p>
          </table:table-cell>
          <table:table-cell office:value-type="float" office:value="0.049907" calcext:value-type="float">
            <text:p>0.049907</text:p>
          </table:table-cell>
          <table:table-cell office:value-type="float" office:value="-0.226995" calcext:value-type="float">
            <text:p>-0.226995</text:p>
          </table:table-cell>
          <table:table-cell office:value-type="float" office:value="0.059456" calcext:value-type="float">
            <text:p>0.059456</text:p>
          </table:table-cell>
          <table:table-cell office:value-type="float" office:value="0.660855" calcext:value-type="float">
            <text:p>0.660855</text:p>
          </table:table-cell>
          <table:table-cell office:value-type="string" calcext:value-type="string">
            <text:p>-0.05781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7523" calcext:value-type="float">
            <text:p>1527483325.752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588862" calcext:value-type="float">
            <text:p>0.588862</text:p>
          </table:table-cell>
          <table:table-cell office:value-type="float" office:value="0.037746" calcext:value-type="float">
            <text:p>0.037746</text:p>
          </table:table-cell>
          <table:table-cell office:value-type="float" office:value="-0.220586" calcext:value-type="float">
            <text:p>-0.220586</text:p>
          </table:table-cell>
          <table:table-cell office:value-type="float" office:value="0.056474" calcext:value-type="float">
            <text:p>0.056474</text:p>
          </table:table-cell>
          <table:table-cell office:value-type="float" office:value="0.532266" calcext:value-type="float">
            <text:p>0.532266</text:p>
          </table:table-cell>
          <table:table-cell office:value-type="string" calcext:value-type="string">
            <text:p>-0.080961</text:p>
          </table:table-cell>
        </table:table-row>
        <table:table-row table:style-name="ro1" table:visibility="filter">
          <table:table-cell office:value-type="float" office:value="1527483325.75232" calcext:value-type="float">
            <text:p>1527483325.75232</text:p>
          </table:table-cell>
          <table:table-cell office:value-type="string" calcext:value-type="string">
            <text:p>PID_y</text:p>
          </table:table-cell>
          <table:table-cell office:value-type="float" office:value="0.588862" calcext:value-type="float">
            <text:p>0.588862</text:p>
          </table:table-cell>
          <table:table-cell office:value-type="float" office:value="0.037746" calcext:value-type="float">
            <text:p>0.037746</text:p>
          </table:table-cell>
          <table:table-cell office:value-type="float" office:value="-0.220586" calcext:value-type="float">
            <text:p>-0.220586</text:p>
          </table:table-cell>
          <table:table-cell office:value-type="float" office:value="0.056474" calcext:value-type="float">
            <text:p>0.056474</text:p>
          </table:table-cell>
          <table:table-cell office:value-type="float" office:value="0.532266" calcext:value-type="float">
            <text:p>0.532266</text:p>
          </table:table-cell>
          <table:table-cell office:value-type="string" calcext:value-type="string">
            <text:p>-0.08096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77254" calcext:value-type="float">
            <text:p>1527483325.7725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285747" calcext:value-type="float">
            <text:p>0.285747</text:p>
          </table:table-cell>
          <table:table-cell office:value-type="float" office:value="0.038899" calcext:value-type="float">
            <text:p>0.038899</text:p>
          </table:table-cell>
          <table:table-cell office:value-type="float" office:value="-0.217611" calcext:value-type="float">
            <text:p>-0.217611</text:p>
          </table:table-cell>
          <table:table-cell office:value-type="float" office:value="0.056643" calcext:value-type="float">
            <text:p>0.056643</text:p>
          </table:table-cell>
          <table:table-cell office:value-type="float" office:value="0.419733" calcext:value-type="float">
            <text:p>0.419733</text:p>
          </table:table-cell>
          <table:table-cell office:value-type="string" calcext:value-type="string">
            <text:p>-0.078806</text:p>
          </table:table-cell>
        </table:table-row>
        <table:table-row table:style-name="ro1" table:visibility="filter">
          <table:table-cell office:value-type="float" office:value="1527483325.77255" calcext:value-type="float">
            <text:p>1527483325.77255</text:p>
          </table:table-cell>
          <table:table-cell office:value-type="string" calcext:value-type="string">
            <text:p>PID_y</text:p>
          </table:table-cell>
          <table:table-cell office:value-type="float" office:value="0.285747" calcext:value-type="float">
            <text:p>0.285747</text:p>
          </table:table-cell>
          <table:table-cell office:value-type="float" office:value="0.038899" calcext:value-type="float">
            <text:p>0.038899</text:p>
          </table:table-cell>
          <table:table-cell office:value-type="float" office:value="-0.217611" calcext:value-type="float">
            <text:p>-0.217611</text:p>
          </table:table-cell>
          <table:table-cell office:value-type="float" office:value="0.056643" calcext:value-type="float">
            <text:p>0.056643</text:p>
          </table:table-cell>
          <table:table-cell office:value-type="float" office:value="0.419733" calcext:value-type="float">
            <text:p>0.419733</text:p>
          </table:table-cell>
          <table:table-cell office:value-type="string" calcext:value-type="string">
            <text:p>-0.07880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79278" calcext:value-type="float">
            <text:p>1527483325.7927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021222" calcext:value-type="float">
            <text:p>0.021222</text:p>
          </table:table-cell>
          <table:table-cell office:value-type="float" office:value="-0.211597" calcext:value-type="float">
            <text:p>-0.211597</text:p>
          </table:table-cell>
          <table:table-cell office:value-type="float" office:value="0.053305" calcext:value-type="float">
            <text:p>0.053305</text:p>
          </table:table-cell>
          <table:table-cell office:value-type="float" office:value="0.361896" calcext:value-type="float">
            <text:p>0.361896</text:p>
          </table:table-cell>
          <table:table-cell office:value-type="string" calcext:value-type="string">
            <text:p>-0.105968</text:p>
          </table:table-cell>
        </table:table-row>
        <table:table-row table:style-name="ro1" table:visibility="filter">
          <table:table-cell office:value-type="float" office:value="1527483325.79279" calcext:value-type="float">
            <text:p>1527483325.79279</text:p>
          </table:table-cell>
          <table:table-cell office:value-type="string" calcext:value-type="string">
            <text:p>PID_y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021222" calcext:value-type="float">
            <text:p>0.021222</text:p>
          </table:table-cell>
          <table:table-cell office:value-type="float" office:value="-0.211597" calcext:value-type="float">
            <text:p>-0.211597</text:p>
          </table:table-cell>
          <table:table-cell office:value-type="float" office:value="0.053305" calcext:value-type="float">
            <text:p>0.053305</text:p>
          </table:table-cell>
          <table:table-cell office:value-type="float" office:value="0.361896" calcext:value-type="float">
            <text:p>0.361896</text:p>
          </table:table-cell>
          <table:table-cell office:value-type="string" calcext:value-type="string">
            <text:p>-0.10596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81306" calcext:value-type="float">
            <text:p>1527483325.8130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.025564" calcext:value-type="float">
            <text:p>0.025564</text:p>
          </table:table-cell>
          <table:table-cell office:value-type="float" office:value="-0.206796" calcext:value-type="float">
            <text:p>-0.206796</text:p>
          </table:table-cell>
          <table:table-cell office:value-type="float" office:value="0.050584" calcext:value-type="float">
            <text:p>0.050584</text:p>
          </table:table-cell>
          <table:table-cell office:value-type="float" office:value="0.269273" calcext:value-type="float">
            <text:p>0.269273</text:p>
          </table:table-cell>
          <table:table-cell office:value-type="string" calcext:value-type="string">
            <text:p>-0.093578</text:p>
          </table:table-cell>
        </table:table-row>
        <table:table-row table:style-name="ro1" table:visibility="filter">
          <table:table-cell office:value-type="float" office:value="1527483325.81308" calcext:value-type="float">
            <text:p>1527483325.81308</text:p>
          </table:table-cell>
          <table:table-cell office:value-type="string" calcext:value-type="string">
            <text:p>PID_y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.025564" calcext:value-type="float">
            <text:p>0.025564</text:p>
          </table:table-cell>
          <table:table-cell office:value-type="float" office:value="-0.206796" calcext:value-type="float">
            <text:p>-0.206796</text:p>
          </table:table-cell>
          <table:table-cell office:value-type="float" office:value="0.050584" calcext:value-type="float">
            <text:p>0.050584</text:p>
          </table:table-cell>
          <table:table-cell office:value-type="float" office:value="0.269273" calcext:value-type="float">
            <text:p>0.269273</text:p>
          </table:table-cell>
          <table:table-cell office:value-type="string" calcext:value-type="string">
            <text:p>-0.09357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83233" calcext:value-type="float">
            <text:p>1527483325.8323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026589" calcext:value-type="float">
            <text:p>-0.026589</text:p>
          </table:table-cell>
          <table:table-cell office:value-type="float" office:value="0.022898" calcext:value-type="float">
            <text:p>0.022898</text:p>
          </table:table-cell>
          <table:table-cell office:value-type="float" office:value="-0.202135" calcext:value-type="float">
            <text:p>-0.202135</text:p>
          </table:table-cell>
          <table:table-cell office:value-type="float" office:value="0.049696" calcext:value-type="float">
            <text:p>0.049696</text:p>
          </table:table-cell>
          <table:table-cell office:value-type="float" office:value="0.247873" calcext:value-type="float">
            <text:p>0.247873</text:p>
          </table:table-cell>
          <table:table-cell office:value-type="string" calcext:value-type="string">
            <text:p>-0.096845</text:p>
          </table:table-cell>
        </table:table-row>
        <table:table-row table:style-name="ro1" table:visibility="filter">
          <table:table-cell office:value-type="float" office:value="1527483325.83235" calcext:value-type="float">
            <text:p>1527483325.83235</text:p>
          </table:table-cell>
          <table:table-cell office:value-type="string" calcext:value-type="string">
            <text:p>PID_y</text:p>
          </table:table-cell>
          <table:table-cell office:value-type="float" office:value="-0.026589" calcext:value-type="float">
            <text:p>-0.026589</text:p>
          </table:table-cell>
          <table:table-cell office:value-type="float" office:value="0.022898" calcext:value-type="float">
            <text:p>0.022898</text:p>
          </table:table-cell>
          <table:table-cell office:value-type="float" office:value="-0.202135" calcext:value-type="float">
            <text:p>-0.202135</text:p>
          </table:table-cell>
          <table:table-cell office:value-type="float" office:value="0.049696" calcext:value-type="float">
            <text:p>0.049696</text:p>
          </table:table-cell>
          <table:table-cell office:value-type="float" office:value="0.247873" calcext:value-type="float">
            <text:p>0.247873</text:p>
          </table:table-cell>
          <table:table-cell office:value-type="string" calcext:value-type="string">
            <text:p>-0.09684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85259" calcext:value-type="float">
            <text:p>1527483325.8525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007134" calcext:value-type="float">
            <text:p>-0.007134</text:p>
          </table:table-cell>
          <table:table-cell office:value-type="float" office:value="0.017252" calcext:value-type="float">
            <text:p>0.017252</text:p>
          </table:table-cell>
          <table:table-cell office:value-type="float" office:value="-0.194863" calcext:value-type="float">
            <text:p>-0.194863</text:p>
          </table:table-cell>
          <table:table-cell office:value-type="float" office:value="0.046305" calcext:value-type="float">
            <text:p>0.046305</text:p>
          </table:table-cell>
          <table:table-cell office:value-type="float" office:value="0.25633" calcext:value-type="float">
            <text:p>0.25633</text:p>
          </table:table-cell>
          <table:table-cell office:value-type="string" calcext:value-type="string">
            <text:p>-0.100840</text:p>
          </table:table-cell>
        </table:table-row>
        <table:table-row table:style-name="ro1" table:visibility="filter">
          <table:table-cell office:value-type="float" office:value="1527483325.85261" calcext:value-type="float">
            <text:p>1527483325.85261</text:p>
          </table:table-cell>
          <table:table-cell office:value-type="string" calcext:value-type="string">
            <text:p>PID_y</text:p>
          </table:table-cell>
          <table:table-cell office:value-type="float" office:value="-0.007134" calcext:value-type="float">
            <text:p>-0.007134</text:p>
          </table:table-cell>
          <table:table-cell office:value-type="float" office:value="0.017252" calcext:value-type="float">
            <text:p>0.017252</text:p>
          </table:table-cell>
          <table:table-cell office:value-type="float" office:value="-0.194863" calcext:value-type="float">
            <text:p>-0.194863</text:p>
          </table:table-cell>
          <table:table-cell office:value-type="float" office:value="0.046305" calcext:value-type="float">
            <text:p>0.046305</text:p>
          </table:table-cell>
          <table:table-cell office:value-type="float" office:value="0.25633" calcext:value-type="float">
            <text:p>0.25633</text:p>
          </table:table-cell>
          <table:table-cell office:value-type="string" calcext:value-type="string">
            <text:p>-0.10084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87291" calcext:value-type="float">
            <text:p>1527483325.8729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023571" calcext:value-type="float">
            <text:p>0.023571</text:p>
          </table:table-cell>
          <table:table-cell office:value-type="float" office:value="-0.013555" calcext:value-type="float">
            <text:p>-0.013555</text:p>
          </table:table-cell>
          <table:table-cell office:value-type="float" office:value="-0.190142" calcext:value-type="float">
            <text:p>-0.190142</text:p>
          </table:table-cell>
          <table:table-cell office:value-type="float" office:value="0.042495" calcext:value-type="float">
            <text:p>0.042495</text:p>
          </table:table-cell>
          <table:table-cell office:value-type="float" office:value="0.273495" calcext:value-type="float">
            <text:p>0.273495</text:p>
          </table:table-cell>
          <table:table-cell office:value-type="string" calcext:value-type="string">
            <text:p>-0.140063</text:p>
          </table:table-cell>
        </table:table-row>
        <table:table-row table:style-name="ro1" table:visibility="filter">
          <table:table-cell office:value-type="float" office:value="1527483325.87295" calcext:value-type="float">
            <text:p>1527483325.87295</text:p>
          </table:table-cell>
          <table:table-cell office:value-type="string" calcext:value-type="string">
            <text:p>PID_y</text:p>
          </table:table-cell>
          <table:table-cell office:value-type="float" office:value="0.023571" calcext:value-type="float">
            <text:p>0.023571</text:p>
          </table:table-cell>
          <table:table-cell office:value-type="float" office:value="-0.013555" calcext:value-type="float">
            <text:p>-0.013555</text:p>
          </table:table-cell>
          <table:table-cell office:value-type="float" office:value="-0.190142" calcext:value-type="float">
            <text:p>-0.190142</text:p>
          </table:table-cell>
          <table:table-cell office:value-type="float" office:value="0.042495" calcext:value-type="float">
            <text:p>0.042495</text:p>
          </table:table-cell>
          <table:table-cell office:value-type="float" office:value="0.273495" calcext:value-type="float">
            <text:p>0.273495</text:p>
          </table:table-cell>
          <table:table-cell office:value-type="string" calcext:value-type="string">
            <text:p>-0.14006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89238" calcext:value-type="float">
            <text:p>1527483325.8923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10311" calcext:value-type="float">
            <text:p>0.10311</text:p>
          </table:table-cell>
          <table:table-cell office:value-type="float" office:value="-0.015227" calcext:value-type="float">
            <text:p>-0.015227</text:p>
          </table:table-cell>
          <table:table-cell office:value-type="float" office:value="-0.180332" calcext:value-type="float">
            <text:p>-0.180332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314968" calcext:value-type="float">
            <text:p>0.314968</text:p>
          </table:table-cell>
          <table:table-cell office:value-type="string" calcext:value-type="string">
            <text:p>-0.138344</text:p>
          </table:table-cell>
        </table:table-row>
        <table:table-row table:style-name="ro1" table:visibility="filter">
          <table:table-cell office:value-type="float" office:value="1527483325.89243" calcext:value-type="float">
            <text:p>1527483325.89243</text:p>
          </table:table-cell>
          <table:table-cell office:value-type="string" calcext:value-type="string">
            <text:p>PID_y</text:p>
          </table:table-cell>
          <table:table-cell office:value-type="float" office:value="0.10311" calcext:value-type="float">
            <text:p>0.10311</text:p>
          </table:table-cell>
          <table:table-cell office:value-type="float" office:value="-0.015227" calcext:value-type="float">
            <text:p>-0.015227</text:p>
          </table:table-cell>
          <table:table-cell office:value-type="float" office:value="-0.180332" calcext:value-type="float">
            <text:p>-0.180332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314968" calcext:value-type="float">
            <text:p>0.314968</text:p>
          </table:table-cell>
          <table:table-cell office:value-type="string" calcext:value-type="string">
            <text:p>-0.13834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91282" calcext:value-type="float">
            <text:p>1527483325.9128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171424" calcext:value-type="float">
            <text:p>0.171424</text:p>
          </table:table-cell>
          <table:table-cell office:value-type="float" office:value="0.005774" calcext:value-type="float">
            <text:p>0.005774</text:p>
          </table:table-cell>
          <table:table-cell office:value-type="float" office:value="-0.172227" calcext:value-type="float">
            <text:p>-0.172227</text:p>
          </table:table-cell>
          <table:table-cell office:value-type="float" office:value="0.039713" calcext:value-type="float">
            <text:p>0.039713</text:p>
          </table:table-cell>
          <table:table-cell office:value-type="float" office:value="0.346811" calcext:value-type="float">
            <text:p>0.346811</text:p>
          </table:table-cell>
          <table:table-cell office:value-type="string" calcext:value-type="string">
            <text:p>-0.108988</text:p>
          </table:table-cell>
        </table:table-row>
        <table:table-row table:style-name="ro1" table:visibility="filter">
          <table:table-cell office:value-type="float" office:value="1527483325.91286" calcext:value-type="float">
            <text:p>1527483325.91286</text:p>
          </table:table-cell>
          <table:table-cell office:value-type="string" calcext:value-type="string">
            <text:p>PID_y</text:p>
          </table:table-cell>
          <table:table-cell office:value-type="float" office:value="0.171424" calcext:value-type="float">
            <text:p>0.171424</text:p>
          </table:table-cell>
          <table:table-cell office:value-type="float" office:value="0.005774" calcext:value-type="float">
            <text:p>0.005774</text:p>
          </table:table-cell>
          <table:table-cell office:value-type="float" office:value="-0.172227" calcext:value-type="float">
            <text:p>-0.172227</text:p>
          </table:table-cell>
          <table:table-cell office:value-type="float" office:value="0.039713" calcext:value-type="float">
            <text:p>0.039713</text:p>
          </table:table-cell>
          <table:table-cell office:value-type="float" office:value="0.346811" calcext:value-type="float">
            <text:p>0.346811</text:p>
          </table:table-cell>
          <table:table-cell office:value-type="string" calcext:value-type="string">
            <text:p>-0.10898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93213" calcext:value-type="float">
            <text:p>1527483325.9321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223749" calcext:value-type="float">
            <text:p>0.223749</text:p>
          </table:table-cell>
          <table:table-cell office:value-type="float" office:value="-0.016624" calcext:value-type="float">
            <text:p>-0.016624</text:p>
          </table:table-cell>
          <table:table-cell office:value-type="float" office:value="-0.165405" calcext:value-type="float">
            <text:p>-0.165405</text:p>
          </table:table-cell>
          <table:table-cell office:value-type="float" office:value="0.036214" calcext:value-type="float">
            <text:p>0.036214</text:p>
          </table:table-cell>
          <table:table-cell office:value-type="float" office:value="0.369058" calcext:value-type="float">
            <text:p>0.369058</text:p>
          </table:table-cell>
          <table:table-cell office:value-type="string" calcext:value-type="string">
            <text:p>-0.135990</text:p>
          </table:table-cell>
        </table:table-row>
        <table:table-row table:style-name="ro1" table:visibility="filter">
          <table:table-cell office:value-type="float" office:value="1527483325.93216" calcext:value-type="float">
            <text:p>1527483325.93216</text:p>
          </table:table-cell>
          <table:table-cell office:value-type="string" calcext:value-type="string">
            <text:p>PID_y</text:p>
          </table:table-cell>
          <table:table-cell office:value-type="float" office:value="0.223749" calcext:value-type="float">
            <text:p>0.223749</text:p>
          </table:table-cell>
          <table:table-cell office:value-type="float" office:value="-0.016624" calcext:value-type="float">
            <text:p>-0.016624</text:p>
          </table:table-cell>
          <table:table-cell office:value-type="float" office:value="-0.165405" calcext:value-type="float">
            <text:p>-0.165405</text:p>
          </table:table-cell>
          <table:table-cell office:value-type="float" office:value="0.036214" calcext:value-type="float">
            <text:p>0.036214</text:p>
          </table:table-cell>
          <table:table-cell office:value-type="float" office:value="0.369058" calcext:value-type="float">
            <text:p>0.369058</text:p>
          </table:table-cell>
          <table:table-cell office:value-type="string" calcext:value-type="string">
            <text:p>-0.13599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95239" calcext:value-type="float">
            <text:p>1527483325.9523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188347" calcext:value-type="float">
            <text:p>0.188347</text:p>
          </table:table-cell>
          <table:table-cell office:value-type="float" office:value="-0.014162" calcext:value-type="float">
            <text:p>-0.014162</text:p>
          </table:table-cell>
          <table:table-cell office:value-type="float" office:value="-0.160136" calcext:value-type="float">
            <text:p>-0.160136</text:p>
          </table:table-cell>
          <table:table-cell office:value-type="float" office:value="0.033513" calcext:value-type="float">
            <text:p>0.033513</text:p>
          </table:table-cell>
          <table:table-cell office:value-type="float" office:value="0.349241" calcext:value-type="float">
            <text:p>0.349241</text:p>
          </table:table-cell>
          <table:table-cell office:value-type="string" calcext:value-type="string">
            <text:p>-0.129174</text:p>
          </table:table-cell>
        </table:table-row>
        <table:table-row table:style-name="ro1" table:visibility="filter">
          <table:table-cell office:value-type="float" office:value="1527483325.95242" calcext:value-type="float">
            <text:p>1527483325.95242</text:p>
          </table:table-cell>
          <table:table-cell office:value-type="string" calcext:value-type="string">
            <text:p>PID_y</text:p>
          </table:table-cell>
          <table:table-cell office:value-type="float" office:value="0.188347" calcext:value-type="float">
            <text:p>0.188347</text:p>
          </table:table-cell>
          <table:table-cell office:value-type="float" office:value="-0.014162" calcext:value-type="float">
            <text:p>-0.014162</text:p>
          </table:table-cell>
          <table:table-cell office:value-type="float" office:value="-0.160136" calcext:value-type="float">
            <text:p>-0.160136</text:p>
          </table:table-cell>
          <table:table-cell office:value-type="float" office:value="0.033513" calcext:value-type="float">
            <text:p>0.033513</text:p>
          </table:table-cell>
          <table:table-cell office:value-type="float" office:value="0.349241" calcext:value-type="float">
            <text:p>0.349241</text:p>
          </table:table-cell>
          <table:table-cell office:value-type="string" calcext:value-type="string">
            <text:p>-0.12917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97266" calcext:value-type="float">
            <text:p>1527483325.9726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115532" calcext:value-type="float">
            <text:p>0.115532</text:p>
          </table:table-cell>
          <table:table-cell office:value-type="float" office:value="-0.028991" calcext:value-type="float">
            <text:p>-0.028991</text:p>
          </table:table-cell>
          <table:table-cell office:value-type="float" office:value="-0.159377" calcext:value-type="float">
            <text:p>-0.159377</text:p>
          </table:table-cell>
          <table:table-cell office:value-type="float" office:value="0.028428" calcext:value-type="float">
            <text:p>0.028428</text:p>
          </table:table-cell>
          <table:table-cell office:value-type="float" office:value="0.310191" calcext:value-type="float">
            <text:p>0.310191</text:p>
          </table:table-cell>
          <table:table-cell office:value-type="string" calcext:value-type="string">
            <text:p>-0.141763</text:p>
          </table:table-cell>
        </table:table-row>
        <table:table-row table:style-name="ro1" table:visibility="filter">
          <table:table-cell office:value-type="float" office:value="1527483325.97267" calcext:value-type="float">
            <text:p>1527483325.97267</text:p>
          </table:table-cell>
          <table:table-cell office:value-type="string" calcext:value-type="string">
            <text:p>PID_y</text:p>
          </table:table-cell>
          <table:table-cell office:value-type="float" office:value="0.115532" calcext:value-type="float">
            <text:p>0.115532</text:p>
          </table:table-cell>
          <table:table-cell office:value-type="float" office:value="-0.028991" calcext:value-type="float">
            <text:p>-0.028991</text:p>
          </table:table-cell>
          <table:table-cell office:value-type="float" office:value="-0.159377" calcext:value-type="float">
            <text:p>-0.159377</text:p>
          </table:table-cell>
          <table:table-cell office:value-type="float" office:value="0.028428" calcext:value-type="float">
            <text:p>0.028428</text:p>
          </table:table-cell>
          <table:table-cell office:value-type="float" office:value="0.310191" calcext:value-type="float">
            <text:p>0.310191</text:p>
          </table:table-cell>
          <table:table-cell office:value-type="string" calcext:value-type="string">
            <text:p>-0.14176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5.99291" calcext:value-type="float">
            <text:p>1527483325.9929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058615" calcext:value-type="float">
            <text:p>-0.058615</text:p>
          </table:table-cell>
          <table:table-cell office:value-type="float" office:value="-0.039221" calcext:value-type="float">
            <text:p>-0.039221</text:p>
          </table:table-cell>
          <table:table-cell office:value-type="float" office:value="-0.161367" calcext:value-type="float">
            <text:p>-0.161367</text:p>
          </table:table-cell>
          <table:table-cell office:value-type="float" office:value="0.024495" calcext:value-type="float">
            <text:p>0.024495</text:p>
          </table:table-cell>
          <table:table-cell office:value-type="float" office:value="0.189639" calcext:value-type="float">
            <text:p>0.189639</text:p>
          </table:table-cell>
          <table:table-cell office:value-type="string" calcext:value-type="string">
            <text:p>-0.149335</text:p>
          </table:table-cell>
        </table:table-row>
        <table:table-row table:style-name="ro1" table:visibility="filter">
          <table:table-cell office:value-type="float" office:value="1527483325.99292" calcext:value-type="float">
            <text:p>1527483325.99292</text:p>
          </table:table-cell>
          <table:table-cell office:value-type="string" calcext:value-type="string">
            <text:p>PID_y</text:p>
          </table:table-cell>
          <table:table-cell office:value-type="float" office:value="-0.058615" calcext:value-type="float">
            <text:p>-0.058615</text:p>
          </table:table-cell>
          <table:table-cell office:value-type="float" office:value="-0.039221" calcext:value-type="float">
            <text:p>-0.039221</text:p>
          </table:table-cell>
          <table:table-cell office:value-type="float" office:value="-0.161367" calcext:value-type="float">
            <text:p>-0.161367</text:p>
          </table:table-cell>
          <table:table-cell office:value-type="float" office:value="0.024495" calcext:value-type="float">
            <text:p>0.024495</text:p>
          </table:table-cell>
          <table:table-cell office:value-type="float" office:value="0.189639" calcext:value-type="float">
            <text:p>0.189639</text:p>
          </table:table-cell>
          <table:table-cell office:value-type="string" calcext:value-type="string">
            <text:p>-0.14933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0121" calcext:value-type="float">
            <text:p>1527483326.012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43304" calcext:value-type="float">
            <text:p>-0.143304</text:p>
          </table:table-cell>
          <table:table-cell office:value-type="float" office:value="-0.060809" calcext:value-type="float">
            <text:p>-0.060809</text:p>
          </table:table-cell>
          <table:table-cell office:value-type="float" office:value="-0.163827" calcext:value-type="float">
            <text:p>-0.163827</text:p>
          </table:table-cell>
          <table:table-cell office:value-type="float" office:value="0.022666" calcext:value-type="float">
            <text:p>0.022666</text:p>
          </table:table-cell>
          <table:table-cell office:value-type="float" office:value="0.084753" calcext:value-type="float">
            <text:p>0.084753</text:p>
          </table:table-cell>
          <table:table-cell office:value-type="string" calcext:value-type="string">
            <text:p>-0.170927</text:p>
          </table:table-cell>
        </table:table-row>
        <table:table-row table:style-name="ro1" table:visibility="filter">
          <table:table-cell office:value-type="float" office:value="1527483326.01212" calcext:value-type="float">
            <text:p>1527483326.01212</text:p>
          </table:table-cell>
          <table:table-cell office:value-type="string" calcext:value-type="string">
            <text:p>PID_y</text:p>
          </table:table-cell>
          <table:table-cell office:value-type="float" office:value="-0.143304" calcext:value-type="float">
            <text:p>-0.143304</text:p>
          </table:table-cell>
          <table:table-cell office:value-type="float" office:value="-0.060809" calcext:value-type="float">
            <text:p>-0.060809</text:p>
          </table:table-cell>
          <table:table-cell office:value-type="float" office:value="-0.163827" calcext:value-type="float">
            <text:p>-0.163827</text:p>
          </table:table-cell>
          <table:table-cell office:value-type="float" office:value="0.022666" calcext:value-type="float">
            <text:p>0.022666</text:p>
          </table:table-cell>
          <table:table-cell office:value-type="float" office:value="0.084753" calcext:value-type="float">
            <text:p>0.084753</text:p>
          </table:table-cell>
          <table:table-cell office:value-type="string" calcext:value-type="string">
            <text:p>-0.17092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03243" calcext:value-type="float">
            <text:p>1527483326.0324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65893" calcext:value-type="float">
            <text:p>-0.165893</text:p>
          </table:table-cell>
          <table:table-cell office:value-type="float" office:value="-0.035829" calcext:value-type="float">
            <text:p>-0.035829</text:p>
          </table:table-cell>
          <table:table-cell office:value-type="float" office:value="-0.16581" calcext:value-type="float">
            <text:p>-0.16581</text:p>
          </table:table-cell>
          <table:table-cell office:value-type="float" office:value="0.021908" calcext:value-type="float">
            <text:p>0.021908</text:p>
          </table:table-cell>
          <table:table-cell office:value-type="float" office:value="-0.005413" calcext:value-type="float">
            <text:p>-0.005413</text:p>
          </table:table-cell>
          <table:table-cell office:value-type="string" calcext:value-type="string">
            <text:p>-0.142155</text:p>
          </table:table-cell>
        </table:table-row>
        <table:table-row table:style-name="ro1" table:visibility="filter">
          <table:table-cell office:value-type="float" office:value="1527483326.03245" calcext:value-type="float">
            <text:p>1527483326.03245</text:p>
          </table:table-cell>
          <table:table-cell office:value-type="string" calcext:value-type="string">
            <text:p>PID_y</text:p>
          </table:table-cell>
          <table:table-cell office:value-type="float" office:value="-0.165893" calcext:value-type="float">
            <text:p>-0.165893</text:p>
          </table:table-cell>
          <table:table-cell office:value-type="float" office:value="-0.035829" calcext:value-type="float">
            <text:p>-0.035829</text:p>
          </table:table-cell>
          <table:table-cell office:value-type="float" office:value="-0.16581" calcext:value-type="float">
            <text:p>-0.16581</text:p>
          </table:table-cell>
          <table:table-cell office:value-type="float" office:value="0.021908" calcext:value-type="float">
            <text:p>0.021908</text:p>
          </table:table-cell>
          <table:table-cell office:value-type="float" office:value="-0.005413" calcext:value-type="float">
            <text:p>-0.005413</text:p>
          </table:table-cell>
          <table:table-cell office:value-type="string" calcext:value-type="string">
            <text:p>-0.14215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05284" calcext:value-type="float">
            <text:p>1527483326.0528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66009" calcext:value-type="float">
            <text:p>-0.166009</text:p>
          </table:table-cell>
          <table:table-cell office:value-type="float" office:value="-0.036039" calcext:value-type="float">
            <text:p>-0.036039</text:p>
          </table:table-cell>
          <table:table-cell office:value-type="float" office:value="-0.163175" calcext:value-type="float">
            <text:p>-0.163175</text:p>
          </table:table-cell>
          <table:table-cell office:value-type="float" office:value="0.019475" calcext:value-type="float">
            <text:p>0.019475</text:p>
          </table:table-cell>
          <table:table-cell office:value-type="float" office:value="-0.031497" calcext:value-type="float">
            <text:p>-0.031497</text:p>
          </table:table-cell>
          <table:table-cell office:value-type="string" calcext:value-type="string">
            <text:p>-0.139390</text:p>
          </table:table-cell>
        </table:table-row>
        <table:table-row table:style-name="ro1" table:visibility="filter">
          <table:table-cell office:value-type="float" office:value="1527483326.05286" calcext:value-type="float">
            <text:p>1527483326.05286</text:p>
          </table:table-cell>
          <table:table-cell office:value-type="string" calcext:value-type="string">
            <text:p>PID_y</text:p>
          </table:table-cell>
          <table:table-cell office:value-type="float" office:value="-0.166009" calcext:value-type="float">
            <text:p>-0.166009</text:p>
          </table:table-cell>
          <table:table-cell office:value-type="float" office:value="-0.036039" calcext:value-type="float">
            <text:p>-0.036039</text:p>
          </table:table-cell>
          <table:table-cell office:value-type="float" office:value="-0.163175" calcext:value-type="float">
            <text:p>-0.163175</text:p>
          </table:table-cell>
          <table:table-cell office:value-type="float" office:value="0.019475" calcext:value-type="float">
            <text:p>0.019475</text:p>
          </table:table-cell>
          <table:table-cell office:value-type="float" office:value="-0.031497" calcext:value-type="float">
            <text:p>-0.031497</text:p>
          </table:table-cell>
          <table:table-cell office:value-type="string" calcext:value-type="string">
            <text:p>-0.13939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07312" calcext:value-type="float">
            <text:p>1527483326.0731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60412" calcext:value-type="float">
            <text:p>-0.160412</text:p>
          </table:table-cell>
          <table:table-cell office:value-type="float" office:value="0.005037" calcext:value-type="float">
            <text:p>0.005037</text:p>
          </table:table-cell>
          <table:table-cell office:value-type="float" office:value="-0.160163" calcext:value-type="float">
            <text:p>-0.160163</text:p>
          </table:table-cell>
          <table:table-cell office:value-type="float" office:value="0.020957" calcext:value-type="float">
            <text:p>0.020957</text:p>
          </table:table-cell>
          <table:table-cell office:value-type="float" office:value="-0.009327" calcext:value-type="float">
            <text:p>-0.009327</text:p>
          </table:table-cell>
          <table:table-cell office:value-type="string" calcext:value-type="string">
            <text:p>-0.074646</text:p>
          </table:table-cell>
        </table:table-row>
        <table:table-row table:style-name="ro1" table:visibility="filter">
          <table:table-cell office:value-type="float" office:value="1527483326.07314" calcext:value-type="float">
            <text:p>1527483326.07314</text:p>
          </table:table-cell>
          <table:table-cell office:value-type="string" calcext:value-type="string">
            <text:p>PID_y</text:p>
          </table:table-cell>
          <table:table-cell office:value-type="float" office:value="-0.160412" calcext:value-type="float">
            <text:p>-0.160412</text:p>
          </table:table-cell>
          <table:table-cell office:value-type="float" office:value="0.005037" calcext:value-type="float">
            <text:p>0.005037</text:p>
          </table:table-cell>
          <table:table-cell office:value-type="float" office:value="-0.160163" calcext:value-type="float">
            <text:p>-0.160163</text:p>
          </table:table-cell>
          <table:table-cell office:value-type="float" office:value="0.020957" calcext:value-type="float">
            <text:p>0.020957</text:p>
          </table:table-cell>
          <table:table-cell office:value-type="float" office:value="-0.009327" calcext:value-type="float">
            <text:p>-0.009327</text:p>
          </table:table-cell>
          <table:table-cell office:value-type="string" calcext:value-type="string">
            <text:p>-0.07464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09239" calcext:value-type="float">
            <text:p>1527483326.0923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21414" calcext:value-type="float">
            <text:p>-0.121414</text:p>
          </table:table-cell>
          <table:table-cell office:value-type="float" office:value="-0.007866" calcext:value-type="float">
            <text:p>-0.007866</text:p>
          </table:table-cell>
          <table:table-cell office:value-type="float" office:value="-0.1513" calcext:value-type="float">
            <text:p>-0.1513</text:p>
          </table:table-cell>
          <table:table-cell office:value-type="float" office:value="0.015662" calcext:value-type="float">
            <text:p>0.015662</text:p>
          </table:table-cell>
          <table:table-cell office:value-type="float" office:value="0.102274" calcext:value-type="float">
            <text:p>0.102274</text:p>
          </table:table-cell>
          <table:table-cell office:value-type="string" calcext:value-type="string">
            <text:p>-0.090746</text:p>
          </table:table-cell>
        </table:table-row>
        <table:table-row table:style-name="ro1" table:visibility="filter">
          <table:table-cell office:value-type="float" office:value="1527483326.09241" calcext:value-type="float">
            <text:p>1527483326.09241</text:p>
          </table:table-cell>
          <table:table-cell office:value-type="string" calcext:value-type="string">
            <text:p>PID_y</text:p>
          </table:table-cell>
          <table:table-cell office:value-type="float" office:value="-0.121414" calcext:value-type="float">
            <text:p>-0.121414</text:p>
          </table:table-cell>
          <table:table-cell office:value-type="float" office:value="-0.007866" calcext:value-type="float">
            <text:p>-0.007866</text:p>
          </table:table-cell>
          <table:table-cell office:value-type="float" office:value="-0.1513" calcext:value-type="float">
            <text:p>-0.1513</text:p>
          </table:table-cell>
          <table:table-cell office:value-type="float" office:value="0.015662" calcext:value-type="float">
            <text:p>0.015662</text:p>
          </table:table-cell>
          <table:table-cell office:value-type="float" office:value="0.102274" calcext:value-type="float">
            <text:p>0.102274</text:p>
          </table:table-cell>
          <table:table-cell office:value-type="string" calcext:value-type="string">
            <text:p>-0.09074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11266" calcext:value-type="float">
            <text:p>1527483326.1126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026083" calcext:value-type="float">
            <text:p>-0.026083</text:p>
          </table:table-cell>
          <table:table-cell office:value-type="float" office:value="-0.043921" calcext:value-type="float">
            <text:p>-0.043921</text:p>
          </table:table-cell>
          <table:table-cell office:value-type="float" office:value="-0.143701" calcext:value-type="float">
            <text:p>-0.143701</text:p>
          </table:table-cell>
          <table:table-cell office:value-type="float" office:value="0.009114" calcext:value-type="float">
            <text:p>0.009114</text:p>
          </table:table-cell>
          <table:table-cell office:value-type="float" office:value="0.202895" calcext:value-type="float">
            <text:p>0.202895</text:p>
          </table:table-cell>
          <table:table-cell office:value-type="string" calcext:value-type="string">
            <text:p>-0.136243</text:p>
          </table:table-cell>
        </table:table-row>
        <table:table-row table:style-name="ro1" table:visibility="filter">
          <table:table-cell office:value-type="float" office:value="1527483326.11267" calcext:value-type="float">
            <text:p>1527483326.11267</text:p>
          </table:table-cell>
          <table:table-cell office:value-type="string" calcext:value-type="string">
            <text:p>PID_y</text:p>
          </table:table-cell>
          <table:table-cell office:value-type="float" office:value="-0.026083" calcext:value-type="float">
            <text:p>-0.026083</text:p>
          </table:table-cell>
          <table:table-cell office:value-type="float" office:value="-0.043921" calcext:value-type="float">
            <text:p>-0.043921</text:p>
          </table:table-cell>
          <table:table-cell office:value-type="float" office:value="-0.143701" calcext:value-type="float">
            <text:p>-0.143701</text:p>
          </table:table-cell>
          <table:table-cell office:value-type="float" office:value="0.009114" calcext:value-type="float">
            <text:p>0.009114</text:p>
          </table:table-cell>
          <table:table-cell office:value-type="float" office:value="0.202895" calcext:value-type="float">
            <text:p>0.202895</text:p>
          </table:table-cell>
          <table:table-cell office:value-type="string" calcext:value-type="string">
            <text:p>-0.13624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13292" calcext:value-type="float">
            <text:p>1527483326.1329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046238" calcext:value-type="float">
            <text:p>0.046238</text:p>
          </table:table-cell>
          <table:table-cell office:value-type="float" office:value="-0.071497" calcext:value-type="float">
            <text:p>-0.071497</text:p>
          </table:table-cell>
          <table:table-cell office:value-type="float" office:value="-0.140344" calcext:value-type="float">
            <text:p>-0.140344</text:p>
          </table:table-cell>
          <table:table-cell office:value-type="float" office:value="0.005527" calcext:value-type="float">
            <text:p>0.005527</text:p>
          </table:table-cell>
          <table:table-cell office:value-type="float" office:value="0.255546" calcext:value-type="float">
            <text:p>0.255546</text:p>
          </table:table-cell>
          <table:table-cell office:value-type="string" calcext:value-type="string">
            <text:p>-0.164190</text:p>
          </table:table-cell>
        </table:table-row>
        <table:table-row table:style-name="ro1" table:visibility="filter">
          <table:table-cell office:value-type="float" office:value="1527483326.13294" calcext:value-type="float">
            <text:p>1527483326.13294</text:p>
          </table:table-cell>
          <table:table-cell office:value-type="string" calcext:value-type="string">
            <text:p>PID_y</text:p>
          </table:table-cell>
          <table:table-cell office:value-type="float" office:value="0.046238" calcext:value-type="float">
            <text:p>0.046238</text:p>
          </table:table-cell>
          <table:table-cell office:value-type="float" office:value="-0.071497" calcext:value-type="float">
            <text:p>-0.071497</text:p>
          </table:table-cell>
          <table:table-cell office:value-type="float" office:value="-0.140344" calcext:value-type="float">
            <text:p>-0.140344</text:p>
          </table:table-cell>
          <table:table-cell office:value-type="float" office:value="0.005527" calcext:value-type="float">
            <text:p>0.005527</text:p>
          </table:table-cell>
          <table:table-cell office:value-type="float" office:value="0.255546" calcext:value-type="float">
            <text:p>0.255546</text:p>
          </table:table-cell>
          <table:table-cell office:value-type="string" calcext:value-type="string">
            <text:p>-0.16419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15212" calcext:value-type="float">
            <text:p>1527483326.1521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053453" calcext:value-type="float">
            <text:p>0.053453</text:p>
          </table:table-cell>
          <table:table-cell office:value-type="float" office:value="-0.071378" calcext:value-type="float">
            <text:p>-0.071378</text:p>
          </table:table-cell>
          <table:table-cell office:value-type="float" office:value="-0.137574" calcext:value-type="float">
            <text:p>-0.137574</text:p>
          </table:table-cell>
          <table:table-cell office:value-type="float" office:value="0.003462" calcext:value-type="float">
            <text:p>0.003462</text:p>
          </table:table-cell>
          <table:table-cell office:value-type="float" office:value="0.258572" calcext:value-type="float">
            <text:p>0.258572</text:p>
          </table:table-cell>
          <table:table-cell office:value-type="string" calcext:value-type="string">
            <text:p>-0.161846</text:p>
          </table:table-cell>
        </table:table-row>
        <table:table-row table:style-name="ro1" table:visibility="filter">
          <table:table-cell office:value-type="float" office:value="1527483326.15214" calcext:value-type="float">
            <text:p>1527483326.15214</text:p>
          </table:table-cell>
          <table:table-cell office:value-type="string" calcext:value-type="string">
            <text:p>PID_y</text:p>
          </table:table-cell>
          <table:table-cell office:value-type="float" office:value="0.053453" calcext:value-type="float">
            <text:p>0.053453</text:p>
          </table:table-cell>
          <table:table-cell office:value-type="float" office:value="-0.071378" calcext:value-type="float">
            <text:p>-0.071378</text:p>
          </table:table-cell>
          <table:table-cell office:value-type="float" office:value="-0.137574" calcext:value-type="float">
            <text:p>-0.137574</text:p>
          </table:table-cell>
          <table:table-cell office:value-type="float" office:value="0.003462" calcext:value-type="float">
            <text:p>0.003462</text:p>
          </table:table-cell>
          <table:table-cell office:value-type="float" office:value="0.258572" calcext:value-type="float">
            <text:p>0.258572</text:p>
          </table:table-cell>
          <table:table-cell office:value-type="string" calcext:value-type="string">
            <text:p>-0.16184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17242" calcext:value-type="float">
            <text:p>1527483326.1724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025738" calcext:value-type="float">
            <text:p>0.025738</text:p>
          </table:table-cell>
          <table:table-cell office:value-type="float" office:value="-0.101095" calcext:value-type="float">
            <text:p>-0.101095</text:p>
          </table:table-cell>
          <table:table-cell office:value-type="float" office:value="-0.136614" calcext:value-type="float">
            <text:p>-0.136614</text:p>
          </table:table-cell>
          <table:table-cell office:value-type="float" office:value="0.002084" calcext:value-type="float">
            <text:p>0.002084</text:p>
          </table:table-cell>
          <table:table-cell office:value-type="float" office:value="0.238376" calcext:value-type="float">
            <text:p>0.238376</text:p>
          </table:table-cell>
          <table:table-cell office:value-type="string" calcext:value-type="string">
            <text:p>-0.190034</text:p>
          </table:table-cell>
        </table:table-row>
        <table:table-row table:style-name="ro1" table:visibility="filter">
          <table:table-cell office:value-type="float" office:value="1527483326.17244" calcext:value-type="float">
            <text:p>1527483326.17244</text:p>
          </table:table-cell>
          <table:table-cell office:value-type="string" calcext:value-type="string">
            <text:p>PID_y</text:p>
          </table:table-cell>
          <table:table-cell office:value-type="float" office:value="0.025738" calcext:value-type="float">
            <text:p>0.025738</text:p>
          </table:table-cell>
          <table:table-cell office:value-type="float" office:value="-0.101095" calcext:value-type="float">
            <text:p>-0.101095</text:p>
          </table:table-cell>
          <table:table-cell office:value-type="float" office:value="-0.136614" calcext:value-type="float">
            <text:p>-0.136614</text:p>
          </table:table-cell>
          <table:table-cell office:value-type="float" office:value="0.002084" calcext:value-type="float">
            <text:p>0.002084</text:p>
          </table:table-cell>
          <table:table-cell office:value-type="float" office:value="0.238376" calcext:value-type="float">
            <text:p>0.238376</text:p>
          </table:table-cell>
          <table:table-cell office:value-type="string" calcext:value-type="string">
            <text:p>-0.19003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19265" calcext:value-type="float">
            <text:p>1527483326.1926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08917" calcext:value-type="float">
            <text:p>-0.108917</text:p>
          </table:table-cell>
          <table:table-cell office:value-type="float" office:value="-0.078328" calcext:value-type="float">
            <text:p>-0.078328</text:p>
          </table:table-cell>
          <table:table-cell office:value-type="float" office:value="-0.14075" calcext:value-type="float">
            <text:p>-0.14075</text:p>
          </table:table-cell>
          <table:table-cell office:value-type="float" office:value="-0.000903" calcext:value-type="float">
            <text:p>-0.000903</text:p>
          </table:table-cell>
          <table:table-cell office:value-type="float" office:value="0.105552" calcext:value-type="float">
            <text:p>0.105552</text:p>
          </table:table-cell>
          <table:table-cell office:value-type="string" calcext:value-type="string">
            <text:p>-0.164617</text:p>
          </table:table-cell>
        </table:table-row>
        <table:table-row table:style-name="ro1" table:visibility="filter">
          <table:table-cell office:value-type="float" office:value="1527483326.19266" calcext:value-type="float">
            <text:p>1527483326.19266</text:p>
          </table:table-cell>
          <table:table-cell office:value-type="string" calcext:value-type="string">
            <text:p>PID_y</text:p>
          </table:table-cell>
          <table:table-cell office:value-type="float" office:value="-0.108917" calcext:value-type="float">
            <text:p>-0.108917</text:p>
          </table:table-cell>
          <table:table-cell office:value-type="float" office:value="-0.078328" calcext:value-type="float">
            <text:p>-0.078328</text:p>
          </table:table-cell>
          <table:table-cell office:value-type="float" office:value="-0.14075" calcext:value-type="float">
            <text:p>-0.14075</text:p>
          </table:table-cell>
          <table:table-cell office:value-type="float" office:value="-0.000903" calcext:value-type="float">
            <text:p>-0.000903</text:p>
          </table:table-cell>
          <table:table-cell office:value-type="float" office:value="0.105552" calcext:value-type="float">
            <text:p>0.105552</text:p>
          </table:table-cell>
          <table:table-cell office:value-type="string" calcext:value-type="string">
            <text:p>-0.16461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21285" calcext:value-type="float">
            <text:p>1527483326.2128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49651" calcext:value-type="float">
            <text:p>-0.149651</text:p>
          </table:table-cell>
          <table:table-cell office:value-type="float" office:value="-0.050947" calcext:value-type="float">
            <text:p>-0.050947</text:p>
          </table:table-cell>
          <table:table-cell office:value-type="float" office:value="-0.146947" calcext:value-type="float">
            <text:p>-0.146947</text:p>
          </table:table-cell>
          <table:table-cell office:value-type="float" office:value="-0.003777" calcext:value-type="float">
            <text:p>-0.003777</text:p>
          </table:table-cell>
          <table:table-cell office:value-type="float" office:value="-0.030765" calcext:value-type="float">
            <text:p>-0.030765</text:p>
          </table:table-cell>
          <table:table-cell office:value-type="string" calcext:value-type="string">
            <text:p>-0.128489</text:p>
          </table:table-cell>
        </table:table-row>
        <table:table-row table:style-name="ro1" table:visibility="filter">
          <table:table-cell office:value-type="float" office:value="1527483326.21288" calcext:value-type="float">
            <text:p>1527483326.21288</text:p>
          </table:table-cell>
          <table:table-cell office:value-type="string" calcext:value-type="string">
            <text:p>PID_y</text:p>
          </table:table-cell>
          <table:table-cell office:value-type="float" office:value="-0.149651" calcext:value-type="float">
            <text:p>-0.149651</text:p>
          </table:table-cell>
          <table:table-cell office:value-type="float" office:value="-0.050947" calcext:value-type="float">
            <text:p>-0.050947</text:p>
          </table:table-cell>
          <table:table-cell office:value-type="float" office:value="-0.146947" calcext:value-type="float">
            <text:p>-0.146947</text:p>
          </table:table-cell>
          <table:table-cell office:value-type="float" office:value="-0.003777" calcext:value-type="float">
            <text:p>-0.003777</text:p>
          </table:table-cell>
          <table:table-cell office:value-type="float" office:value="-0.030765" calcext:value-type="float">
            <text:p>-0.030765</text:p>
          </table:table-cell>
          <table:table-cell office:value-type="string" calcext:value-type="string">
            <text:p>-0.12848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23207" calcext:value-type="float">
            <text:p>1527483326.2320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99598" calcext:value-type="float">
            <text:p>-0.199598</text:p>
          </table:table-cell>
          <table:table-cell office:value-type="float" office:value="-0.043943" calcext:value-type="float">
            <text:p>-0.043943</text:p>
          </table:table-cell>
          <table:table-cell office:value-type="float" office:value="-0.153068" calcext:value-type="float">
            <text:p>-0.153068</text:p>
          </table:table-cell>
          <table:table-cell office:value-type="float" office:value="-0.005917" calcext:value-type="float">
            <text:p>-0.005917</text:p>
          </table:table-cell>
          <table:table-cell office:value-type="float" office:value="-0.127614" calcext:value-type="float">
            <text:p>-0.127614</text:p>
          </table:table-cell>
          <table:table-cell office:value-type="string" calcext:value-type="string">
            <text:p>-0.115365</text:p>
          </table:table-cell>
        </table:table-row>
        <table:table-row table:style-name="ro1" table:visibility="filter">
          <table:table-cell office:value-type="float" office:value="1527483326.2321" calcext:value-type="float">
            <text:p>1527483326.2321</text:p>
          </table:table-cell>
          <table:table-cell office:value-type="string" calcext:value-type="string">
            <text:p>PID_y</text:p>
          </table:table-cell>
          <table:table-cell office:value-type="float" office:value="-0.199598" calcext:value-type="float">
            <text:p>-0.199598</text:p>
          </table:table-cell>
          <table:table-cell office:value-type="float" office:value="-0.043943" calcext:value-type="float">
            <text:p>-0.043943</text:p>
          </table:table-cell>
          <table:table-cell office:value-type="float" office:value="-0.153068" calcext:value-type="float">
            <text:p>-0.153068</text:p>
          </table:table-cell>
          <table:table-cell office:value-type="float" office:value="-0.005917" calcext:value-type="float">
            <text:p>-0.005917</text:p>
          </table:table-cell>
          <table:table-cell office:value-type="float" office:value="-0.127614" calcext:value-type="float">
            <text:p>-0.127614</text:p>
          </table:table-cell>
          <table:table-cell office:value-type="string" calcext:value-type="string">
            <text:p>-0.11536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25245" calcext:value-type="float">
            <text:p>1527483326.2524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317278" calcext:value-type="float">
            <text:p>-0.317278</text:p>
          </table:table-cell>
          <table:table-cell office:value-type="float" office:value="-0.033285" calcext:value-type="float">
            <text:p>-0.033285</text:p>
          </table:table-cell>
          <table:table-cell office:value-type="float" office:value="-0.160952" calcext:value-type="float">
            <text:p>-0.160952</text:p>
          </table:table-cell>
          <table:table-cell office:value-type="float" office:value="-0.006264" calcext:value-type="float">
            <text:p>-0.006264</text:p>
          </table:table-cell>
          <table:table-cell office:value-type="float" office:value="-0.233911" calcext:value-type="float">
            <text:p>-0.233911</text:p>
          </table:table-cell>
          <table:table-cell office:value-type="string" calcext:value-type="string">
            <text:p>-0.097249</text:p>
          </table:table-cell>
        </table:table-row>
        <table:table-row table:style-name="ro1" table:visibility="filter">
          <table:table-cell office:value-type="float" office:value="1527483326.25248" calcext:value-type="float">
            <text:p>1527483326.25248</text:p>
          </table:table-cell>
          <table:table-cell office:value-type="string" calcext:value-type="string">
            <text:p>PID_y</text:p>
          </table:table-cell>
          <table:table-cell office:value-type="float" office:value="-0.317278" calcext:value-type="float">
            <text:p>-0.317278</text:p>
          </table:table-cell>
          <table:table-cell office:value-type="float" office:value="-0.033285" calcext:value-type="float">
            <text:p>-0.033285</text:p>
          </table:table-cell>
          <table:table-cell office:value-type="float" office:value="-0.160952" calcext:value-type="float">
            <text:p>-0.160952</text:p>
          </table:table-cell>
          <table:table-cell office:value-type="float" office:value="-0.006264" calcext:value-type="float">
            <text:p>-0.006264</text:p>
          </table:table-cell>
          <table:table-cell office:value-type="float" office:value="-0.233911" calcext:value-type="float">
            <text:p>-0.233911</text:p>
          </table:table-cell>
          <table:table-cell office:value-type="string" calcext:value-type="string">
            <text:p>-0.09724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27282" calcext:value-type="float">
            <text:p>1527483326.2728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344272" calcext:value-type="float">
            <text:p>-0.344272</text:p>
          </table:table-cell>
          <table:table-cell office:value-type="float" office:value="-0.025619" calcext:value-type="float">
            <text:p>-0.025619</text:p>
          </table:table-cell>
          <table:table-cell office:value-type="float" office:value="-0.161896" calcext:value-type="float">
            <text:p>-0.161896</text:p>
          </table:table-cell>
          <table:table-cell office:value-type="float" office:value="-0.006151" calcext:value-type="float">
            <text:p>-0.006151</text:p>
          </table:table-cell>
          <table:table-cell office:value-type="float" office:value="-0.252649" calcext:value-type="float">
            <text:p>-0.252649</text:p>
          </table:table-cell>
          <table:table-cell office:value-type="string" calcext:value-type="string">
            <text:p>-0.082547</text:p>
          </table:table-cell>
        </table:table-row>
        <table:table-row table:style-name="ro1" table:visibility="filter">
          <table:table-cell office:value-type="float" office:value="1527483326.27287" calcext:value-type="float">
            <text:p>1527483326.27287</text:p>
          </table:table-cell>
          <table:table-cell office:value-type="string" calcext:value-type="string">
            <text:p>PID_y</text:p>
          </table:table-cell>
          <table:table-cell office:value-type="float" office:value="-0.344272" calcext:value-type="float">
            <text:p>-0.344272</text:p>
          </table:table-cell>
          <table:table-cell office:value-type="float" office:value="-0.025619" calcext:value-type="float">
            <text:p>-0.025619</text:p>
          </table:table-cell>
          <table:table-cell office:value-type="float" office:value="-0.161896" calcext:value-type="float">
            <text:p>-0.161896</text:p>
          </table:table-cell>
          <table:table-cell office:value-type="float" office:value="-0.006151" calcext:value-type="float">
            <text:p>-0.006151</text:p>
          </table:table-cell>
          <table:table-cell office:value-type="float" office:value="-0.252649" calcext:value-type="float">
            <text:p>-0.252649</text:p>
          </table:table-cell>
          <table:table-cell office:value-type="string" calcext:value-type="string">
            <text:p>-0.08254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29217" calcext:value-type="float">
            <text:p>1527483326.2921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50413" calcext:value-type="float">
            <text:p>-0.250413</text:p>
          </table:table-cell>
          <table:table-cell office:value-type="float" office:value="-0.024911" calcext:value-type="float">
            <text:p>-0.024911</text:p>
          </table:table-cell>
          <table:table-cell office:value-type="float" office:value="-0.158733" calcext:value-type="float">
            <text:p>-0.158733</text:p>
          </table:table-cell>
          <table:table-cell office:value-type="float" office:value="-0.008382" calcext:value-type="float">
            <text:p>-0.008382</text:p>
          </table:table-cell>
          <table:table-cell office:value-type="float" office:value="-0.179131" calcext:value-type="float">
            <text:p>-0.179131</text:p>
          </table:table-cell>
          <table:table-cell office:value-type="string" calcext:value-type="string">
            <text:p>-0.076062</text:p>
          </table:table-cell>
        </table:table-row>
        <table:table-row table:style-name="ro1" table:visibility="filter">
          <table:table-cell office:value-type="float" office:value="1527483326.29221" calcext:value-type="float">
            <text:p>1527483326.29221</text:p>
          </table:table-cell>
          <table:table-cell office:value-type="string" calcext:value-type="string">
            <text:p>PID_y</text:p>
          </table:table-cell>
          <table:table-cell office:value-type="float" office:value="-0.250413" calcext:value-type="float">
            <text:p>-0.250413</text:p>
          </table:table-cell>
          <table:table-cell office:value-type="float" office:value="-0.024911" calcext:value-type="float">
            <text:p>-0.024911</text:p>
          </table:table-cell>
          <table:table-cell office:value-type="float" office:value="-0.158733" calcext:value-type="float">
            <text:p>-0.158733</text:p>
          </table:table-cell>
          <table:table-cell office:value-type="float" office:value="-0.008382" calcext:value-type="float">
            <text:p>-0.008382</text:p>
          </table:table-cell>
          <table:table-cell office:value-type="float" office:value="-0.179131" calcext:value-type="float">
            <text:p>-0.179131</text:p>
          </table:table-cell>
          <table:table-cell office:value-type="string" calcext:value-type="string">
            <text:p>-0.07606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31251" calcext:value-type="float">
            <text:p>1527483326.3125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77326" calcext:value-type="float">
            <text:p>-0.177326</text:p>
          </table:table-cell>
          <table:table-cell office:value-type="float" office:value="-0.021924" calcext:value-type="float">
            <text:p>-0.021924</text:p>
          </table:table-cell>
          <table:table-cell office:value-type="float" office:value="-0.155618" calcext:value-type="float">
            <text:p>-0.155618</text:p>
          </table:table-cell>
          <table:table-cell office:value-type="float" office:value="-0.010088" calcext:value-type="float">
            <text:p>-0.010088</text:p>
          </table:table-cell>
          <table:table-cell office:value-type="float" office:value="-0.087165" calcext:value-type="float">
            <text:p>-0.087165</text:p>
          </table:table-cell>
          <table:table-cell office:value-type="string" calcext:value-type="string">
            <text:p>-0.064363</text:p>
          </table:table-cell>
        </table:table-row>
        <table:table-row table:style-name="ro1" table:visibility="filter">
          <table:table-cell office:value-type="float" office:value="1527483326.31254" calcext:value-type="float">
            <text:p>1527483326.31254</text:p>
          </table:table-cell>
          <table:table-cell office:value-type="string" calcext:value-type="string">
            <text:p>PID_y</text:p>
          </table:table-cell>
          <table:table-cell office:value-type="float" office:value="-0.177326" calcext:value-type="float">
            <text:p>-0.177326</text:p>
          </table:table-cell>
          <table:table-cell office:value-type="float" office:value="-0.021924" calcext:value-type="float">
            <text:p>-0.021924</text:p>
          </table:table-cell>
          <table:table-cell office:value-type="float" office:value="-0.155618" calcext:value-type="float">
            <text:p>-0.155618</text:p>
          </table:table-cell>
          <table:table-cell office:value-type="float" office:value="-0.010088" calcext:value-type="float">
            <text:p>-0.010088</text:p>
          </table:table-cell>
          <table:table-cell office:value-type="float" office:value="-0.087165" calcext:value-type="float">
            <text:p>-0.087165</text:p>
          </table:table-cell>
          <table:table-cell office:value-type="string" calcext:value-type="string">
            <text:p>-0.06436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33289" calcext:value-type="float">
            <text:p>1527483326.3328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55887" calcext:value-type="float">
            <text:p>-0.155887</text:p>
          </table:table-cell>
          <table:table-cell office:value-type="float" office:value="-0.008986" calcext:value-type="float">
            <text:p>-0.008986</text:p>
          </table:table-cell>
          <table:table-cell office:value-type="float" office:value="-0.155012" calcext:value-type="float">
            <text:p>-0.155012</text:p>
          </table:table-cell>
          <table:table-cell office:value-type="float" office:value="-0.007841" calcext:value-type="float">
            <text:p>-0.007841</text:p>
          </table:table-cell>
          <table:table-cell office:value-type="float" office:value="-0.017502" calcext:value-type="float">
            <text:p>-0.017502</text:p>
          </table:table-cell>
          <table:table-cell office:value-type="string" calcext:value-type="string">
            <text:p>-0.020018</text:p>
          </table:table-cell>
        </table:table-row>
        <table:table-row table:style-name="ro1" table:visibility="filter">
          <table:table-cell office:value-type="float" office:value="1527483326.33293" calcext:value-type="float">
            <text:p>1527483326.33293</text:p>
          </table:table-cell>
          <table:table-cell office:value-type="string" calcext:value-type="string">
            <text:p>PID_y</text:p>
          </table:table-cell>
          <table:table-cell office:value-type="float" office:value="-0.155887" calcext:value-type="float">
            <text:p>-0.155887</text:p>
          </table:table-cell>
          <table:table-cell office:value-type="float" office:value="-0.008986" calcext:value-type="float">
            <text:p>-0.008986</text:p>
          </table:table-cell>
          <table:table-cell office:value-type="float" office:value="-0.155012" calcext:value-type="float">
            <text:p>-0.155012</text:p>
          </table:table-cell>
          <table:table-cell office:value-type="float" office:value="-0.007841" calcext:value-type="float">
            <text:p>-0.007841</text:p>
          </table:table-cell>
          <table:table-cell office:value-type="float" office:value="-0.017502" calcext:value-type="float">
            <text:p>-0.017502</text:p>
          </table:table-cell>
          <table:table-cell office:value-type="string" calcext:value-type="string">
            <text:p>-0.02001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35224" calcext:value-type="float">
            <text:p>1527483326.3522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20842" calcext:value-type="float">
            <text:p>-0.120842</text:p>
          </table:table-cell>
          <table:table-cell office:value-type="float" office:value="-0.034849" calcext:value-type="float">
            <text:p>-0.034849</text:p>
          </table:table-cell>
          <table:table-cell office:value-type="float" office:value="-0.150889" calcext:value-type="float">
            <text:p>-0.150889</text:p>
          </table:table-cell>
          <table:table-cell office:value-type="float" office:value="-0.014415" calcext:value-type="float">
            <text:p>-0.014415</text:p>
          </table:table-cell>
          <table:table-cell office:value-type="float" office:value="0.102549" calcext:value-type="float">
            <text:p>0.102549</text:p>
          </table:table-cell>
          <table:table-cell office:value-type="string" calcext:value-type="string">
            <text:p>-0.084568</text:p>
          </table:table-cell>
        </table:table-row>
        <table:table-row table:style-name="ro1" table:visibility="filter">
          <table:table-cell office:value-type="float" office:value="1527483326.35228" calcext:value-type="float">
            <text:p>1527483326.35228</text:p>
          </table:table-cell>
          <table:table-cell office:value-type="string" calcext:value-type="string">
            <text:p>PID_y</text:p>
          </table:table-cell>
          <table:table-cell office:value-type="float" office:value="-0.120842" calcext:value-type="float">
            <text:p>-0.120842</text:p>
          </table:table-cell>
          <table:table-cell office:value-type="float" office:value="-0.034849" calcext:value-type="float">
            <text:p>-0.034849</text:p>
          </table:table-cell>
          <table:table-cell office:value-type="float" office:value="-0.150889" calcext:value-type="float">
            <text:p>-0.150889</text:p>
          </table:table-cell>
          <table:table-cell office:value-type="float" office:value="-0.014415" calcext:value-type="float">
            <text:p>-0.014415</text:p>
          </table:table-cell>
          <table:table-cell office:value-type="float" office:value="0.102549" calcext:value-type="float">
            <text:p>0.102549</text:p>
          </table:table-cell>
          <table:table-cell office:value-type="string" calcext:value-type="string">
            <text:p>-0.08456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37266" calcext:value-type="float">
            <text:p>1527483326.3726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23749" calcext:value-type="float">
            <text:p>-0.123749</text:p>
          </table:table-cell>
          <table:table-cell office:value-type="float" office:value="-0.036473" calcext:value-type="float">
            <text:p>-0.036473</text:p>
          </table:table-cell>
          <table:table-cell office:value-type="float" office:value="-0.152131" calcext:value-type="float">
            <text:p>-0.152131</text:p>
          </table:table-cell>
          <table:table-cell office:value-type="float" office:value="-0.0146" calcext:value-type="float">
            <text:p>-0.0146</text:p>
          </table:table-cell>
          <table:table-cell office:value-type="float" office:value="0.099668" calcext:value-type="float">
            <text:p>0.099668</text:p>
          </table:table-cell>
          <table:table-cell office:value-type="string" calcext:value-type="string">
            <text:p>-0.087495</text:p>
          </table:table-cell>
        </table:table-row>
        <table:table-row table:style-name="ro1" table:visibility="filter">
          <table:table-cell office:value-type="float" office:value="1527483326.37269" calcext:value-type="float">
            <text:p>1527483326.37269</text:p>
          </table:table-cell>
          <table:table-cell office:value-type="string" calcext:value-type="string">
            <text:p>PID_y</text:p>
          </table:table-cell>
          <table:table-cell office:value-type="float" office:value="-0.123749" calcext:value-type="float">
            <text:p>-0.123749</text:p>
          </table:table-cell>
          <table:table-cell office:value-type="float" office:value="-0.036473" calcext:value-type="float">
            <text:p>-0.036473</text:p>
          </table:table-cell>
          <table:table-cell office:value-type="float" office:value="-0.152131" calcext:value-type="float">
            <text:p>-0.152131</text:p>
          </table:table-cell>
          <table:table-cell office:value-type="float" office:value="-0.0146" calcext:value-type="float">
            <text:p>-0.0146</text:p>
          </table:table-cell>
          <table:table-cell office:value-type="float" office:value="0.099668" calcext:value-type="float">
            <text:p>0.099668</text:p>
          </table:table-cell>
          <table:table-cell office:value-type="string" calcext:value-type="string">
            <text:p>-0.08749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39302" calcext:value-type="float">
            <text:p>1527483326.3930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39533" calcext:value-type="float">
            <text:p>-0.139533</text:p>
          </table:table-cell>
          <table:table-cell office:value-type="float" office:value="-0.047054" calcext:value-type="float">
            <text:p>-0.047054</text:p>
          </table:table-cell>
          <table:table-cell office:value-type="float" office:value="-0.15218" calcext:value-type="float">
            <text:p>-0.15218</text:p>
          </table:table-cell>
          <table:table-cell office:value-type="float" office:value="-0.018255" calcext:value-type="float">
            <text:p>-0.018255</text:p>
          </table:table-cell>
          <table:table-cell office:value-type="float" office:value="0.066532" calcext:value-type="float">
            <text:p>0.066532</text:p>
          </table:table-cell>
          <table:table-cell office:value-type="string" calcext:value-type="string">
            <text:p>-0.100398</text:p>
          </table:table-cell>
        </table:table-row>
        <table:table-row table:style-name="ro1" table:visibility="filter">
          <table:table-cell office:value-type="float" office:value="1527483326.39309" calcext:value-type="float">
            <text:p>1527483326.39309</text:p>
          </table:table-cell>
          <table:table-cell office:value-type="string" calcext:value-type="string">
            <text:p>PID_y</text:p>
          </table:table-cell>
          <table:table-cell office:value-type="float" office:value="-0.139533" calcext:value-type="float">
            <text:p>-0.139533</text:p>
          </table:table-cell>
          <table:table-cell office:value-type="float" office:value="-0.047054" calcext:value-type="float">
            <text:p>-0.047054</text:p>
          </table:table-cell>
          <table:table-cell office:value-type="float" office:value="-0.15218" calcext:value-type="float">
            <text:p>-0.15218</text:p>
          </table:table-cell>
          <table:table-cell office:value-type="float" office:value="-0.018255" calcext:value-type="float">
            <text:p>-0.018255</text:p>
          </table:table-cell>
          <table:table-cell office:value-type="float" office:value="0.066532" calcext:value-type="float">
            <text:p>0.066532</text:p>
          </table:table-cell>
          <table:table-cell office:value-type="string" calcext:value-type="string">
            <text:p>-0.10039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41233" calcext:value-type="float">
            <text:p>1527483326.4123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53442" calcext:value-type="float">
            <text:p>-0.153442</text:p>
          </table:table-cell>
          <table:table-cell office:value-type="float" office:value="-0.036766" calcext:value-type="float">
            <text:p>-0.036766</text:p>
          </table:table-cell>
          <table:table-cell office:value-type="float" office:value="-0.154141" calcext:value-type="float">
            <text:p>-0.154141</text:p>
          </table:table-cell>
          <table:table-cell office:value-type="float" office:value="-0.018003" calcext:value-type="float">
            <text:p>-0.018003</text:p>
          </table:table-cell>
          <table:table-cell office:value-type="float" office:value="0.015645" calcext:value-type="float">
            <text:p>0.015645</text:p>
          </table:table-cell>
          <table:table-cell office:value-type="string" calcext:value-type="string">
            <text:p>-0.081036</text:p>
          </table:table-cell>
        </table:table-row>
        <table:table-row table:style-name="ro1" table:visibility="filter">
          <table:table-cell office:value-type="float" office:value="1527483326.41234" calcext:value-type="float">
            <text:p>1527483326.41234</text:p>
          </table:table-cell>
          <table:table-cell office:value-type="string" calcext:value-type="string">
            <text:p>PID_y</text:p>
          </table:table-cell>
          <table:table-cell office:value-type="float" office:value="-0.153442" calcext:value-type="float">
            <text:p>-0.153442</text:p>
          </table:table-cell>
          <table:table-cell office:value-type="float" office:value="-0.036766" calcext:value-type="float">
            <text:p>-0.036766</text:p>
          </table:table-cell>
          <table:table-cell office:value-type="float" office:value="-0.154141" calcext:value-type="float">
            <text:p>-0.154141</text:p>
          </table:table-cell>
          <table:table-cell office:value-type="float" office:value="-0.018003" calcext:value-type="float">
            <text:p>-0.018003</text:p>
          </table:table-cell>
          <table:table-cell office:value-type="float" office:value="0.015645" calcext:value-type="float">
            <text:p>0.015645</text:p>
          </table:table-cell>
          <table:table-cell office:value-type="string" calcext:value-type="string">
            <text:p>-0.08103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4326" calcext:value-type="float">
            <text:p>1527483326.432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5501" calcext:value-type="float">
            <text:p>-0.15501</text:p>
          </table:table-cell>
          <table:table-cell office:value-type="float" office:value="-0.059803" calcext:value-type="float">
            <text:p>-0.059803</text:p>
          </table:table-cell>
          <table:table-cell office:value-type="float" office:value="-0.155014" calcext:value-type="float">
            <text:p>-0.155014</text:p>
          </table:table-cell>
          <table:table-cell office:value-type="float" office:value="-0.019581" calcext:value-type="float">
            <text:p>-0.019581</text:p>
          </table:table-cell>
          <table:table-cell office:value-type="float" office:value="0.001093" calcext:value-type="float">
            <text:p>0.001093</text:p>
          </table:table-cell>
          <table:table-cell office:value-type="string" calcext:value-type="string">
            <text:p>-0.118649</text:p>
          </table:table-cell>
        </table:table-row>
        <table:table-row table:style-name="ro1" table:visibility="filter">
          <table:table-cell office:value-type="float" office:value="1527483326.43261" calcext:value-type="float">
            <text:p>1527483326.43261</text:p>
          </table:table-cell>
          <table:table-cell office:value-type="string" calcext:value-type="string">
            <text:p>PID_y</text:p>
          </table:table-cell>
          <table:table-cell office:value-type="float" office:value="-0.15501" calcext:value-type="float">
            <text:p>-0.15501</text:p>
          </table:table-cell>
          <table:table-cell office:value-type="float" office:value="-0.059803" calcext:value-type="float">
            <text:p>-0.059803</text:p>
          </table:table-cell>
          <table:table-cell office:value-type="float" office:value="-0.155014" calcext:value-type="float">
            <text:p>-0.155014</text:p>
          </table:table-cell>
          <table:table-cell office:value-type="float" office:value="-0.019581" calcext:value-type="float">
            <text:p>-0.019581</text:p>
          </table:table-cell>
          <table:table-cell office:value-type="float" office:value="0.001093" calcext:value-type="float">
            <text:p>0.001093</text:p>
          </table:table-cell>
          <table:table-cell office:value-type="string" calcext:value-type="string">
            <text:p>-0.11864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45294" calcext:value-type="float">
            <text:p>1527483326.4529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58956" calcext:value-type="float">
            <text:p>-0.158956</text:p>
          </table:table-cell>
          <table:table-cell office:value-type="float" office:value="-0.030136" calcext:value-type="float">
            <text:p>-0.030136</text:p>
          </table:table-cell>
          <table:table-cell office:value-type="float" office:value="-0.154711" calcext:value-type="float">
            <text:p>-0.154711</text:p>
          </table:table-cell>
          <table:table-cell office:value-type="float" office:value="-0.02037" calcext:value-type="float">
            <text:p>-0.02037</text:p>
          </table:table-cell>
          <table:table-cell office:value-type="float" office:value="-0.038548" calcext:value-type="float">
            <text:p>-0.038548</text:p>
          </table:table-cell>
          <table:table-cell office:value-type="string" calcext:value-type="string">
            <text:p>-0.058466</text:p>
          </table:table-cell>
        </table:table-row>
        <table:table-row table:style-name="ro1" table:visibility="filter">
          <table:table-cell office:value-type="float" office:value="1527483326.45296" calcext:value-type="float">
            <text:p>1527483326.45296</text:p>
          </table:table-cell>
          <table:table-cell office:value-type="string" calcext:value-type="string">
            <text:p>PID_y</text:p>
          </table:table-cell>
          <table:table-cell office:value-type="float" office:value="-0.158956" calcext:value-type="float">
            <text:p>-0.158956</text:p>
          </table:table-cell>
          <table:table-cell office:value-type="float" office:value="-0.030136" calcext:value-type="float">
            <text:p>-0.030136</text:p>
          </table:table-cell>
          <table:table-cell office:value-type="float" office:value="-0.154711" calcext:value-type="float">
            <text:p>-0.154711</text:p>
          </table:table-cell>
          <table:table-cell office:value-type="float" office:value="-0.02037" calcext:value-type="float">
            <text:p>-0.02037</text:p>
          </table:table-cell>
          <table:table-cell office:value-type="float" office:value="-0.038548" calcext:value-type="float">
            <text:p>-0.038548</text:p>
          </table:table-cell>
          <table:table-cell office:value-type="string" calcext:value-type="string">
            <text:p>-0.05846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4723" calcext:value-type="float">
            <text:p>1527483326.472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59613" calcext:value-type="float">
            <text:p>-0.159613</text:p>
          </table:table-cell>
          <table:table-cell office:value-type="float" office:value="-0.019678" calcext:value-type="float">
            <text:p>-0.019678</text:p>
          </table:table-cell>
          <table:table-cell office:value-type="float" office:value="-0.155726" calcext:value-type="float">
            <text:p>-0.155726</text:p>
          </table:table-cell>
          <table:table-cell office:value-type="float" office:value="-0.017537" calcext:value-type="float">
            <text:p>-0.017537</text:p>
          </table:table-cell>
          <table:table-cell office:value-type="float" office:value="-0.036882" calcext:value-type="float">
            <text:p>-0.036882</text:p>
          </table:table-cell>
          <table:table-cell office:value-type="string" calcext:value-type="string">
            <text:p>-0.027378</text:p>
          </table:table-cell>
        </table:table-row>
        <table:table-row table:style-name="ro1" table:visibility="filter">
          <table:table-cell office:value-type="float" office:value="1527483326.47233" calcext:value-type="float">
            <text:p>1527483326.47233</text:p>
          </table:table-cell>
          <table:table-cell office:value-type="string" calcext:value-type="string">
            <text:p>PID_y</text:p>
          </table:table-cell>
          <table:table-cell office:value-type="float" office:value="-0.159613" calcext:value-type="float">
            <text:p>-0.159613</text:p>
          </table:table-cell>
          <table:table-cell office:value-type="float" office:value="-0.019678" calcext:value-type="float">
            <text:p>-0.019678</text:p>
          </table:table-cell>
          <table:table-cell office:value-type="float" office:value="-0.155726" calcext:value-type="float">
            <text:p>-0.155726</text:p>
          </table:table-cell>
          <table:table-cell office:value-type="float" office:value="-0.017537" calcext:value-type="float">
            <text:p>-0.017537</text:p>
          </table:table-cell>
          <table:table-cell office:value-type="float" office:value="-0.036882" calcext:value-type="float">
            <text:p>-0.036882</text:p>
          </table:table-cell>
          <table:table-cell office:value-type="string" calcext:value-type="string">
            <text:p>-0.02737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49275" calcext:value-type="float">
            <text:p>1527483326.4927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54773" calcext:value-type="float">
            <text:p>-0.154773</text:p>
          </table:table-cell>
          <table:table-cell office:value-type="float" office:value="-0.026554" calcext:value-type="float">
            <text:p>-0.026554</text:p>
          </table:table-cell>
          <table:table-cell office:value-type="float" office:value="-0.153848" calcext:value-type="float">
            <text:p>-0.153848</text:p>
          </table:table-cell>
          <table:table-cell office:value-type="float" office:value="-0.022334" calcext:value-type="float">
            <text:p>-0.022334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38431</text:p>
          </table:table-cell>
        </table:table-row>
        <table:table-row table:style-name="ro1" table:visibility="filter">
          <table:table-cell office:value-type="float" office:value="1527483326.4928" calcext:value-type="float">
            <text:p>1527483326.4928</text:p>
          </table:table-cell>
          <table:table-cell office:value-type="string" calcext:value-type="string">
            <text:p>PID_y</text:p>
          </table:table-cell>
          <table:table-cell office:value-type="float" office:value="-0.154773" calcext:value-type="float">
            <text:p>-0.154773</text:p>
          </table:table-cell>
          <table:table-cell office:value-type="float" office:value="-0.026554" calcext:value-type="float">
            <text:p>-0.026554</text:p>
          </table:table-cell>
          <table:table-cell office:value-type="float" office:value="-0.153848" calcext:value-type="float">
            <text:p>-0.153848</text:p>
          </table:table-cell>
          <table:table-cell office:value-type="float" office:value="-0.022334" calcext:value-type="float">
            <text:p>-0.022334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3843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51321" calcext:value-type="float">
            <text:p>1527483326.5132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56407" calcext:value-type="float">
            <text:p>-0.156407</text:p>
          </table:table-cell>
          <table:table-cell office:value-type="float" office:value="-0.019396" calcext:value-type="float">
            <text:p>-0.019396</text:p>
          </table:table-cell>
          <table:table-cell office:value-type="float" office:value="-0.155696" calcext:value-type="float">
            <text:p>-0.155696</text:p>
          </table:table-cell>
          <table:table-cell office:value-type="float" office:value="-0.019127" calcext:value-type="float">
            <text:p>-0.019127</text:p>
          </table:table-cell>
          <table:table-cell office:value-type="float" office:value="-0.015774" calcext:value-type="float">
            <text:p>-0.015774</text:p>
          </table:table-cell>
          <table:table-cell office:value-type="string" calcext:value-type="string">
            <text:p>-0.009695</text:p>
          </table:table-cell>
        </table:table-row>
        <table:table-row table:style-name="ro1" table:visibility="filter">
          <table:table-cell office:value-type="float" office:value="1527483326.51326" calcext:value-type="float">
            <text:p>1527483326.51326</text:p>
          </table:table-cell>
          <table:table-cell office:value-type="string" calcext:value-type="string">
            <text:p>PID_y</text:p>
          </table:table-cell>
          <table:table-cell office:value-type="float" office:value="-0.156407" calcext:value-type="float">
            <text:p>-0.156407</text:p>
          </table:table-cell>
          <table:table-cell office:value-type="float" office:value="-0.019396" calcext:value-type="float">
            <text:p>-0.019396</text:p>
          </table:table-cell>
          <table:table-cell office:value-type="float" office:value="-0.155696" calcext:value-type="float">
            <text:p>-0.155696</text:p>
          </table:table-cell>
          <table:table-cell office:value-type="float" office:value="-0.019127" calcext:value-type="float">
            <text:p>-0.019127</text:p>
          </table:table-cell>
          <table:table-cell office:value-type="float" office:value="-0.015774" calcext:value-type="float">
            <text:p>-0.015774</text:p>
          </table:table-cell>
          <table:table-cell office:value-type="string" calcext:value-type="string">
            <text:p>-0.00969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53269" calcext:value-type="float">
            <text:p>1527483326.5326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53567" calcext:value-type="float">
            <text:p>-0.153567</text:p>
          </table:table-cell>
          <table:table-cell office:value-type="float" office:value="-0.020421" calcext:value-type="float">
            <text:p>-0.020421</text:p>
          </table:table-cell>
          <table:table-cell office:value-type="float" office:value="-0.153917" calcext:value-type="float">
            <text:p>-0.153917</text:p>
          </table:table-cell>
          <table:table-cell office:value-type="float" office:value="-0.020308" calcext:value-type="float">
            <text:p>-0.020308</text:p>
          </table:table-cell>
          <table:table-cell office:value-type="float" office:value="0.011078" calcext:value-type="float">
            <text:p>0.011078</text:p>
          </table:table-cell>
          <table:table-cell office:value-type="string" calcext:value-type="string">
            <text:p>-0.006263</text:p>
          </table:table-cell>
        </table:table-row>
        <table:table-row table:style-name="ro1" table:visibility="filter">
          <table:table-cell office:value-type="float" office:value="1527483326.53273" calcext:value-type="float">
            <text:p>1527483326.53273</text:p>
          </table:table-cell>
          <table:table-cell office:value-type="string" calcext:value-type="string">
            <text:p>PID_y</text:p>
          </table:table-cell>
          <table:table-cell office:value-type="float" office:value="-0.153567" calcext:value-type="float">
            <text:p>-0.153567</text:p>
          </table:table-cell>
          <table:table-cell office:value-type="float" office:value="-0.020421" calcext:value-type="float">
            <text:p>-0.020421</text:p>
          </table:table-cell>
          <table:table-cell office:value-type="float" office:value="-0.153917" calcext:value-type="float">
            <text:p>-0.153917</text:p>
          </table:table-cell>
          <table:table-cell office:value-type="float" office:value="-0.020308" calcext:value-type="float">
            <text:p>-0.020308</text:p>
          </table:table-cell>
          <table:table-cell office:value-type="float" office:value="0.011078" calcext:value-type="float">
            <text:p>0.011078</text:p>
          </table:table-cell>
          <table:table-cell office:value-type="string" calcext:value-type="string">
            <text:p>-0.00626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55301" calcext:value-type="float">
            <text:p>1527483326.5530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47051" calcext:value-type="float">
            <text:p>-0.147051</text:p>
          </table:table-cell>
          <table:table-cell office:value-type="float" office:value="-0.030834" calcext:value-type="float">
            <text:p>-0.030834</text:p>
          </table:table-cell>
          <table:table-cell office:value-type="float" office:value="-0.150971" calcext:value-type="float">
            <text:p>-0.150971</text:p>
          </table:table-cell>
          <table:table-cell office:value-type="float" office:value="-0.025043" calcext:value-type="float">
            <text:p>-0.025043</text:p>
          </table:table-cell>
          <table:table-cell office:value-type="float" office:value="0.037045" calcext:value-type="float">
            <text:p>0.037045</text:p>
          </table:table-cell>
          <table:table-cell office:value-type="string" calcext:value-type="string">
            <text:p>-0.045020</text:p>
          </table:table-cell>
        </table:table-row>
        <table:table-row table:style-name="ro1" table:visibility="filter">
          <table:table-cell office:value-type="float" office:value="1527483326.55303" calcext:value-type="float">
            <text:p>1527483326.55303</text:p>
          </table:table-cell>
          <table:table-cell office:value-type="string" calcext:value-type="string">
            <text:p>PID_y</text:p>
          </table:table-cell>
          <table:table-cell office:value-type="float" office:value="-0.147051" calcext:value-type="float">
            <text:p>-0.147051</text:p>
          </table:table-cell>
          <table:table-cell office:value-type="float" office:value="-0.030834" calcext:value-type="float">
            <text:p>-0.030834</text:p>
          </table:table-cell>
          <table:table-cell office:value-type="float" office:value="-0.150971" calcext:value-type="float">
            <text:p>-0.150971</text:p>
          </table:table-cell>
          <table:table-cell office:value-type="float" office:value="-0.025043" calcext:value-type="float">
            <text:p>-0.025043</text:p>
          </table:table-cell>
          <table:table-cell office:value-type="float" office:value="0.037045" calcext:value-type="float">
            <text:p>0.037045</text:p>
          </table:table-cell>
          <table:table-cell office:value-type="string" calcext:value-type="string">
            <text:p>-0.04502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57228" calcext:value-type="float">
            <text:p>1527483326.5722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39317" calcext:value-type="float">
            <text:p>-0.139317</text:p>
          </table:table-cell>
          <table:table-cell office:value-type="float" office:value="-0.037635" calcext:value-type="float">
            <text:p>-0.037635</text:p>
          </table:table-cell>
          <table:table-cell office:value-type="float" office:value="-0.149733" calcext:value-type="float">
            <text:p>-0.149733</text:p>
          </table:table-cell>
          <table:table-cell office:value-type="float" office:value="-0.024434" calcext:value-type="float">
            <text:p>-0.024434</text:p>
          </table:table-cell>
          <table:table-cell office:value-type="float" office:value="0.06038" calcext:value-type="float">
            <text:p>0.06038</text:p>
          </table:table-cell>
          <table:table-cell office:value-type="string" calcext:value-type="string">
            <text:p>-0.067975</text:p>
          </table:table-cell>
        </table:table-row>
        <table:table-row table:style-name="ro1" table:visibility="filter">
          <table:table-cell office:value-type="float" office:value="1527483326.57231" calcext:value-type="float">
            <text:p>1527483326.57231</text:p>
          </table:table-cell>
          <table:table-cell office:value-type="string" calcext:value-type="string">
            <text:p>PID_y</text:p>
          </table:table-cell>
          <table:table-cell office:value-type="float" office:value="-0.139317" calcext:value-type="float">
            <text:p>-0.139317</text:p>
          </table:table-cell>
          <table:table-cell office:value-type="float" office:value="-0.037635" calcext:value-type="float">
            <text:p>-0.037635</text:p>
          </table:table-cell>
          <table:table-cell office:value-type="float" office:value="-0.149733" calcext:value-type="float">
            <text:p>-0.149733</text:p>
          </table:table-cell>
          <table:table-cell office:value-type="float" office:value="-0.024434" calcext:value-type="float">
            <text:p>-0.024434</text:p>
          </table:table-cell>
          <table:table-cell office:value-type="float" office:value="0.06038" calcext:value-type="float">
            <text:p>0.06038</text:p>
          </table:table-cell>
          <table:table-cell office:value-type="string" calcext:value-type="string">
            <text:p>-0.06797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59258" calcext:value-type="float">
            <text:p>1527483326.5925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36598" calcext:value-type="float">
            <text:p>-0.136598</text:p>
          </table:table-cell>
          <table:table-cell office:value-type="float" office:value="-0.026088" calcext:value-type="float">
            <text:p>-0.026088</text:p>
          </table:table-cell>
          <table:table-cell office:value-type="float" office:value="-0.147675" calcext:value-type="float">
            <text:p>-0.147675</text:p>
          </table:table-cell>
          <table:table-cell office:value-type="float" office:value="-0.024611" calcext:value-type="float">
            <text:p>-0.024611</text:p>
          </table:table-cell>
          <table:table-cell office:value-type="float" office:value="0.062265" calcext:value-type="float">
            <text:p>0.062265</text:p>
          </table:table-cell>
          <table:table-cell office:value-type="string" calcext:value-type="string">
            <text:p>-0.022734</text:p>
          </table:table-cell>
        </table:table-row>
        <table:table-row table:style-name="ro1" table:visibility="filter">
          <table:table-cell office:value-type="float" office:value="1527483326.5926" calcext:value-type="float">
            <text:p>1527483326.5926</text:p>
          </table:table-cell>
          <table:table-cell office:value-type="string" calcext:value-type="string">
            <text:p>PID_y</text:p>
          </table:table-cell>
          <table:table-cell office:value-type="float" office:value="-0.136598" calcext:value-type="float">
            <text:p>-0.136598</text:p>
          </table:table-cell>
          <table:table-cell office:value-type="float" office:value="-0.026088" calcext:value-type="float">
            <text:p>-0.026088</text:p>
          </table:table-cell>
          <table:table-cell office:value-type="float" office:value="-0.147675" calcext:value-type="float">
            <text:p>-0.147675</text:p>
          </table:table-cell>
          <table:table-cell office:value-type="float" office:value="-0.024611" calcext:value-type="float">
            <text:p>-0.024611</text:p>
          </table:table-cell>
          <table:table-cell office:value-type="float" office:value="0.062265" calcext:value-type="float">
            <text:p>0.062265</text:p>
          </table:table-cell>
          <table:table-cell office:value-type="string" calcext:value-type="string">
            <text:p>-0.02273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61287" calcext:value-type="float">
            <text:p>1527483326.6128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12684" calcext:value-type="float">
            <text:p>-0.112684</text:p>
          </table:table-cell>
          <table:table-cell office:value-type="float" office:value="-0.027399" calcext:value-type="float">
            <text:p>-0.027399</text:p>
          </table:table-cell>
          <table:table-cell office:value-type="float" office:value="-0.145031" calcext:value-type="float">
            <text:p>-0.145031</text:p>
          </table:table-cell>
          <table:table-cell office:value-type="float" office:value="-0.023074" calcext:value-type="float">
            <text:p>-0.023074</text:p>
          </table:table-cell>
          <table:table-cell office:value-type="float" office:value="0.106403" calcext:value-type="float">
            <text:p>0.106403</text:p>
          </table:table-cell>
          <table:table-cell office:value-type="string" calcext:value-type="string">
            <text:p>-0.038910</text:p>
          </table:table-cell>
        </table:table-row>
        <table:table-row table:style-name="ro1" table:visibility="filter">
          <table:table-cell office:value-type="float" office:value="1527483326.61289" calcext:value-type="float">
            <text:p>1527483326.61289</text:p>
          </table:table-cell>
          <table:table-cell office:value-type="string" calcext:value-type="string">
            <text:p>PID_y</text:p>
          </table:table-cell>
          <table:table-cell office:value-type="float" office:value="-0.112684" calcext:value-type="float">
            <text:p>-0.112684</text:p>
          </table:table-cell>
          <table:table-cell office:value-type="float" office:value="-0.027399" calcext:value-type="float">
            <text:p>-0.027399</text:p>
          </table:table-cell>
          <table:table-cell office:value-type="float" office:value="-0.145031" calcext:value-type="float">
            <text:p>-0.145031</text:p>
          </table:table-cell>
          <table:table-cell office:value-type="float" office:value="-0.023074" calcext:value-type="float">
            <text:p>-0.023074</text:p>
          </table:table-cell>
          <table:table-cell office:value-type="float" office:value="0.106403" calcext:value-type="float">
            <text:p>0.106403</text:p>
          </table:table-cell>
          <table:table-cell office:value-type="string" calcext:value-type="string">
            <text:p>-0.03891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63307" calcext:value-type="float">
            <text:p>1527483326.6330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099453" calcext:value-type="float">
            <text:p>-0.099453</text:p>
          </table:table-cell>
          <table:table-cell office:value-type="float" office:value="-0.028711" calcext:value-type="float">
            <text:p>-0.028711</text:p>
          </table:table-cell>
          <table:table-cell office:value-type="float" office:value="-0.141655" calcext:value-type="float">
            <text:p>-0.141655</text:p>
          </table:table-cell>
          <table:table-cell office:value-type="float" office:value="-0.024326" calcext:value-type="float">
            <text:p>-0.024326</text:p>
          </table:table-cell>
          <table:table-cell office:value-type="float" office:value="0.121535" calcext:value-type="float">
            <text:p>0.121535</text:p>
          </table:table-cell>
          <table:table-cell office:value-type="string" calcext:value-type="string">
            <text:p>-0.039177</text:p>
          </table:table-cell>
        </table:table-row>
        <table:table-row table:style-name="ro1" table:visibility="filter">
          <table:table-cell office:value-type="float" office:value="1527483326.63309" calcext:value-type="float">
            <text:p>1527483326.63309</text:p>
          </table:table-cell>
          <table:table-cell office:value-type="string" calcext:value-type="string">
            <text:p>PID_y</text:p>
          </table:table-cell>
          <table:table-cell office:value-type="float" office:value="-0.099453" calcext:value-type="float">
            <text:p>-0.099453</text:p>
          </table:table-cell>
          <table:table-cell office:value-type="float" office:value="-0.028711" calcext:value-type="float">
            <text:p>-0.028711</text:p>
          </table:table-cell>
          <table:table-cell office:value-type="float" office:value="-0.141655" calcext:value-type="float">
            <text:p>-0.141655</text:p>
          </table:table-cell>
          <table:table-cell office:value-type="float" office:value="-0.024326" calcext:value-type="float">
            <text:p>-0.024326</text:p>
          </table:table-cell>
          <table:table-cell office:value-type="float" office:value="0.121535" calcext:value-type="float">
            <text:p>0.121535</text:p>
          </table:table-cell>
          <table:table-cell office:value-type="string" calcext:value-type="string">
            <text:p>-0.03917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65228" calcext:value-type="float">
            <text:p>1527483326.6522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097207" calcext:value-type="float">
            <text:p>-0.097207</text:p>
          </table:table-cell>
          <table:table-cell office:value-type="float" office:value="-0.023511" calcext:value-type="float">
            <text:p>-0.023511</text:p>
          </table:table-cell>
          <table:table-cell office:value-type="float" office:value="-0.138941" calcext:value-type="float">
            <text:p>-0.138941</text:p>
          </table:table-cell>
          <table:table-cell office:value-type="float" office:value="-0.023905" calcext:value-type="float">
            <text:p>-0.023905</text:p>
          </table:table-cell>
          <table:table-cell office:value-type="float" office:value="0.120858" calcext:value-type="float">
            <text:p>0.120858</text:p>
          </table:table-cell>
          <table:table-cell office:value-type="string" calcext:value-type="string">
            <text:p>0.011738</text:p>
          </table:table-cell>
        </table:table-row>
        <table:table-row table:style-name="ro1" table:visibility="filter">
          <table:table-cell office:value-type="float" office:value="1527483326.6523" calcext:value-type="float">
            <text:p>1527483326.6523</text:p>
          </table:table-cell>
          <table:table-cell office:value-type="string" calcext:value-type="string">
            <text:p>PID_y</text:p>
          </table:table-cell>
          <table:table-cell office:value-type="float" office:value="-0.097207" calcext:value-type="float">
            <text:p>-0.097207</text:p>
          </table:table-cell>
          <table:table-cell office:value-type="float" office:value="-0.023511" calcext:value-type="float">
            <text:p>-0.023511</text:p>
          </table:table-cell>
          <table:table-cell office:value-type="float" office:value="-0.138941" calcext:value-type="float">
            <text:p>-0.138941</text:p>
          </table:table-cell>
          <table:table-cell office:value-type="float" office:value="-0.023905" calcext:value-type="float">
            <text:p>-0.023905</text:p>
          </table:table-cell>
          <table:table-cell office:value-type="float" office:value="0.120858" calcext:value-type="float">
            <text:p>0.120858</text:p>
          </table:table-cell>
          <table:table-cell office:value-type="string" calcext:value-type="string">
            <text:p>0.01173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67254" calcext:value-type="float">
            <text:p>1527483326.6725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089191" calcext:value-type="float">
            <text:p>-0.089191</text:p>
          </table:table-cell>
          <table:table-cell office:value-type="float" office:value="-0.024086" calcext:value-type="float">
            <text:p>-0.024086</text:p>
          </table:table-cell>
          <table:table-cell office:value-type="float" office:value="-0.136808" calcext:value-type="float">
            <text:p>-0.136808</text:p>
          </table:table-cell>
          <table:table-cell office:value-type="float" office:value="-0.024118" calcext:value-type="float">
            <text:p>-0.024118</text:p>
          </table:table-cell>
          <table:table-cell office:value-type="float" office:value="0.129097" calcext:value-type="float">
            <text:p>0.129097</text:p>
          </table:table-cell>
          <table:table-cell office:value-type="string" calcext:value-type="string">
            <text:p>0.003314</text:p>
          </table:table-cell>
        </table:table-row>
        <table:table-row table:style-name="ro1" table:visibility="filter">
          <table:table-cell office:value-type="float" office:value="1527483326.67256" calcext:value-type="float">
            <text:p>1527483326.67256</text:p>
          </table:table-cell>
          <table:table-cell office:value-type="string" calcext:value-type="string">
            <text:p>PID_y</text:p>
          </table:table-cell>
          <table:table-cell office:value-type="float" office:value="-0.089191" calcext:value-type="float">
            <text:p>-0.089191</text:p>
          </table:table-cell>
          <table:table-cell office:value-type="float" office:value="-0.024086" calcext:value-type="float">
            <text:p>-0.024086</text:p>
          </table:table-cell>
          <table:table-cell office:value-type="float" office:value="-0.136808" calcext:value-type="float">
            <text:p>-0.136808</text:p>
          </table:table-cell>
          <table:table-cell office:value-type="float" office:value="-0.024118" calcext:value-type="float">
            <text:p>-0.024118</text:p>
          </table:table-cell>
          <table:table-cell office:value-type="float" office:value="0.129097" calcext:value-type="float">
            <text:p>0.129097</text:p>
          </table:table-cell>
          <table:table-cell office:value-type="string" calcext:value-type="string">
            <text:p>0.00331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69276" calcext:value-type="float">
            <text:p>1527483326.6927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045627" calcext:value-type="float">
            <text:p>-0.045627</text:p>
          </table:table-cell>
          <table:table-cell office:value-type="float" office:value="-0.024112" calcext:value-type="float">
            <text:p>-0.024112</text:p>
          </table:table-cell>
          <table:table-cell office:value-type="float" office:value="-0.130388" calcext:value-type="float">
            <text:p>-0.130388</text:p>
          </table:table-cell>
          <table:table-cell office:value-type="float" office:value="-0.024171" calcext:value-type="float">
            <text:p>-0.024171</text:p>
          </table:table-cell>
          <table:table-cell office:value-type="float" office:value="0.172239" calcext:value-type="float">
            <text:p>0.172239</text:p>
          </table:table-cell>
          <table:table-cell office:value-type="string" calcext:value-type="string">
            <text:p>0.004536</text:p>
          </table:table-cell>
        </table:table-row>
        <table:table-row table:style-name="ro1" table:visibility="filter">
          <table:table-cell office:value-type="float" office:value="1527483326.69278" calcext:value-type="float">
            <text:p>1527483326.69278</text:p>
          </table:table-cell>
          <table:table-cell office:value-type="string" calcext:value-type="string">
            <text:p>PID_y</text:p>
          </table:table-cell>
          <table:table-cell office:value-type="float" office:value="-0.045627" calcext:value-type="float">
            <text:p>-0.045627</text:p>
          </table:table-cell>
          <table:table-cell office:value-type="float" office:value="-0.024112" calcext:value-type="float">
            <text:p>-0.024112</text:p>
          </table:table-cell>
          <table:table-cell office:value-type="float" office:value="-0.130388" calcext:value-type="float">
            <text:p>-0.130388</text:p>
          </table:table-cell>
          <table:table-cell office:value-type="float" office:value="-0.024171" calcext:value-type="float">
            <text:p>-0.024171</text:p>
          </table:table-cell>
          <table:table-cell office:value-type="float" office:value="0.172239" calcext:value-type="float">
            <text:p>0.172239</text:p>
          </table:table-cell>
          <table:table-cell office:value-type="string" calcext:value-type="string">
            <text:p>0.00453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71303" calcext:value-type="float">
            <text:p>1527483326.7130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026173" calcext:value-type="float">
            <text:p>-0.026173</text:p>
          </table:table-cell>
          <table:table-cell office:value-type="float" office:value="-0.024653" calcext:value-type="float">
            <text:p>-0.024653</text:p>
          </table:table-cell>
          <table:table-cell office:value-type="float" office:value="-0.126239" calcext:value-type="float">
            <text:p>-0.126239</text:p>
          </table:table-cell>
          <table:table-cell office:value-type="float" office:value="-0.024269" calcext:value-type="float">
            <text:p>-0.024269</text:p>
          </table:table-cell>
          <table:table-cell office:value-type="float" office:value="0.187144" calcext:value-type="float">
            <text:p>0.187144</text:p>
          </table:table-cell>
          <table:table-cell office:value-type="string" calcext:value-type="string">
            <text:p>-0.011594</text:p>
          </table:table-cell>
        </table:table-row>
        <table:table-row table:style-name="ro1" table:visibility="filter">
          <table:table-cell office:value-type="float" office:value="1527483326.71304" calcext:value-type="float">
            <text:p>1527483326.71304</text:p>
          </table:table-cell>
          <table:table-cell office:value-type="string" calcext:value-type="string">
            <text:p>PID_y</text:p>
          </table:table-cell>
          <table:table-cell office:value-type="float" office:value="-0.026173" calcext:value-type="float">
            <text:p>-0.026173</text:p>
          </table:table-cell>
          <table:table-cell office:value-type="float" office:value="-0.024653" calcext:value-type="float">
            <text:p>-0.024653</text:p>
          </table:table-cell>
          <table:table-cell office:value-type="float" office:value="-0.126239" calcext:value-type="float">
            <text:p>-0.126239</text:p>
          </table:table-cell>
          <table:table-cell office:value-type="float" office:value="-0.024269" calcext:value-type="float">
            <text:p>-0.024269</text:p>
          </table:table-cell>
          <table:table-cell office:value-type="float" office:value="0.187144" calcext:value-type="float">
            <text:p>0.187144</text:p>
          </table:table-cell>
          <table:table-cell office:value-type="string" calcext:value-type="string">
            <text:p>-0.01159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73227" calcext:value-type="float">
            <text:p>1527483326.7322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02203" calcext:value-type="float">
            <text:p>-0.02203</text:p>
          </table:table-cell>
          <table:table-cell office:value-type="float" office:value="-0.023011" calcext:value-type="float">
            <text:p>-0.023011</text:p>
          </table:table-cell>
          <table:table-cell office:value-type="float" office:value="-0.122948" calcext:value-type="float">
            <text:p>-0.122948</text:p>
          </table:table-cell>
          <table:table-cell office:value-type="float" office:value="-0.023329" calcext:value-type="float">
            <text:p>-0.023329</text:p>
          </table:table-cell>
          <table:table-cell office:value-type="float" office:value="0.18794" calcext:value-type="float">
            <text:p>0.18794</text:p>
          </table:table-cell>
          <table:table-cell office:value-type="string" calcext:value-type="string">
            <text:p>0.010547</text:p>
          </table:table-cell>
        </table:table-row>
        <table:table-row table:style-name="ro1" table:visibility="filter">
          <table:table-cell office:value-type="float" office:value="1527483326.73228" calcext:value-type="float">
            <text:p>1527483326.73228</text:p>
          </table:table-cell>
          <table:table-cell office:value-type="string" calcext:value-type="string">
            <text:p>PID_y</text:p>
          </table:table-cell>
          <table:table-cell office:value-type="float" office:value="-0.02203" calcext:value-type="float">
            <text:p>-0.02203</text:p>
          </table:table-cell>
          <table:table-cell office:value-type="float" office:value="-0.023011" calcext:value-type="float">
            <text:p>-0.023011</text:p>
          </table:table-cell>
          <table:table-cell office:value-type="float" office:value="-0.122948" calcext:value-type="float">
            <text:p>-0.122948</text:p>
          </table:table-cell>
          <table:table-cell office:value-type="float" office:value="-0.023329" calcext:value-type="float">
            <text:p>-0.023329</text:p>
          </table:table-cell>
          <table:table-cell office:value-type="float" office:value="0.18794" calcext:value-type="float">
            <text:p>0.18794</text:p>
          </table:table-cell>
          <table:table-cell office:value-type="string" calcext:value-type="string">
            <text:p>0.01054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75252" calcext:value-type="float">
            <text:p>1527483326.7525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045302" calcext:value-type="float">
            <text:p>0.045302</text:p>
          </table:table-cell>
          <table:table-cell office:value-type="float" office:value="-0.023527" calcext:value-type="float">
            <text:p>-0.023527</text:p>
          </table:table-cell>
          <table:table-cell office:value-type="float" office:value="-0.115123" calcext:value-type="float">
            <text:p>-0.115123</text:p>
          </table:table-cell>
          <table:table-cell office:value-type="float" office:value="-0.023569" calcext:value-type="float">
            <text:p>-0.023569</text:p>
          </table:table-cell>
          <table:table-cell office:value-type="float" office:value="0.236957" calcext:value-type="float">
            <text:p>0.236957</text:p>
          </table:table-cell>
          <table:table-cell office:value-type="string" calcext:value-type="string">
            <text:p>0.003796</text:p>
          </table:table-cell>
        </table:table-row>
        <table:table-row table:style-name="ro1" table:visibility="filter">
          <table:table-cell office:value-type="float" office:value="1527483326.75256" calcext:value-type="float">
            <text:p>1527483326.75256</text:p>
          </table:table-cell>
          <table:table-cell office:value-type="string" calcext:value-type="string">
            <text:p>PID_y</text:p>
          </table:table-cell>
          <table:table-cell office:value-type="float" office:value="0.045302" calcext:value-type="float">
            <text:p>0.045302</text:p>
          </table:table-cell>
          <table:table-cell office:value-type="float" office:value="-0.023527" calcext:value-type="float">
            <text:p>-0.023527</text:p>
          </table:table-cell>
          <table:table-cell office:value-type="float" office:value="-0.115123" calcext:value-type="float">
            <text:p>-0.115123</text:p>
          </table:table-cell>
          <table:table-cell office:value-type="float" office:value="-0.023569" calcext:value-type="float">
            <text:p>-0.023569</text:p>
          </table:table-cell>
          <table:table-cell office:value-type="float" office:value="0.236957" calcext:value-type="float">
            <text:p>0.236957</text:p>
          </table:table-cell>
          <table:table-cell office:value-type="string" calcext:value-type="string">
            <text:p>0.00379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77275" calcext:value-type="float">
            <text:p>1527483326.7727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071819" calcext:value-type="float">
            <text:p>0.071819</text:p>
          </table:table-cell>
          <table:table-cell office:value-type="float" office:value="-0.018572" calcext:value-type="float">
            <text:p>-0.018572</text:p>
          </table:table-cell>
          <table:table-cell office:value-type="float" office:value="-0.111348" calcext:value-type="float">
            <text:p>-0.111348</text:p>
          </table:table-cell>
          <table:table-cell office:value-type="float" office:value="-0.021136" calcext:value-type="float">
            <text:p>-0.021136</text:p>
          </table:table-cell>
          <table:table-cell office:value-type="float" office:value="0.253197" calcext:value-type="float">
            <text:p>0.253197</text:p>
          </table:table-cell>
          <table:table-cell office:value-type="string" calcext:value-type="string">
            <text:p>0.029954</text:p>
          </table:table-cell>
        </table:table-row>
        <table:table-row table:style-name="ro1" table:visibility="filter">
          <table:table-cell office:value-type="float" office:value="1527483326.77276" calcext:value-type="float">
            <text:p>1527483326.77276</text:p>
          </table:table-cell>
          <table:table-cell office:value-type="string" calcext:value-type="string">
            <text:p>PID_y</text:p>
          </table:table-cell>
          <table:table-cell office:value-type="float" office:value="0.071819" calcext:value-type="float">
            <text:p>0.071819</text:p>
          </table:table-cell>
          <table:table-cell office:value-type="float" office:value="-0.018572" calcext:value-type="float">
            <text:p>-0.018572</text:p>
          </table:table-cell>
          <table:table-cell office:value-type="float" office:value="-0.111348" calcext:value-type="float">
            <text:p>-0.111348</text:p>
          </table:table-cell>
          <table:table-cell office:value-type="float" office:value="-0.021136" calcext:value-type="float">
            <text:p>-0.021136</text:p>
          </table:table-cell>
          <table:table-cell office:value-type="float" office:value="0.253197" calcext:value-type="float">
            <text:p>0.253197</text:p>
          </table:table-cell>
          <table:table-cell office:value-type="string" calcext:value-type="string">
            <text:p>0.02995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79299" calcext:value-type="float">
            <text:p>1527483326.7929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093981" calcext:value-type="float">
            <text:p>0.093981</text:p>
          </table:table-cell>
          <table:table-cell office:value-type="float" office:value="-0.019394" calcext:value-type="float">
            <text:p>-0.019394</text:p>
          </table:table-cell>
          <table:table-cell office:value-type="float" office:value="-0.10392" calcext:value-type="float">
            <text:p>-0.10392</text:p>
          </table:table-cell>
          <table:table-cell office:value-type="float" office:value="-0.021483" calcext:value-type="float">
            <text:p>-0.021483</text:p>
          </table:table-cell>
          <table:table-cell office:value-type="float" office:value="0.263183" calcext:value-type="float">
            <text:p>0.263183</text:p>
          </table:table-cell>
          <table:table-cell office:value-type="string" calcext:value-type="string">
            <text:p>0.027042</text:p>
          </table:table-cell>
        </table:table-row>
        <table:table-row table:style-name="ro1" table:visibility="filter">
          <table:table-cell office:value-type="float" office:value="1527483326.79301" calcext:value-type="float">
            <text:p>1527483326.79301</text:p>
          </table:table-cell>
          <table:table-cell office:value-type="string" calcext:value-type="string">
            <text:p>PID_y</text:p>
          </table:table-cell>
          <table:table-cell office:value-type="float" office:value="0.093981" calcext:value-type="float">
            <text:p>0.093981</text:p>
          </table:table-cell>
          <table:table-cell office:value-type="float" office:value="-0.019394" calcext:value-type="float">
            <text:p>-0.019394</text:p>
          </table:table-cell>
          <table:table-cell office:value-type="float" office:value="-0.10392" calcext:value-type="float">
            <text:p>-0.10392</text:p>
          </table:table-cell>
          <table:table-cell office:value-type="float" office:value="-0.021483" calcext:value-type="float">
            <text:p>-0.021483</text:p>
          </table:table-cell>
          <table:table-cell office:value-type="float" office:value="0.263183" calcext:value-type="float">
            <text:p>0.263183</text:p>
          </table:table-cell>
          <table:table-cell office:value-type="string" calcext:value-type="string">
            <text:p>0.02704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81228" calcext:value-type="float">
            <text:p>1527483326.81228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112544" calcext:value-type="float">
            <text:p>0.112544</text:p>
          </table:table-cell>
          <table:table-cell office:value-type="float" office:value="-0.017386" calcext:value-type="float">
            <text:p>-0.017386</text:p>
          </table:table-cell>
          <table:table-cell office:value-type="float" office:value="-0.099107" calcext:value-type="float">
            <text:p>-0.099107</text:p>
          </table:table-cell>
          <table:table-cell office:value-type="float" office:value="-0.020835" calcext:value-type="float">
            <text:p>-0.020835</text:p>
          </table:table-cell>
          <table:table-cell office:value-type="float" office:value="0.272172" calcext:value-type="float">
            <text:p>0.272172</text:p>
          </table:table-cell>
          <table:table-cell office:value-type="string" calcext:value-type="string">
            <text:p>0.034742</text:p>
          </table:table-cell>
        </table:table-row>
        <table:table-row table:style-name="ro1" table:visibility="filter">
          <table:table-cell office:value-type="float" office:value="1527483326.81229" calcext:value-type="float">
            <text:p>1527483326.81229</text:p>
          </table:table-cell>
          <table:table-cell office:value-type="string" calcext:value-type="string">
            <text:p>PID_y</text:p>
          </table:table-cell>
          <table:table-cell office:value-type="float" office:value="0.112544" calcext:value-type="float">
            <text:p>0.112544</text:p>
          </table:table-cell>
          <table:table-cell office:value-type="float" office:value="-0.017386" calcext:value-type="float">
            <text:p>-0.017386</text:p>
          </table:table-cell>
          <table:table-cell office:value-type="float" office:value="-0.099107" calcext:value-type="float">
            <text:p>-0.099107</text:p>
          </table:table-cell>
          <table:table-cell office:value-type="float" office:value="-0.020835" calcext:value-type="float">
            <text:p>-0.020835</text:p>
          </table:table-cell>
          <table:table-cell office:value-type="float" office:value="0.272172" calcext:value-type="float">
            <text:p>0.272172</text:p>
          </table:table-cell>
          <table:table-cell office:value-type="string" calcext:value-type="string">
            <text:p>0.03474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83252" calcext:value-type="float">
            <text:p>1527483326.8325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142163" calcext:value-type="float">
            <text:p>0.142163</text:p>
          </table:table-cell>
          <table:table-cell office:value-type="float" office:value="-0.02154" calcext:value-type="float">
            <text:p>-0.02154</text:p>
          </table:table-cell>
          <table:table-cell office:value-type="float" office:value="-0.094085" calcext:value-type="float">
            <text:p>-0.094085</text:p>
          </table:table-cell>
          <table:table-cell office:value-type="float" office:value="-0.022034" calcext:value-type="float">
            <text:p>-0.022034</text:p>
          </table:table-cell>
          <table:table-cell office:value-type="float" office:value="0.287553" calcext:value-type="float">
            <text:p>0.287553</text:p>
          </table:table-cell>
          <table:table-cell office:value-type="string" calcext:value-type="string">
            <text:p>0.013153</text:p>
          </table:table-cell>
        </table:table-row>
        <table:table-row table:style-name="ro1" table:visibility="filter">
          <table:table-cell office:value-type="float" office:value="1527483326.83254" calcext:value-type="float">
            <text:p>1527483326.83254</text:p>
          </table:table-cell>
          <table:table-cell office:value-type="string" calcext:value-type="string">
            <text:p>PID_y</text:p>
          </table:table-cell>
          <table:table-cell office:value-type="float" office:value="0.142163" calcext:value-type="float">
            <text:p>0.142163</text:p>
          </table:table-cell>
          <table:table-cell office:value-type="float" office:value="-0.02154" calcext:value-type="float">
            <text:p>-0.02154</text:p>
          </table:table-cell>
          <table:table-cell office:value-type="float" office:value="-0.094085" calcext:value-type="float">
            <text:p>-0.094085</text:p>
          </table:table-cell>
          <table:table-cell office:value-type="float" office:value="-0.022034" calcext:value-type="float">
            <text:p>-0.022034</text:p>
          </table:table-cell>
          <table:table-cell office:value-type="float" office:value="0.287553" calcext:value-type="float">
            <text:p>0.287553</text:p>
          </table:table-cell>
          <table:table-cell office:value-type="string" calcext:value-type="string">
            <text:p>0.01315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85272" calcext:value-type="float">
            <text:p>1527483326.8527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114884" calcext:value-type="float">
            <text:p>0.114884</text:p>
          </table:table-cell>
          <table:table-cell office:value-type="float" office:value="-0.014068" calcext:value-type="float">
            <text:p>-0.014068</text:p>
          </table:table-cell>
          <table:table-cell office:value-type="float" office:value="-0.088378" calcext:value-type="float">
            <text:p>-0.088378</text:p>
          </table:table-cell>
          <table:table-cell office:value-type="float" office:value="-0.019284" calcext:value-type="float">
            <text:p>-0.019284</text:p>
          </table:table-cell>
          <table:table-cell office:value-type="float" office:value="0.266724" calcext:value-type="float">
            <text:p>0.266724</text:p>
          </table:table-cell>
          <table:table-cell office:value-type="string" calcext:value-type="string">
            <text:p>0.042728</text:p>
          </table:table-cell>
        </table:table-row>
        <table:table-row table:style-name="ro1" table:visibility="filter">
          <table:table-cell office:value-type="float" office:value="1527483326.85274" calcext:value-type="float">
            <text:p>1527483326.85274</text:p>
          </table:table-cell>
          <table:table-cell office:value-type="string" calcext:value-type="string">
            <text:p>PID_y</text:p>
          </table:table-cell>
          <table:table-cell office:value-type="float" office:value="0.114884" calcext:value-type="float">
            <text:p>0.114884</text:p>
          </table:table-cell>
          <table:table-cell office:value-type="float" office:value="-0.014068" calcext:value-type="float">
            <text:p>-0.014068</text:p>
          </table:table-cell>
          <table:table-cell office:value-type="float" office:value="-0.088378" calcext:value-type="float">
            <text:p>-0.088378</text:p>
          </table:table-cell>
          <table:table-cell office:value-type="float" office:value="-0.019284" calcext:value-type="float">
            <text:p>-0.019284</text:p>
          </table:table-cell>
          <table:table-cell office:value-type="float" office:value="0.266724" calcext:value-type="float">
            <text:p>0.266724</text:p>
          </table:table-cell>
          <table:table-cell office:value-type="string" calcext:value-type="string">
            <text:p>0.04272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87296" calcext:value-type="float">
            <text:p>1527483326.8729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151427" calcext:value-type="float">
            <text:p>0.151427</text:p>
          </table:table-cell>
          <table:table-cell office:value-type="float" office:value="-0.020134" calcext:value-type="float">
            <text:p>-0.020134</text:p>
          </table:table-cell>
          <table:table-cell office:value-type="float" office:value="-0.082635" calcext:value-type="float">
            <text:p>-0.082635</text:p>
          </table:table-cell>
          <table:table-cell office:value-type="float" office:value="-0.020331" calcext:value-type="float">
            <text:p>-0.020331</text:p>
          </table:table-cell>
          <table:table-cell office:value-type="float" office:value="0.28622" calcext:value-type="float">
            <text:p>0.28622</text:p>
          </table:table-cell>
          <table:table-cell office:value-type="string" calcext:value-type="string">
            <text:p>0.008313</text:p>
          </table:table-cell>
        </table:table-row>
        <table:table-row table:style-name="ro1" table:visibility="filter">
          <table:table-cell office:value-type="float" office:value="1527483326.87298" calcext:value-type="float">
            <text:p>1527483326.87298</text:p>
          </table:table-cell>
          <table:table-cell office:value-type="string" calcext:value-type="string">
            <text:p>PID_y</text:p>
          </table:table-cell>
          <table:table-cell office:value-type="float" office:value="0.151427" calcext:value-type="float">
            <text:p>0.151427</text:p>
          </table:table-cell>
          <table:table-cell office:value-type="float" office:value="-0.020134" calcext:value-type="float">
            <text:p>-0.020134</text:p>
          </table:table-cell>
          <table:table-cell office:value-type="float" office:value="-0.082635" calcext:value-type="float">
            <text:p>-0.082635</text:p>
          </table:table-cell>
          <table:table-cell office:value-type="float" office:value="-0.020331" calcext:value-type="float">
            <text:p>-0.020331</text:p>
          </table:table-cell>
          <table:table-cell office:value-type="float" office:value="0.28622" calcext:value-type="float">
            <text:p>0.28622</text:p>
          </table:table-cell>
          <table:table-cell office:value-type="string" calcext:value-type="string">
            <text:p>0.00831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8923" calcext:value-type="float">
            <text:p>1527483326.892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182748" calcext:value-type="float">
            <text:p>0.182748</text:p>
          </table:table-cell>
          <table:table-cell office:value-type="float" office:value="-0.016493" calcext:value-type="float">
            <text:p>-0.016493</text:p>
          </table:table-cell>
          <table:table-cell office:value-type="float" office:value="-0.074212" calcext:value-type="float">
            <text:p>-0.074212</text:p>
          </table:table-cell>
          <table:table-cell office:value-type="float" office:value="-0.018749" calcext:value-type="float">
            <text:p>-0.018749</text:p>
          </table:table-cell>
          <table:table-cell office:value-type="float" office:value="0.299893" calcext:value-type="float">
            <text:p>0.299893</text:p>
          </table:table-cell>
          <table:table-cell office:value-type="string" calcext:value-type="string">
            <text:p>0.028106</text:p>
          </table:table-cell>
        </table:table-row>
        <table:table-row table:style-name="ro1" table:visibility="filter">
          <table:table-cell office:value-type="float" office:value="1527483326.89232" calcext:value-type="float">
            <text:p>1527483326.89232</text:p>
          </table:table-cell>
          <table:table-cell office:value-type="string" calcext:value-type="string">
            <text:p>PID_y</text:p>
          </table:table-cell>
          <table:table-cell office:value-type="float" office:value="0.182748" calcext:value-type="float">
            <text:p>0.182748</text:p>
          </table:table-cell>
          <table:table-cell office:value-type="float" office:value="-0.016493" calcext:value-type="float">
            <text:p>-0.016493</text:p>
          </table:table-cell>
          <table:table-cell office:value-type="float" office:value="-0.074212" calcext:value-type="float">
            <text:p>-0.074212</text:p>
          </table:table-cell>
          <table:table-cell office:value-type="float" office:value="-0.018749" calcext:value-type="float">
            <text:p>-0.018749</text:p>
          </table:table-cell>
          <table:table-cell office:value-type="float" office:value="0.299893" calcext:value-type="float">
            <text:p>0.299893</text:p>
          </table:table-cell>
          <table:table-cell office:value-type="string" calcext:value-type="string">
            <text:p>0.02810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91261" calcext:value-type="float">
            <text:p>1527483326.9126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200423" calcext:value-type="float">
            <text:p>0.200423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-0.068439" calcext:value-type="float">
            <text:p>-0.068439</text:p>
          </table:table-cell>
          <table:table-cell office:value-type="float" office:value="-0.017146" calcext:value-type="float">
            <text:p>-0.017146</text:p>
          </table:table-cell>
          <table:table-cell office:value-type="float" office:value="0.30676" calcext:value-type="float">
            <text:p>0.30676</text:p>
          </table:table-cell>
          <table:table-cell office:value-type="string" calcext:value-type="string">
            <text:p>0.037161</text:p>
          </table:table-cell>
        </table:table-row>
        <table:table-row table:style-name="ro1" table:visibility="filter">
          <table:table-cell office:value-type="float" office:value="1527483326.91264" calcext:value-type="float">
            <text:p>1527483326.91264</text:p>
          </table:table-cell>
          <table:table-cell office:value-type="string" calcext:value-type="string">
            <text:p>PID_y</text:p>
          </table:table-cell>
          <table:table-cell office:value-type="float" office:value="0.200423" calcext:value-type="float">
            <text:p>0.200423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-0.068439" calcext:value-type="float">
            <text:p>-0.068439</text:p>
          </table:table-cell>
          <table:table-cell office:value-type="float" office:value="-0.017146" calcext:value-type="float">
            <text:p>-0.017146</text:p>
          </table:table-cell>
          <table:table-cell office:value-type="float" office:value="0.30676" calcext:value-type="float">
            <text:p>0.30676</text:p>
          </table:table-cell>
          <table:table-cell office:value-type="string" calcext:value-type="string">
            <text:p>0.03716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93284" calcext:value-type="float">
            <text:p>1527483326.9328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220886" calcext:value-type="float">
            <text:p>0.220886</text:p>
          </table:table-cell>
          <table:table-cell office:value-type="float" office:value="-0.005344" calcext:value-type="float">
            <text:p>-0.005344</text:p>
          </table:table-cell>
          <table:table-cell office:value-type="float" office:value="-0.062593" calcext:value-type="float">
            <text:p>-0.062593</text:p>
          </table:table-cell>
          <table:table-cell office:value-type="float" office:value="-0.015941" calcext:value-type="float">
            <text:p>-0.015941</text:p>
          </table:table-cell>
          <table:table-cell office:value-type="float" office:value="0.314988" calcext:value-type="float">
            <text:p>0.314988</text:p>
          </table:table-cell>
          <table:table-cell office:value-type="string" calcext:value-type="string">
            <text:p>0.060900</text:p>
          </table:table-cell>
        </table:table-row>
        <table:table-row table:style-name="ro1" table:visibility="filter">
          <table:table-cell office:value-type="float" office:value="1527483326.93285" calcext:value-type="float">
            <text:p>1527483326.93285</text:p>
          </table:table-cell>
          <table:table-cell office:value-type="string" calcext:value-type="string">
            <text:p>PID_y</text:p>
          </table:table-cell>
          <table:table-cell office:value-type="float" office:value="0.220886" calcext:value-type="float">
            <text:p>0.220886</text:p>
          </table:table-cell>
          <table:table-cell office:value-type="float" office:value="-0.005344" calcext:value-type="float">
            <text:p>-0.005344</text:p>
          </table:table-cell>
          <table:table-cell office:value-type="float" office:value="-0.062593" calcext:value-type="float">
            <text:p>-0.062593</text:p>
          </table:table-cell>
          <table:table-cell office:value-type="float" office:value="-0.015941" calcext:value-type="float">
            <text:p>-0.015941</text:p>
          </table:table-cell>
          <table:table-cell office:value-type="float" office:value="0.314988" calcext:value-type="float">
            <text:p>0.314988</text:p>
          </table:table-cell>
          <table:table-cell office:value-type="string" calcext:value-type="string">
            <text:p>0.06090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95315" calcext:value-type="float">
            <text:p>1527483326.9531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297866" calcext:value-type="float">
            <text:p>0.297866</text:p>
          </table:table-cell>
          <table:table-cell office:value-type="float" office:value="-0.01307" calcext:value-type="float">
            <text:p>-0.01307</text:p>
          </table:table-cell>
          <table:table-cell office:value-type="float" office:value="-0.053252" calcext:value-type="float">
            <text:p>-0.053252</text:p>
          </table:table-cell>
          <table:table-cell office:value-type="float" office:value="-0.016071" calcext:value-type="float">
            <text:p>-0.016071</text:p>
          </table:table-cell>
          <table:table-cell office:value-type="float" office:value="0.350558" calcext:value-type="float">
            <text:p>0.350558</text:p>
          </table:table-cell>
          <table:table-cell office:value-type="string" calcext:value-type="string">
            <text:p>0.032410</text:p>
          </table:table-cell>
        </table:table-row>
        <table:table-row table:style-name="ro1" table:visibility="filter">
          <table:table-cell office:value-type="float" office:value="1527483326.95317" calcext:value-type="float">
            <text:p>1527483326.95317</text:p>
          </table:table-cell>
          <table:table-cell office:value-type="string" calcext:value-type="string">
            <text:p>PID_y</text:p>
          </table:table-cell>
          <table:table-cell office:value-type="float" office:value="0.297866" calcext:value-type="float">
            <text:p>0.297866</text:p>
          </table:table-cell>
          <table:table-cell office:value-type="float" office:value="-0.01307" calcext:value-type="float">
            <text:p>-0.01307</text:p>
          </table:table-cell>
          <table:table-cell office:value-type="float" office:value="-0.053252" calcext:value-type="float">
            <text:p>-0.053252</text:p>
          </table:table-cell>
          <table:table-cell office:value-type="float" office:value="-0.016071" calcext:value-type="float">
            <text:p>-0.016071</text:p>
          </table:table-cell>
          <table:table-cell office:value-type="float" office:value="0.350558" calcext:value-type="float">
            <text:p>0.350558</text:p>
          </table:table-cell>
          <table:table-cell office:value-type="string" calcext:value-type="string">
            <text:p>0.03241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97247" calcext:value-type="float">
            <text:p>1527483326.9724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308698" calcext:value-type="float">
            <text:p>0.308698</text:p>
          </table:table-cell>
          <table:table-cell office:value-type="float" office:value="-0.002393" calcext:value-type="float">
            <text:p>-0.002393</text:p>
          </table:table-cell>
          <table:table-cell office:value-type="float" office:value="-0.047516" calcext:value-type="float">
            <text:p>-0.047516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353094" calcext:value-type="float">
            <text:p>0.353094</text:p>
          </table:table-cell>
          <table:table-cell office:value-type="string" calcext:value-type="string">
            <text:p>0.063835</text:p>
          </table:table-cell>
        </table:table-row>
        <table:table-row table:style-name="ro1" table:visibility="filter">
          <table:table-cell office:value-type="float" office:value="1527483326.97249" calcext:value-type="float">
            <text:p>1527483326.97249</text:p>
          </table:table-cell>
          <table:table-cell office:value-type="string" calcext:value-type="string">
            <text:p>PID_y</text:p>
          </table:table-cell>
          <table:table-cell office:value-type="float" office:value="0.308698" calcext:value-type="float">
            <text:p>0.308698</text:p>
          </table:table-cell>
          <table:table-cell office:value-type="float" office:value="-0.002393" calcext:value-type="float">
            <text:p>-0.002393</text:p>
          </table:table-cell>
          <table:table-cell office:value-type="float" office:value="-0.047516" calcext:value-type="float">
            <text:p>-0.047516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353094" calcext:value-type="float">
            <text:p>0.353094</text:p>
          </table:table-cell>
          <table:table-cell office:value-type="string" calcext:value-type="string">
            <text:p>0.06383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6.99273" calcext:value-type="float">
            <text:p>1527483326.9927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298218" calcext:value-type="float">
            <text:p>0.298218</text:p>
          </table:table-cell>
          <table:table-cell office:value-type="float" office:value="-0.00259" calcext:value-type="float">
            <text:p>-0.00259</text:p>
          </table:table-cell>
          <table:table-cell office:value-type="float" office:value="-0.03963" calcext:value-type="float">
            <text:p>-0.03963</text:p>
          </table:table-cell>
          <table:table-cell office:value-type="float" office:value="-0.012792" calcext:value-type="float">
            <text:p>-0.012792</text:p>
          </table:table-cell>
          <table:table-cell office:value-type="float" office:value="0.34387" calcext:value-type="float">
            <text:p>0.34387</text:p>
          </table:table-cell>
          <table:table-cell office:value-type="string" calcext:value-type="string">
            <text:p>0.059757</text:p>
          </table:table-cell>
        </table:table-row>
        <table:table-row table:style-name="ro1" table:visibility="filter">
          <table:table-cell office:value-type="float" office:value="1527483326.99274" calcext:value-type="float">
            <text:p>1527483326.99274</text:p>
          </table:table-cell>
          <table:table-cell office:value-type="string" calcext:value-type="string">
            <text:p>PID_y</text:p>
          </table:table-cell>
          <table:table-cell office:value-type="float" office:value="0.298218" calcext:value-type="float">
            <text:p>0.298218</text:p>
          </table:table-cell>
          <table:table-cell office:value-type="float" office:value="-0.00259" calcext:value-type="float">
            <text:p>-0.00259</text:p>
          </table:table-cell>
          <table:table-cell office:value-type="float" office:value="-0.03963" calcext:value-type="float">
            <text:p>-0.03963</text:p>
          </table:table-cell>
          <table:table-cell office:value-type="float" office:value="-0.012792" calcext:value-type="float">
            <text:p>-0.012792</text:p>
          </table:table-cell>
          <table:table-cell office:value-type="float" office:value="0.34387" calcext:value-type="float">
            <text:p>0.34387</text:p>
          </table:table-cell>
          <table:table-cell office:value-type="string" calcext:value-type="string">
            <text:p>0.05975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01294" calcext:value-type="float">
            <text:p>1527483327.0129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305463" calcext:value-type="float">
            <text:p>0.305463</text:p>
          </table:table-cell>
          <table:table-cell office:value-type="float" office:value="-0.006679" calcext:value-type="float">
            <text:p>-0.006679</text:p>
          </table:table-cell>
          <table:table-cell office:value-type="float" office:value="-0.033812" calcext:value-type="float">
            <text:p>-0.033812</text:p>
          </table:table-cell>
          <table:table-cell office:value-type="float" office:value="-0.012625" calcext:value-type="float">
            <text:p>-0.012625</text:p>
          </table:table-cell>
          <table:table-cell office:value-type="float" office:value="0.344596" calcext:value-type="float">
            <text:p>0.344596</text:p>
          </table:table-cell>
          <table:table-cell office:value-type="string" calcext:value-type="string">
            <text:p>0.045621</text:p>
          </table:table-cell>
        </table:table-row>
        <table:table-row table:style-name="ro1" table:visibility="filter">
          <table:table-cell office:value-type="float" office:value="1527483327.01296" calcext:value-type="float">
            <text:p>1527483327.01296</text:p>
          </table:table-cell>
          <table:table-cell office:value-type="string" calcext:value-type="string">
            <text:p>PID_y</text:p>
          </table:table-cell>
          <table:table-cell office:value-type="float" office:value="0.305463" calcext:value-type="float">
            <text:p>0.305463</text:p>
          </table:table-cell>
          <table:table-cell office:value-type="float" office:value="-0.006679" calcext:value-type="float">
            <text:p>-0.006679</text:p>
          </table:table-cell>
          <table:table-cell office:value-type="float" office:value="-0.033812" calcext:value-type="float">
            <text:p>-0.033812</text:p>
          </table:table-cell>
          <table:table-cell office:value-type="float" office:value="-0.012625" calcext:value-type="float">
            <text:p>-0.012625</text:p>
          </table:table-cell>
          <table:table-cell office:value-type="float" office:value="0.344596" calcext:value-type="float">
            <text:p>0.344596</text:p>
          </table:table-cell>
          <table:table-cell office:value-type="string" calcext:value-type="string">
            <text:p>0.04562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03213" calcext:value-type="float">
            <text:p>1527483327.0321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289264" calcext:value-type="float">
            <text:p>0.289264</text:p>
          </table:table-cell>
          <table:table-cell office:value-type="float" office:value="-0.00425" calcext:value-type="float">
            <text:p>-0.00425</text:p>
          </table:table-cell>
          <table:table-cell office:value-type="float" office:value="-0.029293" calcext:value-type="float">
            <text:p>-0.029293</text:p>
          </table:table-cell>
          <table:table-cell office:value-type="float" office:value="-0.011146" calcext:value-type="float">
            <text:p>-0.011146</text:p>
          </table:table-cell>
          <table:table-cell office:value-type="float" office:value="0.333909" calcext:value-type="float">
            <text:p>0.333909</text:p>
          </table:table-cell>
          <table:table-cell office:value-type="string" calcext:value-type="string">
            <text:p>0.049130</text:p>
          </table:table-cell>
        </table:table-row>
        <table:table-row table:style-name="ro1" table:visibility="filter">
          <table:table-cell office:value-type="float" office:value="1527483327.03216" calcext:value-type="float">
            <text:p>1527483327.03216</text:p>
          </table:table-cell>
          <table:table-cell office:value-type="string" calcext:value-type="string">
            <text:p>PID_y</text:p>
          </table:table-cell>
          <table:table-cell office:value-type="float" office:value="0.289264" calcext:value-type="float">
            <text:p>0.289264</text:p>
          </table:table-cell>
          <table:table-cell office:value-type="float" office:value="-0.00425" calcext:value-type="float">
            <text:p>-0.00425</text:p>
          </table:table-cell>
          <table:table-cell office:value-type="float" office:value="-0.029293" calcext:value-type="float">
            <text:p>-0.029293</text:p>
          </table:table-cell>
          <table:table-cell office:value-type="float" office:value="-0.011146" calcext:value-type="float">
            <text:p>-0.011146</text:p>
          </table:table-cell>
          <table:table-cell office:value-type="float" office:value="0.333909" calcext:value-type="float">
            <text:p>0.333909</text:p>
          </table:table-cell>
          <table:table-cell office:value-type="string" calcext:value-type="string">
            <text:p>0.04913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05246" calcext:value-type="float">
            <text:p>1527483327.0524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252433" calcext:value-type="float">
            <text:p>0.252433</text:p>
          </table:table-cell>
          <table:table-cell office:value-type="float" office:value="0.001227" calcext:value-type="float">
            <text:p>0.001227</text:p>
          </table:table-cell>
          <table:table-cell office:value-type="float" office:value="-0.022359" calcext:value-type="float">
            <text:p>-0.022359</text:p>
          </table:table-cell>
          <table:table-cell office:value-type="float" office:value="-0.009921" calcext:value-type="float">
            <text:p>-0.009921</text:p>
          </table:table-cell>
          <table:table-cell office:value-type="float" office:value="0.310124" calcext:value-type="float">
            <text:p>0.310124</text:p>
          </table:table-cell>
          <table:table-cell office:value-type="string" calcext:value-type="string">
            <text:p>0.062465</text:p>
          </table:table-cell>
        </table:table-row>
        <table:table-row table:style-name="ro1" table:visibility="filter">
          <table:table-cell office:value-type="float" office:value="1527483327.0525" calcext:value-type="float">
            <text:p>1527483327.0525</text:p>
          </table:table-cell>
          <table:table-cell office:value-type="string" calcext:value-type="string">
            <text:p>PID_y</text:p>
          </table:table-cell>
          <table:table-cell office:value-type="float" office:value="0.252433" calcext:value-type="float">
            <text:p>0.252433</text:p>
          </table:table-cell>
          <table:table-cell office:value-type="float" office:value="0.001227" calcext:value-type="float">
            <text:p>0.001227</text:p>
          </table:table-cell>
          <table:table-cell office:value-type="float" office:value="-0.022359" calcext:value-type="float">
            <text:p>-0.022359</text:p>
          </table:table-cell>
          <table:table-cell office:value-type="float" office:value="-0.009921" calcext:value-type="float">
            <text:p>-0.009921</text:p>
          </table:table-cell>
          <table:table-cell office:value-type="float" office:value="0.310124" calcext:value-type="float">
            <text:p>0.310124</text:p>
          </table:table-cell>
          <table:table-cell office:value-type="string" calcext:value-type="string">
            <text:p>0.06246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07274" calcext:value-type="float">
            <text:p>1527483327.0727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236242" calcext:value-type="float">
            <text:p>0.236242</text:p>
          </table:table-cell>
          <table:table-cell office:value-type="float" office:value="-0.000612" calcext:value-type="float">
            <text:p>-0.000612</text:p>
          </table:table-cell>
          <table:table-cell office:value-type="float" office:value="-0.017569" calcext:value-type="float">
            <text:p>-0.017569</text:p>
          </table:table-cell>
          <table:table-cell office:value-type="float" office:value="-0.008719" calcext:value-type="float">
            <text:p>-0.008719</text:p>
          </table:table-cell>
          <table:table-cell office:value-type="float" office:value="0.29805" calcext:value-type="float">
            <text:p>0.29805</text:p>
          </table:table-cell>
          <table:table-cell office:value-type="string" calcext:value-type="string">
            <text:p>0.053268</text:p>
          </table:table-cell>
        </table:table-row>
        <table:table-row table:style-name="ro1" table:visibility="filter">
          <table:table-cell office:value-type="float" office:value="1527483327.07277" calcext:value-type="float">
            <text:p>1527483327.07277</text:p>
          </table:table-cell>
          <table:table-cell office:value-type="string" calcext:value-type="string">
            <text:p>PID_y</text:p>
          </table:table-cell>
          <table:table-cell office:value-type="float" office:value="0.236242" calcext:value-type="float">
            <text:p>0.236242</text:p>
          </table:table-cell>
          <table:table-cell office:value-type="float" office:value="-0.000612" calcext:value-type="float">
            <text:p>-0.000612</text:p>
          </table:table-cell>
          <table:table-cell office:value-type="float" office:value="-0.017569" calcext:value-type="float">
            <text:p>-0.017569</text:p>
          </table:table-cell>
          <table:table-cell office:value-type="float" office:value="-0.008719" calcext:value-type="float">
            <text:p>-0.008719</text:p>
          </table:table-cell>
          <table:table-cell office:value-type="float" office:value="0.29805" calcext:value-type="float">
            <text:p>0.29805</text:p>
          </table:table-cell>
          <table:table-cell office:value-type="string" calcext:value-type="string">
            <text:p>0.05326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09299" calcext:value-type="float">
            <text:p>1527483327.0929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215211" calcext:value-type="float">
            <text:p>0.215211</text:p>
          </table:table-cell>
          <table:table-cell office:value-type="float" office:value="0.001863" calcext:value-type="float">
            <text:p>0.001863</text:p>
          </table:table-cell>
          <table:table-cell office:value-type="float" office:value="-0.01134" calcext:value-type="float">
            <text:p>-0.01134</text:p>
          </table:table-cell>
          <table:table-cell office:value-type="float" office:value="-0.007172" calcext:value-type="float">
            <text:p>-0.007172</text:p>
          </table:table-cell>
          <table:table-cell office:value-type="float" office:value="0.28159" calcext:value-type="float">
            <text:p>0.28159</text:p>
          </table:table-cell>
          <table:table-cell office:value-type="string" calcext:value-type="string">
            <text:p>0.056235</text:p>
          </table:table-cell>
        </table:table-row>
        <table:table-row table:style-name="ro1" table:visibility="filter">
          <table:table-cell office:value-type="float" office:value="1527483327.09301" calcext:value-type="float">
            <text:p>1527483327.09301</text:p>
          </table:table-cell>
          <table:table-cell office:value-type="string" calcext:value-type="string">
            <text:p>PID_y</text:p>
          </table:table-cell>
          <table:table-cell office:value-type="float" office:value="0.215211" calcext:value-type="float">
            <text:p>0.215211</text:p>
          </table:table-cell>
          <table:table-cell office:value-type="float" office:value="0.001863" calcext:value-type="float">
            <text:p>0.001863</text:p>
          </table:table-cell>
          <table:table-cell office:value-type="float" office:value="-0.01134" calcext:value-type="float">
            <text:p>-0.01134</text:p>
          </table:table-cell>
          <table:table-cell office:value-type="float" office:value="-0.007172" calcext:value-type="float">
            <text:p>-0.007172</text:p>
          </table:table-cell>
          <table:table-cell office:value-type="float" office:value="0.28159" calcext:value-type="float">
            <text:p>0.28159</text:p>
          </table:table-cell>
          <table:table-cell office:value-type="string" calcext:value-type="string">
            <text:p>0.05623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11229" calcext:value-type="float">
            <text:p>1527483327.1122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199897" calcext:value-type="float">
            <text:p>0.199897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-0.006994" calcext:value-type="float">
            <text:p>-0.006994</text:p>
          </table:table-cell>
          <table:table-cell office:value-type="float" office:value="-0.006439" calcext:value-type="float">
            <text:p>-0.006439</text:p>
          </table:table-cell>
          <table:table-cell office:value-type="float" office:value="0.269094" calcext:value-type="float">
            <text:p>0.269094</text:p>
          </table:table-cell>
          <table:table-cell office:value-type="string" calcext:value-type="string">
            <text:p>0.062184</text:p>
          </table:table-cell>
        </table:table-row>
        <table:table-row table:style-name="ro1" table:visibility="filter">
          <table:table-cell office:value-type="float" office:value="1527483327.11231" calcext:value-type="float">
            <text:p>1527483327.11231</text:p>
          </table:table-cell>
          <table:table-cell office:value-type="string" calcext:value-type="string">
            <text:p>PID_y</text:p>
          </table:table-cell>
          <table:table-cell office:value-type="float" office:value="0.199897" calcext:value-type="float">
            <text:p>0.199897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-0.006994" calcext:value-type="float">
            <text:p>-0.006994</text:p>
          </table:table-cell>
          <table:table-cell office:value-type="float" office:value="-0.006439" calcext:value-type="float">
            <text:p>-0.006439</text:p>
          </table:table-cell>
          <table:table-cell office:value-type="float" office:value="0.269094" calcext:value-type="float">
            <text:p>0.269094</text:p>
          </table:table-cell>
          <table:table-cell office:value-type="string" calcext:value-type="string">
            <text:p>0.06218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13254" calcext:value-type="float">
            <text:p>1527483327.1325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185106" calcext:value-type="float">
            <text:p>0.185106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-0.003459" calcext:value-type="float">
            <text:p>-0.003459</text:p>
          </table:table-cell>
          <table:table-cell office:value-type="float" office:value="-0.005513" calcext:value-type="float">
            <text:p>-0.005513</text:p>
          </table:table-cell>
          <table:table-cell office:value-type="float" office:value="0.2569" calcext:value-type="float">
            <text:p>0.2569</text:p>
          </table:table-cell>
          <table:table-cell office:value-type="string" calcext:value-type="string">
            <text:p>0.055917</text:p>
          </table:table-cell>
        </table:table-row>
        <table:table-row table:style-name="ro1" table:visibility="filter">
          <table:table-cell office:value-type="float" office:value="1527483327.13257" calcext:value-type="float">
            <text:p>1527483327.13257</text:p>
          </table:table-cell>
          <table:table-cell office:value-type="string" calcext:value-type="string">
            <text:p>PID_y</text:p>
          </table:table-cell>
          <table:table-cell office:value-type="float" office:value="0.185106" calcext:value-type="float">
            <text:p>0.185106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-0.003459" calcext:value-type="float">
            <text:p>-0.003459</text:p>
          </table:table-cell>
          <table:table-cell office:value-type="float" office:value="-0.005513" calcext:value-type="float">
            <text:p>-0.005513</text:p>
          </table:table-cell>
          <table:table-cell office:value-type="float" office:value="0.2569" calcext:value-type="float">
            <text:p>0.2569</text:p>
          </table:table-cell>
          <table:table-cell office:value-type="string" calcext:value-type="string">
            <text:p>0.05591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15278" calcext:value-type="float">
            <text:p>1527483327.15278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171142" calcext:value-type="float">
            <text:p>0.171142</text:p>
          </table:table-cell>
          <table:table-cell office:value-type="float" office:value="0.004878" calcext:value-type="float">
            <text:p>0.004878</text:p>
          </table:table-cell>
          <table:table-cell office:value-type="float" office:value="0.002066" calcext:value-type="float">
            <text:p>0.002066</text:p>
          </table:table-cell>
          <table:table-cell office:value-type="float" office:value="-0.004236" calcext:value-type="float">
            <text:p>-0.004236</text:p>
          </table:table-cell>
          <table:table-cell office:value-type="float" office:value="0.243262" calcext:value-type="float">
            <text:p>0.243262</text:p>
          </table:table-cell>
          <table:table-cell office:value-type="string" calcext:value-type="string">
            <text:p>0.056480</text:p>
          </table:table-cell>
        </table:table-row>
        <table:table-row table:style-name="ro1" table:visibility="filter">
          <table:table-cell office:value-type="float" office:value="1527483327.1528" calcext:value-type="float">
            <text:p>1527483327.1528</text:p>
          </table:table-cell>
          <table:table-cell office:value-type="string" calcext:value-type="string">
            <text:p>PID_y</text:p>
          </table:table-cell>
          <table:table-cell office:value-type="float" office:value="0.171142" calcext:value-type="float">
            <text:p>0.171142</text:p>
          </table:table-cell>
          <table:table-cell office:value-type="float" office:value="0.004878" calcext:value-type="float">
            <text:p>0.004878</text:p>
          </table:table-cell>
          <table:table-cell office:value-type="float" office:value="0.002066" calcext:value-type="float">
            <text:p>0.002066</text:p>
          </table:table-cell>
          <table:table-cell office:value-type="float" office:value="-0.004236" calcext:value-type="float">
            <text:p>-0.004236</text:p>
          </table:table-cell>
          <table:table-cell office:value-type="float" office:value="0.243262" calcext:value-type="float">
            <text:p>0.243262</text:p>
          </table:table-cell>
          <table:table-cell office:value-type="string" calcext:value-type="string">
            <text:p>0.05648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173" calcext:value-type="float">
            <text:p>1527483327.17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152571" calcext:value-type="float">
            <text:p>0.152571</text:p>
          </table:table-cell>
          <table:table-cell office:value-type="float" office:value="0.004838" calcext:value-type="float">
            <text:p>0.004838</text:p>
          </table:table-cell>
          <table:table-cell office:value-type="float" office:value="0.005213" calcext:value-type="float">
            <text:p>0.005213</text:p>
          </table:table-cell>
          <table:table-cell office:value-type="float" office:value="-0.003338" calcext:value-type="float">
            <text:p>-0.003338</text:p>
          </table:table-cell>
          <table:table-cell office:value-type="float" office:value="0.227102" calcext:value-type="float">
            <text:p>0.227102</text:p>
          </table:table-cell>
          <table:table-cell office:value-type="string" calcext:value-type="string">
            <text:p>0.053494</text:p>
          </table:table-cell>
        </table:table-row>
        <table:table-row table:style-name="ro1" table:visibility="filter">
          <table:table-cell office:value-type="float" office:value="1527483327.17302" calcext:value-type="float">
            <text:p>1527483327.17302</text:p>
          </table:table-cell>
          <table:table-cell office:value-type="string" calcext:value-type="string">
            <text:p>PID_y</text:p>
          </table:table-cell>
          <table:table-cell office:value-type="float" office:value="0.152571" calcext:value-type="float">
            <text:p>0.152571</text:p>
          </table:table-cell>
          <table:table-cell office:value-type="float" office:value="0.004838" calcext:value-type="float">
            <text:p>0.004838</text:p>
          </table:table-cell>
          <table:table-cell office:value-type="float" office:value="0.005213" calcext:value-type="float">
            <text:p>0.005213</text:p>
          </table:table-cell>
          <table:table-cell office:value-type="float" office:value="-0.003338" calcext:value-type="float">
            <text:p>-0.003338</text:p>
          </table:table-cell>
          <table:table-cell office:value-type="float" office:value="0.227102" calcext:value-type="float">
            <text:p>0.227102</text:p>
          </table:table-cell>
          <table:table-cell office:value-type="string" calcext:value-type="string">
            <text:p>0.05349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19223" calcext:value-type="float">
            <text:p>1527483327.1922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13786" calcext:value-type="float">
            <text:p>0.13786</text:p>
          </table:table-cell>
          <table:table-cell office:value-type="float" office:value="0.005452" calcext:value-type="float">
            <text:p>0.005452</text:p>
          </table:table-cell>
          <table:table-cell office:value-type="float" office:value="0.009647" calcext:value-type="float">
            <text:p>0.009647</text:p>
          </table:table-cell>
          <table:table-cell office:value-type="float" office:value="-0.00208" calcext:value-type="float">
            <text:p>-0.00208</text:p>
          </table:table-cell>
          <table:table-cell office:value-type="float" office:value="0.211836" calcext:value-type="float">
            <text:p>0.211836</text:p>
          </table:table-cell>
          <table:table-cell office:value-type="string" calcext:value-type="string">
            <text:p>0.051343</text:p>
          </table:table-cell>
        </table:table-row>
        <table:table-row table:style-name="ro1" table:visibility="filter">
          <table:table-cell office:value-type="float" office:value="1527483327.19225" calcext:value-type="float">
            <text:p>1527483327.19225</text:p>
          </table:table-cell>
          <table:table-cell office:value-type="string" calcext:value-type="string">
            <text:p>PID_y</text:p>
          </table:table-cell>
          <table:table-cell office:value-type="float" office:value="0.13786" calcext:value-type="float">
            <text:p>0.13786</text:p>
          </table:table-cell>
          <table:table-cell office:value-type="float" office:value="0.005452" calcext:value-type="float">
            <text:p>0.005452</text:p>
          </table:table-cell>
          <table:table-cell office:value-type="float" office:value="0.009647" calcext:value-type="float">
            <text:p>0.009647</text:p>
          </table:table-cell>
          <table:table-cell office:value-type="float" office:value="-0.00208" calcext:value-type="float">
            <text:p>-0.00208</text:p>
          </table:table-cell>
          <table:table-cell office:value-type="float" office:value="0.211836" calcext:value-type="float">
            <text:p>0.211836</text:p>
          </table:table-cell>
          <table:table-cell office:value-type="string" calcext:value-type="string">
            <text:p>0.05134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2125" calcext:value-type="float">
            <text:p>1527483327.212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120217" calcext:value-type="float">
            <text:p>0.120217</text:p>
          </table:table-cell>
          <table:table-cell office:value-type="float" office:value="0.006289" calcext:value-type="float">
            <text:p>0.006289</text:p>
          </table:table-cell>
          <table:table-cell office:value-type="float" office:value="0.012427" calcext:value-type="float">
            <text:p>0.012427</text:p>
          </table:table-cell>
          <table:table-cell office:value-type="float" office:value="-0.001293" calcext:value-type="float">
            <text:p>-0.001293</text:p>
          </table:table-cell>
          <table:table-cell office:value-type="float" office:value="0.194233" calcext:value-type="float">
            <text:p>0.194233</text:p>
          </table:table-cell>
          <table:table-cell office:value-type="string" calcext:value-type="string">
            <text:p>0.051514</text:p>
          </table:table-cell>
        </table:table-row>
        <table:table-row table:style-name="ro1" table:visibility="filter">
          <table:table-cell office:value-type="float" office:value="1527483327.21253" calcext:value-type="float">
            <text:p>1527483327.21253</text:p>
          </table:table-cell>
          <table:table-cell office:value-type="string" calcext:value-type="string">
            <text:p>PID_y</text:p>
          </table:table-cell>
          <table:table-cell office:value-type="float" office:value="0.120217" calcext:value-type="float">
            <text:p>0.120217</text:p>
          </table:table-cell>
          <table:table-cell office:value-type="float" office:value="0.006289" calcext:value-type="float">
            <text:p>0.006289</text:p>
          </table:table-cell>
          <table:table-cell office:value-type="float" office:value="0.012427" calcext:value-type="float">
            <text:p>0.012427</text:p>
          </table:table-cell>
          <table:table-cell office:value-type="float" office:value="-0.001293" calcext:value-type="float">
            <text:p>-0.001293</text:p>
          </table:table-cell>
          <table:table-cell office:value-type="float" office:value="0.194233" calcext:value-type="float">
            <text:p>0.194233</text:p>
          </table:table-cell>
          <table:table-cell office:value-type="string" calcext:value-type="string">
            <text:p>0.05151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23286" calcext:value-type="float">
            <text:p>1527483327.2328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112492" calcext:value-type="float">
            <text:p>0.112492</text:p>
          </table:table-cell>
          <table:table-cell office:value-type="float" office:value="0.006469" calcext:value-type="float">
            <text:p>0.006469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-0.000558" calcext:value-type="float">
            <text:p>-0.000558</text:p>
          </table:table-cell>
          <table:table-cell office:value-type="float" office:value="0.184713" calcext:value-type="float">
            <text:p>0.184713</text:p>
          </table:table-cell>
          <table:table-cell office:value-type="string" calcext:value-type="string">
            <text:p>0.049592</text:p>
          </table:table-cell>
        </table:table-row>
        <table:table-row table:style-name="ro1" table:visibility="filter">
          <table:table-cell office:value-type="float" office:value="1527483327.23292" calcext:value-type="float">
            <text:p>1527483327.23292</text:p>
          </table:table-cell>
          <table:table-cell office:value-type="string" calcext:value-type="string">
            <text:p>PID_y</text:p>
          </table:table-cell>
          <table:table-cell office:value-type="float" office:value="0.112492" calcext:value-type="float">
            <text:p>0.112492</text:p>
          </table:table-cell>
          <table:table-cell office:value-type="float" office:value="0.006469" calcext:value-type="float">
            <text:p>0.006469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-0.000558" calcext:value-type="float">
            <text:p>-0.000558</text:p>
          </table:table-cell>
          <table:table-cell office:value-type="float" office:value="0.184713" calcext:value-type="float">
            <text:p>0.184713</text:p>
          </table:table-cell>
          <table:table-cell office:value-type="string" calcext:value-type="string">
            <text:p>0.04959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25219" calcext:value-type="float">
            <text:p>1527483327.2521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09542" calcext:value-type="float">
            <text:p>0.09542</text:p>
          </table:table-cell>
          <table:table-cell office:value-type="float" office:value="0.007713" calcext:value-type="float">
            <text:p>0.007713</text:p>
          </table:table-cell>
          <table:table-cell office:value-type="float" office:value="0.018313" calcext:value-type="float">
            <text:p>0.018313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164279" calcext:value-type="float">
            <text:p>0.164279</text:p>
          </table:table-cell>
          <table:table-cell office:value-type="string" calcext:value-type="string">
            <text:p>0.049655</text:p>
          </table:table-cell>
        </table:table-row>
        <table:table-row table:style-name="ro1" table:visibility="filter">
          <table:table-cell office:value-type="float" office:value="1527483327.25227" calcext:value-type="float">
            <text:p>1527483327.25227</text:p>
          </table:table-cell>
          <table:table-cell office:value-type="string" calcext:value-type="string">
            <text:p>PID_y</text:p>
          </table:table-cell>
          <table:table-cell office:value-type="float" office:value="0.09542" calcext:value-type="float">
            <text:p>0.09542</text:p>
          </table:table-cell>
          <table:table-cell office:value-type="float" office:value="0.007713" calcext:value-type="float">
            <text:p>0.007713</text:p>
          </table:table-cell>
          <table:table-cell office:value-type="float" office:value="0.018313" calcext:value-type="float">
            <text:p>0.018313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164279" calcext:value-type="float">
            <text:p>0.164279</text:p>
          </table:table-cell>
          <table:table-cell office:value-type="string" calcext:value-type="string">
            <text:p>0.04965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27259" calcext:value-type="float">
            <text:p>1527483327.2725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086005" calcext:value-type="float">
            <text:p>0.086005</text:p>
          </table:table-cell>
          <table:table-cell office:value-type="float" office:value="0.006551" calcext:value-type="float">
            <text:p>0.006551</text:p>
          </table:table-cell>
          <table:table-cell office:value-type="float" office:value="0.02021" calcext:value-type="float">
            <text:p>0.02021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0.15175" calcext:value-type="float">
            <text:p>0.15175</text:p>
          </table:table-cell>
          <table:table-cell office:value-type="string" calcext:value-type="string">
            <text:p>0.044064</text:p>
          </table:table-cell>
        </table:table-row>
        <table:table-row table:style-name="ro1" table:visibility="filter">
          <table:table-cell office:value-type="float" office:value="1527483327.27263" calcext:value-type="float">
            <text:p>1527483327.27263</text:p>
          </table:table-cell>
          <table:table-cell office:value-type="string" calcext:value-type="string">
            <text:p>PID_y</text:p>
          </table:table-cell>
          <table:table-cell office:value-type="float" office:value="0.086005" calcext:value-type="float">
            <text:p>0.086005</text:p>
          </table:table-cell>
          <table:table-cell office:value-type="float" office:value="0.006551" calcext:value-type="float">
            <text:p>0.006551</text:p>
          </table:table-cell>
          <table:table-cell office:value-type="float" office:value="0.02021" calcext:value-type="float">
            <text:p>0.02021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0.15175" calcext:value-type="float">
            <text:p>0.15175</text:p>
          </table:table-cell>
          <table:table-cell office:value-type="string" calcext:value-type="string">
            <text:p>0.04406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29297" calcext:value-type="float">
            <text:p>1527483327.2929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069296" calcext:value-type="float">
            <text:p>0.069296</text:p>
          </table:table-cell>
          <table:table-cell office:value-type="float" office:value="0.007541" calcext:value-type="float">
            <text:p>0.007541</text:p>
          </table:table-cell>
          <table:table-cell office:value-type="float" office:value="0.022492" calcext:value-type="float">
            <text:p>0.022492</text:p>
          </table:table-cell>
          <table:table-cell office:value-type="float" office:value="0.002239" calcext:value-type="float">
            <text:p>0.002239</text:p>
          </table:table-cell>
          <table:table-cell office:value-type="float" office:value="0.127989" calcext:value-type="float">
            <text:p>0.127989</text:p>
          </table:table-cell>
          <table:table-cell office:value-type="string" calcext:value-type="string">
            <text:p>0.043080</text:p>
          </table:table-cell>
        </table:table-row>
        <table:table-row table:style-name="ro1" table:visibility="filter">
          <table:table-cell office:value-type="float" office:value="1527483327.29301" calcext:value-type="float">
            <text:p>1527483327.29301</text:p>
          </table:table-cell>
          <table:table-cell office:value-type="string" calcext:value-type="string">
            <text:p>PID_y</text:p>
          </table:table-cell>
          <table:table-cell office:value-type="float" office:value="0.069296" calcext:value-type="float">
            <text:p>0.069296</text:p>
          </table:table-cell>
          <table:table-cell office:value-type="float" office:value="0.007541" calcext:value-type="float">
            <text:p>0.007541</text:p>
          </table:table-cell>
          <table:table-cell office:value-type="float" office:value="0.022492" calcext:value-type="float">
            <text:p>0.022492</text:p>
          </table:table-cell>
          <table:table-cell office:value-type="float" office:value="0.002239" calcext:value-type="float">
            <text:p>0.002239</text:p>
          </table:table-cell>
          <table:table-cell office:value-type="float" office:value="0.127989" calcext:value-type="float">
            <text:p>0.127989</text:p>
          </table:table-cell>
          <table:table-cell office:value-type="string" calcext:value-type="string">
            <text:p>0.04308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31233" calcext:value-type="float">
            <text:p>1527483327.3123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061571" calcext:value-type="float">
            <text:p>0.061571</text:p>
          </table:table-cell>
          <table:table-cell office:value-type="float" office:value="0.007092" calcext:value-type="float">
            <text:p>0.007092</text:p>
          </table:table-cell>
          <table:table-cell office:value-type="float" office:value="0.023879" calcext:value-type="float">
            <text:p>0.023879</text:p>
          </table:table-cell>
          <table:table-cell office:value-type="float" office:value="0.002641" calcext:value-type="float">
            <text:p>0.002641</text:p>
          </table:table-cell>
          <table:table-cell office:value-type="float" office:value="0.114857" calcext:value-type="float">
            <text:p>0.114857</text:p>
          </table:table-cell>
          <table:table-cell office:value-type="string" calcext:value-type="string">
            <text:p>0.039468</text:p>
          </table:table-cell>
        </table:table-row>
        <table:table-row table:style-name="ro1" table:visibility="filter">
          <table:table-cell office:value-type="float" office:value="1527483327.31236" calcext:value-type="float">
            <text:p>1527483327.31236</text:p>
          </table:table-cell>
          <table:table-cell office:value-type="string" calcext:value-type="string">
            <text:p>PID_y</text:p>
          </table:table-cell>
          <table:table-cell office:value-type="float" office:value="0.061571" calcext:value-type="float">
            <text:p>0.061571</text:p>
          </table:table-cell>
          <table:table-cell office:value-type="float" office:value="0.007092" calcext:value-type="float">
            <text:p>0.007092</text:p>
          </table:table-cell>
          <table:table-cell office:value-type="float" office:value="0.023879" calcext:value-type="float">
            <text:p>0.023879</text:p>
          </table:table-cell>
          <table:table-cell office:value-type="float" office:value="0.002641" calcext:value-type="float">
            <text:p>0.002641</text:p>
          </table:table-cell>
          <table:table-cell office:value-type="float" office:value="0.114857" calcext:value-type="float">
            <text:p>0.114857</text:p>
          </table:table-cell>
          <table:table-cell office:value-type="string" calcext:value-type="string">
            <text:p>0.03946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33279" calcext:value-type="float">
            <text:p>1527483327.3327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054017" calcext:value-type="float">
            <text:p>0.054017</text:p>
          </table:table-cell>
          <table:table-cell office:value-type="float" office:value="0.006737" calcext:value-type="float">
            <text:p>0.006737</text:p>
          </table:table-cell>
          <table:table-cell office:value-type="float" office:value="0.02503" calcext:value-type="float">
            <text:p>0.02503</text:p>
          </table:table-cell>
          <table:table-cell office:value-type="float" office:value="0.003029" calcext:value-type="float">
            <text:p>0.003029</text:p>
          </table:table-cell>
          <table:table-cell office:value-type="float" office:value="0.100725" calcext:value-type="float">
            <text:p>0.100725</text:p>
          </table:table-cell>
          <table:table-cell office:value-type="string" calcext:value-type="string">
            <text:p>0.036028</text:p>
          </table:table-cell>
        </table:table-row>
        <table:table-row table:style-name="ro1" table:visibility="filter">
          <table:table-cell office:value-type="float" office:value="1527483327.33282" calcext:value-type="float">
            <text:p>1527483327.33282</text:p>
          </table:table-cell>
          <table:table-cell office:value-type="string" calcext:value-type="string">
            <text:p>PID_y</text:p>
          </table:table-cell>
          <table:table-cell office:value-type="float" office:value="0.054017" calcext:value-type="float">
            <text:p>0.054017</text:p>
          </table:table-cell>
          <table:table-cell office:value-type="float" office:value="0.006737" calcext:value-type="float">
            <text:p>0.006737</text:p>
          </table:table-cell>
          <table:table-cell office:value-type="float" office:value="0.02503" calcext:value-type="float">
            <text:p>0.02503</text:p>
          </table:table-cell>
          <table:table-cell office:value-type="float" office:value="0.003029" calcext:value-type="float">
            <text:p>0.003029</text:p>
          </table:table-cell>
          <table:table-cell office:value-type="float" office:value="0.100725" calcext:value-type="float">
            <text:p>0.100725</text:p>
          </table:table-cell>
          <table:table-cell office:value-type="string" calcext:value-type="string">
            <text:p>0.03602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35307" calcext:value-type="float">
            <text:p>1527483327.3530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043379" calcext:value-type="float">
            <text:p>0.043379</text:p>
          </table:table-cell>
          <table:table-cell office:value-type="float" office:value="0.006038" calcext:value-type="float">
            <text:p>0.006038</text:p>
          </table:table-cell>
          <table:table-cell office:value-type="float" office:value="0.026156" calcext:value-type="float">
            <text:p>0.026156</text:p>
          </table:table-cell>
          <table:table-cell office:value-type="float" office:value="0.003615" calcext:value-type="float">
            <text:p>0.003615</text:p>
          </table:table-cell>
          <table:table-cell office:value-type="float" office:value="0.07764" calcext:value-type="float">
            <text:p>0.07764</text:p>
          </table:table-cell>
          <table:table-cell office:value-type="string" calcext:value-type="string">
            <text:p>0.029121</text:p>
          </table:table-cell>
        </table:table-row>
        <table:table-row table:style-name="ro1" table:visibility="filter">
          <table:table-cell office:value-type="float" office:value="1527483327.35309" calcext:value-type="float">
            <text:p>1527483327.35309</text:p>
          </table:table-cell>
          <table:table-cell office:value-type="string" calcext:value-type="string">
            <text:p>PID_y</text:p>
          </table:table-cell>
          <table:table-cell office:value-type="float" office:value="0.043379" calcext:value-type="float">
            <text:p>0.043379</text:p>
          </table:table-cell>
          <table:table-cell office:value-type="float" office:value="0.006038" calcext:value-type="float">
            <text:p>0.006038</text:p>
          </table:table-cell>
          <table:table-cell office:value-type="float" office:value="0.026156" calcext:value-type="float">
            <text:p>0.026156</text:p>
          </table:table-cell>
          <table:table-cell office:value-type="float" office:value="0.003615" calcext:value-type="float">
            <text:p>0.003615</text:p>
          </table:table-cell>
          <table:table-cell office:value-type="float" office:value="0.07764" calcext:value-type="float">
            <text:p>0.07764</text:p>
          </table:table-cell>
          <table:table-cell office:value-type="string" calcext:value-type="string">
            <text:p>0.02912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37241" calcext:value-type="float">
            <text:p>1527483327.3724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039852" calcext:value-type="float">
            <text:p>0.039852</text:p>
          </table:table-cell>
          <table:table-cell office:value-type="float" office:value="0.007623" calcext:value-type="float">
            <text:p>0.007623</text:p>
          </table:table-cell>
          <table:table-cell office:value-type="float" office:value="0.026945" calcext:value-type="float">
            <text:p>0.026945</text:p>
          </table:table-cell>
          <table:table-cell office:value-type="float" office:value="0.004376" calcext:value-type="float">
            <text:p>0.004376</text:p>
          </table:table-cell>
          <table:table-cell office:value-type="float" office:value="0.067213" calcext:value-type="float">
            <text:p>0.067213</text:p>
          </table:table-cell>
          <table:table-cell office:value-type="string" calcext:value-type="string">
            <text:p>0.033710</text:p>
          </table:table-cell>
        </table:table-row>
        <table:table-row table:style-name="ro1" table:visibility="filter">
          <table:table-cell office:value-type="float" office:value="1527483327.37244" calcext:value-type="float">
            <text:p>1527483327.37244</text:p>
          </table:table-cell>
          <table:table-cell office:value-type="string" calcext:value-type="string">
            <text:p>PID_y</text:p>
          </table:table-cell>
          <table:table-cell office:value-type="float" office:value="0.039852" calcext:value-type="float">
            <text:p>0.039852</text:p>
          </table:table-cell>
          <table:table-cell office:value-type="float" office:value="0.007623" calcext:value-type="float">
            <text:p>0.007623</text:p>
          </table:table-cell>
          <table:table-cell office:value-type="float" office:value="0.026945" calcext:value-type="float">
            <text:p>0.026945</text:p>
          </table:table-cell>
          <table:table-cell office:value-type="float" office:value="0.004376" calcext:value-type="float">
            <text:p>0.004376</text:p>
          </table:table-cell>
          <table:table-cell office:value-type="float" office:value="0.067213" calcext:value-type="float">
            <text:p>0.067213</text:p>
          </table:table-cell>
          <table:table-cell office:value-type="string" calcext:value-type="string">
            <text:p>0.03371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3927" calcext:value-type="float">
            <text:p>1527483327.392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034796" calcext:value-type="float">
            <text:p>0.034796</text:p>
          </table:table-cell>
          <table:table-cell office:value-type="float" office:value="0.005655" calcext:value-type="float">
            <text:p>0.005655</text:p>
          </table:table-cell>
          <table:table-cell office:value-type="float" office:value="0.027517" calcext:value-type="float">
            <text:p>0.027517</text:p>
          </table:table-cell>
          <table:table-cell office:value-type="float" office:value="0.004351" calcext:value-type="float">
            <text:p>0.004351</text:p>
          </table:table-cell>
          <table:table-cell office:value-type="float" office:value="0.050473" calcext:value-type="float">
            <text:p>0.050473</text:p>
          </table:table-cell>
          <table:table-cell office:value-type="string" calcext:value-type="string">
            <text:p>0.021359</text:p>
          </table:table-cell>
        </table:table-row>
        <table:table-row table:style-name="ro1" table:visibility="filter">
          <table:table-cell office:value-type="float" office:value="1527483327.39272" calcext:value-type="float">
            <text:p>1527483327.39272</text:p>
          </table:table-cell>
          <table:table-cell office:value-type="string" calcext:value-type="string">
            <text:p>PID_y</text:p>
          </table:table-cell>
          <table:table-cell office:value-type="float" office:value="0.034796" calcext:value-type="float">
            <text:p>0.034796</text:p>
          </table:table-cell>
          <table:table-cell office:value-type="float" office:value="0.005655" calcext:value-type="float">
            <text:p>0.005655</text:p>
          </table:table-cell>
          <table:table-cell office:value-type="float" office:value="0.027517" calcext:value-type="float">
            <text:p>0.027517</text:p>
          </table:table-cell>
          <table:table-cell office:value-type="float" office:value="0.004351" calcext:value-type="float">
            <text:p>0.004351</text:p>
          </table:table-cell>
          <table:table-cell office:value-type="float" office:value="0.050473" calcext:value-type="float">
            <text:p>0.050473</text:p>
          </table:table-cell>
          <table:table-cell office:value-type="string" calcext:value-type="string">
            <text:p>0.02135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41296" calcext:value-type="float">
            <text:p>1527483327.4129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031562" calcext:value-type="float">
            <text:p>0.031562</text:p>
          </table:table-cell>
          <table:table-cell office:value-type="float" office:value="0.006458" calcext:value-type="float">
            <text:p>0.006458</text:p>
          </table:table-cell>
          <table:table-cell office:value-type="float" office:value="0.027619" calcext:value-type="float">
            <text:p>0.027619</text:p>
          </table:table-cell>
          <table:table-cell office:value-type="float" office:value="0.004942" calcext:value-type="float">
            <text:p>0.004942</text:p>
          </table:table-cell>
          <table:table-cell office:value-type="float" office:value="0.037149" calcext:value-type="float">
            <text:p>0.037149</text:p>
          </table:table-cell>
          <table:table-cell office:value-type="string" calcext:value-type="string">
            <text:p>0.023035</text:p>
          </table:table-cell>
        </table:table-row>
        <table:table-row table:style-name="ro1" table:visibility="filter">
          <table:table-cell office:value-type="float" office:value="1527483327.41298" calcext:value-type="float">
            <text:p>1527483327.41298</text:p>
          </table:table-cell>
          <table:table-cell office:value-type="string" calcext:value-type="string">
            <text:p>PID_y</text:p>
          </table:table-cell>
          <table:table-cell office:value-type="float" office:value="0.031562" calcext:value-type="float">
            <text:p>0.031562</text:p>
          </table:table-cell>
          <table:table-cell office:value-type="float" office:value="0.006458" calcext:value-type="float">
            <text:p>0.006458</text:p>
          </table:table-cell>
          <table:table-cell office:value-type="float" office:value="0.027619" calcext:value-type="float">
            <text:p>0.027619</text:p>
          </table:table-cell>
          <table:table-cell office:value-type="float" office:value="0.004942" calcext:value-type="float">
            <text:p>0.004942</text:p>
          </table:table-cell>
          <table:table-cell office:value-type="float" office:value="0.037149" calcext:value-type="float">
            <text:p>0.037149</text:p>
          </table:table-cell>
          <table:table-cell office:value-type="string" calcext:value-type="string">
            <text:p>0.02303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43227" calcext:value-type="float">
            <text:p>1527483327.4322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03059" calcext:value-type="float">
            <text:p>0.03059</text:p>
          </table:table-cell>
          <table:table-cell office:value-type="float" office:value="0.006392" calcext:value-type="float">
            <text:p>0.006392</text:p>
          </table:table-cell>
          <table:table-cell office:value-type="float" office:value="0.028016" calcext:value-type="float">
            <text:p>0.028016</text:p>
          </table:table-cell>
          <table:table-cell office:value-type="float" office:value="0.005121" calcext:value-type="float">
            <text:p>0.005121</text:p>
          </table:table-cell>
          <table:table-cell office:value-type="float" office:value="0.030013" calcext:value-type="float">
            <text:p>0.030013</text:p>
          </table:table-cell>
          <table:table-cell office:value-type="string" calcext:value-type="string">
            <text:p>0.021097</text:p>
          </table:table-cell>
        </table:table-row>
        <table:table-row table:style-name="ro1" table:visibility="filter">
          <table:table-cell office:value-type="float" office:value="1527483327.4323" calcext:value-type="float">
            <text:p>1527483327.4323</text:p>
          </table:table-cell>
          <table:table-cell office:value-type="string" calcext:value-type="string">
            <text:p>PID_y</text:p>
          </table:table-cell>
          <table:table-cell office:value-type="float" office:value="0.03059" calcext:value-type="float">
            <text:p>0.03059</text:p>
          </table:table-cell>
          <table:table-cell office:value-type="float" office:value="0.006392" calcext:value-type="float">
            <text:p>0.006392</text:p>
          </table:table-cell>
          <table:table-cell office:value-type="float" office:value="0.028016" calcext:value-type="float">
            <text:p>0.028016</text:p>
          </table:table-cell>
          <table:table-cell office:value-type="float" office:value="0.005121" calcext:value-type="float">
            <text:p>0.005121</text:p>
          </table:table-cell>
          <table:table-cell office:value-type="float" office:value="0.030013" calcext:value-type="float">
            <text:p>0.030013</text:p>
          </table:table-cell>
          <table:table-cell office:value-type="string" calcext:value-type="string">
            <text:p>0.02109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4526" calcext:value-type="float">
            <text:p>1527483327.452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028405" calcext:value-type="float">
            <text:p>0.028405</text:p>
          </table:table-cell>
          <table:table-cell office:value-type="float" office:value="0.006755" calcext:value-type="float">
            <text:p>0.006755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0.005604" calcext:value-type="float">
            <text:p>0.005604</text:p>
          </table:table-cell>
          <table:table-cell office:value-type="float" office:value="0.015764" calcext:value-type="float">
            <text:p>0.015764</text:p>
          </table:table-cell>
          <table:table-cell office:value-type="string" calcext:value-type="string">
            <text:p>0.020072</text:p>
          </table:table-cell>
        </table:table-row>
        <table:table-row table:style-name="ro1" table:visibility="filter">
          <table:table-cell office:value-type="float" office:value="1527483327.45262" calcext:value-type="float">
            <text:p>1527483327.45262</text:p>
          </table:table-cell>
          <table:table-cell office:value-type="string" calcext:value-type="string">
            <text:p>PID_y</text:p>
          </table:table-cell>
          <table:table-cell office:value-type="float" office:value="0.028405" calcext:value-type="float">
            <text:p>0.028405</text:p>
          </table:table-cell>
          <table:table-cell office:value-type="float" office:value="0.006755" calcext:value-type="float">
            <text:p>0.006755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0.005604" calcext:value-type="float">
            <text:p>0.005604</text:p>
          </table:table-cell>
          <table:table-cell office:value-type="float" office:value="0.015764" calcext:value-type="float">
            <text:p>0.015764</text:p>
          </table:table-cell>
          <table:table-cell office:value-type="string" calcext:value-type="string">
            <text:p>0.02007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47303" calcext:value-type="float">
            <text:p>1527483327.4730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026653" calcext:value-type="float">
            <text:p>0.026653</text:p>
          </table:table-cell>
          <table:table-cell office:value-type="float" office:value="0.006188" calcext:value-type="float">
            <text:p>0.006188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05697" calcext:value-type="float">
            <text:p>0.005697</text:p>
          </table:table-cell>
          <table:table-cell office:value-type="float" office:value="-0.002481" calcext:value-type="float">
            <text:p>-0.002481</text:p>
          </table:table-cell>
          <table:table-cell office:value-type="string" calcext:value-type="string">
            <text:p>0.013109</text:p>
          </table:table-cell>
        </table:table-row>
        <table:table-row table:style-name="ro1" table:visibility="filter">
          <table:table-cell office:value-type="float" office:value="1527483327.47308" calcext:value-type="float">
            <text:p>1527483327.47308</text:p>
          </table:table-cell>
          <table:table-cell office:value-type="string" calcext:value-type="string">
            <text:p>PID_y</text:p>
          </table:table-cell>
          <table:table-cell office:value-type="float" office:value="0.026653" calcext:value-type="float">
            <text:p>0.026653</text:p>
          </table:table-cell>
          <table:table-cell office:value-type="float" office:value="0.006188" calcext:value-type="float">
            <text:p>0.006188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05697" calcext:value-type="float">
            <text:p>0.005697</text:p>
          </table:table-cell>
          <table:table-cell office:value-type="float" office:value="-0.002481" calcext:value-type="float">
            <text:p>-0.002481</text:p>
          </table:table-cell>
          <table:table-cell office:value-type="string" calcext:value-type="string">
            <text:p>0.01310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49234" calcext:value-type="float">
            <text:p>1527483327.4923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026507" calcext:value-type="float">
            <text:p>0.026507</text:p>
          </table:table-cell>
          <table:table-cell office:value-type="float" office:value="0.006375" calcext:value-type="float">
            <text:p>0.006375</text:p>
          </table:table-cell>
          <table:table-cell office:value-type="float" office:value="0.026687" calcext:value-type="float">
            <text:p>0.026687</text:p>
          </table:table-cell>
          <table:table-cell office:value-type="float" office:value="0.00579" calcext:value-type="float">
            <text:p>0.00579</text:p>
          </table:table-cell>
          <table:table-cell office:value-type="float" office:value="-0.00794" calcext:value-type="float">
            <text:p>-0.00794</text:p>
          </table:table-cell>
          <table:table-cell office:value-type="string" calcext:value-type="string">
            <text:p>0.014311</text:p>
          </table:table-cell>
        </table:table-row>
        <table:table-row table:style-name="ro1" table:visibility="filter">
          <table:table-cell office:value-type="float" office:value="1527483327.49235" calcext:value-type="float">
            <text:p>1527483327.49235</text:p>
          </table:table-cell>
          <table:table-cell office:value-type="string" calcext:value-type="string">
            <text:p>PID_y</text:p>
          </table:table-cell>
          <table:table-cell office:value-type="float" office:value="0.026507" calcext:value-type="float">
            <text:p>0.026507</text:p>
          </table:table-cell>
          <table:table-cell office:value-type="float" office:value="0.006375" calcext:value-type="float">
            <text:p>0.006375</text:p>
          </table:table-cell>
          <table:table-cell office:value-type="float" office:value="0.026687" calcext:value-type="float">
            <text:p>0.026687</text:p>
          </table:table-cell>
          <table:table-cell office:value-type="float" office:value="0.00579" calcext:value-type="float">
            <text:p>0.00579</text:p>
          </table:table-cell>
          <table:table-cell office:value-type="float" office:value="-0.00794" calcext:value-type="float">
            <text:p>-0.00794</text:p>
          </table:table-cell>
          <table:table-cell office:value-type="string" calcext:value-type="string">
            <text:p>0.01431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51261" calcext:value-type="float">
            <text:p>1527483327.5126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023662" calcext:value-type="float">
            <text:p>0.023662</text:p>
          </table:table-cell>
          <table:table-cell office:value-type="float" office:value="0.006422" calcext:value-type="float">
            <text:p>0.006422</text:p>
          </table:table-cell>
          <table:table-cell office:value-type="float" office:value="0.025224" calcext:value-type="float">
            <text:p>0.025224</text:p>
          </table:table-cell>
          <table:table-cell office:value-type="float" office:value="0.006065" calcext:value-type="float">
            <text:p>0.006065</text:p>
          </table:table-cell>
          <table:table-cell office:value-type="float" office:value="-0.02338" calcext:value-type="float">
            <text:p>-0.02338</text:p>
          </table:table-cell>
          <table:table-cell office:value-type="string" calcext:value-type="string">
            <text:p>0.011186</text:p>
          </table:table-cell>
        </table:table-row>
        <table:table-row table:style-name="ro1" table:visibility="filter">
          <table:table-cell office:value-type="float" office:value="1527483327.51264" calcext:value-type="float">
            <text:p>1527483327.51264</text:p>
          </table:table-cell>
          <table:table-cell office:value-type="string" calcext:value-type="string">
            <text:p>PID_y</text:p>
          </table:table-cell>
          <table:table-cell office:value-type="float" office:value="0.023662" calcext:value-type="float">
            <text:p>0.023662</text:p>
          </table:table-cell>
          <table:table-cell office:value-type="float" office:value="0.006422" calcext:value-type="float">
            <text:p>0.006422</text:p>
          </table:table-cell>
          <table:table-cell office:value-type="float" office:value="0.025224" calcext:value-type="float">
            <text:p>0.025224</text:p>
          </table:table-cell>
          <table:table-cell office:value-type="float" office:value="0.006065" calcext:value-type="float">
            <text:p>0.006065</text:p>
          </table:table-cell>
          <table:table-cell office:value-type="float" office:value="-0.02338" calcext:value-type="float">
            <text:p>-0.02338</text:p>
          </table:table-cell>
          <table:table-cell office:value-type="string" calcext:value-type="string">
            <text:p>0.01118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53293" calcext:value-type="float">
            <text:p>1527483327.5329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019714" calcext:value-type="float">
            <text:p>0.019714</text:p>
          </table:table-cell>
          <table:table-cell office:value-type="float" office:value="0.005897" calcext:value-type="float">
            <text:p>0.005897</text:p>
          </table:table-cell>
          <table:table-cell office:value-type="float" office:value="0.024058" calcext:value-type="float">
            <text:p>0.024058</text:p>
          </table:table-cell>
          <table:table-cell office:value-type="float" office:value="0.005776" calcext:value-type="float">
            <text:p>0.005776</text:p>
          </table:table-cell>
          <table:table-cell office:value-type="float" office:value="-0.038993" calcext:value-type="float">
            <text:p>-0.038993</text:p>
          </table:table-cell>
          <table:table-cell office:value-type="string" calcext:value-type="string">
            <text:p>0.006494</text:p>
          </table:table-cell>
        </table:table-row>
        <table:table-row table:style-name="ro1" table:visibility="filter">
          <table:table-cell office:value-type="float" office:value="1527483327.53295" calcext:value-type="float">
            <text:p>1527483327.53295</text:p>
          </table:table-cell>
          <table:table-cell office:value-type="string" calcext:value-type="string">
            <text:p>PID_y</text:p>
          </table:table-cell>
          <table:table-cell office:value-type="float" office:value="0.019714" calcext:value-type="float">
            <text:p>0.019714</text:p>
          </table:table-cell>
          <table:table-cell office:value-type="float" office:value="0.005897" calcext:value-type="float">
            <text:p>0.005897</text:p>
          </table:table-cell>
          <table:table-cell office:value-type="float" office:value="0.024058" calcext:value-type="float">
            <text:p>0.024058</text:p>
          </table:table-cell>
          <table:table-cell office:value-type="float" office:value="0.005776" calcext:value-type="float">
            <text:p>0.005776</text:p>
          </table:table-cell>
          <table:table-cell office:value-type="float" office:value="-0.038993" calcext:value-type="float">
            <text:p>-0.038993</text:p>
          </table:table-cell>
          <table:table-cell office:value-type="string" calcext:value-type="string">
            <text:p>0.00649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55225" calcext:value-type="float">
            <text:p>1527483327.5522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014157" calcext:value-type="float">
            <text:p>0.014157</text:p>
          </table:table-cell>
          <table:table-cell office:value-type="float" office:value="0.005912" calcext:value-type="float">
            <text:p>0.005912</text:p>
          </table:table-cell>
          <table:table-cell office:value-type="float" office:value="0.022352" calcext:value-type="float">
            <text:p>0.022352</text:p>
          </table:table-cell>
          <table:table-cell office:value-type="float" office:value="0.005888" calcext:value-type="float">
            <text:p>0.005888</text:p>
          </table:table-cell>
          <table:table-cell office:value-type="float" office:value="-0.053557" calcext:value-type="float">
            <text:p>-0.053557</text:p>
          </table:table-cell>
          <table:table-cell office:value-type="string" calcext:value-type="string">
            <text:p>0.002901</text:p>
          </table:table-cell>
        </table:table-row>
        <table:table-row table:style-name="ro1" table:visibility="filter">
          <table:table-cell office:value-type="float" office:value="1527483327.55235" calcext:value-type="float">
            <text:p>1527483327.55235</text:p>
          </table:table-cell>
          <table:table-cell office:value-type="string" calcext:value-type="string">
            <text:p>PID_y</text:p>
          </table:table-cell>
          <table:table-cell office:value-type="float" office:value="0.014157" calcext:value-type="float">
            <text:p>0.014157</text:p>
          </table:table-cell>
          <table:table-cell office:value-type="float" office:value="0.005912" calcext:value-type="float">
            <text:p>0.005912</text:p>
          </table:table-cell>
          <table:table-cell office:value-type="float" office:value="0.022352" calcext:value-type="float">
            <text:p>0.022352</text:p>
          </table:table-cell>
          <table:table-cell office:value-type="float" office:value="0.005888" calcext:value-type="float">
            <text:p>0.005888</text:p>
          </table:table-cell>
          <table:table-cell office:value-type="float" office:value="-0.053557" calcext:value-type="float">
            <text:p>-0.053557</text:p>
          </table:table-cell>
          <table:table-cell office:value-type="string" calcext:value-type="string">
            <text:p>0.00290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57277" calcext:value-type="float">
            <text:p>1527483327.5727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013582" calcext:value-type="float">
            <text:p>0.013582</text:p>
          </table:table-cell>
          <table:table-cell office:value-type="float" office:value="0.005747" calcext:value-type="float">
            <text:p>0.005747</text:p>
          </table:table-cell>
          <table:table-cell office:value-type="float" office:value="0.021432" calcext:value-type="float">
            <text:p>0.021432</text:p>
          </table:table-cell>
          <table:table-cell office:value-type="float" office:value="0.005746" calcext:value-type="float">
            <text:p>0.005746</text:p>
          </table:table-cell>
          <table:table-cell office:value-type="float" office:value="-0.052416" calcext:value-type="float">
            <text:p>-0.052416</text:p>
          </table:table-cell>
          <table:table-cell office:value-type="string" calcext:value-type="string">
            <text:p>0.000605</text:p>
          </table:table-cell>
        </table:table-row>
        <table:table-row table:style-name="ro1" table:visibility="filter">
          <table:table-cell office:value-type="float" office:value="1527483327.57283" calcext:value-type="float">
            <text:p>1527483327.57283</text:p>
          </table:table-cell>
          <table:table-cell office:value-type="string" calcext:value-type="string">
            <text:p>PID_y</text:p>
          </table:table-cell>
          <table:table-cell office:value-type="float" office:value="0.013582" calcext:value-type="float">
            <text:p>0.013582</text:p>
          </table:table-cell>
          <table:table-cell office:value-type="float" office:value="0.005747" calcext:value-type="float">
            <text:p>0.005747</text:p>
          </table:table-cell>
          <table:table-cell office:value-type="float" office:value="0.021432" calcext:value-type="float">
            <text:p>0.021432</text:p>
          </table:table-cell>
          <table:table-cell office:value-type="float" office:value="0.005746" calcext:value-type="float">
            <text:p>0.005746</text:p>
          </table:table-cell>
          <table:table-cell office:value-type="float" office:value="-0.052416" calcext:value-type="float">
            <text:p>-0.052416</text:p>
          </table:table-cell>
          <table:table-cell office:value-type="string" calcext:value-type="string">
            <text:p>0.00060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5921" calcext:value-type="float">
            <text:p>1527483327.592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002354" calcext:value-type="float">
            <text:p>0.002354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19111" calcext:value-type="float">
            <text:p>0.019111</text:p>
          </table:table-cell>
          <table:table-cell office:value-type="float" office:value="0.005627" calcext:value-type="float">
            <text:p>0.005627</text:p>
          </table:table-cell>
          <table:table-cell office:value-type="float" office:value="-0.076584" calcext:value-type="float">
            <text:p>-0.076584</text:p>
          </table:table-cell>
          <table:table-cell office:value-type="string" calcext:value-type="string">
            <text:p>-0.001585</text:p>
          </table:table-cell>
        </table:table-row>
        <table:table-row table:style-name="ro1" table:visibility="filter">
          <table:table-cell office:value-type="float" office:value="1527483327.59214" calcext:value-type="float">
            <text:p>1527483327.59214</text:p>
          </table:table-cell>
          <table:table-cell office:value-type="string" calcext:value-type="string">
            <text:p>PID_y</text:p>
          </table:table-cell>
          <table:table-cell office:value-type="float" office:value="0.002354" calcext:value-type="float">
            <text:p>0.002354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19111" calcext:value-type="float">
            <text:p>0.019111</text:p>
          </table:table-cell>
          <table:table-cell office:value-type="float" office:value="0.005627" calcext:value-type="float">
            <text:p>0.005627</text:p>
          </table:table-cell>
          <table:table-cell office:value-type="float" office:value="-0.076584" calcext:value-type="float">
            <text:p>-0.076584</text:p>
          </table:table-cell>
          <table:table-cell office:value-type="string" calcext:value-type="string">
            <text:p>-0.00158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6125" calcext:value-type="float">
            <text:p>1527483327.612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005402" calcext:value-type="float">
            <text:p>0.005402</text:p>
          </table:table-cell>
          <table:table-cell office:value-type="float" office:value="0.018044" calcext:value-type="float">
            <text:p>0.018044</text:p>
          </table:table-cell>
          <table:table-cell office:value-type="float" office:value="0.005492" calcext:value-type="float">
            <text:p>0.005492</text:p>
          </table:table-cell>
          <table:table-cell office:value-type="float" office:value="-0.072612" calcext:value-type="float">
            <text:p>-0.072612</text:p>
          </table:table-cell>
          <table:table-cell office:value-type="string" calcext:value-type="string">
            <text:p>-0.005615</text:p>
          </table:table-cell>
        </table:table-row>
        <table:table-row table:style-name="ro1" table:visibility="filter">
          <table:table-cell office:value-type="float" office:value="1527483327.61253" calcext:value-type="float">
            <text:p>1527483327.61253</text:p>
          </table:table-cell>
          <table:table-cell office:value-type="string" calcext:value-type="string">
            <text:p>PID_y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005402" calcext:value-type="float">
            <text:p>0.005402</text:p>
          </table:table-cell>
          <table:table-cell office:value-type="float" office:value="0.018044" calcext:value-type="float">
            <text:p>0.018044</text:p>
          </table:table-cell>
          <table:table-cell office:value-type="float" office:value="0.005492" calcext:value-type="float">
            <text:p>0.005492</text:p>
          </table:table-cell>
          <table:table-cell office:value-type="float" office:value="-0.072612" calcext:value-type="float">
            <text:p>-0.072612</text:p>
          </table:table-cell>
          <table:table-cell office:value-type="string" calcext:value-type="string">
            <text:p>-0.00561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63273" calcext:value-type="float">
            <text:p>1527483327.6327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02381" calcext:value-type="float">
            <text:p>-0.002381</text:p>
          </table:table-cell>
          <table:table-cell office:value-type="float" office:value="0.005383" calcext:value-type="float">
            <text:p>0.005383</text:p>
          </table:table-cell>
          <table:table-cell office:value-type="float" office:value="0.016093" calcext:value-type="float">
            <text:p>0.016093</text:p>
          </table:table-cell>
          <table:table-cell office:value-type="float" office:value="0.005418" calcext:value-type="float">
            <text:p>0.005418</text:p>
          </table:table-cell>
          <table:table-cell office:value-type="float" office:value="-0.080409" calcext:value-type="float">
            <text:p>-0.080409</text:p>
          </table:table-cell>
          <table:table-cell office:value-type="string" calcext:value-type="string">
            <text:p>-0.003504</text:p>
          </table:table-cell>
        </table:table-row>
        <table:table-row table:style-name="ro1" table:visibility="filter">
          <table:table-cell office:value-type="float" office:value="1527483327.63275" calcext:value-type="float">
            <text:p>1527483327.63275</text:p>
          </table:table-cell>
          <table:table-cell office:value-type="string" calcext:value-type="string">
            <text:p>PID_y</text:p>
          </table:table-cell>
          <table:table-cell office:value-type="float" office:value="-0.002381" calcext:value-type="float">
            <text:p>-0.002381</text:p>
          </table:table-cell>
          <table:table-cell office:value-type="float" office:value="0.005383" calcext:value-type="float">
            <text:p>0.005383</text:p>
          </table:table-cell>
          <table:table-cell office:value-type="float" office:value="0.016093" calcext:value-type="float">
            <text:p>0.016093</text:p>
          </table:table-cell>
          <table:table-cell office:value-type="float" office:value="0.005418" calcext:value-type="float">
            <text:p>0.005418</text:p>
          </table:table-cell>
          <table:table-cell office:value-type="float" office:value="-0.080409" calcext:value-type="float">
            <text:p>-0.080409</text:p>
          </table:table-cell>
          <table:table-cell office:value-type="string" calcext:value-type="string">
            <text:p>-0.00350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653" calcext:value-type="float">
            <text:p>1527483327.65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06669" calcext:value-type="float">
            <text:p>-0.006669</text:p>
          </table:table-cell>
          <table:table-cell office:value-type="float" office:value="0.004381" calcext:value-type="float">
            <text:p>0.004381</text:p>
          </table:table-cell>
          <table:table-cell office:value-type="float" office:value="0.013854" calcext:value-type="float">
            <text:p>0.013854</text:p>
          </table:table-cell>
          <table:table-cell office:value-type="float" office:value="0.004745" calcext:value-type="float">
            <text:p>0.004745</text:p>
          </table:table-cell>
          <table:table-cell office:value-type="float" office:value="-0.084754" calcext:value-type="float">
            <text:p>-0.084754</text:p>
          </table:table-cell>
          <table:table-cell office:value-type="string" calcext:value-type="string">
            <text:p>-0.011295</text:p>
          </table:table-cell>
        </table:table-row>
        <table:table-row table:style-name="ro1" table:visibility="filter">
          <table:table-cell office:value-type="float" office:value="1527483327.65302" calcext:value-type="float">
            <text:p>1527483327.65302</text:p>
          </table:table-cell>
          <table:table-cell office:value-type="string" calcext:value-type="string">
            <text:p>PID_y</text:p>
          </table:table-cell>
          <table:table-cell office:value-type="float" office:value="-0.006669" calcext:value-type="float">
            <text:p>-0.006669</text:p>
          </table:table-cell>
          <table:table-cell office:value-type="float" office:value="0.004381" calcext:value-type="float">
            <text:p>0.004381</text:p>
          </table:table-cell>
          <table:table-cell office:value-type="float" office:value="0.013854" calcext:value-type="float">
            <text:p>0.013854</text:p>
          </table:table-cell>
          <table:table-cell office:value-type="float" office:value="0.004745" calcext:value-type="float">
            <text:p>0.004745</text:p>
          </table:table-cell>
          <table:table-cell office:value-type="float" office:value="-0.084754" calcext:value-type="float">
            <text:p>-0.084754</text:p>
          </table:table-cell>
          <table:table-cell office:value-type="string" calcext:value-type="string">
            <text:p>-0.01129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6724" calcext:value-type="float">
            <text:p>1527483327.672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12657" calcext:value-type="float">
            <text:p>-0.012657</text:p>
          </table:table-cell>
          <table:table-cell office:value-type="float" office:value="0.004624" calcext:value-type="float">
            <text:p>0.004624</text:p>
          </table:table-cell>
          <table:table-cell office:value-type="float" office:value="0.012168" calcext:value-type="float">
            <text:p>0.012168</text:p>
          </table:table-cell>
          <table:table-cell office:value-type="float" office:value="0.004848" calcext:value-type="float">
            <text:p>0.004848</text:p>
          </table:table-cell>
          <table:table-cell office:value-type="float" office:value="-0.093213" calcext:value-type="float">
            <text:p>-0.093213</text:p>
          </table:table-cell>
          <table:table-cell office:value-type="string" calcext:value-type="string">
            <text:p>-0.008857</text:p>
          </table:table-cell>
        </table:table-row>
        <table:table-row table:style-name="ro1" table:visibility="filter">
          <table:table-cell office:value-type="float" office:value="1527483327.67242" calcext:value-type="float">
            <text:p>1527483327.67242</text:p>
          </table:table-cell>
          <table:table-cell office:value-type="string" calcext:value-type="string">
            <text:p>PID_y</text:p>
          </table:table-cell>
          <table:table-cell office:value-type="float" office:value="-0.012657" calcext:value-type="float">
            <text:p>-0.012657</text:p>
          </table:table-cell>
          <table:table-cell office:value-type="float" office:value="0.004624" calcext:value-type="float">
            <text:p>0.004624</text:p>
          </table:table-cell>
          <table:table-cell office:value-type="float" office:value="0.012168" calcext:value-type="float">
            <text:p>0.012168</text:p>
          </table:table-cell>
          <table:table-cell office:value-type="float" office:value="0.004848" calcext:value-type="float">
            <text:p>0.004848</text:p>
          </table:table-cell>
          <table:table-cell office:value-type="float" office:value="-0.093213" calcext:value-type="float">
            <text:p>-0.093213</text:p>
          </table:table-cell>
          <table:table-cell office:value-type="string" calcext:value-type="string">
            <text:p>-0.00885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69265" calcext:value-type="float">
            <text:p>1527483327.6926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13153" calcext:value-type="float">
            <text:p>-0.013153</text:p>
          </table:table-cell>
          <table:table-cell office:value-type="float" office:value="0.004809" calcext:value-type="float">
            <text:p>0.004809</text:p>
          </table:table-cell>
          <table:table-cell office:value-type="float" office:value="0.010051" calcext:value-type="float">
            <text:p>0.010051</text:p>
          </table:table-cell>
          <table:table-cell office:value-type="float" office:value="0.004939" calcext:value-type="float">
            <text:p>0.004939</text:p>
          </table:table-cell>
          <table:table-cell office:value-type="float" office:value="-0.090118" calcext:value-type="float">
            <text:p>-0.090118</text:p>
          </table:table-cell>
          <table:table-cell office:value-type="string" calcext:value-type="string">
            <text:p>-0.006729</text:p>
          </table:table-cell>
        </table:table-row>
        <table:table-row table:style-name="ro1" table:visibility="filter">
          <table:table-cell office:value-type="float" office:value="1527483327.69266" calcext:value-type="float">
            <text:p>1527483327.69266</text:p>
          </table:table-cell>
          <table:table-cell office:value-type="string" calcext:value-type="string">
            <text:p>PID_y</text:p>
          </table:table-cell>
          <table:table-cell office:value-type="float" office:value="-0.013153" calcext:value-type="float">
            <text:p>-0.013153</text:p>
          </table:table-cell>
          <table:table-cell office:value-type="float" office:value="0.004809" calcext:value-type="float">
            <text:p>0.004809</text:p>
          </table:table-cell>
          <table:table-cell office:value-type="float" office:value="0.010051" calcext:value-type="float">
            <text:p>0.010051</text:p>
          </table:table-cell>
          <table:table-cell office:value-type="float" office:value="0.004939" calcext:value-type="float">
            <text:p>0.004939</text:p>
          </table:table-cell>
          <table:table-cell office:value-type="float" office:value="-0.090118" calcext:value-type="float">
            <text:p>-0.090118</text:p>
          </table:table-cell>
          <table:table-cell office:value-type="string" calcext:value-type="string">
            <text:p>-0.00672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71297" calcext:value-type="float">
            <text:p>1527483327.7129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22546" calcext:value-type="float">
            <text:p>-0.022546</text:p>
          </table:table-cell>
          <table:table-cell office:value-type="float" office:value="0.003861" calcext:value-type="float">
            <text:p>0.003861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0.004271" calcext:value-type="float">
            <text:p>0.004271</text:p>
          </table:table-cell>
          <table:table-cell office:value-type="float" office:value="-0.102872" calcext:value-type="float">
            <text:p>-0.102872</text:p>
          </table:table-cell>
          <table:table-cell office:value-type="string" calcext:value-type="string">
            <text:p>-0.011977</text:p>
          </table:table-cell>
        </table:table-row>
        <table:table-row table:style-name="ro1" table:visibility="filter">
          <table:table-cell office:value-type="float" office:value="1527483327.71299" calcext:value-type="float">
            <text:p>1527483327.71299</text:p>
          </table:table-cell>
          <table:table-cell office:value-type="string" calcext:value-type="string">
            <text:p>PID_y</text:p>
          </table:table-cell>
          <table:table-cell office:value-type="float" office:value="-0.022546" calcext:value-type="float">
            <text:p>-0.022546</text:p>
          </table:table-cell>
          <table:table-cell office:value-type="float" office:value="0.003861" calcext:value-type="float">
            <text:p>0.003861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0.004271" calcext:value-type="float">
            <text:p>0.004271</text:p>
          </table:table-cell>
          <table:table-cell office:value-type="float" office:value="-0.102872" calcext:value-type="float">
            <text:p>-0.102872</text:p>
          </table:table-cell>
          <table:table-cell office:value-type="string" calcext:value-type="string">
            <text:p>-0.01197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73219" calcext:value-type="float">
            <text:p>1527483327.7321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26092" calcext:value-type="float">
            <text:p>-0.026092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5602" calcext:value-type="float">
            <text:p>0.005602</text:p>
          </table:table-cell>
          <table:table-cell office:value-type="float" office:value="0.004295" calcext:value-type="float">
            <text:p>0.004295</text:p>
          </table:table-cell>
          <table:table-cell office:value-type="float" office:value="-0.105322" calcext:value-type="float">
            <text:p>-0.105322</text:p>
          </table:table-cell>
          <table:table-cell office:value-type="string" calcext:value-type="string">
            <text:p>-0.010992</text:p>
          </table:table-cell>
        </table:table-row>
        <table:table-row table:style-name="ro1" table:visibility="filter">
          <table:table-cell office:value-type="float" office:value="1527483327.73221" calcext:value-type="float">
            <text:p>1527483327.73221</text:p>
          </table:table-cell>
          <table:table-cell office:value-type="string" calcext:value-type="string">
            <text:p>PID_y</text:p>
          </table:table-cell>
          <table:table-cell office:value-type="float" office:value="-0.026092" calcext:value-type="float">
            <text:p>-0.026092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5602" calcext:value-type="float">
            <text:p>0.005602</text:p>
          </table:table-cell>
          <table:table-cell office:value-type="float" office:value="0.004295" calcext:value-type="float">
            <text:p>0.004295</text:p>
          </table:table-cell>
          <table:table-cell office:value-type="float" office:value="-0.105322" calcext:value-type="float">
            <text:p>-0.105322</text:p>
          </table:table-cell>
          <table:table-cell office:value-type="string" calcext:value-type="string">
            <text:p>-0.01099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75256" calcext:value-type="float">
            <text:p>1527483327.7525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5232" calcext:value-type="float">
            <text:p>-0.035232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0.002394" calcext:value-type="float">
            <text:p>0.002394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-0.114757" calcext:value-type="float">
            <text:p>-0.114757</text:p>
          </table:table-cell>
          <table:table-cell office:value-type="string" calcext:value-type="string">
            <text:p>-0.007456</text:p>
          </table:table-cell>
        </table:table-row>
        <table:table-row table:style-name="ro1" table:visibility="filter">
          <table:table-cell office:value-type="float" office:value="1527483327.75258" calcext:value-type="float">
            <text:p>1527483327.75258</text:p>
          </table:table-cell>
          <table:table-cell office:value-type="string" calcext:value-type="string">
            <text:p>PID_y</text:p>
          </table:table-cell>
          <table:table-cell office:value-type="float" office:value="-0.035232" calcext:value-type="float">
            <text:p>-0.035232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0.002394" calcext:value-type="float">
            <text:p>0.002394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-0.114757" calcext:value-type="float">
            <text:p>-0.114757</text:p>
          </table:table-cell>
          <table:table-cell office:value-type="string" calcext:value-type="string">
            <text:p>-0.00745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77287" calcext:value-type="float">
            <text:p>1527483327.7728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0267" calcext:value-type="float">
            <text:p>-0.040267</text:p>
          </table:table-cell>
          <table:table-cell office:value-type="float" office:value="0.003609" calcext:value-type="float">
            <text:p>0.003609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-0.119007" calcext:value-type="float">
            <text:p>-0.119007</text:p>
          </table:table-cell>
          <table:table-cell office:value-type="string" calcext:value-type="string">
            <text:p>-0.009582</text:p>
          </table:table-cell>
        </table:table-row>
        <table:table-row table:style-name="ro1" table:visibility="filter">
          <table:table-cell office:value-type="float" office:value="1527483327.77289" calcext:value-type="float">
            <text:p>1527483327.77289</text:p>
          </table:table-cell>
          <table:table-cell office:value-type="string" calcext:value-type="string">
            <text:p>PID_y</text:p>
          </table:table-cell>
          <table:table-cell office:value-type="float" office:value="-0.040267" calcext:value-type="float">
            <text:p>-0.040267</text:p>
          </table:table-cell>
          <table:table-cell office:value-type="float" office:value="0.003609" calcext:value-type="float">
            <text:p>0.003609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-0.119007" calcext:value-type="float">
            <text:p>-0.119007</text:p>
          </table:table-cell>
          <table:table-cell office:value-type="string" calcext:value-type="string">
            <text:p>-0.00958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79206" calcext:value-type="float">
            <text:p>1527483327.7920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9827" calcext:value-type="float">
            <text:p>-0.049827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-0.002714" calcext:value-type="float">
            <text:p>-0.002714</text:p>
          </table:table-cell>
          <table:table-cell office:value-type="float" office:value="0.003383" calcext:value-type="float">
            <text:p>0.003383</text:p>
          </table:table-cell>
          <table:table-cell office:value-type="float" office:value="-0.128413" calcext:value-type="float">
            <text:p>-0.128413</text:p>
          </table:table-cell>
          <table:table-cell office:value-type="string" calcext:value-type="string">
            <text:p>-0.015569</text:p>
          </table:table-cell>
        </table:table-row>
        <table:table-row table:style-name="ro1" table:visibility="filter">
          <table:table-cell office:value-type="float" office:value="1527483327.79207" calcext:value-type="float">
            <text:p>1527483327.79207</text:p>
          </table:table-cell>
          <table:table-cell office:value-type="string" calcext:value-type="string">
            <text:p>PID_y</text:p>
          </table:table-cell>
          <table:table-cell office:value-type="float" office:value="-0.049827" calcext:value-type="float">
            <text:p>-0.049827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-0.002714" calcext:value-type="float">
            <text:p>-0.002714</text:p>
          </table:table-cell>
          <table:table-cell office:value-type="float" office:value="0.003383" calcext:value-type="float">
            <text:p>0.003383</text:p>
          </table:table-cell>
          <table:table-cell office:value-type="float" office:value="-0.128413" calcext:value-type="float">
            <text:p>-0.128413</text:p>
          </table:table-cell>
          <table:table-cell office:value-type="string" calcext:value-type="string">
            <text:p>-0.01556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81229" calcext:value-type="float">
            <text:p>1527483327.8122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3051" calcext:value-type="float">
            <text:p>-0.053051</text:p>
          </table:table-cell>
          <table:table-cell office:value-type="float" office:value="0.003009" calcext:value-type="float">
            <text:p>0.003009</text:p>
          </table:table-cell>
          <table:table-cell office:value-type="float" office:value="-0.005168" calcext:value-type="float">
            <text:p>-0.005168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-0.129458" calcext:value-type="float">
            <text:p>-0.129458</text:p>
          </table:table-cell>
          <table:table-cell office:value-type="string" calcext:value-type="string">
            <text:p>-0.009919</text:p>
          </table:table-cell>
        </table:table-row>
        <table:table-row table:style-name="ro1" table:visibility="filter">
          <table:table-cell office:value-type="float" office:value="1527483327.81231" calcext:value-type="float">
            <text:p>1527483327.81231</text:p>
          </table:table-cell>
          <table:table-cell office:value-type="string" calcext:value-type="string">
            <text:p>PID_y</text:p>
          </table:table-cell>
          <table:table-cell office:value-type="float" office:value="-0.053051" calcext:value-type="float">
            <text:p>-0.053051</text:p>
          </table:table-cell>
          <table:table-cell office:value-type="float" office:value="0.003009" calcext:value-type="float">
            <text:p>0.003009</text:p>
          </table:table-cell>
          <table:table-cell office:value-type="float" office:value="-0.005168" calcext:value-type="float">
            <text:p>-0.005168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-0.129458" calcext:value-type="float">
            <text:p>-0.129458</text:p>
          </table:table-cell>
          <table:table-cell office:value-type="string" calcext:value-type="string">
            <text:p>-0.00991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83255" calcext:value-type="float">
            <text:p>1527483327.8325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3388" calcext:value-type="float">
            <text:p>-0.053388</text:p>
          </table:table-cell>
          <table:table-cell office:value-type="float" office:value="0.002222" calcext:value-type="float">
            <text:p>0.002222</text:p>
          </table:table-cell>
          <table:table-cell office:value-type="float" office:value="-0.007142" calcext:value-type="float">
            <text:p>-0.007142</text:p>
          </table:table-cell>
          <table:table-cell office:value-type="float" office:value="0.002836" calcext:value-type="float">
            <text:p>0.002836</text:p>
          </table:table-cell>
          <table:table-cell office:value-type="float" office:value="-0.127225" calcext:value-type="float">
            <text:p>-0.127225</text:p>
          </table:table-cell>
          <table:table-cell office:value-type="string" calcext:value-type="string">
            <text:p>-0.014658</text:p>
          </table:table-cell>
        </table:table-row>
        <table:table-row table:style-name="ro1" table:visibility="filter">
          <table:table-cell office:value-type="float" office:value="1527483327.83257" calcext:value-type="float">
            <text:p>1527483327.83257</text:p>
          </table:table-cell>
          <table:table-cell office:value-type="string" calcext:value-type="string">
            <text:p>PID_y</text:p>
          </table:table-cell>
          <table:table-cell office:value-type="float" office:value="-0.053388" calcext:value-type="float">
            <text:p>-0.053388</text:p>
          </table:table-cell>
          <table:table-cell office:value-type="float" office:value="0.002222" calcext:value-type="float">
            <text:p>0.002222</text:p>
          </table:table-cell>
          <table:table-cell office:value-type="float" office:value="-0.007142" calcext:value-type="float">
            <text:p>-0.007142</text:p>
          </table:table-cell>
          <table:table-cell office:value-type="float" office:value="0.002836" calcext:value-type="float">
            <text:p>0.002836</text:p>
          </table:table-cell>
          <table:table-cell office:value-type="float" office:value="-0.127225" calcext:value-type="float">
            <text:p>-0.127225</text:p>
          </table:table-cell>
          <table:table-cell office:value-type="string" calcext:value-type="string">
            <text:p>-0.01465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8528" calcext:value-type="float">
            <text:p>1527483327.8528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7149" calcext:value-type="float">
            <text:p>-0.057149</text:p>
          </table:table-cell>
          <table:table-cell office:value-type="float" office:value="0.002057" calcext:value-type="float">
            <text:p>0.002057</text:p>
          </table:table-cell>
          <table:table-cell office:value-type="float" office:value="-0.010403" calcext:value-type="float">
            <text:p>-0.010403</text:p>
          </table:table-cell>
          <table:table-cell office:value-type="float" office:value="0.002605" calcext:value-type="float">
            <text:p>0.002605</text:p>
          </table:table-cell>
          <table:table-cell office:value-type="float" office:value="-0.12791" calcext:value-type="float">
            <text:p>-0.12791</text:p>
          </table:table-cell>
          <table:table-cell office:value-type="string" calcext:value-type="string">
            <text:p>-0.013841</text:p>
          </table:table-cell>
        </table:table-row>
        <table:table-row table:style-name="ro1" table:visibility="filter">
          <table:table-cell office:value-type="float" office:value="1527483327.85281" calcext:value-type="float">
            <text:p>1527483327.85281</text:p>
          </table:table-cell>
          <table:table-cell office:value-type="string" calcext:value-type="string">
            <text:p>PID_y</text:p>
          </table:table-cell>
          <table:table-cell office:value-type="float" office:value="-0.057149" calcext:value-type="float">
            <text:p>-0.057149</text:p>
          </table:table-cell>
          <table:table-cell office:value-type="float" office:value="0.002057" calcext:value-type="float">
            <text:p>0.002057</text:p>
          </table:table-cell>
          <table:table-cell office:value-type="float" office:value="-0.010403" calcext:value-type="float">
            <text:p>-0.010403</text:p>
          </table:table-cell>
          <table:table-cell office:value-type="float" office:value="0.002605" calcext:value-type="float">
            <text:p>0.002605</text:p>
          </table:table-cell>
          <table:table-cell office:value-type="float" office:value="-0.12791" calcext:value-type="float">
            <text:p>-0.12791</text:p>
          </table:table-cell>
          <table:table-cell office:value-type="string" calcext:value-type="string">
            <text:p>-0.01384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87305" calcext:value-type="float">
            <text:p>1527483327.8730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7052" calcext:value-type="float">
            <text:p>-0.057052</text:p>
          </table:table-cell>
          <table:table-cell office:value-type="float" office:value="0.001316" calcext:value-type="float">
            <text:p>0.001316</text:p>
          </table:table-cell>
          <table:table-cell office:value-type="float" office:value="-0.012313" calcext:value-type="float">
            <text:p>-0.012313</text:p>
          </table:table-cell>
          <table:table-cell office:value-type="float" office:value="0.002159" calcext:value-type="float">
            <text:p>0.002159</text:p>
          </table:table-cell>
          <table:table-cell office:value-type="float" office:value="-0.125134" calcext:value-type="float">
            <text:p>-0.125134</text:p>
          </table:table-cell>
          <table:table-cell office:value-type="string" calcext:value-type="string">
            <text:p>-0.017177</text:p>
          </table:table-cell>
        </table:table-row>
        <table:table-row table:style-name="ro1" table:visibility="filter">
          <table:table-cell office:value-type="float" office:value="1527483327.87308" calcext:value-type="float">
            <text:p>1527483327.87308</text:p>
          </table:table-cell>
          <table:table-cell office:value-type="string" calcext:value-type="string">
            <text:p>PID_y</text:p>
          </table:table-cell>
          <table:table-cell office:value-type="float" office:value="-0.057052" calcext:value-type="float">
            <text:p>-0.057052</text:p>
          </table:table-cell>
          <table:table-cell office:value-type="float" office:value="0.001316" calcext:value-type="float">
            <text:p>0.001316</text:p>
          </table:table-cell>
          <table:table-cell office:value-type="float" office:value="-0.012313" calcext:value-type="float">
            <text:p>-0.012313</text:p>
          </table:table-cell>
          <table:table-cell office:value-type="float" office:value="0.002159" calcext:value-type="float">
            <text:p>0.002159</text:p>
          </table:table-cell>
          <table:table-cell office:value-type="float" office:value="-0.125134" calcext:value-type="float">
            <text:p>-0.125134</text:p>
          </table:table-cell>
          <table:table-cell office:value-type="string" calcext:value-type="string">
            <text:p>-0.01717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89231" calcext:value-type="float">
            <text:p>1527483327.8923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3156" calcext:value-type="float">
            <text:p>-0.063156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-0.015608" calcext:value-type="float">
            <text:p>-0.015608</text:p>
          </table:table-cell>
          <table:table-cell office:value-type="float" office:value="0.001721" calcext:value-type="float">
            <text:p>0.001721</text:p>
          </table:table-cell>
          <table:table-cell office:value-type="float" office:value="-0.129004" calcext:value-type="float">
            <text:p>-0.129004</text:p>
          </table:table-cell>
          <table:table-cell office:value-type="string" calcext:value-type="string">
            <text:p>-0.016633</text:p>
          </table:table-cell>
        </table:table-row>
        <table:table-row table:style-name="ro1" table:visibility="filter">
          <table:table-cell office:value-type="float" office:value="1527483327.89234" calcext:value-type="float">
            <text:p>1527483327.89234</text:p>
          </table:table-cell>
          <table:table-cell office:value-type="string" calcext:value-type="string">
            <text:p>PID_y</text:p>
          </table:table-cell>
          <table:table-cell office:value-type="float" office:value="-0.063156" calcext:value-type="float">
            <text:p>-0.063156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-0.015608" calcext:value-type="float">
            <text:p>-0.015608</text:p>
          </table:table-cell>
          <table:table-cell office:value-type="float" office:value="0.001721" calcext:value-type="float">
            <text:p>0.001721</text:p>
          </table:table-cell>
          <table:table-cell office:value-type="float" office:value="-0.129004" calcext:value-type="float">
            <text:p>-0.129004</text:p>
          </table:table-cell>
          <table:table-cell office:value-type="string" calcext:value-type="string">
            <text:p>-0.01663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91253" calcext:value-type="float">
            <text:p>1527483327.9125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8696" calcext:value-type="float">
            <text:p>-0.058696</text:p>
          </table:table-cell>
          <table:table-cell office:value-type="float" office:value="0.000891" calcext:value-type="float">
            <text:p>0.000891</text:p>
          </table:table-cell>
          <table:table-cell office:value-type="float" office:value="-0.017202" calcext:value-type="float">
            <text:p>-0.017202</text:p>
          </table:table-cell>
          <table:table-cell office:value-type="float" office:value="0.001656" calcext:value-type="float">
            <text:p>0.001656</text:p>
          </table:table-cell>
          <table:table-cell office:value-type="float" office:value="-0.120511" calcext:value-type="float">
            <text:p>-0.120511</text:p>
          </table:table-cell>
          <table:table-cell office:value-type="string" calcext:value-type="string">
            <text:p>-0.016364</text:p>
          </table:table-cell>
        </table:table-row>
        <table:table-row table:style-name="ro1" table:visibility="filter">
          <table:table-cell office:value-type="float" office:value="1527483327.91254" calcext:value-type="float">
            <text:p>1527483327.91254</text:p>
          </table:table-cell>
          <table:table-cell office:value-type="string" calcext:value-type="string">
            <text:p>PID_y</text:p>
          </table:table-cell>
          <table:table-cell office:value-type="float" office:value="-0.058696" calcext:value-type="float">
            <text:p>-0.058696</text:p>
          </table:table-cell>
          <table:table-cell office:value-type="float" office:value="0.000891" calcext:value-type="float">
            <text:p>0.000891</text:p>
          </table:table-cell>
          <table:table-cell office:value-type="float" office:value="-0.017202" calcext:value-type="float">
            <text:p>-0.017202</text:p>
          </table:table-cell>
          <table:table-cell office:value-type="float" office:value="0.001656" calcext:value-type="float">
            <text:p>0.001656</text:p>
          </table:table-cell>
          <table:table-cell office:value-type="float" office:value="-0.120511" calcext:value-type="float">
            <text:p>-0.120511</text:p>
          </table:table-cell>
          <table:table-cell office:value-type="string" calcext:value-type="string">
            <text:p>-0.01636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93277" calcext:value-type="float">
            <text:p>1527483327.9327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112" calcext:value-type="float">
            <text:p>-0.06112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-0.019233" calcext:value-type="float">
            <text:p>-0.019233</text:p>
          </table:table-cell>
          <table:table-cell office:value-type="float" office:value="0.001165" calcext:value-type="float">
            <text:p>0.001165</text:p>
          </table:table-cell>
          <table:table-cell office:value-type="float" office:value="-0.121081" calcext:value-type="float">
            <text:p>-0.121081</text:p>
          </table:table-cell>
          <table:table-cell office:value-type="string" calcext:value-type="string">
            <text:p>-0.016726</text:p>
          </table:table-cell>
        </table:table-row>
        <table:table-row table:style-name="ro1" table:visibility="filter">
          <table:table-cell office:value-type="float" office:value="1527483327.93278" calcext:value-type="float">
            <text:p>1527483327.93278</text:p>
          </table:table-cell>
          <table:table-cell office:value-type="string" calcext:value-type="string">
            <text:p>PID_y</text:p>
          </table:table-cell>
          <table:table-cell office:value-type="float" office:value="-0.06112" calcext:value-type="float">
            <text:p>-0.06112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-0.019233" calcext:value-type="float">
            <text:p>-0.019233</text:p>
          </table:table-cell>
          <table:table-cell office:value-type="float" office:value="0.001165" calcext:value-type="float">
            <text:p>0.001165</text:p>
          </table:table-cell>
          <table:table-cell office:value-type="float" office:value="-0.121081" calcext:value-type="float">
            <text:p>-0.121081</text:p>
          </table:table-cell>
          <table:table-cell office:value-type="string" calcext:value-type="string">
            <text:p>-0.01672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95301" calcext:value-type="float">
            <text:p>1527483327.9530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2532" calcext:value-type="float">
            <text:p>-0.062532</text:p>
          </table:table-cell>
          <table:table-cell office:value-type="float" office:value="-0.000371" calcext:value-type="float">
            <text:p>-0.000371</text:p>
          </table:table-cell>
          <table:table-cell office:value-type="float" office:value="-0.022249" calcext:value-type="float">
            <text:p>-0.022249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-0.118739" calcext:value-type="float">
            <text:p>-0.118739</text:p>
          </table:table-cell>
          <table:table-cell office:value-type="string" calcext:value-type="string">
            <text:p>-0.019212</text:p>
          </table:table-cell>
        </table:table-row>
        <table:table-row table:style-name="ro1" table:visibility="filter">
          <table:table-cell office:value-type="float" office:value="1527483327.95303" calcext:value-type="float">
            <text:p>1527483327.95303</text:p>
          </table:table-cell>
          <table:table-cell office:value-type="string" calcext:value-type="string">
            <text:p>PID_y</text:p>
          </table:table-cell>
          <table:table-cell office:value-type="float" office:value="-0.062532" calcext:value-type="float">
            <text:p>-0.062532</text:p>
          </table:table-cell>
          <table:table-cell office:value-type="float" office:value="-0.000371" calcext:value-type="float">
            <text:p>-0.000371</text:p>
          </table:table-cell>
          <table:table-cell office:value-type="float" office:value="-0.022249" calcext:value-type="float">
            <text:p>-0.022249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-0.118739" calcext:value-type="float">
            <text:p>-0.118739</text:p>
          </table:table-cell>
          <table:table-cell office:value-type="string" calcext:value-type="string">
            <text:p>-0.01921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97227" calcext:value-type="float">
            <text:p>1527483327.9722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613" calcext:value-type="float">
            <text:p>-0.06613</text:p>
          </table:table-cell>
          <table:table-cell office:value-type="float" office:value="-0.000232" calcext:value-type="float">
            <text:p>-0.000232</text:p>
          </table:table-cell>
          <table:table-cell office:value-type="float" office:value="-0.024289" calcext:value-type="float">
            <text:p>-0.024289</text:p>
          </table:table-cell>
          <table:table-cell office:value-type="float" office:value="0.000533" calcext:value-type="float">
            <text:p>0.000533</text:p>
          </table:table-cell>
          <table:table-cell office:value-type="float" office:value="-0.121013" calcext:value-type="float">
            <text:p>-0.121013</text:p>
          </table:table-cell>
          <table:table-cell office:value-type="string" calcext:value-type="string">
            <text:p>-0.016366</text:p>
          </table:table-cell>
        </table:table-row>
        <table:table-row table:style-name="ro1" table:visibility="filter">
          <table:table-cell office:value-type="float" office:value="1527483327.97229" calcext:value-type="float">
            <text:p>1527483327.97229</text:p>
          </table:table-cell>
          <table:table-cell office:value-type="string" calcext:value-type="string">
            <text:p>PID_y</text:p>
          </table:table-cell>
          <table:table-cell office:value-type="float" office:value="-0.06613" calcext:value-type="float">
            <text:p>-0.06613</text:p>
          </table:table-cell>
          <table:table-cell office:value-type="float" office:value="-0.000232" calcext:value-type="float">
            <text:p>-0.000232</text:p>
          </table:table-cell>
          <table:table-cell office:value-type="float" office:value="-0.024289" calcext:value-type="float">
            <text:p>-0.024289</text:p>
          </table:table-cell>
          <table:table-cell office:value-type="float" office:value="0.000533" calcext:value-type="float">
            <text:p>0.000533</text:p>
          </table:table-cell>
          <table:table-cell office:value-type="float" office:value="-0.121013" calcext:value-type="float">
            <text:p>-0.121013</text:p>
          </table:table-cell>
          <table:table-cell office:value-type="string" calcext:value-type="string">
            <text:p>-0.01636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7.99249" calcext:value-type="float">
            <text:p>1527483327.9924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2707" calcext:value-type="float">
            <text:p>-0.062707</text:p>
          </table:table-cell>
          <table:table-cell office:value-type="float" office:value="-0.001196" calcext:value-type="float">
            <text:p>-0.001196</text:p>
          </table:table-cell>
          <table:table-cell office:value-type="float" office:value="-0.026836" calcext:value-type="float">
            <text:p>-0.026836</text:p>
          </table:table-cell>
          <table:table-cell office:value-type="float" office:value="-0.000179" calcext:value-type="float">
            <text:p>-0.000179</text:p>
          </table:table-cell>
          <table:table-cell office:value-type="float" office:value="-0.112048" calcext:value-type="float">
            <text:p>-0.112048</text:p>
          </table:table-cell>
          <table:table-cell office:value-type="string" calcext:value-type="string">
            <text:p>-0.018866</text:p>
          </table:table-cell>
        </table:table-row>
        <table:table-row table:style-name="ro1" table:visibility="filter">
          <table:table-cell office:value-type="float" office:value="1527483327.9925" calcext:value-type="float">
            <text:p>1527483327.9925</text:p>
          </table:table-cell>
          <table:table-cell office:value-type="string" calcext:value-type="string">
            <text:p>PID_y</text:p>
          </table:table-cell>
          <table:table-cell office:value-type="float" office:value="-0.062707" calcext:value-type="float">
            <text:p>-0.062707</text:p>
          </table:table-cell>
          <table:table-cell office:value-type="float" office:value="-0.001196" calcext:value-type="float">
            <text:p>-0.001196</text:p>
          </table:table-cell>
          <table:table-cell office:value-type="float" office:value="-0.026836" calcext:value-type="float">
            <text:p>-0.026836</text:p>
          </table:table-cell>
          <table:table-cell office:value-type="float" office:value="-0.000179" calcext:value-type="float">
            <text:p>-0.000179</text:p>
          </table:table-cell>
          <table:table-cell office:value-type="float" office:value="-0.112048" calcext:value-type="float">
            <text:p>-0.112048</text:p>
          </table:table-cell>
          <table:table-cell office:value-type="string" calcext:value-type="string">
            <text:p>-0.01886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01276" calcext:value-type="float">
            <text:p>1527483328.0127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4726" calcext:value-type="float">
            <text:p>-0.064726</text:p>
          </table:table-cell>
          <table:table-cell office:value-type="float" office:value="-0.001339" calcext:value-type="float">
            <text:p>-0.001339</text:p>
          </table:table-cell>
          <table:table-cell office:value-type="float" office:value="-0.028492" calcext:value-type="float">
            <text:p>-0.028492</text:p>
          </table:table-cell>
          <table:table-cell office:value-type="float" office:value="-0.000282" calcext:value-type="float">
            <text:p>-0.000282</text:p>
          </table:table-cell>
          <table:table-cell office:value-type="float" office:value="-0.112614" calcext:value-type="float">
            <text:p>-0.112614</text:p>
          </table:table-cell>
          <table:table-cell office:value-type="string" calcext:value-type="string">
            <text:p>-0.019234</text:p>
          </table:table-cell>
        </table:table-row>
        <table:table-row table:style-name="ro1" table:visibility="filter">
          <table:table-cell office:value-type="float" office:value="1527483328.01279" calcext:value-type="float">
            <text:p>1527483328.01279</text:p>
          </table:table-cell>
          <table:table-cell office:value-type="string" calcext:value-type="string">
            <text:p>PID_y</text:p>
          </table:table-cell>
          <table:table-cell office:value-type="float" office:value="-0.064726" calcext:value-type="float">
            <text:p>-0.064726</text:p>
          </table:table-cell>
          <table:table-cell office:value-type="float" office:value="-0.001339" calcext:value-type="float">
            <text:p>-0.001339</text:p>
          </table:table-cell>
          <table:table-cell office:value-type="float" office:value="-0.028492" calcext:value-type="float">
            <text:p>-0.028492</text:p>
          </table:table-cell>
          <table:table-cell office:value-type="float" office:value="-0.000282" calcext:value-type="float">
            <text:p>-0.000282</text:p>
          </table:table-cell>
          <table:table-cell office:value-type="float" office:value="-0.112614" calcext:value-type="float">
            <text:p>-0.112614</text:p>
          </table:table-cell>
          <table:table-cell office:value-type="string" calcext:value-type="string">
            <text:p>-0.01923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03308" calcext:value-type="float">
            <text:p>1527483328.03308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4793" calcext:value-type="float">
            <text:p>-0.064793</text:p>
          </table:table-cell>
          <table:table-cell office:value-type="float" office:value="-0.001332" calcext:value-type="float">
            <text:p>-0.001332</text:p>
          </table:table-cell>
          <table:table-cell office:value-type="float" office:value="-0.03026" calcext:value-type="float">
            <text:p>-0.03026</text:p>
          </table:table-cell>
          <table:table-cell office:value-type="float" office:value="-0.000526" calcext:value-type="float">
            <text:p>-0.000526</text:p>
          </table:table-cell>
          <table:table-cell office:value-type="float" office:value="-0.109939" calcext:value-type="float">
            <text:p>-0.109939</text:p>
          </table:table-cell>
          <table:table-cell office:value-type="string" calcext:value-type="string">
            <text:p>-0.016794</text:p>
          </table:table-cell>
        </table:table-row>
        <table:table-row table:style-name="ro1" table:visibility="filter">
          <table:table-cell office:value-type="float" office:value="1527483328.03311" calcext:value-type="float">
            <text:p>1527483328.03311</text:p>
          </table:table-cell>
          <table:table-cell office:value-type="string" calcext:value-type="string">
            <text:p>PID_y</text:p>
          </table:table-cell>
          <table:table-cell office:value-type="float" office:value="-0.064793" calcext:value-type="float">
            <text:p>-0.064793</text:p>
          </table:table-cell>
          <table:table-cell office:value-type="float" office:value="-0.001332" calcext:value-type="float">
            <text:p>-0.001332</text:p>
          </table:table-cell>
          <table:table-cell office:value-type="float" office:value="-0.03026" calcext:value-type="float">
            <text:p>-0.03026</text:p>
          </table:table-cell>
          <table:table-cell office:value-type="float" office:value="-0.000526" calcext:value-type="float">
            <text:p>-0.000526</text:p>
          </table:table-cell>
          <table:table-cell office:value-type="float" office:value="-0.109939" calcext:value-type="float">
            <text:p>-0.109939</text:p>
          </table:table-cell>
          <table:table-cell office:value-type="string" calcext:value-type="string">
            <text:p>-0.01679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05242" calcext:value-type="float">
            <text:p>1527483328.0524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482" calcext:value-type="float">
            <text:p>-0.06482</text:p>
          </table:table-cell>
          <table:table-cell office:value-type="float" office:value="-0.001527" calcext:value-type="float">
            <text:p>-0.001527</text:p>
          </table:table-cell>
          <table:table-cell office:value-type="float" office:value="-0.032759" calcext:value-type="float">
            <text:p>-0.032759</text:p>
          </table:table-cell>
          <table:table-cell office:value-type="float" office:value="-0.000851" calcext:value-type="float">
            <text:p>-0.000851</text:p>
          </table:table-cell>
          <table:table-cell office:value-type="float" office:value="-0.105932" calcext:value-type="float">
            <text:p>-0.105932</text:p>
          </table:table-cell>
          <table:table-cell office:value-type="string" calcext:value-type="string">
            <text:p>-0.015380</text:p>
          </table:table-cell>
        </table:table-row>
        <table:table-row table:style-name="ro1" table:visibility="filter">
          <table:table-cell office:value-type="float" office:value="1527483328.05243" calcext:value-type="float">
            <text:p>1527483328.05243</text:p>
          </table:table-cell>
          <table:table-cell office:value-type="string" calcext:value-type="string">
            <text:p>PID_y</text:p>
          </table:table-cell>
          <table:table-cell office:value-type="float" office:value="-0.06482" calcext:value-type="float">
            <text:p>-0.06482</text:p>
          </table:table-cell>
          <table:table-cell office:value-type="float" office:value="-0.001527" calcext:value-type="float">
            <text:p>-0.001527</text:p>
          </table:table-cell>
          <table:table-cell office:value-type="float" office:value="-0.032759" calcext:value-type="float">
            <text:p>-0.032759</text:p>
          </table:table-cell>
          <table:table-cell office:value-type="float" office:value="-0.000851" calcext:value-type="float">
            <text:p>-0.000851</text:p>
          </table:table-cell>
          <table:table-cell office:value-type="float" office:value="-0.105932" calcext:value-type="float">
            <text:p>-0.105932</text:p>
          </table:table-cell>
          <table:table-cell office:value-type="string" calcext:value-type="string">
            <text:p>-0.01538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07265" calcext:value-type="float">
            <text:p>1527483328.0726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4207" calcext:value-type="float">
            <text:p>-0.064207</text:p>
          </table:table-cell>
          <table:table-cell office:value-type="float" office:value="-0.00239" calcext:value-type="float">
            <text:p>-0.00239</text:p>
          </table:table-cell>
          <table:table-cell office:value-type="float" office:value="-0.034497" calcext:value-type="float">
            <text:p>-0.034497</text:p>
          </table:table-cell>
          <table:table-cell office:value-type="float" office:value="-0.001366" calcext:value-type="float">
            <text:p>-0.001366</text:p>
          </table:table-cell>
          <table:table-cell office:value-type="float" office:value="-0.101974" calcext:value-type="float">
            <text:p>-0.101974</text:p>
          </table:table-cell>
          <table:table-cell office:value-type="string" calcext:value-type="string">
            <text:p>-0.018923</text:p>
          </table:table-cell>
        </table:table-row>
        <table:table-row table:style-name="ro1" table:visibility="filter">
          <table:table-cell office:value-type="float" office:value="1527483328.07267" calcext:value-type="float">
            <text:p>1527483328.07267</text:p>
          </table:table-cell>
          <table:table-cell office:value-type="string" calcext:value-type="string">
            <text:p>PID_y</text:p>
          </table:table-cell>
          <table:table-cell office:value-type="float" office:value="-0.064207" calcext:value-type="float">
            <text:p>-0.064207</text:p>
          </table:table-cell>
          <table:table-cell office:value-type="float" office:value="-0.00239" calcext:value-type="float">
            <text:p>-0.00239</text:p>
          </table:table-cell>
          <table:table-cell office:value-type="float" office:value="-0.034497" calcext:value-type="float">
            <text:p>-0.034497</text:p>
          </table:table-cell>
          <table:table-cell office:value-type="float" office:value="-0.001366" calcext:value-type="float">
            <text:p>-0.001366</text:p>
          </table:table-cell>
          <table:table-cell office:value-type="float" office:value="-0.101974" calcext:value-type="float">
            <text:p>-0.101974</text:p>
          </table:table-cell>
          <table:table-cell office:value-type="string" calcext:value-type="string">
            <text:p>-0.01892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09295" calcext:value-type="float">
            <text:p>1527483328.0929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7642" calcext:value-type="float">
            <text:p>-0.057642</text:p>
          </table:table-cell>
          <table:table-cell office:value-type="float" office:value="-0.001923" calcext:value-type="float">
            <text:p>-0.001923</text:p>
          </table:table-cell>
          <table:table-cell office:value-type="float" office:value="-0.035617" calcext:value-type="float">
            <text:p>-0.035617</text:p>
          </table:table-cell>
          <table:table-cell office:value-type="float" office:value="-0.001457" calcext:value-type="float">
            <text:p>-0.001457</text:p>
          </table:table-cell>
          <table:table-cell office:value-type="float" office:value="-0.0878" calcext:value-type="float">
            <text:p>-0.0878</text:p>
          </table:table-cell>
          <table:table-cell office:value-type="string" calcext:value-type="string">
            <text:p>-0.012769</text:p>
          </table:table-cell>
        </table:table-row>
        <table:table-row table:style-name="ro1" table:visibility="filter">
          <table:table-cell office:value-type="float" office:value="1527483328.09297" calcext:value-type="float">
            <text:p>1527483328.09297</text:p>
          </table:table-cell>
          <table:table-cell office:value-type="string" calcext:value-type="string">
            <text:p>PID_y</text:p>
          </table:table-cell>
          <table:table-cell office:value-type="float" office:value="-0.057642" calcext:value-type="float">
            <text:p>-0.057642</text:p>
          </table:table-cell>
          <table:table-cell office:value-type="float" office:value="-0.001923" calcext:value-type="float">
            <text:p>-0.001923</text:p>
          </table:table-cell>
          <table:table-cell office:value-type="float" office:value="-0.035617" calcext:value-type="float">
            <text:p>-0.035617</text:p>
          </table:table-cell>
          <table:table-cell office:value-type="float" office:value="-0.001457" calcext:value-type="float">
            <text:p>-0.001457</text:p>
          </table:table-cell>
          <table:table-cell office:value-type="float" office:value="-0.0878" calcext:value-type="float">
            <text:p>-0.0878</text:p>
          </table:table-cell>
          <table:table-cell office:value-type="string" calcext:value-type="string">
            <text:p>-0.01276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11235" calcext:value-type="float">
            <text:p>1527483328.1123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3824" calcext:value-type="float">
            <text:p>-0.063824</text:p>
          </table:table-cell>
          <table:table-cell office:value-type="float" office:value="-0.002687" calcext:value-type="float">
            <text:p>-0.002687</text:p>
          </table:table-cell>
          <table:table-cell office:value-type="float" office:value="-0.037921" calcext:value-type="float">
            <text:p>-0.037921</text:p>
          </table:table-cell>
          <table:table-cell office:value-type="float" office:value="-0.001913" calcext:value-type="float">
            <text:p>-0.001913</text:p>
          </table:table-cell>
          <table:table-cell office:value-type="float" office:value="-0.095217" calcext:value-type="float">
            <text:p>-0.095217</text:p>
          </table:table-cell>
          <table:table-cell office:value-type="string" calcext:value-type="string">
            <text:p>-0.016456</text:p>
          </table:table-cell>
        </table:table-row>
        <table:table-row table:style-name="ro1" table:visibility="filter">
          <table:table-cell office:value-type="float" office:value="1527483328.11238" calcext:value-type="float">
            <text:p>1527483328.11238</text:p>
          </table:table-cell>
          <table:table-cell office:value-type="string" calcext:value-type="string">
            <text:p>PID_y</text:p>
          </table:table-cell>
          <table:table-cell office:value-type="float" office:value="-0.063824" calcext:value-type="float">
            <text:p>-0.063824</text:p>
          </table:table-cell>
          <table:table-cell office:value-type="float" office:value="-0.002687" calcext:value-type="float">
            <text:p>-0.002687</text:p>
          </table:table-cell>
          <table:table-cell office:value-type="float" office:value="-0.037921" calcext:value-type="float">
            <text:p>-0.037921</text:p>
          </table:table-cell>
          <table:table-cell office:value-type="float" office:value="-0.001913" calcext:value-type="float">
            <text:p>-0.001913</text:p>
          </table:table-cell>
          <table:table-cell office:value-type="float" office:value="-0.095217" calcext:value-type="float">
            <text:p>-0.095217</text:p>
          </table:table-cell>
          <table:table-cell office:value-type="string" calcext:value-type="string">
            <text:p>-0.01645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13262" calcext:value-type="float">
            <text:p>1527483328.1326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4399" calcext:value-type="float">
            <text:p>-0.064399</text:p>
          </table:table-cell>
          <table:table-cell office:value-type="float" office:value="-0.002905" calcext:value-type="float">
            <text:p>-0.002905</text:p>
          </table:table-cell>
          <table:table-cell office:value-type="float" office:value="-0.039497" calcext:value-type="float">
            <text:p>-0.039497</text:p>
          </table:table-cell>
          <table:table-cell office:value-type="float" office:value="-0.002144" calcext:value-type="float">
            <text:p>-0.002144</text:p>
          </table:table-cell>
          <table:table-cell office:value-type="float" office:value="-0.093359" calcext:value-type="float">
            <text:p>-0.093359</text:p>
          </table:table-cell>
          <table:table-cell office:value-type="string" calcext:value-type="string">
            <text:p>-0.016325</text:p>
          </table:table-cell>
        </table:table-row>
        <table:table-row table:style-name="ro1" table:visibility="filter">
          <table:table-cell office:value-type="float" office:value="1527483328.13264" calcext:value-type="float">
            <text:p>1527483328.13264</text:p>
          </table:table-cell>
          <table:table-cell office:value-type="string" calcext:value-type="string">
            <text:p>PID_y</text:p>
          </table:table-cell>
          <table:table-cell office:value-type="float" office:value="-0.064399" calcext:value-type="float">
            <text:p>-0.064399</text:p>
          </table:table-cell>
          <table:table-cell office:value-type="float" office:value="-0.002905" calcext:value-type="float">
            <text:p>-0.002905</text:p>
          </table:table-cell>
          <table:table-cell office:value-type="float" office:value="-0.039497" calcext:value-type="float">
            <text:p>-0.039497</text:p>
          </table:table-cell>
          <table:table-cell office:value-type="float" office:value="-0.002144" calcext:value-type="float">
            <text:p>-0.002144</text:p>
          </table:table-cell>
          <table:table-cell office:value-type="float" office:value="-0.093359" calcext:value-type="float">
            <text:p>-0.093359</text:p>
          </table:table-cell>
          <table:table-cell office:value-type="string" calcext:value-type="string">
            <text:p>-0.01632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15293" calcext:value-type="float">
            <text:p>1527483328.1529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1052" calcext:value-type="float">
            <text:p>-0.06105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41121" calcext:value-type="float">
            <text:p>-0.041121</text:p>
          </table:table-cell>
          <table:table-cell office:value-type="float" office:value="-0.002589" calcext:value-type="float">
            <text:p>-0.002589</text:p>
          </table:table-cell>
          <table:table-cell office:value-type="float" office:value="-0.083522" calcext:value-type="float">
            <text:p>-0.083522</text:p>
          </table:table-cell>
          <table:table-cell office:value-type="string" calcext:value-type="string">
            <text:p>-0.017359</text:p>
          </table:table-cell>
        </table:table-row>
        <table:table-row table:style-name="ro1" table:visibility="filter">
          <table:table-cell office:value-type="float" office:value="1527483328.15295" calcext:value-type="float">
            <text:p>1527483328.15295</text:p>
          </table:table-cell>
          <table:table-cell office:value-type="string" calcext:value-type="string">
            <text:p>PID_y</text:p>
          </table:table-cell>
          <table:table-cell office:value-type="float" office:value="-0.061052" calcext:value-type="float">
            <text:p>-0.06105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41121" calcext:value-type="float">
            <text:p>-0.041121</text:p>
          </table:table-cell>
          <table:table-cell office:value-type="float" office:value="-0.002589" calcext:value-type="float">
            <text:p>-0.002589</text:p>
          </table:table-cell>
          <table:table-cell office:value-type="float" office:value="-0.083522" calcext:value-type="float">
            <text:p>-0.083522</text:p>
          </table:table-cell>
          <table:table-cell office:value-type="string" calcext:value-type="string">
            <text:p>-0.01735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17212" calcext:value-type="float">
            <text:p>1527483328.1721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8903" calcext:value-type="float">
            <text:p>-0.058903</text:p>
          </table:table-cell>
          <table:table-cell office:value-type="float" office:value="-0.003678" calcext:value-type="float">
            <text:p>-0.003678</text:p>
          </table:table-cell>
          <table:table-cell office:value-type="float" office:value="-0.042112" calcext:value-type="float">
            <text:p>-0.042112</text:p>
          </table:table-cell>
          <table:table-cell office:value-type="float" office:value="-0.002947" calcext:value-type="float">
            <text:p>-0.002947</text:p>
          </table:table-cell>
          <table:table-cell office:value-type="float" office:value="-0.076661" calcext:value-type="float">
            <text:p>-0.076661</text:p>
          </table:table-cell>
          <table:table-cell office:value-type="string" calcext:value-type="string">
            <text:p>-0.015989</text:p>
          </table:table-cell>
        </table:table-row>
        <table:table-row table:style-name="ro1" table:visibility="filter">
          <table:table-cell office:value-type="float" office:value="1527483328.17214" calcext:value-type="float">
            <text:p>1527483328.17214</text:p>
          </table:table-cell>
          <table:table-cell office:value-type="string" calcext:value-type="string">
            <text:p>PID_y</text:p>
          </table:table-cell>
          <table:table-cell office:value-type="float" office:value="-0.058903" calcext:value-type="float">
            <text:p>-0.058903</text:p>
          </table:table-cell>
          <table:table-cell office:value-type="float" office:value="-0.003678" calcext:value-type="float">
            <text:p>-0.003678</text:p>
          </table:table-cell>
          <table:table-cell office:value-type="float" office:value="-0.042112" calcext:value-type="float">
            <text:p>-0.042112</text:p>
          </table:table-cell>
          <table:table-cell office:value-type="float" office:value="-0.002947" calcext:value-type="float">
            <text:p>-0.002947</text:p>
          </table:table-cell>
          <table:table-cell office:value-type="float" office:value="-0.076661" calcext:value-type="float">
            <text:p>-0.076661</text:p>
          </table:table-cell>
          <table:table-cell office:value-type="string" calcext:value-type="string">
            <text:p>-0.01598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19236" calcext:value-type="float">
            <text:p>1527483328.1923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6711" calcext:value-type="float">
            <text:p>-0.066711</text:p>
          </table:table-cell>
          <table:table-cell office:value-type="float" office:value="-0.004501" calcext:value-type="float">
            <text:p>-0.004501</text:p>
          </table:table-cell>
          <table:table-cell office:value-type="float" office:value="-0.044412" calcext:value-type="float">
            <text:p>-0.044412</text:p>
          </table:table-cell>
          <table:table-cell office:value-type="float" office:value="-0.003403" calcext:value-type="float">
            <text:p>-0.003403</text:p>
          </table:table-cell>
          <table:table-cell office:value-type="float" office:value="-0.088345" calcext:value-type="float">
            <text:p>-0.088345</text:p>
          </table:table-cell>
          <table:table-cell office:value-type="string" calcext:value-type="string">
            <text:p>-0.019603</text:p>
          </table:table-cell>
        </table:table-row>
        <table:table-row table:style-name="ro1" table:visibility="filter">
          <table:table-cell office:value-type="float" office:value="1527483328.19239" calcext:value-type="float">
            <text:p>1527483328.19239</text:p>
          </table:table-cell>
          <table:table-cell office:value-type="string" calcext:value-type="string">
            <text:p>PID_y</text:p>
          </table:table-cell>
          <table:table-cell office:value-type="float" office:value="-0.066711" calcext:value-type="float">
            <text:p>-0.066711</text:p>
          </table:table-cell>
          <table:table-cell office:value-type="float" office:value="-0.004501" calcext:value-type="float">
            <text:p>-0.004501</text:p>
          </table:table-cell>
          <table:table-cell office:value-type="float" office:value="-0.044412" calcext:value-type="float">
            <text:p>-0.044412</text:p>
          </table:table-cell>
          <table:table-cell office:value-type="float" office:value="-0.003403" calcext:value-type="float">
            <text:p>-0.003403</text:p>
          </table:table-cell>
          <table:table-cell office:value-type="float" office:value="-0.088345" calcext:value-type="float">
            <text:p>-0.088345</text:p>
          </table:table-cell>
          <table:table-cell office:value-type="string" calcext:value-type="string">
            <text:p>-0.01960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21265" calcext:value-type="float">
            <text:p>1527483328.2126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4086" calcext:value-type="float">
            <text:p>-0.064086</text:p>
          </table:table-cell>
          <table:table-cell office:value-type="float" office:value="-0.004631" calcext:value-type="float">
            <text:p>-0.004631</text:p>
          </table:table-cell>
          <table:table-cell office:value-type="float" office:value="-0.045941" calcext:value-type="float">
            <text:p>-0.045941</text:p>
          </table:table-cell>
          <table:table-cell office:value-type="float" office:value="-0.003711" calcext:value-type="float">
            <text:p>-0.003711</text:p>
          </table:table-cell>
          <table:table-cell office:value-type="float" office:value="-0.079691" calcext:value-type="float">
            <text:p>-0.079691</text:p>
          </table:table-cell>
          <table:table-cell office:value-type="string" calcext:value-type="string">
            <text:p>-0.017944</text:p>
          </table:table-cell>
        </table:table-row>
        <table:table-row table:style-name="ro1" table:visibility="filter">
          <table:table-cell office:value-type="float" office:value="1527483328.21268" calcext:value-type="float">
            <text:p>1527483328.21268</text:p>
          </table:table-cell>
          <table:table-cell office:value-type="string" calcext:value-type="string">
            <text:p>PID_y</text:p>
          </table:table-cell>
          <table:table-cell office:value-type="float" office:value="-0.064086" calcext:value-type="float">
            <text:p>-0.064086</text:p>
          </table:table-cell>
          <table:table-cell office:value-type="float" office:value="-0.004631" calcext:value-type="float">
            <text:p>-0.004631</text:p>
          </table:table-cell>
          <table:table-cell office:value-type="float" office:value="-0.045941" calcext:value-type="float">
            <text:p>-0.045941</text:p>
          </table:table-cell>
          <table:table-cell office:value-type="float" office:value="-0.003711" calcext:value-type="float">
            <text:p>-0.003711</text:p>
          </table:table-cell>
          <table:table-cell office:value-type="float" office:value="-0.079691" calcext:value-type="float">
            <text:p>-0.079691</text:p>
          </table:table-cell>
          <table:table-cell office:value-type="string" calcext:value-type="string">
            <text:p>-0.01794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23299" calcext:value-type="float">
            <text:p>1527483328.2329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0066" calcext:value-type="float">
            <text:p>-0.060066</text:p>
          </table:table-cell>
          <table:table-cell office:value-type="float" office:value="-0.004952" calcext:value-type="float">
            <text:p>-0.004952</text:p>
          </table:table-cell>
          <table:table-cell office:value-type="float" office:value="-0.046441" calcext:value-type="float">
            <text:p>-0.046441</text:p>
          </table:table-cell>
          <table:table-cell office:value-type="float" office:value="-0.003987" calcext:value-type="float">
            <text:p>-0.003987</text:p>
          </table:table-cell>
          <table:table-cell office:value-type="float" office:value="-0.069057" calcext:value-type="float">
            <text:p>-0.069057</text:p>
          </table:table-cell>
          <table:table-cell office:value-type="string" calcext:value-type="string">
            <text:p>-0.018376</text:p>
          </table:table-cell>
        </table:table-row>
        <table:table-row table:style-name="ro1" table:visibility="filter">
          <table:table-cell office:value-type="float" office:value="1527483328.23301" calcext:value-type="float">
            <text:p>1527483328.23301</text:p>
          </table:table-cell>
          <table:table-cell office:value-type="string" calcext:value-type="string">
            <text:p>PID_y</text:p>
          </table:table-cell>
          <table:table-cell office:value-type="float" office:value="-0.060066" calcext:value-type="float">
            <text:p>-0.060066</text:p>
          </table:table-cell>
          <table:table-cell office:value-type="float" office:value="-0.004952" calcext:value-type="float">
            <text:p>-0.004952</text:p>
          </table:table-cell>
          <table:table-cell office:value-type="float" office:value="-0.046441" calcext:value-type="float">
            <text:p>-0.046441</text:p>
          </table:table-cell>
          <table:table-cell office:value-type="float" office:value="-0.003987" calcext:value-type="float">
            <text:p>-0.003987</text:p>
          </table:table-cell>
          <table:table-cell office:value-type="float" office:value="-0.069057" calcext:value-type="float">
            <text:p>-0.069057</text:p>
          </table:table-cell>
          <table:table-cell office:value-type="string" calcext:value-type="string">
            <text:p>-0.01837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25228" calcext:value-type="float">
            <text:p>1527483328.25228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4074" calcext:value-type="float">
            <text:p>-0.064074</text:p>
          </table:table-cell>
          <table:table-cell office:value-type="float" office:value="-0.005205" calcext:value-type="float">
            <text:p>-0.005205</text:p>
          </table:table-cell>
          <table:table-cell office:value-type="float" office:value="-0.048457" calcext:value-type="float">
            <text:p>-0.048457</text:p>
          </table:table-cell>
          <table:table-cell office:value-type="float" office:value="-0.004328" calcext:value-type="float">
            <text:p>-0.004328</text:p>
          </table:table-cell>
          <table:table-cell office:value-type="float" office:value="-0.073933" calcext:value-type="float">
            <text:p>-0.073933</text:p>
          </table:table-cell>
          <table:table-cell office:value-type="string" calcext:value-type="string">
            <text:p>-0.017520</text:p>
          </table:table-cell>
        </table:table-row>
        <table:table-row table:style-name="ro1" table:visibility="filter">
          <table:table-cell office:value-type="float" office:value="1527483328.25233" calcext:value-type="float">
            <text:p>1527483328.25233</text:p>
          </table:table-cell>
          <table:table-cell office:value-type="string" calcext:value-type="string">
            <text:p>PID_y</text:p>
          </table:table-cell>
          <table:table-cell office:value-type="float" office:value="-0.064074" calcext:value-type="float">
            <text:p>-0.064074</text:p>
          </table:table-cell>
          <table:table-cell office:value-type="float" office:value="-0.005205" calcext:value-type="float">
            <text:p>-0.005205</text:p>
          </table:table-cell>
          <table:table-cell office:value-type="float" office:value="-0.048457" calcext:value-type="float">
            <text:p>-0.048457</text:p>
          </table:table-cell>
          <table:table-cell office:value-type="float" office:value="-0.004328" calcext:value-type="float">
            <text:p>-0.004328</text:p>
          </table:table-cell>
          <table:table-cell office:value-type="float" office:value="-0.073933" calcext:value-type="float">
            <text:p>-0.073933</text:p>
          </table:table-cell>
          <table:table-cell office:value-type="string" calcext:value-type="string">
            <text:p>-0.01752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27257" calcext:value-type="float">
            <text:p>1527483328.2725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4532" calcext:value-type="float">
            <text:p>-0.064532</text:p>
          </table:table-cell>
          <table:table-cell office:value-type="float" office:value="-0.005308" calcext:value-type="float">
            <text:p>-0.005308</text:p>
          </table:table-cell>
          <table:table-cell office:value-type="float" office:value="-0.049389" calcext:value-type="float">
            <text:p>-0.049389</text:p>
          </table:table-cell>
          <table:table-cell office:value-type="float" office:value="-0.004565" calcext:value-type="float">
            <text:p>-0.004565</text:p>
          </table:table-cell>
          <table:table-cell office:value-type="float" office:value="-0.072801" calcext:value-type="float">
            <text:p>-0.072801</text:p>
          </table:table-cell>
          <table:table-cell office:value-type="string" calcext:value-type="string">
            <text:p>-0.016125</text:p>
          </table:table-cell>
        </table:table-row>
        <table:table-row table:style-name="ro1" table:visibility="filter">
          <table:table-cell office:value-type="float" office:value="1527483328.2726" calcext:value-type="float">
            <text:p>1527483328.2726</text:p>
          </table:table-cell>
          <table:table-cell office:value-type="string" calcext:value-type="string">
            <text:p>PID_y</text:p>
          </table:table-cell>
          <table:table-cell office:value-type="float" office:value="-0.064532" calcext:value-type="float">
            <text:p>-0.064532</text:p>
          </table:table-cell>
          <table:table-cell office:value-type="float" office:value="-0.005308" calcext:value-type="float">
            <text:p>-0.005308</text:p>
          </table:table-cell>
          <table:table-cell office:value-type="float" office:value="-0.049389" calcext:value-type="float">
            <text:p>-0.049389</text:p>
          </table:table-cell>
          <table:table-cell office:value-type="float" office:value="-0.004565" calcext:value-type="float">
            <text:p>-0.004565</text:p>
          </table:table-cell>
          <table:table-cell office:value-type="float" office:value="-0.072801" calcext:value-type="float">
            <text:p>-0.072801</text:p>
          </table:table-cell>
          <table:table-cell office:value-type="string" calcext:value-type="string">
            <text:p>-0.016125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29292" calcext:value-type="float">
            <text:p>1527483328.2929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1391" calcext:value-type="float">
            <text:p>-0.061391</text:p>
          </table:table-cell>
          <table:table-cell office:value-type="float" office:value="-0.00578" calcext:value-type="float">
            <text:p>-0.00578</text:p>
          </table:table-cell>
          <table:table-cell office:value-type="float" office:value="-0.050558" calcext:value-type="float">
            <text:p>-0.050558</text:p>
          </table:table-cell>
          <table:table-cell office:value-type="float" office:value="-0.00503" calcext:value-type="float">
            <text:p>-0.00503</text:p>
          </table:table-cell>
          <table:table-cell office:value-type="float" office:value="-0.061576" calcext:value-type="float">
            <text:p>-0.061576</text:p>
          </table:table-cell>
          <table:table-cell office:value-type="string" calcext:value-type="string">
            <text:p>-0.016194</text:p>
          </table:table-cell>
        </table:table-row>
        <table:table-row table:style-name="ro1" table:visibility="filter">
          <table:table-cell office:value-type="float" office:value="1527483328.29296" calcext:value-type="float">
            <text:p>1527483328.29296</text:p>
          </table:table-cell>
          <table:table-cell office:value-type="string" calcext:value-type="string">
            <text:p>PID_y</text:p>
          </table:table-cell>
          <table:table-cell office:value-type="float" office:value="-0.061391" calcext:value-type="float">
            <text:p>-0.061391</text:p>
          </table:table-cell>
          <table:table-cell office:value-type="float" office:value="-0.00578" calcext:value-type="float">
            <text:p>-0.00578</text:p>
          </table:table-cell>
          <table:table-cell office:value-type="float" office:value="-0.050558" calcext:value-type="float">
            <text:p>-0.050558</text:p>
          </table:table-cell>
          <table:table-cell office:value-type="float" office:value="-0.00503" calcext:value-type="float">
            <text:p>-0.00503</text:p>
          </table:table-cell>
          <table:table-cell office:value-type="float" office:value="-0.061576" calcext:value-type="float">
            <text:p>-0.061576</text:p>
          </table:table-cell>
          <table:table-cell office:value-type="string" calcext:value-type="string">
            <text:p>-0.01619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31237" calcext:value-type="float">
            <text:p>1527483328.3123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9547" calcext:value-type="float">
            <text:p>-0.059547</text:p>
          </table:table-cell>
          <table:table-cell office:value-type="float" office:value="-0.006352" calcext:value-type="float">
            <text:p>-0.006352</text:p>
          </table:table-cell>
          <table:table-cell office:value-type="float" office:value="-0.051271" calcext:value-type="float">
            <text:p>-0.051271</text:p>
          </table:table-cell>
          <table:table-cell office:value-type="float" office:value="-0.005465" calcext:value-type="float">
            <text:p>-0.005465</text:p>
          </table:table-cell>
          <table:table-cell office:value-type="float" office:value="-0.053818" calcext:value-type="float">
            <text:p>-0.053818</text:p>
          </table:table-cell>
          <table:table-cell office:value-type="string" calcext:value-type="string">
            <text:p>-0.017621</text:p>
          </table:table-cell>
        </table:table-row>
        <table:table-row table:style-name="ro1" table:visibility="filter">
          <table:table-cell office:value-type="float" office:value="1527483328.31242" calcext:value-type="float">
            <text:p>1527483328.31242</text:p>
          </table:table-cell>
          <table:table-cell office:value-type="string" calcext:value-type="string">
            <text:p>PID_y</text:p>
          </table:table-cell>
          <table:table-cell office:value-type="float" office:value="-0.059547" calcext:value-type="float">
            <text:p>-0.059547</text:p>
          </table:table-cell>
          <table:table-cell office:value-type="float" office:value="-0.006352" calcext:value-type="float">
            <text:p>-0.006352</text:p>
          </table:table-cell>
          <table:table-cell office:value-type="float" office:value="-0.051271" calcext:value-type="float">
            <text:p>-0.051271</text:p>
          </table:table-cell>
          <table:table-cell office:value-type="float" office:value="-0.005465" calcext:value-type="float">
            <text:p>-0.005465</text:p>
          </table:table-cell>
          <table:table-cell office:value-type="float" office:value="-0.053818" calcext:value-type="float">
            <text:p>-0.053818</text:p>
          </table:table-cell>
          <table:table-cell office:value-type="string" calcext:value-type="string">
            <text:p>-0.01762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33269" calcext:value-type="float">
            <text:p>1527483328.3326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60864" calcext:value-type="float">
            <text:p>-0.060864</text:p>
          </table:table-cell>
          <table:table-cell office:value-type="float" office:value="-0.006732" calcext:value-type="float">
            <text:p>-0.006732</text:p>
          </table:table-cell>
          <table:table-cell office:value-type="float" office:value="-0.051972" calcext:value-type="float">
            <text:p>-0.051972</text:p>
          </table:table-cell>
          <table:table-cell office:value-type="float" office:value="-0.005793" calcext:value-type="float">
            <text:p>-0.005793</text:p>
          </table:table-cell>
          <table:table-cell office:value-type="float" office:value="-0.055787" calcext:value-type="float">
            <text:p>-0.055787</text:p>
          </table:table-cell>
          <table:table-cell office:value-type="string" calcext:value-type="string">
            <text:p>-0.018130</text:p>
          </table:table-cell>
        </table:table-row>
        <table:table-row table:style-name="ro1" table:visibility="filter">
          <table:table-cell office:value-type="float" office:value="1527483328.33271" calcext:value-type="float">
            <text:p>1527483328.33271</text:p>
          </table:table-cell>
          <table:table-cell office:value-type="string" calcext:value-type="string">
            <text:p>PID_y</text:p>
          </table:table-cell>
          <table:table-cell office:value-type="float" office:value="-0.060864" calcext:value-type="float">
            <text:p>-0.060864</text:p>
          </table:table-cell>
          <table:table-cell office:value-type="float" office:value="-0.006732" calcext:value-type="float">
            <text:p>-0.006732</text:p>
          </table:table-cell>
          <table:table-cell office:value-type="float" office:value="-0.051972" calcext:value-type="float">
            <text:p>-0.051972</text:p>
          </table:table-cell>
          <table:table-cell office:value-type="float" office:value="-0.005793" calcext:value-type="float">
            <text:p>-0.005793</text:p>
          </table:table-cell>
          <table:table-cell office:value-type="float" office:value="-0.055787" calcext:value-type="float">
            <text:p>-0.055787</text:p>
          </table:table-cell>
          <table:table-cell office:value-type="string" calcext:value-type="string">
            <text:p>-0.01813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35301" calcext:value-type="float">
            <text:p>1527483328.3530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8784" calcext:value-type="float">
            <text:p>-0.058784</text:p>
          </table:table-cell>
          <table:table-cell office:value-type="float" office:value="-0.007409" calcext:value-type="float">
            <text:p>-0.007409</text:p>
          </table:table-cell>
          <table:table-cell office:value-type="float" office:value="-0.052997" calcext:value-type="float">
            <text:p>-0.052997</text:p>
          </table:table-cell>
          <table:table-cell office:value-type="float" office:value="-0.006305" calcext:value-type="float">
            <text:p>-0.006305</text:p>
          </table:table-cell>
          <table:table-cell office:value-type="float" office:value="-0.045003" calcext:value-type="float">
            <text:p>-0.045003</text:p>
          </table:table-cell>
          <table:table-cell office:value-type="string" calcext:value-type="string">
            <text:p>-0.019649</text:p>
          </table:table-cell>
        </table:table-row>
        <table:table-row table:style-name="ro1" table:visibility="filter">
          <table:table-cell office:value-type="float" office:value="1527483328.35303" calcext:value-type="float">
            <text:p>1527483328.35303</text:p>
          </table:table-cell>
          <table:table-cell office:value-type="string" calcext:value-type="string">
            <text:p>PID_y</text:p>
          </table:table-cell>
          <table:table-cell office:value-type="float" office:value="-0.058784" calcext:value-type="float">
            <text:p>-0.058784</text:p>
          </table:table-cell>
          <table:table-cell office:value-type="float" office:value="-0.007409" calcext:value-type="float">
            <text:p>-0.007409</text:p>
          </table:table-cell>
          <table:table-cell office:value-type="float" office:value="-0.052997" calcext:value-type="float">
            <text:p>-0.052997</text:p>
          </table:table-cell>
          <table:table-cell office:value-type="float" office:value="-0.006305" calcext:value-type="float">
            <text:p>-0.006305</text:p>
          </table:table-cell>
          <table:table-cell office:value-type="float" office:value="-0.045003" calcext:value-type="float">
            <text:p>-0.045003</text:p>
          </table:table-cell>
          <table:table-cell office:value-type="string" calcext:value-type="string">
            <text:p>-0.01964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3724" calcext:value-type="float">
            <text:p>1527483328.372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6863" calcext:value-type="float">
            <text:p>-0.056863</text:p>
          </table:table-cell>
          <table:table-cell office:value-type="float" office:value="-0.007596" calcext:value-type="float">
            <text:p>-0.007596</text:p>
          </table:table-cell>
          <table:table-cell office:value-type="float" office:value="-0.053062" calcext:value-type="float">
            <text:p>-0.053062</text:p>
          </table:table-cell>
          <table:table-cell office:value-type="float" office:value="-0.006514" calcext:value-type="float">
            <text:p>-0.006514</text:p>
          </table:table-cell>
          <table:table-cell office:value-type="float" office:value="-0.036473" calcext:value-type="float">
            <text:p>-0.036473</text:p>
          </table:table-cell>
          <table:table-cell office:value-type="string" calcext:value-type="string">
            <text:p>-0.019464</text:p>
          </table:table-cell>
        </table:table-row>
        <table:table-row table:style-name="ro1" table:visibility="filter">
          <table:table-cell office:value-type="float" office:value="1527483328.37242" calcext:value-type="float">
            <text:p>1527483328.37242</text:p>
          </table:table-cell>
          <table:table-cell office:value-type="string" calcext:value-type="string">
            <text:p>PID_y</text:p>
          </table:table-cell>
          <table:table-cell office:value-type="float" office:value="-0.056863" calcext:value-type="float">
            <text:p>-0.056863</text:p>
          </table:table-cell>
          <table:table-cell office:value-type="float" office:value="-0.007596" calcext:value-type="float">
            <text:p>-0.007596</text:p>
          </table:table-cell>
          <table:table-cell office:value-type="float" office:value="-0.053062" calcext:value-type="float">
            <text:p>-0.053062</text:p>
          </table:table-cell>
          <table:table-cell office:value-type="float" office:value="-0.006514" calcext:value-type="float">
            <text:p>-0.006514</text:p>
          </table:table-cell>
          <table:table-cell office:value-type="float" office:value="-0.036473" calcext:value-type="float">
            <text:p>-0.036473</text:p>
          </table:table-cell>
          <table:table-cell office:value-type="string" calcext:value-type="string">
            <text:p>-0.01946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39271" calcext:value-type="float">
            <text:p>1527483328.3927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7229" calcext:value-type="float">
            <text:p>-0.057229</text:p>
          </table:table-cell>
          <table:table-cell office:value-type="float" office:value="-0.00821" calcext:value-type="float">
            <text:p>-0.00821</text:p>
          </table:table-cell>
          <table:table-cell office:value-type="float" office:value="-0.053961" calcext:value-type="float">
            <text:p>-0.053961</text:p>
          </table:table-cell>
          <table:table-cell office:value-type="float" office:value="-0.007049" calcext:value-type="float">
            <text:p>-0.007049</text:p>
          </table:table-cell>
          <table:table-cell office:value-type="float" office:value="-0.03382" calcext:value-type="float">
            <text:p>-0.03382</text:p>
          </table:table-cell>
          <table:table-cell office:value-type="string" calcext:value-type="string">
            <text:p>-0.020157</text:p>
          </table:table-cell>
        </table:table-row>
        <table:table-row table:style-name="ro1" table:visibility="filter">
          <table:table-cell office:value-type="float" office:value="1527483328.39273" calcext:value-type="float">
            <text:p>1527483328.39273</text:p>
          </table:table-cell>
          <table:table-cell office:value-type="string" calcext:value-type="string">
            <text:p>PID_y</text:p>
          </table:table-cell>
          <table:table-cell office:value-type="float" office:value="-0.057229" calcext:value-type="float">
            <text:p>-0.057229</text:p>
          </table:table-cell>
          <table:table-cell office:value-type="float" office:value="-0.00821" calcext:value-type="float">
            <text:p>-0.00821</text:p>
          </table:table-cell>
          <table:table-cell office:value-type="float" office:value="-0.053961" calcext:value-type="float">
            <text:p>-0.053961</text:p>
          </table:table-cell>
          <table:table-cell office:value-type="float" office:value="-0.007049" calcext:value-type="float">
            <text:p>-0.007049</text:p>
          </table:table-cell>
          <table:table-cell office:value-type="float" office:value="-0.03382" calcext:value-type="float">
            <text:p>-0.03382</text:p>
          </table:table-cell>
          <table:table-cell office:value-type="string" calcext:value-type="string">
            <text:p>-0.02015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41311" calcext:value-type="float">
            <text:p>1527483328.4131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8519" calcext:value-type="float">
            <text:p>-0.058519</text:p>
          </table:table-cell>
          <table:table-cell office:value-type="float" office:value="-0.008683" calcext:value-type="float">
            <text:p>-0.008683</text:p>
          </table:table-cell>
          <table:table-cell office:value-type="float" office:value="-0.054893" calcext:value-type="float">
            <text:p>-0.054893</text:p>
          </table:table-cell>
          <table:table-cell office:value-type="float" office:value="-0.007513" calcext:value-type="float">
            <text:p>-0.007513</text:p>
          </table:table-cell>
          <table:table-cell office:value-type="float" office:value="-0.035626" calcext:value-type="float">
            <text:p>-0.035626</text:p>
          </table:table-cell>
          <table:table-cell office:value-type="string" calcext:value-type="string">
            <text:p>-0.020237</text:p>
          </table:table-cell>
        </table:table-row>
        <table:table-row table:style-name="ro1" table:visibility="filter">
          <table:table-cell office:value-type="float" office:value="1527483328.41314" calcext:value-type="float">
            <text:p>1527483328.41314</text:p>
          </table:table-cell>
          <table:table-cell office:value-type="string" calcext:value-type="string">
            <text:p>PID_y</text:p>
          </table:table-cell>
          <table:table-cell office:value-type="float" office:value="-0.058519" calcext:value-type="float">
            <text:p>-0.058519</text:p>
          </table:table-cell>
          <table:table-cell office:value-type="float" office:value="-0.008683" calcext:value-type="float">
            <text:p>-0.008683</text:p>
          </table:table-cell>
          <table:table-cell office:value-type="float" office:value="-0.054893" calcext:value-type="float">
            <text:p>-0.054893</text:p>
          </table:table-cell>
          <table:table-cell office:value-type="float" office:value="-0.007513" calcext:value-type="float">
            <text:p>-0.007513</text:p>
          </table:table-cell>
          <table:table-cell office:value-type="float" office:value="-0.035626" calcext:value-type="float">
            <text:p>-0.035626</text:p>
          </table:table-cell>
          <table:table-cell office:value-type="string" calcext:value-type="string">
            <text:p>-0.02023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43251" calcext:value-type="float">
            <text:p>1527483328.4325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8808" calcext:value-type="float">
            <text:p>-0.058808</text:p>
          </table:table-cell>
          <table:table-cell office:value-type="float" office:value="-0.008784" calcext:value-type="float">
            <text:p>-0.008784</text:p>
          </table:table-cell>
          <table:table-cell office:value-type="float" office:value="-0.055436" calcext:value-type="float">
            <text:p>-0.055436</text:p>
          </table:table-cell>
          <table:table-cell office:value-type="float" office:value="-0.007727" calcext:value-type="float">
            <text:p>-0.007727</text:p>
          </table:table-cell>
          <table:table-cell office:value-type="float" office:value="-0.034352" calcext:value-type="float">
            <text:p>-0.034352</text:p>
          </table:table-cell>
          <table:table-cell office:value-type="string" calcext:value-type="string">
            <text:p>-0.019229</text:p>
          </table:table-cell>
        </table:table-row>
        <table:table-row table:style-name="ro1" table:visibility="filter">
          <table:table-cell office:value-type="float" office:value="1527483328.43256" calcext:value-type="float">
            <text:p>1527483328.43256</text:p>
          </table:table-cell>
          <table:table-cell office:value-type="string" calcext:value-type="string">
            <text:p>PID_y</text:p>
          </table:table-cell>
          <table:table-cell office:value-type="float" office:value="-0.058808" calcext:value-type="float">
            <text:p>-0.058808</text:p>
          </table:table-cell>
          <table:table-cell office:value-type="float" office:value="-0.008784" calcext:value-type="float">
            <text:p>-0.008784</text:p>
          </table:table-cell>
          <table:table-cell office:value-type="float" office:value="-0.055436" calcext:value-type="float">
            <text:p>-0.055436</text:p>
          </table:table-cell>
          <table:table-cell office:value-type="float" office:value="-0.007727" calcext:value-type="float">
            <text:p>-0.007727</text:p>
          </table:table-cell>
          <table:table-cell office:value-type="float" office:value="-0.034352" calcext:value-type="float">
            <text:p>-0.034352</text:p>
          </table:table-cell>
          <table:table-cell office:value-type="string" calcext:value-type="string">
            <text:p>-0.01922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45294" calcext:value-type="float">
            <text:p>1527483328.4529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7773" calcext:value-type="float">
            <text:p>-0.057773</text:p>
          </table:table-cell>
          <table:table-cell office:value-type="float" office:value="-0.009128" calcext:value-type="float">
            <text:p>-0.009128</text:p>
          </table:table-cell>
          <table:table-cell office:value-type="float" office:value="-0.055706" calcext:value-type="float">
            <text:p>-0.055706</text:p>
          </table:table-cell>
          <table:table-cell office:value-type="float" office:value="-0.00816" calcext:value-type="float">
            <text:p>-0.00816</text:p>
          </table:table-cell>
          <table:table-cell office:value-type="float" office:value="-0.026897" calcext:value-type="float">
            <text:p>-0.026897</text:p>
          </table:table-cell>
          <table:table-cell office:value-type="string" calcext:value-type="string">
            <text:p>-0.018409</text:p>
          </table:table-cell>
        </table:table-row>
        <table:table-row table:style-name="ro1" table:visibility="filter">
          <table:table-cell office:value-type="float" office:value="1527483328.45299" calcext:value-type="float">
            <text:p>1527483328.45299</text:p>
          </table:table-cell>
          <table:table-cell office:value-type="string" calcext:value-type="string">
            <text:p>PID_y</text:p>
          </table:table-cell>
          <table:table-cell office:value-type="float" office:value="-0.057773" calcext:value-type="float">
            <text:p>-0.057773</text:p>
          </table:table-cell>
          <table:table-cell office:value-type="float" office:value="-0.009128" calcext:value-type="float">
            <text:p>-0.009128</text:p>
          </table:table-cell>
          <table:table-cell office:value-type="float" office:value="-0.055706" calcext:value-type="float">
            <text:p>-0.055706</text:p>
          </table:table-cell>
          <table:table-cell office:value-type="float" office:value="-0.00816" calcext:value-type="float">
            <text:p>-0.00816</text:p>
          </table:table-cell>
          <table:table-cell office:value-type="float" office:value="-0.026897" calcext:value-type="float">
            <text:p>-0.026897</text:p>
          </table:table-cell>
          <table:table-cell office:value-type="string" calcext:value-type="string">
            <text:p>-0.01840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47234" calcext:value-type="float">
            <text:p>1527483328.4723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8024" calcext:value-type="float">
            <text:p>-0.058024</text:p>
          </table:table-cell>
          <table:table-cell office:value-type="float" office:value="-0.009505" calcext:value-type="float">
            <text:p>-0.009505</text:p>
          </table:table-cell>
          <table:table-cell office:value-type="float" office:value="-0.055842" calcext:value-type="float">
            <text:p>-0.055842</text:p>
          </table:table-cell>
          <table:table-cell office:value-type="float" office:value="-0.008448" calcext:value-type="float">
            <text:p>-0.008448</text:p>
          </table:table-cell>
          <table:table-cell office:value-type="float" office:value="-0.027632" calcext:value-type="float">
            <text:p>-0.027632</text:p>
          </table:table-cell>
          <table:table-cell office:value-type="string" calcext:value-type="string">
            <text:p>-0.019232</text:p>
          </table:table-cell>
        </table:table-row>
        <table:table-row table:style-name="ro1" table:visibility="filter">
          <table:table-cell office:value-type="float" office:value="1527483328.47238" calcext:value-type="float">
            <text:p>1527483328.47238</text:p>
          </table:table-cell>
          <table:table-cell office:value-type="string" calcext:value-type="string">
            <text:p>PID_y</text:p>
          </table:table-cell>
          <table:table-cell office:value-type="float" office:value="-0.058024" calcext:value-type="float">
            <text:p>-0.058024</text:p>
          </table:table-cell>
          <table:table-cell office:value-type="float" office:value="-0.009505" calcext:value-type="float">
            <text:p>-0.009505</text:p>
          </table:table-cell>
          <table:table-cell office:value-type="float" office:value="-0.055842" calcext:value-type="float">
            <text:p>-0.055842</text:p>
          </table:table-cell>
          <table:table-cell office:value-type="float" office:value="-0.008448" calcext:value-type="float">
            <text:p>-0.008448</text:p>
          </table:table-cell>
          <table:table-cell office:value-type="float" office:value="-0.027632" calcext:value-type="float">
            <text:p>-0.027632</text:p>
          </table:table-cell>
          <table:table-cell office:value-type="string" calcext:value-type="string">
            <text:p>-0.01923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49272" calcext:value-type="float">
            <text:p>1527483328.4927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5809" calcext:value-type="float">
            <text:p>-0.055809</text:p>
          </table:table-cell>
          <table:table-cell office:value-type="float" office:value="-0.010019" calcext:value-type="float">
            <text:p>-0.010019</text:p>
          </table:table-cell>
          <table:table-cell office:value-type="float" office:value="-0.055294" calcext:value-type="float">
            <text:p>-0.055294</text:p>
          </table:table-cell>
          <table:table-cell office:value-type="float" office:value="-0.008974" calcext:value-type="float">
            <text:p>-0.008974</text:p>
          </table:table-cell>
          <table:table-cell office:value-type="float" office:value="-0.013429" calcext:value-type="float">
            <text:p>-0.013429</text:p>
          </table:table-cell>
          <table:table-cell office:value-type="string" calcext:value-type="string">
            <text:p>-0.019122</text:p>
          </table:table-cell>
        </table:table-row>
        <table:table-row table:style-name="ro1" table:visibility="filter">
          <table:table-cell office:value-type="float" office:value="1527483328.49275" calcext:value-type="float">
            <text:p>1527483328.49275</text:p>
          </table:table-cell>
          <table:table-cell office:value-type="string" calcext:value-type="string">
            <text:p>PID_y</text:p>
          </table:table-cell>
          <table:table-cell office:value-type="float" office:value="-0.055809" calcext:value-type="float">
            <text:p>-0.055809</text:p>
          </table:table-cell>
          <table:table-cell office:value-type="float" office:value="-0.010019" calcext:value-type="float">
            <text:p>-0.010019</text:p>
          </table:table-cell>
          <table:table-cell office:value-type="float" office:value="-0.055294" calcext:value-type="float">
            <text:p>-0.055294</text:p>
          </table:table-cell>
          <table:table-cell office:value-type="float" office:value="-0.008974" calcext:value-type="float">
            <text:p>-0.008974</text:p>
          </table:table-cell>
          <table:table-cell office:value-type="float" office:value="-0.013429" calcext:value-type="float">
            <text:p>-0.013429</text:p>
          </table:table-cell>
          <table:table-cell office:value-type="string" calcext:value-type="string">
            <text:p>-0.01912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513" calcext:value-type="float">
            <text:p>1527483328.51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6159" calcext:value-type="float">
            <text:p>-0.056159</text:p>
          </table:table-cell>
          <table:table-cell office:value-type="float" office:value="-0.010487" calcext:value-type="float">
            <text:p>-0.010487</text:p>
          </table:table-cell>
          <table:table-cell office:value-type="float" office:value="-0.055874" calcext:value-type="float">
            <text:p>-0.055874</text:p>
          </table:table-cell>
          <table:table-cell office:value-type="float" office:value="-0.009439" calcext:value-type="float">
            <text:p>-0.009439</text:p>
          </table:table-cell>
          <table:table-cell office:value-type="float" office:value="-0.009988" calcext:value-type="float">
            <text:p>-0.009988</text:p>
          </table:table-cell>
          <table:table-cell office:value-type="string" calcext:value-type="string">
            <text:p>-0.019150</text:p>
          </table:table-cell>
        </table:table-row>
        <table:table-row table:style-name="ro1" table:visibility="filter">
          <table:table-cell office:value-type="float" office:value="1527483328.51302" calcext:value-type="float">
            <text:p>1527483328.51302</text:p>
          </table:table-cell>
          <table:table-cell office:value-type="string" calcext:value-type="string">
            <text:p>PID_y</text:p>
          </table:table-cell>
          <table:table-cell office:value-type="float" office:value="-0.056159" calcext:value-type="float">
            <text:p>-0.056159</text:p>
          </table:table-cell>
          <table:table-cell office:value-type="float" office:value="-0.010487" calcext:value-type="float">
            <text:p>-0.010487</text:p>
          </table:table-cell>
          <table:table-cell office:value-type="float" office:value="-0.055874" calcext:value-type="float">
            <text:p>-0.055874</text:p>
          </table:table-cell>
          <table:table-cell office:value-type="float" office:value="-0.009439" calcext:value-type="float">
            <text:p>-0.009439</text:p>
          </table:table-cell>
          <table:table-cell office:value-type="float" office:value="-0.009988" calcext:value-type="float">
            <text:p>-0.009988</text:p>
          </table:table-cell>
          <table:table-cell office:value-type="string" calcext:value-type="string">
            <text:p>-0.01915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53227" calcext:value-type="float">
            <text:p>1527483328.5322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6515" calcext:value-type="float">
            <text:p>-0.056515</text:p>
          </table:table-cell>
          <table:table-cell office:value-type="float" office:value="-0.010917" calcext:value-type="float">
            <text:p>-0.010917</text:p>
          </table:table-cell>
          <table:table-cell office:value-type="float" office:value="-0.056295" calcext:value-type="float">
            <text:p>-0.056295</text:p>
          </table:table-cell>
          <table:table-cell office:value-type="float" office:value="-0.009752" calcext:value-type="float">
            <text:p>-0.009752</text:p>
          </table:table-cell>
          <table:table-cell office:value-type="float" office:value="-0.008764" calcext:value-type="float">
            <text:p>-0.008764</text:p>
          </table:table-cell>
          <table:table-cell office:value-type="string" calcext:value-type="string">
            <text:p>-0.020191</text:p>
          </table:table-cell>
        </table:table-row>
        <table:table-row table:style-name="ro1" table:visibility="filter">
          <table:table-cell office:value-type="float" office:value="1527483328.53229" calcext:value-type="float">
            <text:p>1527483328.53229</text:p>
          </table:table-cell>
          <table:table-cell office:value-type="string" calcext:value-type="string">
            <text:p>PID_y</text:p>
          </table:table-cell>
          <table:table-cell office:value-type="float" office:value="-0.056515" calcext:value-type="float">
            <text:p>-0.056515</text:p>
          </table:table-cell>
          <table:table-cell office:value-type="float" office:value="-0.010917" calcext:value-type="float">
            <text:p>-0.010917</text:p>
          </table:table-cell>
          <table:table-cell office:value-type="float" office:value="-0.056295" calcext:value-type="float">
            <text:p>-0.056295</text:p>
          </table:table-cell>
          <table:table-cell office:value-type="float" office:value="-0.009752" calcext:value-type="float">
            <text:p>-0.009752</text:p>
          </table:table-cell>
          <table:table-cell office:value-type="float" office:value="-0.008764" calcext:value-type="float">
            <text:p>-0.008764</text:p>
          </table:table-cell>
          <table:table-cell office:value-type="string" calcext:value-type="string">
            <text:p>-0.02019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5525" calcext:value-type="float">
            <text:p>1527483328.552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6911" calcext:value-type="float">
            <text:p>-0.056911</text:p>
          </table:table-cell>
          <table:table-cell office:value-type="float" office:value="-0.010675" calcext:value-type="float">
            <text:p>-0.010675</text:p>
          </table:table-cell>
          <table:table-cell office:value-type="float" office:value="-0.056647" calcext:value-type="float">
            <text:p>-0.056647</text:p>
          </table:table-cell>
          <table:table-cell office:value-type="float" office:value="-0.009853" calcext:value-type="float">
            <text:p>-0.009853</text:p>
          </table:table-cell>
          <table:table-cell office:value-type="float" office:value="-0.009601" calcext:value-type="float">
            <text:p>-0.009601</text:p>
          </table:table-cell>
          <table:table-cell office:value-type="string" calcext:value-type="string">
            <text:p>-0.016957</text:p>
          </table:table-cell>
        </table:table-row>
        <table:table-row table:style-name="ro1" table:visibility="filter">
          <table:table-cell office:value-type="float" office:value="1527483328.55253" calcext:value-type="float">
            <text:p>1527483328.55253</text:p>
          </table:table-cell>
          <table:table-cell office:value-type="string" calcext:value-type="string">
            <text:p>PID_y</text:p>
          </table:table-cell>
          <table:table-cell office:value-type="float" office:value="-0.056911" calcext:value-type="float">
            <text:p>-0.056911</text:p>
          </table:table-cell>
          <table:table-cell office:value-type="float" office:value="-0.010675" calcext:value-type="float">
            <text:p>-0.010675</text:p>
          </table:table-cell>
          <table:table-cell office:value-type="float" office:value="-0.056647" calcext:value-type="float">
            <text:p>-0.056647</text:p>
          </table:table-cell>
          <table:table-cell office:value-type="float" office:value="-0.009853" calcext:value-type="float">
            <text:p>-0.009853</text:p>
          </table:table-cell>
          <table:table-cell office:value-type="float" office:value="-0.009601" calcext:value-type="float">
            <text:p>-0.009601</text:p>
          </table:table-cell>
          <table:table-cell office:value-type="string" calcext:value-type="string">
            <text:p>-0.01695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57283" calcext:value-type="float">
            <text:p>1527483328.5728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7329" calcext:value-type="float">
            <text:p>-0.057329</text:p>
          </table:table-cell>
          <table:table-cell office:value-type="float" office:value="-0.011011" calcext:value-type="float">
            <text:p>-0.011011</text:p>
          </table:table-cell>
          <table:table-cell office:value-type="float" office:value="-0.056964" calcext:value-type="float">
            <text:p>-0.056964</text:p>
          </table:table-cell>
          <table:table-cell office:value-type="float" office:value="-0.010173" calcext:value-type="float">
            <text:p>-0.010173</text:p>
          </table:table-cell>
          <table:table-cell office:value-type="float" office:value="-0.011314" calcext:value-type="float">
            <text:p>-0.011314</text:p>
          </table:table-cell>
          <table:table-cell office:value-type="string" calcext:value-type="string">
            <text:p>-0.017127</text:p>
          </table:table-cell>
        </table:table-row>
        <table:table-row table:style-name="ro1" table:visibility="filter">
          <table:table-cell office:value-type="float" office:value="1527483328.57286" calcext:value-type="float">
            <text:p>1527483328.57286</text:p>
          </table:table-cell>
          <table:table-cell office:value-type="string" calcext:value-type="string">
            <text:p>PID_y</text:p>
          </table:table-cell>
          <table:table-cell office:value-type="float" office:value="-0.057329" calcext:value-type="float">
            <text:p>-0.057329</text:p>
          </table:table-cell>
          <table:table-cell office:value-type="float" office:value="-0.011011" calcext:value-type="float">
            <text:p>-0.011011</text:p>
          </table:table-cell>
          <table:table-cell office:value-type="float" office:value="-0.056964" calcext:value-type="float">
            <text:p>-0.056964</text:p>
          </table:table-cell>
          <table:table-cell office:value-type="float" office:value="-0.010173" calcext:value-type="float">
            <text:p>-0.010173</text:p>
          </table:table-cell>
          <table:table-cell office:value-type="float" office:value="-0.011314" calcext:value-type="float">
            <text:p>-0.011314</text:p>
          </table:table-cell>
          <table:table-cell office:value-type="string" calcext:value-type="string">
            <text:p>-0.01712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59204" calcext:value-type="float">
            <text:p>1527483328.5920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6679" calcext:value-type="float">
            <text:p>-0.056679</text:p>
          </table:table-cell>
          <table:table-cell office:value-type="float" office:value="-0.012276" calcext:value-type="float">
            <text:p>-0.012276</text:p>
          </table:table-cell>
          <table:table-cell office:value-type="float" office:value="-0.056366" calcext:value-type="float">
            <text:p>-0.056366</text:p>
          </table:table-cell>
          <table:table-cell office:value-type="float" office:value="-0.01103" calcext:value-type="float">
            <text:p>-0.01103</text:p>
          </table:table-cell>
          <table:table-cell office:value-type="float" office:value="-0.010469" calcext:value-type="float">
            <text:p>-0.010469</text:p>
          </table:table-cell>
          <table:table-cell office:value-type="string" calcext:value-type="string">
            <text:p>-0.020884</text:p>
          </table:table-cell>
        </table:table-row>
        <table:table-row table:style-name="ro1" table:visibility="filter">
          <table:table-cell office:value-type="float" office:value="1527483328.59206" calcext:value-type="float">
            <text:p>1527483328.59206</text:p>
          </table:table-cell>
          <table:table-cell office:value-type="string" calcext:value-type="string">
            <text:p>PID_y</text:p>
          </table:table-cell>
          <table:table-cell office:value-type="float" office:value="-0.056679" calcext:value-type="float">
            <text:p>-0.056679</text:p>
          </table:table-cell>
          <table:table-cell office:value-type="float" office:value="-0.012276" calcext:value-type="float">
            <text:p>-0.012276</text:p>
          </table:table-cell>
          <table:table-cell office:value-type="float" office:value="-0.056366" calcext:value-type="float">
            <text:p>-0.056366</text:p>
          </table:table-cell>
          <table:table-cell office:value-type="float" office:value="-0.01103" calcext:value-type="float">
            <text:p>-0.01103</text:p>
          </table:table-cell>
          <table:table-cell office:value-type="float" office:value="-0.010469" calcext:value-type="float">
            <text:p>-0.010469</text:p>
          </table:table-cell>
          <table:table-cell office:value-type="string" calcext:value-type="string">
            <text:p>-0.02088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61227" calcext:value-type="float">
            <text:p>1527483328.6122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7527" calcext:value-type="float">
            <text:p>-0.057527</text:p>
          </table:table-cell>
          <table:table-cell office:value-type="float" office:value="-0.012186" calcext:value-type="float">
            <text:p>-0.012186</text:p>
          </table:table-cell>
          <table:table-cell office:value-type="float" office:value="-0.057108" calcext:value-type="float">
            <text:p>-0.057108</text:p>
          </table:table-cell>
          <table:table-cell office:value-type="float" office:value="-0.01123" calcext:value-type="float">
            <text:p>-0.01123</text:p>
          </table:table-cell>
          <table:table-cell office:value-type="float" office:value="-0.012104" calcext:value-type="float">
            <text:p>-0.012104</text:p>
          </table:table-cell>
          <table:table-cell office:value-type="string" calcext:value-type="string">
            <text:p>-0.018287</text:p>
          </table:table-cell>
        </table:table-row>
        <table:table-row table:style-name="ro1" table:visibility="filter">
          <table:table-cell office:value-type="float" office:value="1527483328.61229" calcext:value-type="float">
            <text:p>1527483328.61229</text:p>
          </table:table-cell>
          <table:table-cell office:value-type="string" calcext:value-type="string">
            <text:p>PID_y</text:p>
          </table:table-cell>
          <table:table-cell office:value-type="float" office:value="-0.057527" calcext:value-type="float">
            <text:p>-0.057527</text:p>
          </table:table-cell>
          <table:table-cell office:value-type="float" office:value="-0.012186" calcext:value-type="float">
            <text:p>-0.012186</text:p>
          </table:table-cell>
          <table:table-cell office:value-type="float" office:value="-0.057108" calcext:value-type="float">
            <text:p>-0.057108</text:p>
          </table:table-cell>
          <table:table-cell office:value-type="float" office:value="-0.01123" calcext:value-type="float">
            <text:p>-0.01123</text:p>
          </table:table-cell>
          <table:table-cell office:value-type="float" office:value="-0.012104" calcext:value-type="float">
            <text:p>-0.012104</text:p>
          </table:table-cell>
          <table:table-cell office:value-type="string" calcext:value-type="string">
            <text:p>-0.01828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6325" calcext:value-type="float">
            <text:p>1527483328.632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756" calcext:value-type="float">
            <text:p>-0.05756</text:p>
          </table:table-cell>
          <table:table-cell office:value-type="float" office:value="-0.011801" calcext:value-type="float">
            <text:p>-0.011801</text:p>
          </table:table-cell>
          <table:table-cell office:value-type="float" office:value="-0.057297" calcext:value-type="float">
            <text:p>-0.057297</text:p>
          </table:table-cell>
          <table:table-cell office:value-type="float" office:value="-0.011189" calcext:value-type="float">
            <text:p>-0.011189</text:p>
          </table:table-cell>
          <table:table-cell office:value-type="float" office:value="-0.00959" calcext:value-type="float">
            <text:p>-0.00959</text:p>
          </table:table-cell>
          <table:table-cell office:value-type="string" calcext:value-type="string">
            <text:p>-0.014633</text:p>
          </table:table-cell>
        </table:table-row>
        <table:table-row table:style-name="ro1" table:visibility="filter">
          <table:table-cell office:value-type="float" office:value="1527483328.63251" calcext:value-type="float">
            <text:p>1527483328.63251</text:p>
          </table:table-cell>
          <table:table-cell office:value-type="string" calcext:value-type="string">
            <text:p>PID_y</text:p>
          </table:table-cell>
          <table:table-cell office:value-type="float" office:value="-0.05756" calcext:value-type="float">
            <text:p>-0.05756</text:p>
          </table:table-cell>
          <table:table-cell office:value-type="float" office:value="-0.011801" calcext:value-type="float">
            <text:p>-0.011801</text:p>
          </table:table-cell>
          <table:table-cell office:value-type="float" office:value="-0.057297" calcext:value-type="float">
            <text:p>-0.057297</text:p>
          </table:table-cell>
          <table:table-cell office:value-type="float" office:value="-0.011189" calcext:value-type="float">
            <text:p>-0.011189</text:p>
          </table:table-cell>
          <table:table-cell office:value-type="float" office:value="-0.00959" calcext:value-type="float">
            <text:p>-0.00959</text:p>
          </table:table-cell>
          <table:table-cell office:value-type="string" calcext:value-type="string">
            <text:p>-0.01463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65271" calcext:value-type="float">
            <text:p>1527483328.6527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5976" calcext:value-type="float">
            <text:p>-0.055976</text:p>
          </table:table-cell>
          <table:table-cell office:value-type="float" office:value="-0.01284" calcext:value-type="float">
            <text:p>-0.01284</text:p>
          </table:table-cell>
          <table:table-cell office:value-type="float" office:value="-0.056078" calcext:value-type="float">
            <text:p>-0.056078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0.005963" calcext:value-type="float">
            <text:p>0.005963</text:p>
          </table:table-cell>
          <table:table-cell office:value-type="string" calcext:value-type="string">
            <text:p>-0.019370</text:p>
          </table:table-cell>
        </table:table-row>
        <table:table-row table:style-name="ro1" table:visibility="filter">
          <table:table-cell office:value-type="float" office:value="1527483328.65272" calcext:value-type="float">
            <text:p>1527483328.65272</text:p>
          </table:table-cell>
          <table:table-cell office:value-type="string" calcext:value-type="string">
            <text:p>PID_y</text:p>
          </table:table-cell>
          <table:table-cell office:value-type="float" office:value="-0.055976" calcext:value-type="float">
            <text:p>-0.055976</text:p>
          </table:table-cell>
          <table:table-cell office:value-type="float" office:value="-0.01284" calcext:value-type="float">
            <text:p>-0.01284</text:p>
          </table:table-cell>
          <table:table-cell office:value-type="float" office:value="-0.056078" calcext:value-type="float">
            <text:p>-0.056078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0.005963" calcext:value-type="float">
            <text:p>0.005963</text:p>
          </table:table-cell>
          <table:table-cell office:value-type="string" calcext:value-type="string">
            <text:p>-0.01937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67303" calcext:value-type="float">
            <text:p>1527483328.6730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5923" calcext:value-type="float">
            <text:p>-0.055923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56132" calcext:value-type="float">
            <text:p>-0.056132</text:p>
          </table:table-cell>
          <table:table-cell office:value-type="float" office:value="-0.012159" calcext:value-type="float">
            <text:p>-0.012159</text:p>
          </table:table-cell>
          <table:table-cell office:value-type="float" office:value="0.008546" calcext:value-type="float">
            <text:p>0.008546</text:p>
          </table:table-cell>
          <table:table-cell office:value-type="string" calcext:value-type="string">
            <text:p>-0.020070</text:p>
          </table:table-cell>
        </table:table-row>
        <table:table-row table:style-name="ro1" table:visibility="filter">
          <table:table-cell office:value-type="float" office:value="1527483328.67305" calcext:value-type="float">
            <text:p>1527483328.67305</text:p>
          </table:table-cell>
          <table:table-cell office:value-type="string" calcext:value-type="string">
            <text:p>PID_y</text:p>
          </table:table-cell>
          <table:table-cell office:value-type="float" office:value="-0.055923" calcext:value-type="float">
            <text:p>-0.055923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56132" calcext:value-type="float">
            <text:p>-0.056132</text:p>
          </table:table-cell>
          <table:table-cell office:value-type="float" office:value="-0.012159" calcext:value-type="float">
            <text:p>-0.012159</text:p>
          </table:table-cell>
          <table:table-cell office:value-type="float" office:value="0.008546" calcext:value-type="float">
            <text:p>0.008546</text:p>
          </table:table-cell>
          <table:table-cell office:value-type="string" calcext:value-type="string">
            <text:p>-0.02007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69231" calcext:value-type="float">
            <text:p>1527483328.6923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5733" calcext:value-type="float">
            <text:p>-0.055733</text:p>
          </table:table-cell>
          <table:table-cell office:value-type="float" office:value="-0.01272" calcext:value-type="float">
            <text:p>-0.01272</text:p>
          </table:table-cell>
          <table:table-cell office:value-type="float" office:value="-0.055821" calcext:value-type="float">
            <text:p>-0.055821</text:p>
          </table:table-cell>
          <table:table-cell office:value-type="float" office:value="-0.01228" calcext:value-type="float">
            <text:p>-0.01228</text:p>
          </table:table-cell>
          <table:table-cell office:value-type="float" office:value="0.005556" calcext:value-type="float">
            <text:p>0.005556</text:p>
          </table:table-cell>
          <table:table-cell office:value-type="string" calcext:value-type="string">
            <text:p>-0.012411</text:p>
          </table:table-cell>
        </table:table-row>
        <table:table-row table:style-name="ro1" table:visibility="filter">
          <table:table-cell office:value-type="float" office:value="1527483328.69232" calcext:value-type="float">
            <text:p>1527483328.69232</text:p>
          </table:table-cell>
          <table:table-cell office:value-type="string" calcext:value-type="string">
            <text:p>PID_y</text:p>
          </table:table-cell>
          <table:table-cell office:value-type="float" office:value="-0.055733" calcext:value-type="float">
            <text:p>-0.055733</text:p>
          </table:table-cell>
          <table:table-cell office:value-type="float" office:value="-0.01272" calcext:value-type="float">
            <text:p>-0.01272</text:p>
          </table:table-cell>
          <table:table-cell office:value-type="float" office:value="-0.055821" calcext:value-type="float">
            <text:p>-0.055821</text:p>
          </table:table-cell>
          <table:table-cell office:value-type="float" office:value="-0.01228" calcext:value-type="float">
            <text:p>-0.01228</text:p>
          </table:table-cell>
          <table:table-cell office:value-type="float" office:value="0.005556" calcext:value-type="float">
            <text:p>0.005556</text:p>
          </table:table-cell>
          <table:table-cell office:value-type="string" calcext:value-type="string">
            <text:p>-0.01241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71256" calcext:value-type="float">
            <text:p>1527483328.7125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6088" calcext:value-type="float">
            <text:p>-0.056088</text:p>
          </table:table-cell>
          <table:table-cell office:value-type="float" office:value="-0.013145" calcext:value-type="float">
            <text:p>-0.013145</text:p>
          </table:table-cell>
          <table:table-cell office:value-type="float" office:value="-0.056285" calcext:value-type="float">
            <text:p>-0.056285</text:p>
          </table:table-cell>
          <table:table-cell office:value-type="float" office:value="-0.01261" calcext:value-type="float">
            <text:p>-0.01261</text:p>
          </table:table-cell>
          <table:table-cell office:value-type="float" office:value="0.008314" calcext:value-type="float">
            <text:p>0.008314</text:p>
          </table:table-cell>
          <table:table-cell office:value-type="string" calcext:value-type="string">
            <text:p>-0.013687</text:p>
          </table:table-cell>
        </table:table-row>
        <table:table-row table:style-name="ro1" table:visibility="filter">
          <table:table-cell office:value-type="float" office:value="1527483328.71258" calcext:value-type="float">
            <text:p>1527483328.71258</text:p>
          </table:table-cell>
          <table:table-cell office:value-type="string" calcext:value-type="string">
            <text:p>PID_y</text:p>
          </table:table-cell>
          <table:table-cell office:value-type="float" office:value="-0.056088" calcext:value-type="float">
            <text:p>-0.056088</text:p>
          </table:table-cell>
          <table:table-cell office:value-type="float" office:value="-0.013145" calcext:value-type="float">
            <text:p>-0.013145</text:p>
          </table:table-cell>
          <table:table-cell office:value-type="float" office:value="-0.056285" calcext:value-type="float">
            <text:p>-0.056285</text:p>
          </table:table-cell>
          <table:table-cell office:value-type="float" office:value="-0.01261" calcext:value-type="float">
            <text:p>-0.01261</text:p>
          </table:table-cell>
          <table:table-cell office:value-type="float" office:value="0.008314" calcext:value-type="float">
            <text:p>0.008314</text:p>
          </table:table-cell>
          <table:table-cell office:value-type="string" calcext:value-type="string">
            <text:p>-0.01368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73281" calcext:value-type="float">
            <text:p>1527483328.7328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5349" calcext:value-type="float">
            <text:p>-0.055349</text:p>
          </table:table-cell>
          <table:table-cell office:value-type="float" office:value="-0.013358" calcext:value-type="float">
            <text:p>-0.013358</text:p>
          </table:table-cell>
          <table:table-cell office:value-type="float" office:value="-0.055905" calcext:value-type="float">
            <text:p>-0.055905</text:p>
          </table:table-cell>
          <table:table-cell office:value-type="float" office:value="-0.012709" calcext:value-type="float">
            <text:p>-0.012709</text:p>
          </table:table-cell>
          <table:table-cell office:value-type="float" office:value="0.013943" calcext:value-type="float">
            <text:p>0.013943</text:p>
          </table:table-cell>
          <table:table-cell office:value-type="string" calcext:value-type="string">
            <text:p>-0.015070</text:p>
          </table:table-cell>
        </table:table-row>
        <table:table-row table:style-name="ro1" table:visibility="filter">
          <table:table-cell office:value-type="float" office:value="1527483328.73284" calcext:value-type="float">
            <text:p>1527483328.73284</text:p>
          </table:table-cell>
          <table:table-cell office:value-type="string" calcext:value-type="string">
            <text:p>PID_y</text:p>
          </table:table-cell>
          <table:table-cell office:value-type="float" office:value="-0.055349" calcext:value-type="float">
            <text:p>-0.055349</text:p>
          </table:table-cell>
          <table:table-cell office:value-type="float" office:value="-0.013358" calcext:value-type="float">
            <text:p>-0.013358</text:p>
          </table:table-cell>
          <table:table-cell office:value-type="float" office:value="-0.055905" calcext:value-type="float">
            <text:p>-0.055905</text:p>
          </table:table-cell>
          <table:table-cell office:value-type="float" office:value="-0.012709" calcext:value-type="float">
            <text:p>-0.012709</text:p>
          </table:table-cell>
          <table:table-cell office:value-type="float" office:value="0.013943" calcext:value-type="float">
            <text:p>0.013943</text:p>
          </table:table-cell>
          <table:table-cell office:value-type="string" calcext:value-type="string">
            <text:p>-0.01507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75326" calcext:value-type="float">
            <text:p>1527483328.7532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5848" calcext:value-type="float">
            <text:p>-0.055848</text:p>
          </table:table-cell>
          <table:table-cell office:value-type="float" office:value="-0.013557" calcext:value-type="float">
            <text:p>-0.013557</text:p>
          </table:table-cell>
          <table:table-cell office:value-type="float" office:value="-0.055862" calcext:value-type="float">
            <text:p>-0.055862</text:p>
          </table:table-cell>
          <table:table-cell office:value-type="float" office:value="-0.013078" calcext:value-type="float">
            <text:p>-0.013078</text:p>
          </table:table-cell>
          <table:table-cell office:value-type="float" office:value="0.002281" calcext:value-type="float">
            <text:p>0.002281</text:p>
          </table:table-cell>
          <table:table-cell office:value-type="string" calcext:value-type="string">
            <text:p>-0.012954</text:p>
          </table:table-cell>
        </table:table-row>
        <table:table-row table:style-name="ro1" table:visibility="filter">
          <table:table-cell office:value-type="float" office:value="1527483328.75333" calcext:value-type="float">
            <text:p>1527483328.75333</text:p>
          </table:table-cell>
          <table:table-cell office:value-type="string" calcext:value-type="string">
            <text:p>PID_y</text:p>
          </table:table-cell>
          <table:table-cell office:value-type="float" office:value="-0.055848" calcext:value-type="float">
            <text:p>-0.055848</text:p>
          </table:table-cell>
          <table:table-cell office:value-type="float" office:value="-0.013557" calcext:value-type="float">
            <text:p>-0.013557</text:p>
          </table:table-cell>
          <table:table-cell office:value-type="float" office:value="-0.055862" calcext:value-type="float">
            <text:p>-0.055862</text:p>
          </table:table-cell>
          <table:table-cell office:value-type="float" office:value="-0.013078" calcext:value-type="float">
            <text:p>-0.013078</text:p>
          </table:table-cell>
          <table:table-cell office:value-type="float" office:value="0.002281" calcext:value-type="float">
            <text:p>0.002281</text:p>
          </table:table-cell>
          <table:table-cell office:value-type="string" calcext:value-type="string">
            <text:p>-0.01295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77256" calcext:value-type="float">
            <text:p>1527483328.7725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5483" calcext:value-type="float">
            <text:p>-0.055483</text:p>
          </table:table-cell>
          <table:table-cell office:value-type="float" office:value="-0.013314" calcext:value-type="float">
            <text:p>-0.013314</text:p>
          </table:table-cell>
          <table:table-cell office:value-type="float" office:value="-0.055578" calcext:value-type="float">
            <text:p>-0.055578</text:p>
          </table:table-cell>
          <table:table-cell office:value-type="float" office:value="-0.013077" calcext:value-type="float">
            <text:p>-0.013077</text:p>
          </table:table-cell>
          <table:table-cell office:value-type="float" office:value="0.005753" calcext:value-type="float">
            <text:p>0.005753</text:p>
          </table:table-cell>
          <table:table-cell office:value-type="string" calcext:value-type="string">
            <text:p>-0.009103</text:p>
          </table:table-cell>
        </table:table-row>
        <table:table-row table:style-name="ro1" table:visibility="filter">
          <table:table-cell office:value-type="float" office:value="1527483328.77258" calcext:value-type="float">
            <text:p>1527483328.77258</text:p>
          </table:table-cell>
          <table:table-cell office:value-type="string" calcext:value-type="string">
            <text:p>PID_y</text:p>
          </table:table-cell>
          <table:table-cell office:value-type="float" office:value="-0.055483" calcext:value-type="float">
            <text:p>-0.055483</text:p>
          </table:table-cell>
          <table:table-cell office:value-type="float" office:value="-0.013314" calcext:value-type="float">
            <text:p>-0.013314</text:p>
          </table:table-cell>
          <table:table-cell office:value-type="float" office:value="-0.055578" calcext:value-type="float">
            <text:p>-0.055578</text:p>
          </table:table-cell>
          <table:table-cell office:value-type="float" office:value="-0.013077" calcext:value-type="float">
            <text:p>-0.013077</text:p>
          </table:table-cell>
          <table:table-cell office:value-type="float" office:value="0.005753" calcext:value-type="float">
            <text:p>0.005753</text:p>
          </table:table-cell>
          <table:table-cell office:value-type="string" calcext:value-type="string">
            <text:p>-0.00910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79289" calcext:value-type="float">
            <text:p>1527483328.7928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4642" calcext:value-type="float">
            <text:p>-0.054642</text:p>
          </table:table-cell>
          <table:table-cell office:value-type="float" office:value="-0.01323" calcext:value-type="float">
            <text:p>-0.01323</text:p>
          </table:table-cell>
          <table:table-cell office:value-type="float" office:value="-0.054889" calcext:value-type="float">
            <text:p>-0.054889</text:p>
          </table:table-cell>
          <table:table-cell office:value-type="float" office:value="-0.013061" calcext:value-type="float">
            <text:p>-0.013061</text:p>
          </table:table-cell>
          <table:table-cell office:value-type="float" office:value="0.009305" calcext:value-type="float">
            <text:p>0.009305</text:p>
          </table:table-cell>
          <table:table-cell office:value-type="string" calcext:value-type="string">
            <text:p>-0.007692</text:p>
          </table:table-cell>
        </table:table-row>
        <table:table-row table:style-name="ro1" table:visibility="filter">
          <table:table-cell office:value-type="float" office:value="1527483328.79291" calcext:value-type="float">
            <text:p>1527483328.79291</text:p>
          </table:table-cell>
          <table:table-cell office:value-type="string" calcext:value-type="string">
            <text:p>PID_y</text:p>
          </table:table-cell>
          <table:table-cell office:value-type="float" office:value="-0.054642" calcext:value-type="float">
            <text:p>-0.054642</text:p>
          </table:table-cell>
          <table:table-cell office:value-type="float" office:value="-0.01323" calcext:value-type="float">
            <text:p>-0.01323</text:p>
          </table:table-cell>
          <table:table-cell office:value-type="float" office:value="-0.054889" calcext:value-type="float">
            <text:p>-0.054889</text:p>
          </table:table-cell>
          <table:table-cell office:value-type="float" office:value="-0.013061" calcext:value-type="float">
            <text:p>-0.013061</text:p>
          </table:table-cell>
          <table:table-cell office:value-type="float" office:value="0.009305" calcext:value-type="float">
            <text:p>0.009305</text:p>
          </table:table-cell>
          <table:table-cell office:value-type="string" calcext:value-type="string">
            <text:p>-0.00769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81209" calcext:value-type="float">
            <text:p>1527483328.8120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3395" calcext:value-type="float">
            <text:p>-0.053395</text:p>
          </table:table-cell>
          <table:table-cell office:value-type="float" office:value="-0.013846" calcext:value-type="float">
            <text:p>-0.013846</text:p>
          </table:table-cell>
          <table:table-cell office:value-type="float" office:value="-0.054412" calcext:value-type="float">
            <text:p>-0.054412</text:p>
          </table:table-cell>
          <table:table-cell office:value-type="float" office:value="-0.013573" calcext:value-type="float">
            <text:p>-0.013573</text:p>
          </table:table-cell>
          <table:table-cell office:value-type="float" office:value="0.018864" calcext:value-type="float">
            <text:p>0.018864</text:p>
          </table:table-cell>
          <table:table-cell office:value-type="string" calcext:value-type="string">
            <text:p>-0.009773</text:p>
          </table:table-cell>
        </table:table-row>
        <table:table-row table:style-name="ro1" table:visibility="filter">
          <table:table-cell office:value-type="float" office:value="1527483328.81211" calcext:value-type="float">
            <text:p>1527483328.81211</text:p>
          </table:table-cell>
          <table:table-cell office:value-type="string" calcext:value-type="string">
            <text:p>PID_y</text:p>
          </table:table-cell>
          <table:table-cell office:value-type="float" office:value="-0.053395" calcext:value-type="float">
            <text:p>-0.053395</text:p>
          </table:table-cell>
          <table:table-cell office:value-type="float" office:value="-0.013846" calcext:value-type="float">
            <text:p>-0.013846</text:p>
          </table:table-cell>
          <table:table-cell office:value-type="float" office:value="-0.054412" calcext:value-type="float">
            <text:p>-0.054412</text:p>
          </table:table-cell>
          <table:table-cell office:value-type="float" office:value="-0.013573" calcext:value-type="float">
            <text:p>-0.013573</text:p>
          </table:table-cell>
          <table:table-cell office:value-type="float" office:value="0.018864" calcext:value-type="float">
            <text:p>0.018864</text:p>
          </table:table-cell>
          <table:table-cell office:value-type="string" calcext:value-type="string">
            <text:p>-0.00977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83231" calcext:value-type="float">
            <text:p>1527483328.8323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2408" calcext:value-type="float">
            <text:p>-0.052408</text:p>
          </table:table-cell>
          <table:table-cell office:value-type="float" office:value="-0.013449" calcext:value-type="float">
            <text:p>-0.013449</text:p>
          </table:table-cell>
          <table:table-cell office:value-type="float" office:value="-0.053749" calcext:value-type="float">
            <text:p>-0.053749</text:p>
          </table:table-cell>
          <table:table-cell office:value-type="float" office:value="-0.013332" calcext:value-type="float">
            <text:p>-0.013332</text:p>
          </table:table-cell>
          <table:table-cell office:value-type="float" office:value="0.021658" calcext:value-type="float">
            <text:p>0.021658</text:p>
          </table:table-cell>
          <table:table-cell office:value-type="string" calcext:value-type="string">
            <text:p>-0.006400</text:p>
          </table:table-cell>
        </table:table-row>
        <table:table-row table:style-name="ro1" table:visibility="filter">
          <table:table-cell office:value-type="float" office:value="1527483328.83233" calcext:value-type="float">
            <text:p>1527483328.83233</text:p>
          </table:table-cell>
          <table:table-cell office:value-type="string" calcext:value-type="string">
            <text:p>PID_y</text:p>
          </table:table-cell>
          <table:table-cell office:value-type="float" office:value="-0.052408" calcext:value-type="float">
            <text:p>-0.052408</text:p>
          </table:table-cell>
          <table:table-cell office:value-type="float" office:value="-0.013449" calcext:value-type="float">
            <text:p>-0.013449</text:p>
          </table:table-cell>
          <table:table-cell office:value-type="float" office:value="-0.053749" calcext:value-type="float">
            <text:p>-0.053749</text:p>
          </table:table-cell>
          <table:table-cell office:value-type="float" office:value="-0.013332" calcext:value-type="float">
            <text:p>-0.013332</text:p>
          </table:table-cell>
          <table:table-cell office:value-type="float" office:value="0.021658" calcext:value-type="float">
            <text:p>0.021658</text:p>
          </table:table-cell>
          <table:table-cell office:value-type="string" calcext:value-type="string">
            <text:p>-0.00640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85256" calcext:value-type="float">
            <text:p>1527483328.8525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2051" calcext:value-type="float">
            <text:p>-0.052051</text:p>
          </table:table-cell>
          <table:table-cell office:value-type="float" office:value="-0.013266" calcext:value-type="float">
            <text:p>-0.013266</text:p>
          </table:table-cell>
          <table:table-cell office:value-type="float" office:value="-0.053567" calcext:value-type="float">
            <text:p>-0.053567</text:p>
          </table:table-cell>
          <table:table-cell office:value-type="float" office:value="-0.013255" calcext:value-type="float">
            <text:p>-0.013255</text:p>
          </table:table-cell>
          <table:table-cell office:value-type="float" office:value="0.023036" calcext:value-type="float">
            <text:p>0.023036</text:p>
          </table:table-cell>
          <table:table-cell office:value-type="string" calcext:value-type="string">
            <text:p>-0.002023</text:p>
          </table:table-cell>
        </table:table-row>
        <table:table-row table:style-name="ro1" table:visibility="filter">
          <table:table-cell office:value-type="float" office:value="1527483328.85257" calcext:value-type="float">
            <text:p>1527483328.85257</text:p>
          </table:table-cell>
          <table:table-cell office:value-type="string" calcext:value-type="string">
            <text:p>PID_y</text:p>
          </table:table-cell>
          <table:table-cell office:value-type="float" office:value="-0.052051" calcext:value-type="float">
            <text:p>-0.052051</text:p>
          </table:table-cell>
          <table:table-cell office:value-type="float" office:value="-0.013266" calcext:value-type="float">
            <text:p>-0.013266</text:p>
          </table:table-cell>
          <table:table-cell office:value-type="float" office:value="-0.053567" calcext:value-type="float">
            <text:p>-0.053567</text:p>
          </table:table-cell>
          <table:table-cell office:value-type="float" office:value="-0.013255" calcext:value-type="float">
            <text:p>-0.013255</text:p>
          </table:table-cell>
          <table:table-cell office:value-type="float" office:value="0.023036" calcext:value-type="float">
            <text:p>0.023036</text:p>
          </table:table-cell>
          <table:table-cell office:value-type="string" calcext:value-type="string">
            <text:p>-0.00202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87286" calcext:value-type="float">
            <text:p>1527483328.8728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9766" calcext:value-type="float">
            <text:p>-0.049766</text:p>
          </table:table-cell>
          <table:table-cell office:value-type="float" office:value="-0.013578" calcext:value-type="float">
            <text:p>-0.013578</text:p>
          </table:table-cell>
          <table:table-cell office:value-type="float" office:value="-0.05248" calcext:value-type="float">
            <text:p>-0.05248</text:p>
          </table:table-cell>
          <table:table-cell office:value-type="float" office:value="-0.013517" calcext:value-type="float">
            <text:p>-0.013517</text:p>
          </table:table-cell>
          <table:table-cell office:value-type="float" office:value="0.03082" calcext:value-type="float">
            <text:p>0.03082</text:p>
          </table:table-cell>
          <table:table-cell office:value-type="string" calcext:value-type="string">
            <text:p>-0.004618</text:p>
          </table:table-cell>
        </table:table-row>
        <table:table-row table:style-name="ro1" table:visibility="filter">
          <table:table-cell office:value-type="float" office:value="1527483328.87289" calcext:value-type="float">
            <text:p>1527483328.87289</text:p>
          </table:table-cell>
          <table:table-cell office:value-type="string" calcext:value-type="string">
            <text:p>PID_y</text:p>
          </table:table-cell>
          <table:table-cell office:value-type="float" office:value="-0.049766" calcext:value-type="float">
            <text:p>-0.049766</text:p>
          </table:table-cell>
          <table:table-cell office:value-type="float" office:value="-0.013578" calcext:value-type="float">
            <text:p>-0.013578</text:p>
          </table:table-cell>
          <table:table-cell office:value-type="float" office:value="-0.05248" calcext:value-type="float">
            <text:p>-0.05248</text:p>
          </table:table-cell>
          <table:table-cell office:value-type="float" office:value="-0.013517" calcext:value-type="float">
            <text:p>-0.013517</text:p>
          </table:table-cell>
          <table:table-cell office:value-type="float" office:value="0.03082" calcext:value-type="float">
            <text:p>0.03082</text:p>
          </table:table-cell>
          <table:table-cell office:value-type="string" calcext:value-type="string">
            <text:p>-0.004618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89205" calcext:value-type="float">
            <text:p>1527483328.8920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50718" calcext:value-type="float">
            <text:p>-0.050718</text:p>
          </table:table-cell>
          <table:table-cell office:value-type="float" office:value="-0.013362" calcext:value-type="float">
            <text:p>-0.013362</text:p>
          </table:table-cell>
          <table:table-cell office:value-type="float" office:value="-0.052435" calcext:value-type="float">
            <text:p>-0.052435</text:p>
          </table:table-cell>
          <table:table-cell office:value-type="float" office:value="-0.013338" calcext:value-type="float">
            <text:p>-0.013338</text:p>
          </table:table-cell>
          <table:table-cell office:value-type="float" office:value="0.024517" calcext:value-type="float">
            <text:p>0.024517</text:p>
          </table:table-cell>
          <table:table-cell office:value-type="string" calcext:value-type="string">
            <text:p>-0.002909</text:p>
          </table:table-cell>
        </table:table-row>
        <table:table-row table:style-name="ro1" table:visibility="filter">
          <table:table-cell office:value-type="float" office:value="1527483328.89207" calcext:value-type="float">
            <text:p>1527483328.89207</text:p>
          </table:table-cell>
          <table:table-cell office:value-type="string" calcext:value-type="string">
            <text:p>PID_y</text:p>
          </table:table-cell>
          <table:table-cell office:value-type="float" office:value="-0.050718" calcext:value-type="float">
            <text:p>-0.050718</text:p>
          </table:table-cell>
          <table:table-cell office:value-type="float" office:value="-0.013362" calcext:value-type="float">
            <text:p>-0.013362</text:p>
          </table:table-cell>
          <table:table-cell office:value-type="float" office:value="-0.052435" calcext:value-type="float">
            <text:p>-0.052435</text:p>
          </table:table-cell>
          <table:table-cell office:value-type="float" office:value="-0.013338" calcext:value-type="float">
            <text:p>-0.013338</text:p>
          </table:table-cell>
          <table:table-cell office:value-type="float" office:value="0.024517" calcext:value-type="float">
            <text:p>0.024517</text:p>
          </table:table-cell>
          <table:table-cell office:value-type="string" calcext:value-type="string">
            <text:p>-0.00290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91228" calcext:value-type="float">
            <text:p>1527483328.91228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8314" calcext:value-type="float">
            <text:p>-0.048314</text:p>
          </table:table-cell>
          <table:table-cell office:value-type="float" office:value="-0.01357" calcext:value-type="float">
            <text:p>-0.01357</text:p>
          </table:table-cell>
          <table:table-cell office:value-type="float" office:value="-0.051198" calcext:value-type="float">
            <text:p>-0.051198</text:p>
          </table:table-cell>
          <table:table-cell office:value-type="float" office:value="-0.01357" calcext:value-type="float">
            <text:p>-0.01357</text:p>
          </table:table-cell>
          <table:table-cell office:value-type="float" office:value="0.031773" calcext:value-type="float">
            <text:p>0.031773</text:p>
          </table:table-cell>
          <table:table-cell office:value-type="string" calcext:value-type="string">
            <text:p>0.000132</text:p>
          </table:table-cell>
        </table:table-row>
        <table:table-row table:style-name="ro1" table:visibility="filter">
          <table:table-cell office:value-type="float" office:value="1527483328.9123" calcext:value-type="float">
            <text:p>1527483328.9123</text:p>
          </table:table-cell>
          <table:table-cell office:value-type="string" calcext:value-type="string">
            <text:p>PID_y</text:p>
          </table:table-cell>
          <table:table-cell office:value-type="float" office:value="-0.048314" calcext:value-type="float">
            <text:p>-0.048314</text:p>
          </table:table-cell>
          <table:table-cell office:value-type="float" office:value="-0.01357" calcext:value-type="float">
            <text:p>-0.01357</text:p>
          </table:table-cell>
          <table:table-cell office:value-type="float" office:value="-0.051198" calcext:value-type="float">
            <text:p>-0.051198</text:p>
          </table:table-cell>
          <table:table-cell office:value-type="float" office:value="-0.01357" calcext:value-type="float">
            <text:p>-0.01357</text:p>
          </table:table-cell>
          <table:table-cell office:value-type="float" office:value="0.031773" calcext:value-type="float">
            <text:p>0.031773</text:p>
          </table:table-cell>
          <table:table-cell office:value-type="string" calcext:value-type="string">
            <text:p>0.00013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93259" calcext:value-type="float">
            <text:p>1527483328.9325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7971" calcext:value-type="float">
            <text:p>-0.047971</text:p>
          </table:table-cell>
          <table:table-cell office:value-type="float" office:value="-0.013462" calcext:value-type="float">
            <text:p>-0.013462</text:p>
          </table:table-cell>
          <table:table-cell office:value-type="float" office:value="-0.05065" calcext:value-type="float">
            <text:p>-0.05065</text:p>
          </table:table-cell>
          <table:table-cell office:value-type="float" office:value="-0.013459" calcext:value-type="float">
            <text:p>-0.013459</text:p>
          </table:table-cell>
          <table:table-cell office:value-type="float" office:value="0.030621" calcext:value-type="float">
            <text:p>0.030621</text:p>
          </table:table-cell>
          <table:table-cell office:value-type="string" calcext:value-type="string">
            <text:p>-0.001161</text:p>
          </table:table-cell>
        </table:table-row>
        <table:table-row table:style-name="ro1" table:visibility="filter">
          <table:table-cell office:value-type="float" office:value="1527483328.93263" calcext:value-type="float">
            <text:p>1527483328.93263</text:p>
          </table:table-cell>
          <table:table-cell office:value-type="string" calcext:value-type="string">
            <text:p>PID_y</text:p>
          </table:table-cell>
          <table:table-cell office:value-type="float" office:value="-0.047971" calcext:value-type="float">
            <text:p>-0.047971</text:p>
          </table:table-cell>
          <table:table-cell office:value-type="float" office:value="-0.013462" calcext:value-type="float">
            <text:p>-0.013462</text:p>
          </table:table-cell>
          <table:table-cell office:value-type="float" office:value="-0.05065" calcext:value-type="float">
            <text:p>-0.05065</text:p>
          </table:table-cell>
          <table:table-cell office:value-type="float" office:value="-0.013459" calcext:value-type="float">
            <text:p>-0.013459</text:p>
          </table:table-cell>
          <table:table-cell office:value-type="float" office:value="0.030621" calcext:value-type="float">
            <text:p>0.030621</text:p>
          </table:table-cell>
          <table:table-cell office:value-type="string" calcext:value-type="string">
            <text:p>-0.00116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95294" calcext:value-type="float">
            <text:p>1527483328.9529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7732" calcext:value-type="float">
            <text:p>-0.047732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50447" calcext:value-type="float">
            <text:p>-0.050447</text:p>
          </table:table-cell>
          <table:table-cell office:value-type="float" office:value="-0.013309" calcext:value-type="float">
            <text:p>-0.013309</text:p>
          </table:table-cell>
          <table:table-cell office:value-type="float" office:value="0.030826" calcext:value-type="float">
            <text:p>0.030826</text:p>
          </table:table-cell>
          <table:table-cell office:value-type="string" calcext:value-type="string">
            <text:p>-0.000451</text:p>
          </table:table-cell>
        </table:table-row>
        <table:table-row table:style-name="ro1" table:visibility="filter">
          <table:table-cell office:value-type="float" office:value="1527483328.953" calcext:value-type="float">
            <text:p>1527483328.953</text:p>
          </table:table-cell>
          <table:table-cell office:value-type="string" calcext:value-type="string">
            <text:p>PID_y</text:p>
          </table:table-cell>
          <table:table-cell office:value-type="float" office:value="-0.047732" calcext:value-type="float">
            <text:p>-0.047732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50447" calcext:value-type="float">
            <text:p>-0.050447</text:p>
          </table:table-cell>
          <table:table-cell office:value-type="float" office:value="-0.013309" calcext:value-type="float">
            <text:p>-0.013309</text:p>
          </table:table-cell>
          <table:table-cell office:value-type="float" office:value="0.030826" calcext:value-type="float">
            <text:p>0.030826</text:p>
          </table:table-cell>
          <table:table-cell office:value-type="string" calcext:value-type="string">
            <text:p>-0.00045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97236" calcext:value-type="float">
            <text:p>1527483328.9723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646" calcext:value-type="float">
            <text:p>-0.04646</text:p>
          </table:table-cell>
          <table:table-cell office:value-type="float" office:value="-0.013337" calcext:value-type="float">
            <text:p>-0.013337</text:p>
          </table:table-cell>
          <table:table-cell office:value-type="float" office:value="-0.049324" calcext:value-type="float">
            <text:p>-0.049324</text:p>
          </table:table-cell>
          <table:table-cell office:value-type="float" office:value="-0.013346" calcext:value-type="float">
            <text:p>-0.013346</text:p>
          </table:table-cell>
          <table:table-cell office:value-type="float" office:value="0.031661" calcext:value-type="float">
            <text:p>0.031661</text:p>
          </table:table-cell>
          <table:table-cell office:value-type="string" calcext:value-type="string">
            <text:p>0.001762</text:p>
          </table:table-cell>
        </table:table-row>
        <table:table-row table:style-name="ro1" table:visibility="filter">
          <table:table-cell office:value-type="float" office:value="1527483328.97243" calcext:value-type="float">
            <text:p>1527483328.97243</text:p>
          </table:table-cell>
          <table:table-cell office:value-type="string" calcext:value-type="string">
            <text:p>PID_y</text:p>
          </table:table-cell>
          <table:table-cell office:value-type="float" office:value="-0.04646" calcext:value-type="float">
            <text:p>-0.04646</text:p>
          </table:table-cell>
          <table:table-cell office:value-type="float" office:value="-0.013337" calcext:value-type="float">
            <text:p>-0.013337</text:p>
          </table:table-cell>
          <table:table-cell office:value-type="float" office:value="-0.049324" calcext:value-type="float">
            <text:p>-0.049324</text:p>
          </table:table-cell>
          <table:table-cell office:value-type="float" office:value="-0.013346" calcext:value-type="float">
            <text:p>-0.013346</text:p>
          </table:table-cell>
          <table:table-cell office:value-type="float" office:value="0.031661" calcext:value-type="float">
            <text:p>0.031661</text:p>
          </table:table-cell>
          <table:table-cell office:value-type="string" calcext:value-type="string">
            <text:p>0.00176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8.99286" calcext:value-type="float">
            <text:p>1527483328.99286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5835" calcext:value-type="float">
            <text:p>-0.045835</text:p>
          </table:table-cell>
          <table:table-cell office:value-type="float" office:value="-0.013073" calcext:value-type="float">
            <text:p>-0.013073</text:p>
          </table:table-cell>
          <table:table-cell office:value-type="float" office:value="-0.049071" calcext:value-type="float">
            <text:p>-0.049071</text:p>
          </table:table-cell>
          <table:table-cell office:value-type="float" office:value="-0.01309" calcext:value-type="float">
            <text:p>-0.01309</text:p>
          </table:table-cell>
          <table:table-cell office:value-type="float" office:value="0.033657" calcext:value-type="float">
            <text:p>0.033657</text:p>
          </table:table-cell>
          <table:table-cell office:value-type="string" calcext:value-type="string">
            <text:p>0.002397</text:p>
          </table:table-cell>
        </table:table-row>
        <table:table-row table:style-name="ro1" table:visibility="filter">
          <table:table-cell office:value-type="float" office:value="1527483328.99298" calcext:value-type="float">
            <text:p>1527483328.99298</text:p>
          </table:table-cell>
          <table:table-cell office:value-type="string" calcext:value-type="string">
            <text:p>PID_y</text:p>
          </table:table-cell>
          <table:table-cell office:value-type="float" office:value="-0.045835" calcext:value-type="float">
            <text:p>-0.045835</text:p>
          </table:table-cell>
          <table:table-cell office:value-type="float" office:value="-0.013073" calcext:value-type="float">
            <text:p>-0.013073</text:p>
          </table:table-cell>
          <table:table-cell office:value-type="float" office:value="-0.049071" calcext:value-type="float">
            <text:p>-0.049071</text:p>
          </table:table-cell>
          <table:table-cell office:value-type="float" office:value="-0.01309" calcext:value-type="float">
            <text:p>-0.01309</text:p>
          </table:table-cell>
          <table:table-cell office:value-type="float" office:value="0.033657" calcext:value-type="float">
            <text:p>0.033657</text:p>
          </table:table-cell>
          <table:table-cell office:value-type="string" calcext:value-type="string">
            <text:p>0.00239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9.01242" calcext:value-type="float">
            <text:p>1527483329.01242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5844" calcext:value-type="float">
            <text:p>-0.045844</text:p>
          </table:table-cell>
          <table:table-cell office:value-type="float" office:value="-0.01298" calcext:value-type="float">
            <text:p>-0.01298</text:p>
          </table:table-cell>
          <table:table-cell office:value-type="float" office:value="-0.0483" calcext:value-type="float">
            <text:p>-0.0483</text:p>
          </table:table-cell>
          <table:table-cell office:value-type="float" office:value="-0.013053" calcext:value-type="float">
            <text:p>-0.013053</text:p>
          </table:table-cell>
          <table:table-cell office:value-type="float" office:value="0.029321" calcext:value-type="float">
            <text:p>0.029321</text:p>
          </table:table-cell>
          <table:table-cell office:value-type="string" calcext:value-type="string">
            <text:p>0.005067</text:p>
          </table:table-cell>
        </table:table-row>
        <table:table-row table:style-name="ro1" table:visibility="filter">
          <table:table-cell office:value-type="float" office:value="1527483329.01249" calcext:value-type="float">
            <text:p>1527483329.01249</text:p>
          </table:table-cell>
          <table:table-cell office:value-type="string" calcext:value-type="string">
            <text:p>PID_y</text:p>
          </table:table-cell>
          <table:table-cell office:value-type="float" office:value="-0.045844" calcext:value-type="float">
            <text:p>-0.045844</text:p>
          </table:table-cell>
          <table:table-cell office:value-type="float" office:value="-0.01298" calcext:value-type="float">
            <text:p>-0.01298</text:p>
          </table:table-cell>
          <table:table-cell office:value-type="float" office:value="-0.0483" calcext:value-type="float">
            <text:p>-0.0483</text:p>
          </table:table-cell>
          <table:table-cell office:value-type="float" office:value="-0.013053" calcext:value-type="float">
            <text:p>-0.013053</text:p>
          </table:table-cell>
          <table:table-cell office:value-type="float" office:value="0.029321" calcext:value-type="float">
            <text:p>0.029321</text:p>
          </table:table-cell>
          <table:table-cell office:value-type="string" calcext:value-type="string">
            <text:p>0.00506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9.03284" calcext:value-type="float">
            <text:p>1527483329.0328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4807" calcext:value-type="float">
            <text:p>-0.044807</text:p>
          </table:table-cell>
          <table:table-cell office:value-type="float" office:value="-0.012951" calcext:value-type="float">
            <text:p>-0.012951</text:p>
          </table:table-cell>
          <table:table-cell office:value-type="float" office:value="-0.047567" calcext:value-type="float">
            <text:p>-0.047567</text:p>
          </table:table-cell>
          <table:table-cell office:value-type="float" office:value="-0.013007" calcext:value-type="float">
            <text:p>-0.013007</text:p>
          </table:table-cell>
          <table:table-cell office:value-type="float" office:value="0.031083" calcext:value-type="float">
            <text:p>0.031083</text:p>
          </table:table-cell>
          <table:table-cell office:value-type="string" calcext:value-type="string">
            <text:p>0.004421</text:p>
          </table:table-cell>
        </table:table-row>
        <table:table-row table:style-name="ro1" table:visibility="filter">
          <table:table-cell office:value-type="float" office:value="1527483329.03289" calcext:value-type="float">
            <text:p>1527483329.03289</text:p>
          </table:table-cell>
          <table:table-cell office:value-type="string" calcext:value-type="string">
            <text:p>PID_y</text:p>
          </table:table-cell>
          <table:table-cell office:value-type="float" office:value="-0.044807" calcext:value-type="float">
            <text:p>-0.044807</text:p>
          </table:table-cell>
          <table:table-cell office:value-type="float" office:value="-0.012951" calcext:value-type="float">
            <text:p>-0.012951</text:p>
          </table:table-cell>
          <table:table-cell office:value-type="float" office:value="-0.047567" calcext:value-type="float">
            <text:p>-0.047567</text:p>
          </table:table-cell>
          <table:table-cell office:value-type="float" office:value="-0.013007" calcext:value-type="float">
            <text:p>-0.013007</text:p>
          </table:table-cell>
          <table:table-cell office:value-type="float" office:value="0.031083" calcext:value-type="float">
            <text:p>0.031083</text:p>
          </table:table-cell>
          <table:table-cell office:value-type="string" calcext:value-type="string">
            <text:p>0.00442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9.05227" calcext:value-type="float">
            <text:p>1527483329.0522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2626" calcext:value-type="float">
            <text:p>-0.042626</text:p>
          </table:table-cell>
          <table:table-cell office:value-type="float" office:value="-0.012422" calcext:value-type="float">
            <text:p>-0.012422</text:p>
          </table:table-cell>
          <table:table-cell office:value-type="float" office:value="-0.046716" calcext:value-type="float">
            <text:p>-0.046716</text:p>
          </table:table-cell>
          <table:table-cell office:value-type="float" office:value="-0.012577" calcext:value-type="float">
            <text:p>-0.012577</text:p>
          </table:table-cell>
          <table:table-cell office:value-type="float" office:value="0.037835" calcext:value-type="float">
            <text:p>0.037835</text:p>
          </table:table-cell>
          <table:table-cell office:value-type="string" calcext:value-type="string">
            <text:p>0.007369</text:p>
          </table:table-cell>
        </table:table-row>
        <table:table-row table:style-name="ro1" table:visibility="filter">
          <table:table-cell office:value-type="float" office:value="1527483329.0523" calcext:value-type="float">
            <text:p>1527483329.0523</text:p>
          </table:table-cell>
          <table:table-cell office:value-type="string" calcext:value-type="string">
            <text:p>PID_y</text:p>
          </table:table-cell>
          <table:table-cell office:value-type="float" office:value="-0.042626" calcext:value-type="float">
            <text:p>-0.042626</text:p>
          </table:table-cell>
          <table:table-cell office:value-type="float" office:value="-0.012422" calcext:value-type="float">
            <text:p>-0.012422</text:p>
          </table:table-cell>
          <table:table-cell office:value-type="float" office:value="-0.046716" calcext:value-type="float">
            <text:p>-0.046716</text:p>
          </table:table-cell>
          <table:table-cell office:value-type="float" office:value="-0.012577" calcext:value-type="float">
            <text:p>-0.012577</text:p>
          </table:table-cell>
          <table:table-cell office:value-type="float" office:value="0.037835" calcext:value-type="float">
            <text:p>0.037835</text:p>
          </table:table-cell>
          <table:table-cell office:value-type="string" calcext:value-type="string">
            <text:p>0.00736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9.07257" calcext:value-type="float">
            <text:p>1527483329.0725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2048" calcext:value-type="float">
            <text:p>-0.042048</text:p>
          </table:table-cell>
          <table:table-cell office:value-type="float" office:value="-0.012358" calcext:value-type="float">
            <text:p>-0.012358</text:p>
          </table:table-cell>
          <table:table-cell office:value-type="float" office:value="-0.045737" calcext:value-type="float">
            <text:p>-0.045737</text:p>
          </table:table-cell>
          <table:table-cell office:value-type="float" office:value="-0.012544" calcext:value-type="float">
            <text:p>-0.012544</text:p>
          </table:table-cell>
          <table:table-cell office:value-type="float" office:value="0.035932" calcext:value-type="float">
            <text:p>0.035932</text:p>
          </table:table-cell>
          <table:table-cell office:value-type="string" calcext:value-type="string">
            <text:p>0.008071</text:p>
          </table:table-cell>
        </table:table-row>
        <table:table-row table:style-name="ro1" table:visibility="filter">
          <table:table-cell office:value-type="float" office:value="1527483329.07261" calcext:value-type="float">
            <text:p>1527483329.07261</text:p>
          </table:table-cell>
          <table:table-cell office:value-type="string" calcext:value-type="string">
            <text:p>PID_y</text:p>
          </table:table-cell>
          <table:table-cell office:value-type="float" office:value="-0.042048" calcext:value-type="float">
            <text:p>-0.042048</text:p>
          </table:table-cell>
          <table:table-cell office:value-type="float" office:value="-0.012358" calcext:value-type="float">
            <text:p>-0.012358</text:p>
          </table:table-cell>
          <table:table-cell office:value-type="float" office:value="-0.045737" calcext:value-type="float">
            <text:p>-0.045737</text:p>
          </table:table-cell>
          <table:table-cell office:value-type="float" office:value="-0.012544" calcext:value-type="float">
            <text:p>-0.012544</text:p>
          </table:table-cell>
          <table:table-cell office:value-type="float" office:value="0.035932" calcext:value-type="float">
            <text:p>0.035932</text:p>
          </table:table-cell>
          <table:table-cell office:value-type="string" calcext:value-type="string">
            <text:p>0.008071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9.09298" calcext:value-type="float">
            <text:p>1527483329.09298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9309" calcext:value-type="float">
            <text:p>-0.039309</text:p>
          </table:table-cell>
          <table:table-cell office:value-type="float" office:value="-0.012188" calcext:value-type="float">
            <text:p>-0.012188</text:p>
          </table:table-cell>
          <table:table-cell office:value-type="float" office:value="-0.044714" calcext:value-type="float">
            <text:p>-0.044714</text:p>
          </table:table-cell>
          <table:table-cell office:value-type="float" office:value="-0.012348" calcext:value-type="float">
            <text:p>-0.012348</text:p>
          </table:table-cell>
          <table:table-cell office:value-type="float" office:value="0.043494" calcext:value-type="float">
            <text:p>0.043494</text:p>
          </table:table-cell>
          <table:table-cell office:value-type="string" calcext:value-type="string">
            <text:p>0.007490</text:p>
          </table:table-cell>
        </table:table-row>
        <table:table-row table:style-name="ro1" table:visibility="filter">
          <table:table-cell office:value-type="float" office:value="1527483329.09303" calcext:value-type="float">
            <text:p>1527483329.09303</text:p>
          </table:table-cell>
          <table:table-cell office:value-type="string" calcext:value-type="string">
            <text:p>PID_y</text:p>
          </table:table-cell>
          <table:table-cell office:value-type="float" office:value="-0.039309" calcext:value-type="float">
            <text:p>-0.039309</text:p>
          </table:table-cell>
          <table:table-cell office:value-type="float" office:value="-0.012188" calcext:value-type="float">
            <text:p>-0.012188</text:p>
          </table:table-cell>
          <table:table-cell office:value-type="float" office:value="-0.044714" calcext:value-type="float">
            <text:p>-0.044714</text:p>
          </table:table-cell>
          <table:table-cell office:value-type="float" office:value="-0.012348" calcext:value-type="float">
            <text:p>-0.012348</text:p>
          </table:table-cell>
          <table:table-cell office:value-type="float" office:value="0.043494" calcext:value-type="float">
            <text:p>0.043494</text:p>
          </table:table-cell>
          <table:table-cell office:value-type="string" calcext:value-type="string">
            <text:p>0.007490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9.11239" calcext:value-type="float">
            <text:p>1527483329.1123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40319" calcext:value-type="float">
            <text:p>-0.040319</text:p>
          </table:table-cell>
          <table:table-cell office:value-type="float" office:value="-0.011767" calcext:value-type="float">
            <text:p>-0.011767</text:p>
          </table:table-cell>
          <table:table-cell office:value-type="float" office:value="-0.044469" calcext:value-type="float">
            <text:p>-0.044469</text:p>
          </table:table-cell>
          <table:table-cell office:value-type="float" office:value="-0.012059" calcext:value-type="float">
            <text:p>-0.012059</text:p>
          </table:table-cell>
          <table:table-cell office:value-type="float" office:value="0.038114" calcext:value-type="float">
            <text:p>0.038114</text:p>
          </table:table-cell>
          <table:table-cell office:value-type="string" calcext:value-type="string">
            <text:p>0.010099</text:p>
          </table:table-cell>
        </table:table-row>
        <table:table-row table:style-name="ro1" table:visibility="filter">
          <table:table-cell office:value-type="float" office:value="1527483329.11244" calcext:value-type="float">
            <text:p>1527483329.11244</text:p>
          </table:table-cell>
          <table:table-cell office:value-type="string" calcext:value-type="string">
            <text:p>PID_y</text:p>
          </table:table-cell>
          <table:table-cell office:value-type="float" office:value="-0.040319" calcext:value-type="float">
            <text:p>-0.040319</text:p>
          </table:table-cell>
          <table:table-cell office:value-type="float" office:value="-0.011767" calcext:value-type="float">
            <text:p>-0.011767</text:p>
          </table:table-cell>
          <table:table-cell office:value-type="float" office:value="-0.044469" calcext:value-type="float">
            <text:p>-0.044469</text:p>
          </table:table-cell>
          <table:table-cell office:value-type="float" office:value="-0.012059" calcext:value-type="float">
            <text:p>-0.012059</text:p>
          </table:table-cell>
          <table:table-cell office:value-type="float" office:value="0.038114" calcext:value-type="float">
            <text:p>0.038114</text:p>
          </table:table-cell>
          <table:table-cell office:value-type="string" calcext:value-type="string">
            <text:p>0.01009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9.13284" calcext:value-type="float">
            <text:p>1527483329.13284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8887" calcext:value-type="float">
            <text:p>-0.038887</text:p>
          </table:table-cell>
          <table:table-cell office:value-type="float" office:value="-0.011342" calcext:value-type="float">
            <text:p>-0.011342</text:p>
          </table:table-cell>
          <table:table-cell office:value-type="float" office:value="-0.043517" calcext:value-type="float">
            <text:p>-0.043517</text:p>
          </table:table-cell>
          <table:table-cell office:value-type="float" office:value="-0.01178" calcext:value-type="float">
            <text:p>-0.01178</text:p>
          </table:table-cell>
          <table:table-cell office:value-type="float" office:value="0.040256" calcext:value-type="float">
            <text:p>0.040256</text:p>
          </table:table-cell>
          <table:table-cell office:value-type="string" calcext:value-type="string">
            <text:p>0.012377</text:p>
          </table:table-cell>
        </table:table-row>
        <table:table-row table:style-name="ro1" table:visibility="filter">
          <table:table-cell office:value-type="float" office:value="1527483329.1329" calcext:value-type="float">
            <text:p>1527483329.1329</text:p>
          </table:table-cell>
          <table:table-cell office:value-type="string" calcext:value-type="string">
            <text:p>PID_y</text:p>
          </table:table-cell>
          <table:table-cell office:value-type="float" office:value="-0.038887" calcext:value-type="float">
            <text:p>-0.038887</text:p>
          </table:table-cell>
          <table:table-cell office:value-type="float" office:value="-0.011342" calcext:value-type="float">
            <text:p>-0.011342</text:p>
          </table:table-cell>
          <table:table-cell office:value-type="float" office:value="-0.043517" calcext:value-type="float">
            <text:p>-0.043517</text:p>
          </table:table-cell>
          <table:table-cell office:value-type="float" office:value="-0.01178" calcext:value-type="float">
            <text:p>-0.01178</text:p>
          </table:table-cell>
          <table:table-cell office:value-type="float" office:value="0.040256" calcext:value-type="float">
            <text:p>0.040256</text:p>
          </table:table-cell>
          <table:table-cell office:value-type="string" calcext:value-type="string">
            <text:p>0.01237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9.15215" calcext:value-type="float">
            <text:p>1527483329.15215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9377" calcext:value-type="float">
            <text:p>-0.039377</text:p>
          </table:table-cell>
          <table:table-cell office:value-type="float" office:value="-0.011127" calcext:value-type="float">
            <text:p>-0.011127</text:p>
          </table:table-cell>
          <table:table-cell office:value-type="float" office:value="-0.043083" calcext:value-type="float">
            <text:p>-0.043083</text:p>
          </table:table-cell>
          <table:table-cell office:value-type="float" office:value="-0.011478" calcext:value-type="float">
            <text:p>-0.011478</text:p>
          </table:table-cell>
          <table:table-cell office:value-type="float" office:value="0.036013" calcext:value-type="float">
            <text:p>0.036013</text:p>
          </table:table-cell>
          <table:table-cell office:value-type="string" calcext:value-type="string">
            <text:p>0.011079</text:p>
          </table:table-cell>
        </table:table-row>
        <table:table-row table:style-name="ro1" table:visibility="filter">
          <table:table-cell office:value-type="float" office:value="1527483329.15221" calcext:value-type="float">
            <text:p>1527483329.15221</text:p>
          </table:table-cell>
          <table:table-cell office:value-type="string" calcext:value-type="string">
            <text:p>PID_y</text:p>
          </table:table-cell>
          <table:table-cell office:value-type="float" office:value="-0.039377" calcext:value-type="float">
            <text:p>-0.039377</text:p>
          </table:table-cell>
          <table:table-cell office:value-type="float" office:value="-0.011127" calcext:value-type="float">
            <text:p>-0.011127</text:p>
          </table:table-cell>
          <table:table-cell office:value-type="float" office:value="-0.043083" calcext:value-type="float">
            <text:p>-0.043083</text:p>
          </table:table-cell>
          <table:table-cell office:value-type="float" office:value="-0.011478" calcext:value-type="float">
            <text:p>-0.011478</text:p>
          </table:table-cell>
          <table:table-cell office:value-type="float" office:value="0.036013" calcext:value-type="float">
            <text:p>0.036013</text:p>
          </table:table-cell>
          <table:table-cell office:value-type="string" calcext:value-type="string">
            <text:p>0.01107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9.17257" calcext:value-type="float">
            <text:p>1527483329.1725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8373" calcext:value-type="float">
            <text:p>-0.038373</text:p>
          </table:table-cell>
          <table:table-cell office:value-type="float" office:value="-0.01133" calcext:value-type="float">
            <text:p>-0.01133</text:p>
          </table:table-cell>
          <table:table-cell office:value-type="float" office:value="-0.042091" calcext:value-type="float">
            <text:p>-0.042091</text:p>
          </table:table-cell>
          <table:table-cell office:value-type="float" office:value="-0.011594" calcext:value-type="float">
            <text:p>-0.011594</text:p>
          </table:table-cell>
          <table:table-cell office:value-type="float" office:value="0.036076" calcext:value-type="float">
            <text:p>0.036076</text:p>
          </table:table-cell>
          <table:table-cell office:value-type="string" calcext:value-type="string">
            <text:p>0.009616</text:p>
          </table:table-cell>
        </table:table-row>
        <table:table-row table:style-name="ro1" table:visibility="filter">
          <table:table-cell office:value-type="float" office:value="1527483329.17262" calcext:value-type="float">
            <text:p>1527483329.17262</text:p>
          </table:table-cell>
          <table:table-cell office:value-type="string" calcext:value-type="string">
            <text:p>PID_y</text:p>
          </table:table-cell>
          <table:table-cell office:value-type="float" office:value="-0.038373" calcext:value-type="float">
            <text:p>-0.038373</text:p>
          </table:table-cell>
          <table:table-cell office:value-type="float" office:value="-0.01133" calcext:value-type="float">
            <text:p>-0.01133</text:p>
          </table:table-cell>
          <table:table-cell office:value-type="float" office:value="-0.042091" calcext:value-type="float">
            <text:p>-0.042091</text:p>
          </table:table-cell>
          <table:table-cell office:value-type="float" office:value="-0.011594" calcext:value-type="float">
            <text:p>-0.011594</text:p>
          </table:table-cell>
          <table:table-cell office:value-type="float" office:value="0.036076" calcext:value-type="float">
            <text:p>0.036076</text:p>
          </table:table-cell>
          <table:table-cell office:value-type="string" calcext:value-type="string">
            <text:p>0.00961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9.19299" calcext:value-type="float">
            <text:p>1527483329.1929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8903" calcext:value-type="float">
            <text:p>-0.038903</text:p>
          </table:table-cell>
          <table:table-cell office:value-type="float" office:value="-0.011106" calcext:value-type="float">
            <text:p>-0.011106</text:p>
          </table:table-cell>
          <table:table-cell office:value-type="float" office:value="-0.041609" calcext:value-type="float">
            <text:p>-0.041609</text:p>
          </table:table-cell>
          <table:table-cell office:value-type="float" office:value="-0.01138" calcext:value-type="float">
            <text:p>-0.01138</text:p>
          </table:table-cell>
          <table:table-cell office:value-type="float" office:value="0.030771" calcext:value-type="float">
            <text:p>0.030771</text:p>
          </table:table-cell>
          <table:table-cell office:value-type="string" calcext:value-type="string">
            <text:p>0.009792</text:p>
          </table:table-cell>
        </table:table-row>
        <table:table-row table:style-name="ro1" table:visibility="filter">
          <table:table-cell office:value-type="float" office:value="1527483329.19304" calcext:value-type="float">
            <text:p>1527483329.19304</text:p>
          </table:table-cell>
          <table:table-cell office:value-type="string" calcext:value-type="string">
            <text:p>PID_y</text:p>
          </table:table-cell>
          <table:table-cell office:value-type="float" office:value="-0.038903" calcext:value-type="float">
            <text:p>-0.038903</text:p>
          </table:table-cell>
          <table:table-cell office:value-type="float" office:value="-0.011106" calcext:value-type="float">
            <text:p>-0.011106</text:p>
          </table:table-cell>
          <table:table-cell office:value-type="float" office:value="-0.041609" calcext:value-type="float">
            <text:p>-0.041609</text:p>
          </table:table-cell>
          <table:table-cell office:value-type="float" office:value="-0.01138" calcext:value-type="float">
            <text:p>-0.01138</text:p>
          </table:table-cell>
          <table:table-cell office:value-type="float" office:value="0.030771" calcext:value-type="float">
            <text:p>0.030771</text:p>
          </table:table-cell>
          <table:table-cell office:value-type="string" calcext:value-type="string">
            <text:p>0.00979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9.21239" calcext:value-type="float">
            <text:p>1527483329.2123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8968" calcext:value-type="float">
            <text:p>-0.038968</text:p>
          </table:table-cell>
          <table:table-cell office:value-type="float" office:value="-0.010266" calcext:value-type="float">
            <text:p>-0.010266</text:p>
          </table:table-cell>
          <table:table-cell office:value-type="float" office:value="-0.041476" calcext:value-type="float">
            <text:p>-0.041476</text:p>
          </table:table-cell>
          <table:table-cell office:value-type="float" office:value="-0.010762" calcext:value-type="float">
            <text:p>-0.010762</text:p>
          </table:table-cell>
          <table:table-cell office:value-type="float" office:value="0.029626" calcext:value-type="float">
            <text:p>0.029626</text:p>
          </table:table-cell>
          <table:table-cell office:value-type="string" calcext:value-type="string">
            <text:p>0.013177</text:p>
          </table:table-cell>
        </table:table-row>
        <table:table-row table:style-name="ro1" table:visibility="filter">
          <table:table-cell office:value-type="float" office:value="1527483329.21244" calcext:value-type="float">
            <text:p>1527483329.21244</text:p>
          </table:table-cell>
          <table:table-cell office:value-type="string" calcext:value-type="string">
            <text:p>PID_y</text:p>
          </table:table-cell>
          <table:table-cell office:value-type="float" office:value="-0.038968" calcext:value-type="float">
            <text:p>-0.038968</text:p>
          </table:table-cell>
          <table:table-cell office:value-type="float" office:value="-0.010266" calcext:value-type="float">
            <text:p>-0.010266</text:p>
          </table:table-cell>
          <table:table-cell office:value-type="float" office:value="-0.041476" calcext:value-type="float">
            <text:p>-0.041476</text:p>
          </table:table-cell>
          <table:table-cell office:value-type="float" office:value="-0.010762" calcext:value-type="float">
            <text:p>-0.010762</text:p>
          </table:table-cell>
          <table:table-cell office:value-type="float" office:value="0.029626" calcext:value-type="float">
            <text:p>0.029626</text:p>
          </table:table-cell>
          <table:table-cell office:value-type="string" calcext:value-type="string">
            <text:p>0.013177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9.23267" calcext:value-type="float">
            <text:p>1527483329.23267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8172" calcext:value-type="float">
            <text:p>-0.038172</text:p>
          </table:table-cell>
          <table:table-cell office:value-type="float" office:value="-0.010579" calcext:value-type="float">
            <text:p>-0.010579</text:p>
          </table:table-cell>
          <table:table-cell office:value-type="float" office:value="-0.040587" calcext:value-type="float">
            <text:p>-0.040587</text:p>
          </table:table-cell>
          <table:table-cell office:value-type="float" office:value="-0.010844" calcext:value-type="float">
            <text:p>-0.010844</text:p>
          </table:table-cell>
          <table:table-cell office:value-type="float" office:value="0.029073" calcext:value-type="float">
            <text:p>0.029073</text:p>
          </table:table-cell>
          <table:table-cell office:value-type="string" calcext:value-type="string">
            <text:p>0.009639</text:p>
          </table:table-cell>
        </table:table-row>
        <table:table-row table:style-name="ro1" table:visibility="filter">
          <table:table-cell office:value-type="float" office:value="1527483329.2327" calcext:value-type="float">
            <text:p>1527483329.2327</text:p>
          </table:table-cell>
          <table:table-cell office:value-type="string" calcext:value-type="string">
            <text:p>PID_y</text:p>
          </table:table-cell>
          <table:table-cell office:value-type="float" office:value="-0.038172" calcext:value-type="float">
            <text:p>-0.038172</text:p>
          </table:table-cell>
          <table:table-cell office:value-type="float" office:value="-0.010579" calcext:value-type="float">
            <text:p>-0.010579</text:p>
          </table:table-cell>
          <table:table-cell office:value-type="float" office:value="-0.040587" calcext:value-type="float">
            <text:p>-0.040587</text:p>
          </table:table-cell>
          <table:table-cell office:value-type="float" office:value="-0.010844" calcext:value-type="float">
            <text:p>-0.010844</text:p>
          </table:table-cell>
          <table:table-cell office:value-type="float" office:value="0.029073" calcext:value-type="float">
            <text:p>0.029073</text:p>
          </table:table-cell>
          <table:table-cell office:value-type="string" calcext:value-type="string">
            <text:p>0.009639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9.25301" calcext:value-type="float">
            <text:p>1527483329.2530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8255" calcext:value-type="float">
            <text:p>-0.038255</text:p>
          </table:table-cell>
          <table:table-cell office:value-type="float" office:value="-0.010245" calcext:value-type="float">
            <text:p>-0.010245</text:p>
          </table:table-cell>
          <table:table-cell office:value-type="float" office:value="-0.040339" calcext:value-type="float">
            <text:p>-0.040339</text:p>
          </table:table-cell>
          <table:table-cell office:value-type="float" office:value="-0.010516" calcext:value-type="float">
            <text:p>-0.010516</text:p>
          </table:table-cell>
          <table:table-cell office:value-type="float" office:value="0.027007" calcext:value-type="float">
            <text:p>0.027007</text:p>
          </table:table-cell>
          <table:table-cell office:value-type="string" calcext:value-type="string">
            <text:p>0.009746</text:p>
          </table:table-cell>
        </table:table-row>
        <table:table-row table:style-name="ro1" table:visibility="filter">
          <table:table-cell office:value-type="float" office:value="1527483329.25304" calcext:value-type="float">
            <text:p>1527483329.25304</text:p>
          </table:table-cell>
          <table:table-cell office:value-type="string" calcext:value-type="string">
            <text:p>PID_y</text:p>
          </table:table-cell>
          <table:table-cell office:value-type="float" office:value="-0.038255" calcext:value-type="float">
            <text:p>-0.038255</text:p>
          </table:table-cell>
          <table:table-cell office:value-type="float" office:value="-0.010245" calcext:value-type="float">
            <text:p>-0.010245</text:p>
          </table:table-cell>
          <table:table-cell office:value-type="float" office:value="-0.040339" calcext:value-type="float">
            <text:p>-0.040339</text:p>
          </table:table-cell>
          <table:table-cell office:value-type="float" office:value="-0.010516" calcext:value-type="float">
            <text:p>-0.010516</text:p>
          </table:table-cell>
          <table:table-cell office:value-type="float" office:value="0.027007" calcext:value-type="float">
            <text:p>0.027007</text:p>
          </table:table-cell>
          <table:table-cell office:value-type="string" calcext:value-type="string">
            <text:p>0.009746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9.27241" calcext:value-type="float">
            <text:p>1527483329.2724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8826" calcext:value-type="float">
            <text:p>-0.038826</text:p>
          </table:table-cell>
          <table:table-cell office:value-type="float" office:value="-0.010003" calcext:value-type="float">
            <text:p>-0.010003</text:p>
          </table:table-cell>
          <table:table-cell office:value-type="float" office:value="-0.040028" calcext:value-type="float">
            <text:p>-0.040028</text:p>
          </table:table-cell>
          <table:table-cell office:value-type="float" office:value="-0.010411" calcext:value-type="float">
            <text:p>-0.010411</text:p>
          </table:table-cell>
          <table:table-cell office:value-type="float" office:value="0.020505" calcext:value-type="float">
            <text:p>0.020505</text:p>
          </table:table-cell>
          <table:table-cell office:value-type="string" calcext:value-type="string">
            <text:p>0.011963</text:p>
          </table:table-cell>
        </table:table-row>
        <table:table-row table:style-name="ro1" table:visibility="filter">
          <table:table-cell office:value-type="float" office:value="1527483329.27246" calcext:value-type="float">
            <text:p>1527483329.27246</text:p>
          </table:table-cell>
          <table:table-cell office:value-type="string" calcext:value-type="string">
            <text:p>PID_y</text:p>
          </table:table-cell>
          <table:table-cell office:value-type="float" office:value="-0.038826" calcext:value-type="float">
            <text:p>-0.038826</text:p>
          </table:table-cell>
          <table:table-cell office:value-type="float" office:value="-0.010003" calcext:value-type="float">
            <text:p>-0.010003</text:p>
          </table:table-cell>
          <table:table-cell office:value-type="float" office:value="-0.040028" calcext:value-type="float">
            <text:p>-0.040028</text:p>
          </table:table-cell>
          <table:table-cell office:value-type="float" office:value="-0.010411" calcext:value-type="float">
            <text:p>-0.010411</text:p>
          </table:table-cell>
          <table:table-cell office:value-type="float" office:value="0.020505" calcext:value-type="float">
            <text:p>0.020505</text:p>
          </table:table-cell>
          <table:table-cell office:value-type="string" calcext:value-type="string">
            <text:p>0.011963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9.29288" calcext:value-type="float">
            <text:p>1527483329.29288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7961" calcext:value-type="float">
            <text:p>-0.037961</text:p>
          </table:table-cell>
          <table:table-cell office:value-type="float" office:value="-0.009567" calcext:value-type="float">
            <text:p>-0.009567</text:p>
          </table:table-cell>
          <table:table-cell office:value-type="float" office:value="-0.03937" calcext:value-type="float">
            <text:p>-0.03937</text:p>
          </table:table-cell>
          <table:table-cell office:value-type="float" office:value="-0.010067" calcext:value-type="float">
            <text:p>-0.010067</text:p>
          </table:table-cell>
          <table:table-cell office:value-type="float" office:value="0.022206" calcext:value-type="float">
            <text:p>0.022206</text:p>
          </table:table-cell>
          <table:table-cell office:value-type="string" calcext:value-type="string">
            <text:p>0.013232</text:p>
          </table:table-cell>
        </table:table-row>
        <table:table-row table:style-name="ro1" table:visibility="filter">
          <table:table-cell office:value-type="float" office:value="1527483329.29294" calcext:value-type="float">
            <text:p>1527483329.29294</text:p>
          </table:table-cell>
          <table:table-cell office:value-type="string" calcext:value-type="string">
            <text:p>PID_y</text:p>
          </table:table-cell>
          <table:table-cell office:value-type="float" office:value="-0.037961" calcext:value-type="float">
            <text:p>-0.037961</text:p>
          </table:table-cell>
          <table:table-cell office:value-type="float" office:value="-0.009567" calcext:value-type="float">
            <text:p>-0.009567</text:p>
          </table:table-cell>
          <table:table-cell office:value-type="float" office:value="-0.03937" calcext:value-type="float">
            <text:p>-0.03937</text:p>
          </table:table-cell>
          <table:table-cell office:value-type="float" office:value="-0.010067" calcext:value-type="float">
            <text:p>-0.010067</text:p>
          </table:table-cell>
          <table:table-cell office:value-type="float" office:value="0.022206" calcext:value-type="float">
            <text:p>0.022206</text:p>
          </table:table-cell>
          <table:table-cell office:value-type="string" calcext:value-type="string">
            <text:p>0.01323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9.31223" calcext:value-type="float">
            <text:p>1527483329.31223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5406" calcext:value-type="float">
            <text:p>-0.035406</text:p>
          </table:table-cell>
          <table:table-cell office:value-type="float" office:value="-0.009899" calcext:value-type="float">
            <text:p>-0.009899</text:p>
          </table:table-cell>
          <table:table-cell office:value-type="float" office:value="-0.038302" calcext:value-type="float">
            <text:p>-0.038302</text:p>
          </table:table-cell>
          <table:table-cell office:value-type="float" office:value="-0.010043" calcext:value-type="float">
            <text:p>-0.010043</text:p>
          </table:table-cell>
          <table:table-cell office:value-type="float" office:value="0.031835" calcext:value-type="float">
            <text:p>0.031835</text:p>
          </table:table-cell>
          <table:table-cell office:value-type="string" calcext:value-type="string">
            <text:p>0.007112</text:p>
          </table:table-cell>
        </table:table-row>
        <table:table-row table:style-name="ro1" table:visibility="filter">
          <table:table-cell office:value-type="float" office:value="1527483329.31224" calcext:value-type="float">
            <text:p>1527483329.31224</text:p>
          </table:table-cell>
          <table:table-cell office:value-type="string" calcext:value-type="string">
            <text:p>PID_y</text:p>
          </table:table-cell>
          <table:table-cell office:value-type="float" office:value="-0.035406" calcext:value-type="float">
            <text:p>-0.035406</text:p>
          </table:table-cell>
          <table:table-cell office:value-type="float" office:value="-0.009899" calcext:value-type="float">
            <text:p>-0.009899</text:p>
          </table:table-cell>
          <table:table-cell office:value-type="float" office:value="-0.038302" calcext:value-type="float">
            <text:p>-0.038302</text:p>
          </table:table-cell>
          <table:table-cell office:value-type="float" office:value="-0.010043" calcext:value-type="float">
            <text:p>-0.010043</text:p>
          </table:table-cell>
          <table:table-cell office:value-type="float" office:value="0.031835" calcext:value-type="float">
            <text:p>0.031835</text:p>
          </table:table-cell>
          <table:table-cell office:value-type="string" calcext:value-type="string">
            <text:p>0.007112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9.33249" calcext:value-type="float">
            <text:p>1527483329.33249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6691" calcext:value-type="float">
            <text:p>-0.036691</text:p>
          </table:table-cell>
          <table:table-cell office:value-type="float" office:value="-0.009221" calcext:value-type="float">
            <text:p>-0.009221</text:p>
          </table:table-cell>
          <table:table-cell office:value-type="float" office:value="-0.038264" calcext:value-type="float">
            <text:p>-0.038264</text:p>
          </table:table-cell>
          <table:table-cell office:value-type="float" office:value="-0.009631" calcext:value-type="float">
            <text:p>-0.009631</text:p>
          </table:table-cell>
          <table:table-cell office:value-type="float" office:value="0.023458" calcext:value-type="float">
            <text:p>0.023458</text:p>
          </table:table-cell>
          <table:table-cell office:value-type="string" calcext:value-type="string">
            <text:p>0.011984</text:p>
          </table:table-cell>
        </table:table-row>
        <table:table-row table:style-name="ro1" table:visibility="filter">
          <table:table-cell office:value-type="float" office:value="1527483329.33251" calcext:value-type="float">
            <text:p>1527483329.33251</text:p>
          </table:table-cell>
          <table:table-cell office:value-type="string" calcext:value-type="string">
            <text:p>PID_y</text:p>
          </table:table-cell>
          <table:table-cell office:value-type="float" office:value="-0.036691" calcext:value-type="float">
            <text:p>-0.036691</text:p>
          </table:table-cell>
          <table:table-cell office:value-type="float" office:value="-0.009221" calcext:value-type="float">
            <text:p>-0.009221</text:p>
          </table:table-cell>
          <table:table-cell office:value-type="float" office:value="-0.038264" calcext:value-type="float">
            <text:p>-0.038264</text:p>
          </table:table-cell>
          <table:table-cell office:value-type="float" office:value="-0.009631" calcext:value-type="float">
            <text:p>-0.009631</text:p>
          </table:table-cell>
          <table:table-cell office:value-type="float" office:value="0.023458" calcext:value-type="float">
            <text:p>0.023458</text:p>
          </table:table-cell>
          <table:table-cell office:value-type="string" calcext:value-type="string">
            <text:p>0.011984</text:p>
          </table:table-cell>
          <table:table-cell office:value-type="string" calcext:value-type="string">
            <text:p>0m</text:p>
          </table:table-cell>
          <table:table-cell/>
        </table:table-row>
        <table:table-row table:style-name="ro1">
          <table:table-cell office:value-type="float" office:value="1527483329.35271" calcext:value-type="float">
            <text:p>1527483329.35271</text:p>
          </table:table-cell>
          <table:table-cell table:number-columns-repeated="3" office:value-type="string" calcext:value-type="string">
            <text:p>PID_x</text:p>
          </table:table-cell>
          <table:table-cell office:value-type="float" office:value="-0.035768" calcext:value-type="float">
            <text:p>-0.035768</text:p>
          </table:table-cell>
          <table:table-cell office:value-type="float" office:value="-0.009002" calcext:value-type="float">
            <text:p>-0.009002</text:p>
          </table:table-cell>
          <table:table-cell office:value-type="float" office:value="-0.037735" calcext:value-type="float">
            <text:p>-0.037735</text:p>
          </table:table-cell>
          <table:table-cell office:value-type="float" office:value="-0.00937" calcext:value-type="float">
            <text:p>-0.00937</text:p>
          </table:table-cell>
          <table:table-cell office:value-type="float" office:value="0.026244" calcext:value-type="float">
            <text:p>0.026244</text:p>
          </table:table-cell>
          <table:table-cell office:value-type="string" calcext:value-type="string">
            <text:p>0.011346</text:p>
          </table:table-cell>
        </table:table-row>
      </table:table>
      <table:named-expressions/>
      <table:database-ranges>
        <table:database-range table:name="__Anonymous_Sheet_DB__0" table:target-range-address="Sheet1.A1:Sheet1.J540" table:display-filter-buttons="true">
          <table:filter>
            <table:filter-and>
              <table:filter-condition table:field-number="1" table:value="TOC_x" table:operator="=">
                <table:filter-set-item table:value="TOC_x"/>
                <table:filter-set-item table:value="PID_x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4:58:39.362896651</meta:creation-date>
    <dc:date>2018-05-28T15:05:11.406498895</dc:date>
    <meta:editing-duration>P0D</meta:editing-duration>
    <meta:editing-cycles>1</meta:editing-cycles>
    <meta:document-statistic meta:table-count="1" meta:cell-count="5131" meta:object-count="0"/>
    <meta:generator>LibreOffice/4.2.8.2$Linux_X86_64 LibreOffice_project/420m0$Build-2</meta:generator>
  </office:meta>
</office:document-meta>
</file>